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198cm"/>
    </style:style>
    <style:style style:name="co3" style:family="table-column">
      <style:table-column-properties fo:break-before="auto" style:column-width="3.907cm"/>
    </style:style>
    <style:style style:name="co4" style:family="table-column">
      <style:table-column-properties fo:break-before="auto" style:column-width="6.331cm"/>
    </style:style>
    <style:style style:name="co5" style:family="table-column">
      <style:table-column-properties fo:break-before="auto" style:column-width="6.775cm"/>
    </style:style>
    <style:style style:name="co6" style:family="table-column">
      <style:table-column-properties fo:break-before="auto" style:column-width="2.835cm"/>
    </style:style>
    <style:style style:name="co7" style:family="table-column">
      <style:table-column-properties fo:break-before="auto" style:column-width="3.251cm"/>
    </style:style>
    <style:style style:name="co8" style:family="table-column">
      <style:table-column-properties fo:break-before="auto" style:column-width="3.556cm"/>
    </style:style>
    <style:style style:name="co9" style:family="table-column">
      <style:table-column-properties fo:break-before="auto" style:column-width="18.263cm"/>
    </style:style>
    <style:style style:name="co10" style:family="table-column">
      <style:table-column-properties fo:break-before="auto" style:column-width="34.858cm"/>
    </style:style>
    <style:style style:name="co11" style:family="table-column">
      <style:table-column-properties fo:break-before="auto" style:column-width="6.054cm"/>
    </style:style>
    <style:style style:name="co12" style:family="table-column">
      <style:table-column-properties fo:break-before="auto" style:column-width="4.971cm"/>
    </style:style>
    <style:style style:name="co13" style:family="table-column">
      <style:table-column-properties fo:break-before="auto" style:column-width="11.882cm"/>
    </style:style>
    <style:style style:name="co14" style:family="table-column">
      <style:table-column-properties fo:break-before="auto" style:column-width="18.745cm"/>
    </style:style>
    <style:style style:name="co15" style:family="table-column">
      <style:table-column-properties fo:break-before="auto" style:column-width="9.717cm"/>
    </style:style>
    <style:style style:name="co16" style:family="table-column">
      <style:table-column-properties fo:break-before="auto" style:column-width="25.172cm"/>
    </style:style>
    <style:style style:name="co17" style:family="table-column">
      <style:table-column-properties fo:break-before="auto" style:column-width="14.129cm"/>
    </style:style>
    <style:style style:name="co18" style:family="table-column">
      <style:table-column-properties fo:break-before="auto" style:column-width="3.362cm"/>
    </style:style>
    <style:style style:name="co19" style:family="table-column">
      <style:table-column-properties fo:break-before="auto" style:column-width="2.669cm"/>
    </style:style>
    <style:style style:name="co20" style:family="table-column">
      <style:table-column-properties fo:break-before="auto" style:column-width="7.913cm"/>
    </style:style>
    <style:style style:name="co21" style:family="table-column">
      <style:table-column-properties fo:break-before="auto" style:column-width="6.137cm"/>
    </style:style>
    <style:style style:name="co22" style:family="table-column">
      <style:table-column-properties fo:break-before="auto" style:column-width="5.332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035cm solid #000000" fo:border-left="0.071cm solid #000000" fo:border-right="0.035cm solid #000000" fo:border-top="0.071cm solid #000000"/>
    </style:style>
    <style:style style:name="ce2" style:family="table-cell" style:parent-style-name="Pivot_20_Table_20_Category">
      <style:table-cell-properties fo:border-bottom="none" fo:border-left="0.071cm solid #000000" fo:border-right="0.035cm solid #000000" fo:border-top="0.035cm solid #000000"/>
    </style:style>
    <style:style style:name="ce3" style:family="table-cell" style:parent-style-name="Pivot_20_Table_20_Category">
      <style:table-cell-properties fo:border-bottom="none" fo:border-left="0.071cm solid #000000" fo:border-right="0.035cm solid #000000" fo:border-top="none"/>
    </style:style>
    <style:style style:name="ce4" style:family="table-cell" style:parent-style-name="Pivot_20_Table_20_Title">
      <style:table-cell-properties fo:border-bottom="0.071cm solid #000000" fo:border-left="0.071cm solid #000000" fo:border-right="0.035cm solid #000000" fo:border-top="0.035cm solid #000000"/>
    </style:style>
    <style:style style:name="ce5" style:family="table-cell" style:parent-style-name="Pivot_20_Table_20_Corner">
      <style:table-cell-properties fo:border-bottom="0.035cm solid #000000" fo:border-left="0.035cm solid #000000" fo:border-right="0.071cm solid #000000" fo:border-top="0.071cm solid #000000"/>
    </style:style>
    <style:style style:name="ce6" style:family="table-cell" style:parent-style-name="Pivot_20_Table_20_Value">
      <style:table-cell-properties fo:border-bottom="none" fo:border-left="0.035cm solid #000000" fo:border-right="0.071cm solid #000000" fo:border-top="0.035cm solid #000000"/>
    </style:style>
    <style:style style:name="ce7" style:family="table-cell" style:parent-style-name="Pivot_20_Table_20_Value">
      <style:table-cell-properties fo:border-bottom="none" fo:border-left="0.035cm solid #000000" fo:border-right="0.071cm solid #000000" fo:border-top="none"/>
    </style:style>
    <style:style style:name="ce8" style:family="table-cell" style:parent-style-name="Pivot_20_Table_20_Value">
      <style:table-cell-properties fo:border-bottom="0.035cm solid #000000" fo:border-left="0.035cm solid #000000" fo:border-right="0.071cm solid #000000" fo:border-top="none"/>
    </style:style>
    <style:style style:name="ce9" style:family="table-cell" style:parent-style-name="Pivot_20_Table_20_Result">
      <style:table-cell-properties fo:border-bottom="0.071cm solid #000000" fo:border-left="0.035cm solid #000000" fo:border-right="0.071cm solid #000000" fo:border-top="0.035cm solid #000000"/>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risultati"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1" table:default-cell-style-name="ce3"/>
        <table:table-column table:style-name="co1" table:default-cell-style-name="ce7"/>
        <table:table-column table:style-name="co1" table:number-columns-repeated="16" table:default-cell-style-name="Default"/>
        <table:table-row table:style-name="ro1">
          <table:table-cell table:style-name="ce1" office:value-type="string">
            <text:p>item.openaireRights</text:p>
          </table:table-cell>
          <table:table-cell table:style-name="ce5"/>
          <table:table-cell table:style-name="ce1" office:value-type="string">
            <text:p>dc.publisher.place</text:p>
          </table:table-cell>
          <table:table-cell table:style-name="ce5"/>
          <table:table-cell table:style-name="ce1" office:value-type="string">
            <text:p>dc.language.iso</text:p>
          </table:table-cell>
          <table:table-cell table:style-name="ce5"/>
          <table:table-cell table:style-name="ce1" office:value-type="string">
            <text:p>dc.type.circulation</text:p>
          </table:table-cell>
          <table:table-cell table:style-name="ce5"/>
          <table:table-cell table:style-name="ce1" office:value-type="string">
            <text:p>dc.publisher.country</text:p>
          </table:table-cell>
          <table:table-cell table:style-name="ce5"/>
          <table:table-cell>
            <draw:frame table:end-cell-address="risultati.R20" table:end-x="1.912cm" table:end-y="0.108cm" draw:z-index="2" draw:style-name="gr1" draw:text-style-name="P1" svg:width="15.999cm" svg:height="8.901cm" svg:x="1.72cm" svg:y="0cm">
              <draw:object draw:notify-on-update-of-ranges="risultati.E26:risultati.E26 risultati.F26:risultati.F26 risultati.E27:risultati.E27 risultati.F27:risultati.F27 risultati.E28:risultati.E28 risultati.F28:risultati.F28 risultati.E29:risultati.E29 risultati.F29:risultati.F29 risultati.E30:risultati.E30 risultati.F30:risultati.F30 risultati.E31:risultati.E31 risultati.F31:risultati.F31 risultati.E32:risultati.E32 risultati.F32:risultati.F32 risultati.E33:risultati.E33 risultati.F33:risultati.F33 risultati.E34:risultati.E34 risultati.F34:risultati.F34 risultati.E35:risultati.E35 risultati.F35:risultati.F35" xlink:href="./Object 3" xlink:type="simple" xlink:show="embed" xlink:actuate="onLoad">
                <text:p/>
              </draw:object>
              <draw:image xlink:href="./ObjectReplacements/Object 3" xlink:type="simple" xlink:show="embed" xlink:actuate="onLoad"/>
            </draw:frame>
          </table:table-cell>
          <table:table-cell table:number-columns-repeated="7"/>
          <table:table-cell>
            <draw:frame table:end-cell-address="risultati.Z21" table:end-x="0.857cm" table:end-y="0.172cm" draw:z-index="3" draw:style-name="gr1" draw:text-style-name="P1" svg:width="15.999cm" svg:height="9.212cm" svg:x="0.665cm" svg:y="0.205cm">
              <draw:object draw:notify-on-update-of-ranges="risultati.G4:risultati.G4 risultati.H4:risultati.H4 risultati.G5:risultati.G5 risultati.H5:risultati.H5" xlink:href="./Object 4" xlink:type="simple" xlink:show="embed" xlink:actuate="onLoad">
                <text:p/>
              </draw:object>
              <draw:image xlink:href="./ObjectReplacements/Object 4" xlink:type="simple" xlink:show="embed" xlink:actuate="onLoad"/>
            </draw:frame>
          </table:table-cell>
          <table:table-cell table:number-columns-repeated="3"/>
        </table:table-row>
        <table:table-row table:style-name="ro1">
          <table:table-cell table:style-name="ce2" office:value-type="float" office:value="-0">
            <text:p>-0</text:p>
          </table:table-cell>
          <table:table-cell table:style-name="ce6" office:value-type="float" office:value="56">
            <text:p>56</text:p>
          </table:table-cell>
          <table:table-cell office:value-type="string">
            <text:p>Milano</text:p>
          </table:table-cell>
          <table:table-cell office:value-type="float" office:value="164">
            <text:p>164</text:p>
          </table:table-cell>
          <table:table-cell table:style-name="ce2" office:value-type="float" office:value="-0">
            <text:p>-0</text:p>
          </table:table-cell>
          <table:table-cell table:style-name="ce6" office:value-type="float" office:value="37">
            <text:p>37</text:p>
          </table:table-cell>
          <table:table-cell table:style-name="ce2" office:value-type="float" office:value="-0">
            <text:p>-0</text:p>
          </table:table-cell>
          <table:table-cell table:style-name="ce6" office:value-type="float" office:value="250">
            <text:p>250</text:p>
          </table:table-cell>
          <table:table-cell table:style-name="ce2" office:value-type="float" office:value="-0">
            <text:p>-0</text:p>
          </table:table-cell>
          <table:table-cell table:style-name="ce6" office:value-type="float" office:value="137">
            <text:p>137</text:p>
          </table:table-cell>
          <table:table-cell table:number-columns-repeated="12"/>
        </table:table-row>
        <table:table-row table:style-name="ro1">
          <table:table-cell table:style-name="ce3" office:value-type="string">
            <text:p>closedAccess</text:p>
          </table:table-cell>
          <table:table-cell table:style-name="ce7" office:value-type="float" office:value="130">
            <text:p>130</text:p>
          </table:table-cell>
          <table:table-cell office:value-type="string">
            <text:p>mantova</text:p>
          </table:table-cell>
          <table:table-cell office:value-type="float" office:value="22">
            <text:p>22</text:p>
          </table:table-cell>
          <table:table-cell office:value-type="string">
            <text:p>(empty)</text:p>
          </table:table-cell>
          <table:table-cell/>
          <table:table-cell table:style-name="ce3" office:value-type="string">
            <text:p>(empty)</text:p>
          </table:table-cell>
          <table:table-cell table:style-name="ce7"/>
          <table:table-cell table:style-name="ce3" office:value-type="string">
            <text:p>(empty)</text:p>
          </table:table-cell>
          <table:table-cell table:style-name="ce7"/>
          <table:table-cell table:number-columns-repeated="12"/>
        </table:table-row>
        <table:table-row table:style-name="ro2">
          <table:table-cell table:style-name="ce3" office:value-type="string">
            <text:p>openAccess</text:p>
          </table:table-cell>
          <table:table-cell table:style-name="ce7" office:value-type="float" office:value="20">
            <text:p>20</text:p>
          </table:table-cell>
          <table:table-cell office:value-type="string">
            <text:p>Santarcangelo di Romagna</text:p>
          </table:table-cell>
          <table:table-cell office:value-type="float" office:value="14">
            <text:p>14</text:p>
          </table:table-cell>
          <table:table-cell office:value-type="string">
            <text:p>ita</text:p>
          </table:table-cell>
          <table:table-cell office:value-type="float" office:value="156">
            <text:p>156</text:p>
          </table:table-cell>
          <table:table-cell table:style-name="ce3" office:value-type="string">
            <text:p>internazionale</text:p>
          </table:table-cell>
          <table:table-cell table:style-name="ce7" office:value-type="float" office:value="31">
            <text:p>31</text:p>
          </table:table-cell>
          <table:table-cell table:style-name="ce3" office:value-type="string">
            <text:p>ITA</text:p>
          </table:table-cell>
          <table:table-cell table:style-name="ce7" office:value-type="float" office:value="180">
            <text:p>180</text:p>
          </table:table-cell>
          <table:table-cell table:number-columns-repeated="12"/>
        </table:table-row>
        <table:table-row table:style-name="ro2">
          <table:table-cell table:style-name="ce3" office:value-type="string">
            <text:p>none</text:p>
          </table:table-cell>
          <table:table-cell table:style-name="ce8" office:value-type="float" office:value="133">
            <text:p>133</text:p>
          </table:table-cell>
          <table:table-cell office:value-type="string">
            <text:p>ROMA</text:p>
          </table:table-cell>
          <table:table-cell office:value-type="float" office:value="11">
            <text:p>11</text:p>
          </table:table-cell>
          <table:table-cell office:value-type="string">
            <text:p>eng</text:p>
          </table:table-cell>
          <table:table-cell office:value-type="float" office:value="56">
            <text:p>56</text:p>
          </table:table-cell>
          <table:table-cell table:style-name="ce3" office:value-type="string">
            <text:p>nazionale</text:p>
          </table:table-cell>
          <table:table-cell table:style-name="ce8" office:value-type="float" office:value="58">
            <text:p>58</text:p>
          </table:table-cell>
          <table:table-cell table:style-name="ce3" office:value-type="string">
            <text:p>ESP</text:p>
          </table:table-cell>
          <table:table-cell table:style-name="ce7" office:value-type="float" office:value="6">
            <text:p>6</text:p>
          </table:table-cell>
          <table:table-cell table:number-columns-repeated="12"/>
        </table:table-row>
        <table:table-row table:style-name="ro2">
          <table:table-cell table:style-name="ce4" office:value-type="string">
            <text:p>Total Result</text:p>
          </table:table-cell>
          <table:table-cell table:style-name="ce9" office:value-type="float" office:value="339">
            <text:p>339</text:p>
          </table:table-cell>
          <table:table-cell office:value-type="string">
            <text:p>Firenze</text:p>
          </table:table-cell>
          <table:table-cell office:value-type="float" office:value="8">
            <text:p>8</text:p>
          </table:table-cell>
          <table:table-cell office:value-type="string">
            <text:p>eng;ita</text:p>
          </table:table-cell>
          <table:table-cell office:value-type="float" office:value="37">
            <text:p>37</text:p>
          </table:table-cell>
          <table:table-cell table:style-name="ce4" office:value-type="string">
            <text:p>Total Result</text:p>
          </table:table-cell>
          <table:table-cell table:style-name="ce9" office:value-type="float" office:value="339">
            <text:p>339</text:p>
          </table:table-cell>
          <table:table-cell table:style-name="ce3" office:value-type="string">
            <text:p>GBR</text:p>
          </table:table-cell>
          <table:table-cell table:style-name="ce7" office:value-type="float" office:value="6">
            <text:p>6</text:p>
          </table:table-cell>
          <table:table-cell table:number-columns-repeated="12"/>
        </table:table-row>
        <table:table-row table:style-name="ro2">
          <table:table-cell table:number-columns-repeated="2"/>
          <table:table-cell office:value-type="string">
            <text:p>NAPOLI</text:p>
          </table:table-cell>
          <table:table-cell office:value-type="float" office:value="7">
            <text:p>7</text:p>
          </table:table-cell>
          <table:table-cell office:value-type="string">
            <text:p>ita;eng</text:p>
          </table:table-cell>
          <table:table-cell office:value-type="float" office:value="37">
            <text:p>37</text:p>
          </table:table-cell>
          <table:table-cell table:number-columns-repeated="2"/>
          <table:table-cell table:style-name="ce3" office:value-type="string">
            <text:p>CHE</text:p>
          </table:table-cell>
          <table:table-cell table:style-name="ce7" office:value-type="float" office:value="2">
            <text:p>2</text:p>
          </table:table-cell>
          <table:table-cell table:number-columns-repeated="12"/>
        </table:table-row>
        <table:table-row table:style-name="ro2">
          <table:table-cell table:number-columns-repeated="2"/>
          <table:table-cell office:value-type="string">
            <text:p>BERGAMO</text:p>
          </table:table-cell>
          <table:table-cell office:value-type="float" office:value="5">
            <text:p>5</text:p>
          </table:table-cell>
          <table:table-cell office:value-type="string">
            <text:p>eng;ita;spa</text:p>
          </table:table-cell>
          <table:table-cell office:value-type="float" office:value="2">
            <text:p>2</text:p>
          </table:table-cell>
          <table:table-cell table:number-columns-repeated="2"/>
          <table:table-cell table:style-name="ce3" office:value-type="string">
            <text:p>USA</text:p>
          </table:table-cell>
          <table:table-cell table:style-name="ce8" office:value-type="float" office:value="2">
            <text:p>2</text:p>
          </table:table-cell>
          <table:table-cell table:number-columns-repeated="12"/>
        </table:table-row>
        <table:table-row table:style-name="ro2">
          <table:table-cell table:number-columns-repeated="2"/>
          <table:table-cell office:value-type="string">
            <text:p>Cinisello Balsamo (MI)</text:p>
          </table:table-cell>
          <table:table-cell office:value-type="float" office:value="5">
            <text:p>5</text:p>
          </table:table-cell>
          <table:table-cell office:value-type="string">
            <text:p>eng;spa</text:p>
          </table:table-cell>
          <table:table-cell office:value-type="float" office:value="2">
            <text:p>2</text:p>
          </table:table-cell>
          <table:table-cell table:number-columns-repeated="2"/>
          <table:table-cell table:style-name="ce3" office:value-type="string">
            <text:p>BEL</text:p>
          </table:table-cell>
          <table:table-cell table:style-name="ce7" office:value-type="float" office:value="1">
            <text:p>1</text:p>
          </table:table-cell>
          <table:table-cell table:number-columns-repeated="12"/>
        </table:table-row>
        <table:table-row table:style-name="ro2">
          <table:table-cell table:number-columns-repeated="2"/>
          <table:table-cell office:value-type="string">
            <text:p>Granada</text:p>
          </table:table-cell>
          <table:table-cell office:value-type="float" office:value="3">
            <text:p>3</text:p>
          </table:table-cell>
          <table:table-cell office:value-type="string">
            <text:p>ita;ger</text:p>
          </table:table-cell>
          <table:table-cell office:value-type="float" office:value="2">
            <text:p>2</text:p>
          </table:table-cell>
          <table:table-cell table:number-columns-repeated="2"/>
          <table:table-cell table:style-name="ce3" office:value-type="string">
            <text:p>CHN</text:p>
          </table:table-cell>
          <table:table-cell table:style-name="ce7" office:value-type="float" office:value="1">
            <text:p>1</text:p>
          </table:table-cell>
          <table:table-cell table:number-columns-repeated="12"/>
        </table:table-row>
        <table:table-row table:style-name="ro2">
          <table:table-cell table:number-columns-repeated="2"/>
          <table:table-cell office:value-type="string">
            <text:p>Busto Arsizio</text:p>
          </table:table-cell>
          <table:table-cell office:value-type="float" office:value="2">
            <text:p>2</text:p>
          </table:table-cell>
          <table:table-cell office:value-type="string">
            <text:p>arp</text:p>
          </table:table-cell>
          <table:table-cell office:value-type="float" office:value="1">
            <text:p>1</text:p>
          </table:table-cell>
          <table:table-cell table:number-columns-repeated="2"/>
          <table:table-cell table:style-name="ce3" office:value-type="string">
            <text:p>DEU</text:p>
          </table:table-cell>
          <table:table-cell table:style-name="ce7" office:value-type="float" office:value="1">
            <text:p>1</text:p>
          </table:table-cell>
          <table:table-cell table:number-columns-repeated="12"/>
        </table:table-row>
        <table:table-row table:style-name="ro2">
          <table:table-cell table:number-columns-repeated="2"/>
          <table:table-cell office:value-type="string">
            <text:p>London</text:p>
          </table:table-cell>
          <table:table-cell office:value-type="float" office:value="2">
            <text:p>2</text:p>
          </table:table-cell>
          <table:table-cell office:value-type="string">
            <text:p>chi;eng</text:p>
          </table:table-cell>
          <table:table-cell office:value-type="float" office:value="1">
            <text:p>1</text:p>
          </table:table-cell>
          <table:table-cell table:number-columns-repeated="2"/>
          <table:table-cell table:style-name="ce3" office:value-type="string">
            <text:p>NLD</text:p>
          </table:table-cell>
          <table:table-cell table:style-name="ce7" office:value-type="float" office:value="1">
            <text:p>1</text:p>
          </table:table-cell>
          <table:table-cell table:number-columns-repeated="12"/>
        </table:table-row>
        <table:table-row table:style-name="ro2">
          <table:table-cell table:number-columns-repeated="2"/>
          <table:table-cell office:value-type="string">
            <text:p>Rimini</text:p>
          </table:table-cell>
          <table:table-cell office:value-type="float" office:value="2">
            <text:p>2</text:p>
          </table:table-cell>
          <table:table-cell office:value-type="string">
            <text:p>eng;fra;ita</text:p>
          </table:table-cell>
          <table:table-cell office:value-type="float" office:value="1">
            <text:p>1</text:p>
          </table:table-cell>
          <table:table-cell table:number-columns-repeated="2"/>
          <table:table-cell table:style-name="ce3" office:value-type="string">
            <text:p>SWE</text:p>
          </table:table-cell>
          <table:table-cell table:style-name="ce7" office:value-type="float" office:value="1">
            <text:p>1</text:p>
          </table:table-cell>
          <table:table-cell table:number-columns-repeated="12"/>
        </table:table-row>
        <table:table-row table:style-name="ro2">
          <table:table-cell table:number-columns-repeated="2"/>
          <table:table-cell office:value-type="string">
            <text:p>SHEFFIELD</text:p>
          </table:table-cell>
          <table:table-cell office:value-type="float" office:value="2">
            <text:p>2</text:p>
          </table:table-cell>
          <table:table-cell office:value-type="string">
            <text:p>eng;fra;ita;nld</text:p>
          </table:table-cell>
          <table:table-cell office:value-type="float" office:value="1">
            <text:p>1</text:p>
          </table:table-cell>
          <table:table-cell table:number-columns-repeated="2"/>
          <table:table-cell table:style-name="ce3" office:value-type="string">
            <text:p>TUR</text:p>
          </table:table-cell>
          <table:table-cell table:style-name="ce7" office:value-type="float" office:value="1">
            <text:p>1</text:p>
          </table:table-cell>
          <table:table-cell table:number-columns-repeated="12"/>
        </table:table-row>
        <table:table-row table:style-name="ro1">
          <table:table-cell table:number-columns-repeated="2"/>
          <table:table-cell office:value-type="string">
            <text:p>Venezia</text:p>
          </table:table-cell>
          <table:table-cell office:value-type="float" office:value="2">
            <text:p>2</text:p>
          </table:table-cell>
          <table:table-cell office:value-type="string">
            <text:p>eng;heb</text:p>
          </table:table-cell>
          <table:table-cell office:value-type="float" office:value="1">
            <text:p>1</text:p>
          </table:table-cell>
          <table:table-cell table:number-columns-repeated="2"/>
          <table:table-cell table:style-name="ce4" office:value-type="string">
            <text:p>Total Result</text:p>
          </table:table-cell>
          <table:table-cell table:style-name="ce9" office:value-type="float" office:value="339">
            <text:p>339</text:p>
          </table:table-cell>
          <table:table-cell table:number-columns-repeated="12"/>
        </table:table-row>
        <table:table-row table:style-name="ro1">
          <table:table-cell table:number-columns-repeated="2"/>
          <table:table-cell office:value-type="string">
            <text:p>Arles Cedex</text:p>
          </table:table-cell>
          <table:table-cell office:value-type="float" office:value="1">
            <text:p>1</text:p>
          </table:table-cell>
          <table:table-cell office:value-type="string">
            <text:p>fra</text:p>
          </table:table-cell>
          <table:table-cell office:value-type="float" office:value="1">
            <text:p>1</text:p>
          </table:table-cell>
          <table:table-cell table:number-columns-repeated="16"/>
        </table:table-row>
        <table:table-row table:style-name="ro1">
          <table:table-cell table:number-columns-repeated="2"/>
          <table:table-cell office:value-type="string">
            <text:p>Assen</text:p>
          </table:table-cell>
          <table:table-cell office:value-type="float" office:value="1">
            <text:p>1</text:p>
          </table:table-cell>
          <table:table-cell office:value-type="string">
            <text:p>ita;spa;eng</text:p>
          </table:table-cell>
          <table:table-cell office:value-type="float" office:value="1">
            <text:p>1</text:p>
          </table:table-cell>
          <table:table-cell table:number-columns-repeated="16"/>
        </table:table-row>
        <table:table-row table:style-name="ro1">
          <table:table-cell table:number-columns-repeated="2"/>
          <table:table-cell office:value-type="string">
            <text:p>Baunach</text:p>
          </table:table-cell>
          <table:table-cell office:value-type="float" office:value="1">
            <text:p>1</text:p>
          </table:table-cell>
          <table:table-cell office:value-type="string">
            <text:p>por;ita;eng;spa</text:p>
          </table:table-cell>
          <table:table-cell office:value-type="float" office:value="1">
            <text:p>1</text:p>
          </table:table-cell>
          <table:table-cell table:number-columns-repeated="16"/>
        </table:table-row>
        <table:table-row table:style-name="ro1">
          <table:table-cell table:number-columns-repeated="2"/>
          <table:table-cell office:value-type="string">
            <text:p>Beijing</text:p>
          </table:table-cell>
          <table:table-cell office:value-type="float" office:value="1">
            <text:p>1</text:p>
          </table:table-cell>
          <table:table-cell office:value-type="string">
            <text:p>spa</text:p>
          </table:table-cell>
          <table:table-cell office:value-type="float" office:value="1">
            <text:p>1</text:p>
          </table:table-cell>
          <table:table-cell table:number-columns-repeated="16"/>
        </table:table-row>
        <table:table-row table:style-name="ro1">
          <table:table-cell table:number-columns-repeated="2"/>
          <table:table-cell office:value-type="string">
            <text:p>Bologna</text:p>
          </table:table-cell>
          <table:table-cell office:value-type="float" office:value="1">
            <text:p>1</text:p>
          </table:table-cell>
          <table:table-cell office:value-type="string">
            <text:p>spa;eng;ita</text:p>
          </table:table-cell>
          <table:table-cell table:style-name="ce8" office:value-type="float" office:value="1">
            <text:p>1</text:p>
          </table:table-cell>
          <table:table-cell table:number-columns-repeated="16"/>
        </table:table-row>
        <table:table-row table:style-name="ro1">
          <table:table-cell table:number-columns-repeated="2"/>
          <table:table-cell office:value-type="string">
            <text:p>BOLZANO</text:p>
          </table:table-cell>
          <table:table-cell office:value-type="float" office:value="1">
            <text:p>1</text:p>
          </table:table-cell>
          <table:table-cell table:style-name="ce4" office:value-type="string">
            <text:p>Total Result</text:p>
          </table:table-cell>
          <table:table-cell table:style-name="ce9" office:value-type="float" office:value="339">
            <text:p>339</text:p>
          </table:table-cell>
          <table:table-cell>
            <draw:frame table:end-cell-address="risultati.N41" table:end-x="1.691cm" table:end-y="0.055cm" draw:z-index="0" draw:style-name="gr1" draw:text-style-name="P1" svg:width="15.999cm" svg:height="8.845cm" svg:x="1.499cm" svg:y="0.242cm">
              <draw:object draw:notify-on-update-of-ranges="risultati.A3:risultati.A3 risultati.B3:risultati.B3 risultati.A4:risultati.A4 risultati.B4:risultati.B4 risultati.A5:risultati.A5 risultati.B5:risultati.B5" xlink:href="./Object 1" xlink:type="simple" xlink:show="embed" xlink:actuate="onLoad">
                <text:p/>
              </draw:object>
              <draw:image xlink:href="./ObjectReplacements/Object 1" xlink:type="simple" xlink:show="embed" xlink:actuate="onLoad"/>
            </draw:frame>
          </table:table-cell>
          <table:table-cell table:number-columns-repeated="15"/>
        </table:table-row>
        <table:table-row table:style-name="ro1">
          <table:table-cell table:number-columns-repeated="2"/>
          <table:table-cell office:value-type="string">
            <text:p>Bruxelles</text:p>
          </table:table-cell>
          <table:table-cell office:value-type="float" office:value="1">
            <text:p>1</text:p>
          </table:table-cell>
          <table:table-cell table:style-name="Default" table:number-columns-repeated="2"/>
          <table:table-cell table:number-columns-repeated="8"/>
          <table:table-cell>
            <draw:frame table:end-cell-address="risultati.V42" table:end-x="0.802cm" table:end-y="0.193cm" draw:z-index="1" draw:style-name="gr1" draw:text-style-name="P1" svg:width="15.999cm" svg:height="8.844cm" svg:x="0.61cm" svg:y="0.382cm">
              <draw:object draw:notify-on-update-of-ranges="risultati.C2:risultati.C2 risultati.D2:risultati.D2 risultati.C3:risultati.C3 risultati.D3:risultati.D3 risultati.C4:risultati.C4 risultati.D4:risultati.D4 risultati.C5:risultati.C5 risultati.D5:risultati.D5 risultati.C6:risultati.C6 risultati.D6:risultati.D6 risultati.C7:risultati.C7 risultati.D7:risultati.D7 risultati.C8:risultati.C8 risultati.D8:risultati.D8 risultati.C9:risultati.C9 risultati.D9:risultati.D9 risultati.C10:risultati.C10 risultati.D10:risultati.D10 risultati.C11:risultati.C11 risultati.D11:risultati.D11 risultati.C12:risultati.C12 risultati.D12:risultati.D12 risultati.C13:risultati.C13 risultati.D13:risultati.D13 risultati.C14:risultati.C14 risultati.D14:risultati.D14 risultati.C15:risultati.C15 risultati.D15:risultati.D15 risultati.C16:risultati.C16 risultati.D16:risultati.D16 risultati.C17:risultati.C17 risultati.D17:risultati.D17 risultati.C18:risultati.C18 risultati.D18:risultati.D18 risultati.C19:risultati.C19 risultati.D19:risultati.D19 risultati.C20:risultati.C20 risultati.D20:risultati.D20 risultati.C21:risultati.C21 risultati.D21:risultati.D21 risultati.C22:risultati.C22 risultati.D22:risultati.D22 risultati.C23:risultati.C23 risultati.D23:risultati.D23" xlink:href="./Object 2" xlink:type="simple" xlink:show="embed" xlink:actuate="onLoad">
                <text:p/>
              </draw:object>
              <draw:image xlink:href="./ObjectReplacements/Object 2" xlink:type="simple" xlink:show="embed" xlink:actuate="onLoad"/>
            </draw:frame>
          </table:table-cell>
          <table:table-cell table:number-columns-repeated="7"/>
        </table:table-row>
        <table:table-row table:style-name="ro1">
          <table:table-cell table:number-columns-repeated="2"/>
          <table:table-cell office:value-type="string">
            <text:p>Cham</text:p>
          </table:table-cell>
          <table:table-cell office:value-type="float" office:value="1">
            <text:p>1</text:p>
          </table:table-cell>
          <table:table-cell table:style-name="Default" table:number-columns-repeated="2"/>
          <table:table-cell table:number-columns-repeated="15"/>
          <table:table-cell>
            <draw:frame table:end-cell-address="risultati.AD43" table:end-x="0.052cm" table:end-y="0.095cm" draw:z-index="4" draw:style-name="gr1" draw:text-style-name="P1" svg:width="15.999cm" svg:height="8.999cm" svg:x="2.118cm" svg:y="0.128cm">
              <draw:object draw:notify-on-update-of-ranges="risultati.I4:risultati.I4 risultati.J4:risultati.J4 risultati.I5:risultati.I5 risultati.J5:risultati.J5 risultati.I6:risultati.I6 risultati.J6:risultati.J6 risultati.I7:risultati.I7 risultati.J7:risultati.J7 risultati.I8:risultati.I8 risultati.J8:risultati.J8 risultati.I9:risultati.I9 risultati.J9:risultati.J9 risultati.I10:risultati.I10 risultati.J10:risultati.J10 risultati.I11:risultati.I11 risultati.J11:risultati.J11 risultati.I12:risultati.I12 risultati.J12:risultati.J12 risultati.I13:risultati.I13 risultati.J13:risultati.J13 risultati.I14:risultati.I14 risultati.J14:risultati.J14" xlink:href="./Object 5" xlink:type="simple" xlink:show="embed" xlink:actuate="onLoad">
                <text:p/>
              </draw:object>
              <draw:image xlink:href="./ObjectReplacements/Object 5" xlink:type="simple" xlink:show="embed" xlink:actuate="onLoad"/>
            </draw:frame>
          </table:table-cell>
        </table:table-row>
        <table:table-row table:style-name="ro1" table:number-rows-repeated="2">
          <table:table-cell table:number-columns-repeated="2"/>
          <table:table-cell table:style-name="Default" table:number-columns-repeated="4"/>
          <table:table-cell table:number-columns-repeated="16"/>
        </table:table-row>
        <table:table-row table:style-name="ro1">
          <table:table-cell table:number-columns-repeated="2"/>
          <table:table-cell table:style-name="Default" table:number-columns-repeated="2"/>
          <table:table-cell table:style-name="Default" office:value-type="string">
            <text:p>ita</text:p>
          </table:table-cell>
          <table:table-cell table:style-name="Default" table:formula="of:=[.F4]+[.F6]+[.F7]+[.F8]+[.F10]+[.F13]+[.F14]+[.F17]+[.F18]+[.F20]" office:value-type="float" office:value="239">
            <text:p>239</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eng</text:p>
          </table:table-cell>
          <table:table-cell table:style-name="Default" table:formula="of:=[.F5]+[.F6]+[.F7]+[.F8]+[.F9]+[.F12]+[.F13]+[.F14]+[.F15]+[.F17]+[.F18]+[.F20]" office:value-type="float" office:value="141">
            <text:p>141</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spa</text:p>
          </table:table-cell>
          <table:table-cell table:style-name="Default" table:formula="of:=[.F8]+[.F9]+[.F17]+[.F18]+[.F19]+[.F20]" office:value-type="float" office:value="8">
            <text:p>8</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ger</text:p>
          </table:table-cell>
          <table:table-cell table:style-name="Default" table:formula="of:=[.F10]" office:value-type="float" office:value="2">
            <text:p>2</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arp</text:p>
          </table:table-cell>
          <table:table-cell table:style-name="Default" office:value-type="float" office:value="1">
            <text:p>1</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chi </text:p>
          </table:table-cell>
          <table:table-cell table:style-name="Default" office:value-type="float" office:value="1">
            <text:p>1</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fra</text:p>
          </table:table-cell>
          <table:table-cell table:style-name="Default" office:value-type="float" office:value="2">
            <text:p>2</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nld</text:p>
          </table:table-cell>
          <table:table-cell table:style-name="Default" office:value-type="float" office:value="1">
            <text:p>1</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heb</text:p>
          </table:table-cell>
          <table:table-cell table:style-name="Default" office:value-type="float" office:value="1">
            <text:p>1</text:p>
          </table:table-cell>
          <table:table-cell table:number-columns-repeated="16"/>
        </table:table-row>
        <table:table-row table:style-name="ro1">
          <table:table-cell table:number-columns-repeated="2"/>
          <table:table-cell table:style-name="Default" table:number-columns-repeated="2"/>
          <table:table-cell table:style-name="Default" office:value-type="string">
            <text:p>por </text:p>
          </table:table-cell>
          <table:table-cell table:style-name="Default" office:value-type="float" office:value="1">
            <text:p>1</text:p>
          </table:table-cell>
          <table:table-cell table:number-columns-repeated="16"/>
        </table:table-row>
      </table:table>
      <table:table table:name="mid"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2">
          <table:table-cell office:value-type="string">
            <text:p>item.openaireRights</text:p>
          </table:table-cell>
          <table:table-cell office:value-type="string">
            <text:p>dc.publisher.place</text:p>
          </table:table-cell>
          <table:table-cell office:value-type="string">
            <text:p>dc.language.iso</text:p>
          </table:table-cell>
          <table:table-cell office:value-type="string">
            <text:p>dc.type.circulation</text:p>
          </table:table-cell>
          <table:table-cell office:value-type="string">
            <text:p>dc.publisher.country</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arp</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1">
          <table:table-cell office:value-type="string">
            <text:p>none</text:p>
          </table:table-cell>
          <table:table-cell office:value-type="string">
            <text:p>MILANO</text:p>
          </table:table-cell>
          <table:table-cell table:number-columns-repeated="2"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SCANDICCI</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BERGAMO</text:p>
          </table:table-cell>
          <table:table-cell office:value-type="float" office:value="-0">
            <text:p>-0</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NAPOLI</text:p>
          </table:table-cell>
          <table:table-cell office:value-type="float" office:value="-0">
            <text:p>-0</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eng</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eng;ita</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eng;ita</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eng</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ELFI (PZ)</text:p>
          </table:table-cell>
          <table:table-cell office:value-type="string">
            <text:p>ita</text:p>
          </table:table-cell>
          <table:table-cell office:value-type="float" office:value="-0">
            <text:p>-0</text:p>
          </table:table-cell>
          <table:table-cell office:value-type="string">
            <text:p>ITA</text:p>
          </table:table-cell>
        </table:table-row>
        <table:table-row table:style-name="ro1">
          <table:table-cell office:value-type="string">
            <text:p>none</text:p>
          </table:table-cell>
          <table:table-cell office:value-type="string">
            <text:p>MILANO</text:p>
          </table:table-cell>
          <table:table-cell table:number-columns-repeated="2"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Napoli</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Napoli</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Napoli</text:p>
          </table:table-cell>
          <table:table-cell office:value-type="string">
            <text:p>ita</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NAPOLI</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BERGAMO</text:p>
          </table:table-cell>
          <table:table-cell office:value-type="float" office:value="-0">
            <text:p>-0</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eng</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Firenze</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Prat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eng</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ger</text:p>
          </table:table-cell>
          <table:table-cell table:number-columns-repeated="2" office:value-type="float" office:value="-0">
            <text:p>-0</text:p>
          </table:table-cell>
        </table:table-row>
        <table:table-row table:style-name="ro2">
          <table:table-cell office:value-type="string">
            <text:p>none</text:p>
          </table:table-cell>
          <table:table-cell table:number-columns-repeated="2"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Vimercate (MI)</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Firenze</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eng</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Assen</text:p>
          </table:table-cell>
          <table:table-cell office:value-type="string">
            <text:p>eng</text:p>
          </table:table-cell>
          <table:table-cell office:value-type="string">
            <text:p>internazionale</text:p>
          </table:table-cell>
          <table:table-cell office:value-type="string">
            <text:p>NLD</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BERGAMO</text:p>
          </table:table-cell>
          <table:table-cell office:value-type="float" office:value="-0">
            <text:p>-0</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ROMA</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table:number-columns-repeated="2"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Roma</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Bergam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Roma</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eng</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Roma</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NAPOLI</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Bergam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Arles Cedex</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Ferrara</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Cinisello Balsam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Lissone</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eng</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Roma</text:p>
          </table:table-cell>
          <table:table-cell office:value-type="string">
            <text:p>ita</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eng</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ROM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ROM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ROM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spa;eng</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float" office:value="-0">
            <text:p>-0</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none</text:p>
          </table:table-cell>
          <table:table-cell office:value-type="float" office:value="-0">
            <text:p>-0</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none</text:p>
          </table:table-cell>
          <table:table-cell office:value-type="string">
            <text:p>mantova</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none</text:p>
          </table:table-cell>
          <table:table-cell office:value-type="string">
            <text:p>BOLZANO</text:p>
          </table:table-cell>
          <table:table-cell office:value-type="string">
            <text:p>ita;eng</text:p>
          </table:table-cell>
          <table:table-cell office:value-type="string">
            <text:p>nazionale</text:p>
          </table:table-cell>
          <table:table-cell office:value-type="string">
            <text:p>ITA</text:p>
          </table:table-cell>
        </table:table-row>
        <table:table-row table:style-name="ro2">
          <table:table-cell office:value-type="string">
            <text:p>none</text:p>
          </table:table-cell>
          <table:table-cell office:value-type="string">
            <text:p>MILANO</text:p>
          </table:table-cell>
          <table:table-cell office:value-type="string">
            <text:p>ita</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ita;ger</text:p>
          </table:table-cell>
          <table:table-cell office:value-type="string">
            <text:p>nazionale</text:p>
          </table:table-cell>
          <table:table-cell office:value-type="float" office:value="-0">
            <text:p>-0</text:p>
          </table:table-cell>
        </table:table-row>
        <table:table-row table:style-name="ro2">
          <table:table-cell office:value-type="string">
            <text:p>none</text:p>
          </table:table-cell>
          <table:table-cell office:value-type="string">
            <text:p>MILANO</text:p>
          </table:table-cell>
          <table:table-cell office:value-type="string">
            <text:p>eng;ita</text:p>
          </table:table-cell>
          <table:table-cell office:value-type="string">
            <text:p>internazionale</text:p>
          </table:table-cell>
          <table:table-cell office:value-type="string">
            <text:p>ITA</text:p>
          </table:table-cell>
        </table:table-row>
        <table:table-row table:style-name="ro2">
          <table:table-cell office:value-type="string">
            <text:p>none</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SHEFFIELD</text:p>
          </table:table-cell>
          <table:table-cell office:value-type="string">
            <text:p>eng</text:p>
          </table:table-cell>
          <table:table-cell office:value-type="string">
            <text:p>internazionale</text:p>
          </table:table-cell>
          <table:table-cell office:value-type="string">
            <text:p>GBR</text:p>
          </table:table-cell>
        </table:table-row>
        <table:table-row table:style-name="ro2">
          <table:table-cell office:value-type="string">
            <text:p>info:eu-repo/semantics/open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Beijing</text:p>
          </table:table-cell>
          <table:table-cell office:value-type="string">
            <text:p>chi;eng</text:p>
          </table:table-cell>
          <table:table-cell office:value-type="float" office:value="-0">
            <text:p>-0</text:p>
          </table:table-cell>
          <table:table-cell office:value-type="string">
            <text:p>CHN</text:p>
          </table:table-cell>
        </table:table-row>
        <table:table-row table:style-name="ro2">
          <table:table-cell office:value-type="string">
            <text:p>info:eu-repo/semantics/open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Santâ€™Arcangelo di Romagna (Rimini)</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Cinisello Balsamo (MI)</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Rimini</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open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float" office:value="-0">
            <text:p>-0</text:p>
          </table:table-cell>
          <table:table-cell office:value-type="string">
            <text:p>eng;ita</text:p>
          </table:table-cell>
          <table:table-cell office:value-type="string">
            <text:p>internazionale</text:p>
          </table:table-cell>
          <table:table-cell office:value-type="float" office:value="-0">
            <text:p>-0</text:p>
          </table:table-cell>
        </table:table-row>
        <table:table-row table:style-name="ro2">
          <table:table-cell office:value-type="string">
            <text:p>info:eu-repo/semantics/openAccess</text:p>
          </table:table-cell>
          <table:table-cell office:value-type="string">
            <text:p>FIRENZE</text:p>
          </table:table-cell>
          <table:table-cell office:value-type="string">
            <text:p>ita</text:p>
          </table:table-cell>
          <table:table-cell office:value-type="string">
            <text:p>internazionale</text:p>
          </table:table-cell>
          <table:table-cell office:value-type="string">
            <text:p>ITA</text:p>
          </table:table-cell>
        </table:table-row>
        <table:table-row table:style-name="ro2">
          <table:table-cell office:value-type="string">
            <text:p>info:eu-repo/semantics/openAccess</text:p>
          </table:table-cell>
          <table:table-cell office:value-type="string">
            <text:p>Rom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Com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Bologna</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Rimini</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openAccess</text:p>
          </table:table-cell>
          <table:table-cell office:value-type="string">
            <text:p>SANTARCANGELO DI ROMAGNA (RN)</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openAccess</text:p>
          </table:table-cell>
          <table:table-cell office:value-type="string">
            <text:p>Firenze</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Rom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 - Ginevra</text:p>
          </table:table-cell>
          <table:table-cell office:value-type="string">
            <text:p>fr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Granada</text:p>
          </table:table-cell>
          <table:table-cell office:value-type="string">
            <text:p>eng;spa</text:p>
          </table:table-cell>
          <table:table-cell office:value-type="float" office:value="-0">
            <text:p>-0</text:p>
          </table:table-cell>
          <table:table-cell office:value-type="string">
            <text:p>ESP</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ant'Arcangelo di Romagna (RN)</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Novar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Cinisello Balsamo-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heffield</text:p>
          </table:table-cell>
          <table:table-cell office:value-type="string">
            <text:p>eng</text:p>
          </table:table-cell>
          <table:table-cell office:value-type="float" office:value="-0">
            <text:p>-0</text:p>
          </table:table-cell>
          <table:table-cell office:value-type="string">
            <text:p>GBR</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Cinisello Balsamo</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Firenze</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Cinisello Balsamo</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GBR</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Cinisello Balsamo 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Napoli</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ant'Arcangelo di Romagna (RN)</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drid</text:p>
          </table:table-cell>
          <table:table-cell office:value-type="string">
            <text:p>spa</text:p>
          </table:table-cell>
          <table:table-cell office:value-type="float" office:value="-0">
            <text:p>-0</text:p>
          </table:table-cell>
          <table:table-cell office:value-type="string">
            <text:p>ESP</text:p>
          </table:table-cell>
        </table:table-row>
        <table:table-row table:style-name="ro2">
          <table:table-cell office:value-type="string">
            <text:p>info:eu-repo/semantics/closedAccess</text:p>
          </table:table-cell>
          <table:table-cell office:value-type="string">
            <text:p>Granada</text:p>
          </table:table-cell>
          <table:table-cell office:value-type="string">
            <text:p>spa;eng;ita</text:p>
          </table:table-cell>
          <table:table-cell office:value-type="float" office:value="-0">
            <text:p>-0</text:p>
          </table:table-cell>
          <table:table-cell office:value-type="string">
            <text:p>ESP</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New York</text:p>
          </table:table-cell>
          <table:table-cell office:value-type="string">
            <text:p>eng</text:p>
          </table:table-cell>
          <table:table-cell office:value-type="float" office:value="-0">
            <text:p>-0</text:p>
          </table:table-cell>
          <table:table-cell office:value-type="string">
            <text:p>US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antov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Sant'Arcangelo di Romagna (RN)</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US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Cinisello Balsamo</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Santarcangelo di Romagn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eng;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London</text:p>
          </table:table-cell>
          <table:table-cell office:value-type="string">
            <text:p>eng</text:p>
          </table:table-cell>
          <table:table-cell office:value-type="float" office:value="-0">
            <text:p>-0</text:p>
          </table:table-cell>
          <table:table-cell office:value-type="string">
            <text:p>GBR</text:p>
          </table:table-cell>
        </table:table-row>
        <table:table-row table:style-name="ro2">
          <table:table-cell office:value-type="string">
            <text:p>info:eu-repo/semantics/closedAccess</text:p>
          </table:table-cell>
          <table:table-cell office:value-type="float" office:value="-0">
            <text:p>-0</text:p>
          </table:table-cell>
          <table:table-cell office:value-type="string">
            <text:p>por;ita;eng;sp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GBR</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SWE</text:p>
          </table:table-cell>
        </table:table-row>
        <table:table-row table:style-name="ro2">
          <table:table-cell office:value-type="string">
            <text:p>info:eu-repo/semantics/closedAccess</text:p>
          </table:table-cell>
          <table:table-cell office:value-type="string">
            <text:p>Milano</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Baunach</text:p>
          </table:table-cell>
          <table:table-cell office:value-type="string">
            <text:p>eng</text:p>
          </table:table-cell>
          <table:table-cell office:value-type="float" office:value="-0">
            <text:p>-0</text:p>
          </table:table-cell>
          <table:table-cell office:value-type="string">
            <text:p>DEU</text:p>
          </table:table-cell>
        </table:table-row>
        <table:table-row table:style-name="ro2">
          <table:table-cell office:value-type="string">
            <text:p>info:eu-repo/semantics/closedAccess</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Venezi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string">
            <text:p>info:eu-repo/semantics/closedAccess</text:p>
          </table:table-cell>
          <table:table-cell office:value-type="string">
            <text:p>Mantova</text:p>
          </table:table-cell>
          <table:table-cell office:value-type="string">
            <text:p>ita;eng</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string">
            <text:p>info:eu-repo/semantics/closedAcces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CHE</text:p>
          </table:table-cell>
        </table:table-row>
        <table:table-row table:style-name="ro2">
          <table:table-cell office:value-type="string">
            <text:p>info:eu-repo/semantics/closedAccess</text:p>
          </table:table-cell>
          <table:table-cell office:value-type="string">
            <text:p>Milano</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table:number-columns-repeated="2"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table:number-columns-repeated="2" office:value-type="float" office:value="-0">
            <text:p>-0</text:p>
          </table:table-cell>
          <table:table-cell office:value-type="string">
            <text:p>eng;ita;spa</text:p>
          </table:table-cell>
          <table:table-cell office:value-type="float" office:value="-0">
            <text:p>-0</text:p>
          </table:table-cell>
          <table:table-cell office:value-type="string">
            <text:p>ESP</text:p>
          </table:table-cell>
        </table:table-row>
        <table:table-row table:style-name="ro2">
          <table:table-cell table:number-columns-repeated="2" office:value-type="float" office:value="-0">
            <text:p>-0</text:p>
          </table:table-cell>
          <table:table-cell office:value-type="string">
            <text:p>eng;spa</text:p>
          </table:table-cell>
          <table:table-cell office:value-type="float" office:value="-0">
            <text:p>-0</text:p>
          </table:table-cell>
          <table:table-cell office:value-type="string">
            <text:p>ESP</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Firenze</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Roma</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Istanbul</text:p>
          </table:table-cell>
          <table:table-cell office:value-type="string">
            <text:p>eng</text:p>
          </table:table-cell>
          <table:table-cell office:value-type="float" office:value="-0">
            <text:p>-0</text:p>
          </table:table-cell>
          <table:table-cell office:value-type="string">
            <text:p>TUR</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table:number-columns-repeated="2" office:value-type="float" office:value="-0">
            <text:p>-0</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Santarcangelo di Romagna</text:p>
          </table:table-cell>
          <table:table-cell office:value-type="string">
            <text:p>ita</text:p>
          </table:table-cell>
          <table:table-cell table:number-columns-repeated="2" office:value-type="float" office:value="-0">
            <text:p>-0</text:p>
          </table:table-cell>
        </table:table-row>
        <table:table-row table:style-name="ro2">
          <table:table-cell table:number-columns-repeated="2"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table:number-columns-repeated="2" office:value-type="float" office:value="-0">
            <text:p>-0</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Heidelberg</text:p>
          </table:table-cell>
          <table:table-cell office:value-type="string">
            <text:p>eng</text:p>
          </table:table-cell>
          <table:table-cell table:number-columns-repeated="2" office:value-type="float" office:value="-0">
            <text:p>-0</text:p>
          </table:table-cell>
        </table:table-row>
        <table:table-row table:style-name="ro2">
          <table:table-cell table:number-columns-repeated="2" office:value-type="float" office:value="-0">
            <text:p>-0</text:p>
          </table:table-cell>
          <table:table-cell office:value-type="string">
            <text:p>eng;ita</text:p>
          </table:table-cell>
          <table:table-cell table:number-columns-repeated="2" office:value-type="float" office:value="-0">
            <text:p>-0</text:p>
          </table:table-cell>
        </table:table-row>
        <table:table-row table:style-name="ro2">
          <table:table-cell office:value-type="float" office:value="-0">
            <text:p>-0</text:p>
          </table:table-cell>
          <table:table-cell office:value-type="string">
            <text:p>Bruxelles</text:p>
          </table:table-cell>
          <table:table-cell office:value-type="string">
            <text:p>eng;fra;ita;nld</text:p>
          </table:table-cell>
          <table:table-cell office:value-type="float" office:value="-0">
            <text:p>-0</text:p>
          </table:table-cell>
          <table:table-cell office:value-type="string">
            <text:p>BEL</text:p>
          </table:table-cell>
        </table:table-row>
        <table:table-row table:style-name="ro2">
          <table:table-cell office:value-type="float" office:value="-0">
            <text:p>-0</text:p>
          </table:table-cell>
          <table:table-cell office:value-type="string">
            <text:p>Mantov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Venezi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Firenze</text:p>
          </table:table-cell>
          <table:table-cell office:value-type="string">
            <text:p>eng;heb</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table:number-columns-repeated="2"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table:number-columns-repeated="2"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table:number-columns-repeated="2" office:value-type="float" office:value="-0">
            <text:p>-0</text:p>
          </table:table-cell>
          <table:table-cell office:value-type="string">
            <text:p>eng;ita</text:p>
          </table:table-cell>
          <table:table-cell table:number-columns-repeated="2" office:value-type="float" office:value="-0">
            <text:p>-0</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Busto Arsizio</text:p>
          </table:table-cell>
          <table:table-cell office:value-type="string">
            <text:p>eng;fra;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Cinisello Balsamo, 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antova</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table:number-columns-repeated="2" office:value-type="float" office:value="-0">
            <text:p>-0</text:p>
          </table:table-cell>
        </table:table-row>
        <table:table-row table:style-name="ro2">
          <table:table-cell table:number-columns-repeated="2" office:value-type="float" office:value="-0">
            <text:p>-0</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Firenze</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Cinisello Balsam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Busto Arsizi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table:number-columns-repeated="2" office:value-type="float" office:value="-0">
            <text:p>-0</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Cham</text:p>
          </table:table-cell>
          <table:table-cell office:value-type="string">
            <text:p>eng</text:p>
          </table:table-cell>
          <table:table-cell office:value-type="float" office:value="-0">
            <text:p>-0</text:p>
          </table:table-cell>
          <table:table-cell office:value-type="string">
            <text:p>CHE</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eng;ita</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London</text:p>
          </table:table-cell>
          <table:table-cell office:value-type="string">
            <text:p>eng</text:p>
          </table:table-cell>
          <table:table-cell office:value-type="float" office:value="-0">
            <text:p>-0</text:p>
          </table:table-cell>
          <table:table-cell office:value-type="string">
            <text:p>GBR</text:p>
          </table:table-cell>
        </table:table-row>
        <table:table-row table:style-name="ro2">
          <table:table-cell table:number-columns-repeated="2" office:value-type="float" office:value="-0">
            <text:p>-0</text:p>
          </table:table-cell>
          <table:table-cell office:value-type="string">
            <text:p>ita</text:p>
          </table:table-cell>
          <table:table-cell table:number-columns-repeated="2" office:value-type="float" office:value="-0">
            <text:p>-0</text:p>
          </table:table-cell>
        </table:table-row>
        <table:table-row table:style-name="ro2">
          <table:table-cell table:number-columns-repeated="2"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table:number-columns-repeated="2"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table:number-columns-repeated="2" office:value-type="float" office:value="-0">
            <text:p>-0</text:p>
          </table:table-cell>
          <table:table-cell office:value-type="string">
            <text:p>eng</text:p>
          </table:table-cell>
          <table:table-cell table:number-columns-repeated="2" office:value-type="float" office:value="-0">
            <text:p>-0</text:p>
          </table:table-cell>
        </table:table-row>
        <table:table-row table:style-name="ro2">
          <table:table-cell office:value-type="float" office:value="-0">
            <text:p>-0</text:p>
          </table:table-cell>
          <table:table-cell office:value-type="string">
            <text:p>Granada</text:p>
          </table:table-cell>
          <table:table-cell office:value-type="string">
            <text:p>eng;ita;spa</text:p>
          </table:table-cell>
          <table:table-cell office:value-type="float" office:value="-0">
            <text:p>-0</text:p>
          </table:table-cell>
          <table:table-cell office:value-type="string">
            <text:p>ESP</text:p>
          </table:table-cell>
        </table:table-row>
        <table:table-row table:style-name="ro2">
          <table:table-cell table:number-columns-repeated="2" office:value-type="float" office:value="-0">
            <text:p>-0</text:p>
          </table:table-cell>
          <table:table-cell office:value-type="string">
            <text:p>eng;ita</text:p>
          </table:table-cell>
          <table:table-cell table:number-columns-repeated="2" office:value-type="float" office:value="-0">
            <text:p>-0</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eng</text:p>
          </table:table-cell>
          <table:table-cell office:value-type="float" office:value="-0">
            <text:p>-0</text:p>
          </table:table-cell>
          <table:table-cell office:value-type="string">
            <text:p>ITA</text:p>
          </table:table-cell>
        </table:table-row>
        <table:table-row table:style-name="ro2">
          <table:table-cell office:value-type="float" office:value="-0">
            <text:p>-0</text:p>
          </table:table-cell>
          <table:table-cell office:value-type="string">
            <text:p>Milano</text:p>
          </table:table-cell>
          <table:table-cell office:value-type="string">
            <text:p>ita</text:p>
          </table:table-cell>
          <table:table-cell office:value-type="float" office:value="-0">
            <text:p>-0</text:p>
          </table:table-cell>
          <table:table-cell office:value-type="string">
            <text:p>ITA</text:p>
          </table:table-cell>
        </table:table-row>
        <table:table-row table:style-name="ro1">
          <table:table-cell table:number-columns-repeated="5"/>
        </table:table-row>
        <table:table-row table:style-name="ro1">
          <table:table-cell office:value-type="string">
            <text:p>Filter</text:p>
          </table:table-cell>
          <table:table-cell table:number-columns-repeated="4"/>
        </table:table-row>
        <table:table-row table:style-name="ro1">
          <table:table-cell table:number-columns-repeated="5"/>
        </table:table-row>
        <table:table-row table:style-name="ro1">
          <table:table-cell table:number-columns-repeated="2"/>
          <table:table-cell office:value-type="string">
            <text:p>Filter</text:p>
          </table:table-cell>
          <table:table-cell table:number-columns-repeated="2"/>
        </table:table-row>
        <table:table-row table:style-name="ro1">
          <table:table-cell table:number-columns-repeated="5"/>
        </table:table-row>
        <table:table-row table:style-name="ro1">
          <table:table-cell table:number-columns-repeated="4"/>
          <table:table-cell office:value-type="string">
            <text:p>Filter</text:p>
          </table:table-cell>
        </table:table-row>
      </table:table>
      <table:table table:name="Sheet1" table:style-name="ta1" table:print="false">
        <table:table-column table:style-name="co9" table:default-cell-style-name="Default"/>
        <table:table-column table:style-name="co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5" table:default-cell-style-name="Default"/>
        <table:table-column table:style-name="co6"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8" table:default-cell-style-name="Default"/>
        <table:table-column table:style-name="co22" table:default-cell-style-name="Default"/>
        <table:table-row table:style-name="ro1">
          <table:table-cell office:value-type="string">
            <text:p>dc.subject.keywordsita</text:p>
          </table:table-cell>
          <table:table-cell office:value-type="string">
            <text:p>item.openaireRights</text:p>
          </table:table-cell>
          <table:table-cell office:value-type="string">
            <text:p>dc.subject.keywords</text:p>
          </table:table-cell>
          <table:table-cell office:value-type="string">
            <text:p>dc.identifier.uri</text:p>
          </table:table-cell>
          <table:table-cell office:value-type="string">
            <text:p>dc.type.referee</text:p>
          </table:table-cell>
          <table:table-cell office:value-type="string">
            <text:p>dc.publisher.name</text:p>
          </table:table-cell>
          <table:table-cell office:value-type="string">
            <text:p>dc.title</text:p>
          </table:table-cell>
          <table:table-cell office:value-type="string">
            <text:p>dc.publisher.place</text:p>
          </table:table-cell>
          <table:table-cell office:value-type="string">
            <text:p>dc.language.iso</text:p>
          </table:table-cell>
          <table:table-cell office:value-type="string">
            <text:p>item.journal.title</text:p>
          </table:table-cell>
          <table:table-cell office:value-type="string">
            <text:p>dc.description.allpeople</text:p>
          </table:table-cell>
          <table:table-cell office:value-type="string">
            <text:p>dc.relation.ispartofbook</text:p>
          </table:table-cell>
          <table:table-cell office:value-type="string">
            <text:p>dc.relation.medium</text:p>
          </table:table-cell>
          <table:table-cell office:value-type="string">
            <text:p>dc.date.issued</text:p>
          </table:table-cell>
          <table:table-cell office:value-type="string">
            <text:p>dc.type.circulation</text:p>
          </table:table-cell>
          <table:table-cell office:value-type="string">
            <text:p>dc.type.full</text:p>
          </table:table-cell>
          <table:table-cell office:value-type="string">
            <text:p>item.collection</text:p>
          </table:table-cell>
          <table:table-cell office:value-type="string">
            <text:p>dc.publisher.country</text:p>
          </table:table-cell>
          <table:table-cell office:value-type="string">
            <text:p>dc.description.numberofauthors</text:p>
          </table:table-cell>
        </table:table-row>
        <table:table-row table:style-name="ro1">
          <table:table-cell table:number-columns-repeated="2" office:value-type="float" office:value="-0">
            <text:p>-0</text:p>
          </table:table-cell>
          <table:table-cell office:value-type="string">
            <text:p>cittÃ ; cinema; immaginario; scenari urbani; sguardo; percezione; esperienza</text:p>
          </table:table-cell>
          <table:table-cell office:value-type="string">
            <text:p>http://hdl.handle.net/11311/660207</text:p>
          </table:table-cell>
          <table:table-cell office:value-type="float" office:value="-0">
            <text:p>-0</text:p>
          </table:table-cell>
          <table:table-cell office:value-type="string">
            <text:p>Tranchida</text:p>
          </table:table-cell>
          <table:table-cell office:value-type="string">
            <text:p>Proiezioni urbane. La realtÃ  dell'immaginario</text:p>
          </table:table-cell>
          <table:table-cell office:value-type="string">
            <text:p>Milano</text:p>
          </table:table-cell>
          <table:table-cell office:value-type="string">
            <text:p>ita</text:p>
          </table:table-cell>
          <table:table-cell office:value-type="float" office:value="-0">
            <text:p>-0</text:p>
          </table:table-cell>
          <table:table-cell office:value-type="string">
            <text:p>M. Galbiati</text:p>
          </table:table-cell>
          <table:table-cell table:number-columns-repeated="2" office:value-type="float" office:value="-0">
            <text:p>-0</text:p>
          </table:table-cell>
          <table:table-cell office:value-type="float" office:value="1989">
            <text:p>198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Design; Significati; Funzione; Linguaggi; Industria giapponese.</text:p>
          </table:table-cell>
          <table:table-cell office:value-type="string">
            <text:p>http://hdl.handle.net/11311/564075</text:p>
          </table:table-cell>
          <table:table-cell office:value-type="float" office:value="-0">
            <text:p>-0</text:p>
          </table:table-cell>
          <table:table-cell office:value-type="string">
            <text:p>Franco Angeli</text:p>
          </table:table-cell>
          <table:table-cell office:value-type="string">
            <text:p>Nuove vie del design in Giappone.</text:p>
          </table:table-cell>
          <table:table-cell office:value-type="string">
            <text:p>Milano</text:p>
          </table:table-cell>
          <table:table-cell office:value-type="string">
            <text:p>ita</text:p>
          </table:table-cell>
          <table:table-cell office:value-type="float" office:value="-0">
            <text:p>-0</text:p>
          </table:table-cell>
          <table:table-cell office:value-type="string">
            <text:p>L. Migliore; G. Piccinno; M. Servetto</text:p>
          </table:table-cell>
          <table:table-cell table:number-columns-repeated="2" office:value-type="float" office:value="-0">
            <text:p>-0</text:p>
          </table:table-cell>
          <table:table-cell office:value-type="float" office:value="1990">
            <text:p>1990</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string">
            <text:p>mendini; filosofia del progetto; poltrona di Proust</text:p>
          </table:table-cell>
          <table:table-cell office:value-type="string">
            <text:p>http://hdl.handle.net/11311/660210</text:p>
          </table:table-cell>
          <table:table-cell office:value-type="float" office:value="-0">
            <text:p>-0</text:p>
          </table:table-cell>
          <table:table-cell office:value-type="string">
            <text:p>Tranchida</text:p>
          </table:table-cell>
          <table:table-cell office:value-type="string">
            <text:p>Alessandro Mendini. La poltrona di proust</text:p>
          </table:table-cell>
          <table:table-cell office:value-type="string">
            <text:p>Milano</text:p>
          </table:table-cell>
          <table:table-cell office:value-type="string">
            <text:p>ita</text:p>
          </table:table-cell>
          <table:table-cell office:value-type="float" office:value="-0">
            <text:p>-0</text:p>
          </table:table-cell>
          <table:table-cell office:value-type="string">
            <text:p>M. Galbiati</text:p>
          </table:table-cell>
          <table:table-cell table:number-columns-repeated="2" office:value-type="float" office:value="-0">
            <text:p>-0</text:p>
          </table:table-cell>
          <table:table-cell office:value-type="float" office:value="1991">
            <text:p>1991</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fotografia; territorio; rappresentazione; cittÃ ; sguardo; percezione</text:p>
          </table:table-cell>
          <table:table-cell office:value-type="string">
            <text:p>http://hdl.handle.net/11311/660626</text:p>
          </table:table-cell>
          <table:table-cell office:value-type="float" office:value="-0">
            <text:p>-0</text:p>
          </table:table-cell>
          <table:table-cell office:value-type="string">
            <text:p>Tranchida Editori</text:p>
          </table:table-cell>
          <table:table-cell office:value-type="string">
            <text:p>Lo sguardo discreto. habitat e fotografia</text:p>
          </table:table-cell>
          <table:table-cell office:value-type="string">
            <text:p>Milano</text:p>
          </table:table-cell>
          <table:table-cell office:value-type="string">
            <text:p>ita</text:p>
          </table:table-cell>
          <table:table-cell office:value-type="float" office:value="-0">
            <text:p>-0</text:p>
          </table:table-cell>
          <table:table-cell office:value-type="string">
            <text:p>M. Galbiati</text:p>
          </table:table-cell>
          <table:table-cell table:number-columns-repeated="2" office:value-type="float" office:value="-0">
            <text:p>-0</text:p>
          </table:table-cell>
          <table:table-cell office:value-type="float" office:value="1991">
            <text:p>1991</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70619</text:p>
          </table:table-cell>
          <table:table-cell office:value-type="float" office:value="-0">
            <text:p>-0</text:p>
          </table:table-cell>
          <table:table-cell office:value-type="string">
            <text:p>Il Mulino</text:p>
          </table:table-cell>
          <table:table-cell office:value-type="string">
            <text:p>I trasporti e l'industri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Ponti</text:p>
          </table:table-cell>
          <table:table-cell table:number-columns-repeated="2" office:value-type="float" office:value="-0">
            <text:p>-0</text:p>
          </table:table-cell>
          <table:table-cell office:value-type="float" office:value="1992">
            <text:p>1992</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fotografia; territorio; sguardo; cittÃ ; percezione; soglia; abitare</text:p>
          </table:table-cell>
          <table:table-cell office:value-type="string">
            <text:p>http://hdl.handle.net/11311/660214</text:p>
          </table:table-cell>
          <table:table-cell office:value-type="float" office:value="-0">
            <text:p>-0</text:p>
          </table:table-cell>
          <table:table-cell office:value-type="string">
            <text:p>Tranchida</text:p>
          </table:table-cell>
          <table:table-cell office:value-type="string">
            <text:p>Soglie urbane. Uno sguardo fotografico sul territorio</text:p>
          </table:table-cell>
          <table:table-cell office:value-type="string">
            <text:p>Milano</text:p>
          </table:table-cell>
          <table:table-cell office:value-type="string">
            <text:p>ita</text:p>
          </table:table-cell>
          <table:table-cell office:value-type="float" office:value="-0">
            <text:p>-0</text:p>
          </table:table-cell>
          <table:table-cell office:value-type="string">
            <text:p>M. Galbiati</text:p>
          </table:table-cell>
          <table:table-cell table:number-columns-repeated="2" office:value-type="float" office:value="-0">
            <text:p>-0</text:p>
          </table:table-cell>
          <table:table-cell office:value-type="float" office:value="1992">
            <text:p>1992</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04083</text:p>
          </table:table-cell>
          <table:table-cell office:value-type="float" office:value="-0">
            <text:p>-0</text:p>
          </table:table-cell>
          <table:table-cell office:value-type="string">
            <text:p>Vita e Pensiero</text:p>
          </table:table-cell>
          <table:table-cell office:value-type="string">
            <text:p>Erich Przywara. Analogia entis</text:p>
          </table:table-cell>
          <table:table-cell office:value-type="string">
            <text:p>MILANO</text:p>
          </table:table-cell>
          <table:table-cell office:value-type="string">
            <text:p>ita</text:p>
          </table:table-cell>
          <table:table-cell office:value-type="float" office:value="-0">
            <text:p>-0</text:p>
          </table:table-cell>
          <table:table-cell office:value-type="string">
            <text:p>P. VOLONTE'</text:p>
          </table:table-cell>
          <table:table-cell table:number-columns-repeated="2" office:value-type="float" office:value="-0">
            <text:p>-0</text:p>
          </table:table-cell>
          <table:table-cell office:value-type="float" office:value="1995">
            <text:p>1995</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Fotografia; paesaggio; territorio; immagine; rappresentazione</text:p>
          </table:table-cell>
          <table:table-cell office:value-type="string">
            <text:p>http://hdl.handle.net/11311/660156</text:p>
          </table:table-cell>
          <table:table-cell office:value-type="float" office:value="-0">
            <text:p>-0</text:p>
          </table:table-cell>
          <table:table-cell office:value-type="string">
            <text:p>Guerini e Associati</text:p>
          </table:table-cell>
          <table:table-cell office:value-type="string">
            <text:p>Fotografia e paesaggio. La rappresentazione fotografica del territorio</text:p>
          </table:table-cell>
          <table:table-cell office:value-type="string">
            <text:p>Milano</text:p>
          </table:table-cell>
          <table:table-cell office:value-type="string">
            <text:p>arp</text:p>
          </table:table-cell>
          <table:table-cell office:value-type="float" office:value="-0">
            <text:p>-0</text:p>
          </table:table-cell>
          <table:table-cell office:value-type="string">
            <text:p>M. Galbiati; P. Pozzi; R. Signorini</text:p>
          </table:table-cell>
          <table:table-cell table:number-columns-repeated="2" office:value-type="float" office:value="-0">
            <text:p>-0</text:p>
          </table:table-cell>
          <table:table-cell office:value-type="float" office:value="1996">
            <text:p>1996</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04078</text:p>
          </table:table-cell>
          <table:table-cell office:value-type="float" office:value="-0">
            <text:p>-0</text:p>
          </table:table-cell>
          <table:table-cell office:value-type="string">
            <text:p>Rusconi</text:p>
          </table:table-cell>
          <table:table-cell office:value-type="string">
            <text:p>Max Weber. La scienza come professione</text:p>
          </table:table-cell>
          <table:table-cell office:value-type="string">
            <text:p>MILANO</text:p>
          </table:table-cell>
          <table:table-cell office:value-type="string">
            <text:p>ita</text:p>
          </table:table-cell>
          <table:table-cell office:value-type="float" office:value="-0">
            <text:p>-0</text:p>
          </table:table-cell>
          <table:table-cell office:value-type="string">
            <text:p>P. VOLONTE'</text:p>
          </table:table-cell>
          <table:table-cell table:number-columns-repeated="2" office:value-type="float" office:value="-0">
            <text:p>-0</text:p>
          </table:table-cell>
          <table:table-cell office:value-type="float" office:value="1997">
            <text:p>1997</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32644</text:p>
          </table:table-cell>
          <table:table-cell office:value-type="float" office:value="-0">
            <text:p>-0</text:p>
          </table:table-cell>
          <table:table-cell office:value-type="string">
            <text:p>edizioni Bruno Mondadori</text:p>
          </table:table-cell>
          <table:table-cell office:value-type="string">
            <text:p>Lâ€™architettura moderna del Novecento (Modern Architecture since 1900),</text:p>
          </table:table-cell>
          <table:table-cell office:value-type="string">
            <text:p>MILANO</text:p>
          </table:table-cell>
          <table:table-cell table:number-columns-repeated="2" office:value-type="float" office:value="-0">
            <text:p>-0</text:p>
          </table:table-cell>
          <table:table-cell office:value-type="string">
            <text:p>A. BARBARA; RODRIQUEZ C</text:p>
          </table:table-cell>
          <table:table-cell table:number-columns-repeated="2" office:value-type="float" office:value="-0">
            <text:p>-0</text:p>
          </table:table-cell>
          <table:table-cell office:value-type="float" office:value="1997">
            <text:p>199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Archivi di architettura e design; disegno di progetto; catalogazione; Luciano Baldessari; architettura italiana XX secolo; futurismo; razionalismo; Milano; Rovereto</text:p>
          </table:table-cell>
          <table:table-cell office:value-type="string">
            <text:p>http://hdl.handle.net/11311/562603</text:p>
          </table:table-cell>
          <table:table-cell office:value-type="float" office:value="-0">
            <text:p>-0</text:p>
          </table:table-cell>
          <table:table-cell office:value-type="string">
            <text:p>Guerini</text:p>
          </table:table-cell>
          <table:table-cell office:value-type="string">
            <text:p>Luciano Baldessari nelle carte del suo archivio</text:p>
          </table:table-cell>
          <table:table-cell office:value-type="string">
            <text:p>Milano</text:p>
          </table:table-cell>
          <table:table-cell office:value-type="string">
            <text:p>ita</text:p>
          </table:table-cell>
          <table:table-cell office:value-type="float" office:value="-0">
            <text:p>-0</text:p>
          </table:table-cell>
          <table:table-cell office:value-type="string">
            <text:p>G. L. CiagÃ </text:p>
          </table:table-cell>
          <table:table-cell table:number-columns-repeated="2" office:value-type="float" office:value="-0">
            <text:p>-0</text:p>
          </table:table-cell>
          <table:table-cell office:value-type="float" office:value="1997">
            <text:p>1997</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728</text:p>
          </table:table-cell>
          <table:table-cell office:value-type="float" office:value="-0">
            <text:p>-0</text:p>
          </table:table-cell>
          <table:table-cell office:value-type="string">
            <text:p>Guerini</text:p>
          </table:table-cell>
          <table:table-cell office:value-type="string">
            <text:p>Progetto, processo, prodotto. Variabili di innovazione</text:p>
          </table:table-cell>
          <table:table-cell office:value-type="string">
            <text:p>MILANO</text:p>
          </table:table-cell>
          <table:table-cell office:value-type="string">
            <text:p>ita</text:p>
          </table:table-cell>
          <table:table-cell office:value-type="float" office:value="-0">
            <text:p>-0</text:p>
          </table:table-cell>
          <table:table-cell office:value-type="string">
            <text:p>A. PENATI; SEASSARO A</text:p>
          </table:table-cell>
          <table:table-cell office:value-type="string">
            <text:p>Progetto processo prodotto. variabili di innovazione</text:p>
          </table:table-cell>
          <table:table-cell office:value-type="float" office:value="-0">
            <text:p>-0</text:p>
          </table:table-cell>
          <table:table-cell office:value-type="float" office:value="1998">
            <text:p>1998</text:p>
          </table:table-cell>
          <table:table-cell office:value-type="string">
            <text:p>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2">
            <text:p>2</text:p>
          </table:table-cell>
        </table:table-row>
        <table:table-row table:style-name="ro1">
          <table:table-cell table:number-columns-repeated="2" office:value-type="float" office:value="-0">
            <text:p>-0</text:p>
          </table:table-cell>
          <table:table-cell office:value-type="string">
            <text:p>arte ambientale; installazione architettonica; nuovo realismo; ready made</text:p>
          </table:table-cell>
          <table:table-cell office:value-type="string">
            <text:p>http://hdl.handle.net/11311/693611</text:p>
          </table:table-cell>
          <table:table-cell office:value-type="float" office:value="-0">
            <text:p>-0</text:p>
          </table:table-cell>
          <table:table-cell office:value-type="string">
            <text:p>CHARTA</text:p>
          </table:table-cell>
          <table:table-cell office:value-type="string">
            <text:p>Niki de Saint Phalle the Tarot Garden</text:p>
          </table:table-cell>
          <table:table-cell office:value-type="string">
            <text:p>Milano</text:p>
          </table:table-cell>
          <table:table-cell office:value-type="string">
            <text:p>eng</text:p>
          </table:table-cell>
          <table:table-cell office:value-type="float" office:value="-0">
            <text:p>-0</text:p>
          </table:table-cell>
          <table:table-cell office:value-type="string">
            <text:p>A.Mazzanti</text:p>
          </table:table-cell>
          <table:table-cell table:number-columns-repeated="2" office:value-type="float" office:value="-0">
            <text:p>-0</text:p>
          </table:table-cell>
          <table:table-cell office:value-type="float" office:value="1998">
            <text:p>199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04076</text:p>
          </table:table-cell>
          <table:table-cell office:value-type="float" office:value="-0">
            <text:p>-0</text:p>
          </table:table-cell>
          <table:table-cell office:value-type="string">
            <text:p>La Nuova Italia</text:p>
          </table:table-cell>
          <table:table-cell office:value-type="string">
            <text:p>Max Weber. L'etica della responsabilitÃ </text:p>
          </table:table-cell>
          <table:table-cell office:value-type="string">
            <text:p>SCANDICCI</text:p>
          </table:table-cell>
          <table:table-cell office:value-type="string">
            <text:p>ita</text:p>
          </table:table-cell>
          <table:table-cell office:value-type="float" office:value="-0">
            <text:p>-0</text:p>
          </table:table-cell>
          <table:table-cell office:value-type="string">
            <text:p>P. VOLONTE'</text:p>
          </table:table-cell>
          <table:table-cell table:number-columns-repeated="2" office:value-type="float" office:value="-0">
            <text:p>-0</text:p>
          </table:table-cell>
          <table:table-cell office:value-type="float" office:value="1999">
            <text:p>1999</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32384</text:p>
          </table:table-cell>
          <table:table-cell office:value-type="float" office:value="-0">
            <text:p>-0</text:p>
          </table:table-cell>
          <table:table-cell office:value-type="string">
            <text:p>Moretti&amp;Vitali</text:p>
          </table:table-cell>
          <table:table-cell office:value-type="string">
            <text:p>Auditorium di Milano. Una casa per la musica</text:p>
          </table:table-cell>
          <table:table-cell office:value-type="string">
            <text:p>BERGAMO</text:p>
          </table:table-cell>
          <table:table-cell table:number-columns-repeated="2" office:value-type="float" office:value="-0">
            <text:p>-0</text:p>
          </table:table-cell>
          <table:table-cell office:value-type="string">
            <text:p>S. ZINGALE</text:p>
          </table:table-cell>
          <table:table-cell table:number-columns-repeated="2" office:value-type="float" office:value="-0">
            <text:p>-0</text:p>
          </table:table-cell>
          <table:table-cell office:value-type="float" office:value="1999">
            <text:p>1999</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856</text:p>
          </table:table-cell>
          <table:table-cell office:value-type="float" office:value="-0">
            <text:p>-0</text:p>
          </table:table-cell>
          <table:table-cell office:value-type="string">
            <text:p>Soprintendenza archeologica di Pompei</text:p>
          </table:table-cell>
          <table:table-cell office:value-type="string">
            <text:p>12 Progetti per Pompei. Un sistema d'identitÃ  visiva per la Soprintendenza archeologica, Catalogo della mostra, Napoli - Palazzo Reale 10-28 nov., Soprintendenza archeologica di Pompei,</text:p>
          </table:table-cell>
          <table:table-cell office:value-type="string">
            <text:p>NAPOLI</text:p>
          </table:table-cell>
          <table:table-cell table:number-columns-repeated="2" office:value-type="float" office:value="-0">
            <text:p>-0</text:p>
          </table:table-cell>
          <table:table-cell office:value-type="string">
            <text:p>D. RICCO'</text:p>
          </table:table-cell>
          <table:table-cell table:number-columns-repeated="2" office:value-type="float" office:value="-0">
            <text:p>-0</text:p>
          </table:table-cell>
          <table:table-cell office:value-type="float" office:value="2000">
            <text:p>2000</text:p>
          </table:table-cell>
          <table:table-cell office:value-type="string">
            <text:p>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table:number-columns-repeated="2" office:value-type="float" office:value="-0">
            <text:p>-0</text:p>
          </table:table-cell>
          <table:table-cell office:value-type="string">
            <text:p>Design research</text:p>
          </table:table-cell>
          <table:table-cell office:value-type="string">
            <text:p>http://hdl.handle.net/11311/558159</text:p>
          </table:table-cell>
          <table:table-cell table:number-columns-repeated="2" office:value-type="float" office:value="-0">
            <text:p>-0</text:p>
          </table:table-cell>
          <table:table-cell office:value-type="string">
            <text:p>Design Plus Research: proceedings of the Politecnico di Milano conference</text:p>
          </table:table-cell>
          <table:table-cell office:value-type="string">
            <text:p>Milano</text:p>
          </table:table-cell>
          <table:table-cell office:value-type="string">
            <text:p>eng</text:p>
          </table:table-cell>
          <table:table-cell office:value-type="float" office:value="-0">
            <text:p>-0</text:p>
          </table:table-cell>
          <table:table-cell office:value-type="string">
            <text:p>S. Pizzocaro; A. Arruda; D. De Moraes;</text:p>
          </table:table-cell>
          <table:table-cell table:number-columns-repeated="2" office:value-type="float" office:value="-0">
            <text:p>-0</text:p>
          </table:table-cell>
          <table:table-cell office:value-type="float" office:value="2000">
            <text:p>2000</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8164</text:p>
          </table:table-cell>
          <table:table-cell office:value-type="float" office:value="-0">
            <text:p>-0</text:p>
          </table:table-cell>
          <table:table-cell office:value-type="string">
            <text:p>Poli.Design</text:p>
          </table:table-cell>
          <table:table-cell office:value-type="string">
            <text:p>Didattica&amp;design. Processi e prodotti formativi nell'universitÃ  che cambia</text:p>
          </table:table-cell>
          <table:table-cell office:value-type="string">
            <text:p>Milano</text:p>
          </table:table-cell>
          <table:table-cell office:value-type="string">
            <text:p>ita</text:p>
          </table:table-cell>
          <table:table-cell office:value-type="float" office:value="-0">
            <text:p>-0</text:p>
          </table:table-cell>
          <table:table-cell office:value-type="string">
            <text:p>A. Penati; A. Seassaro</text:p>
          </table:table-cell>
          <table:table-cell office:value-type="string">
            <text:p>Didattica&amp;Design</text:p>
          </table:table-cell>
          <table:table-cell office:value-type="float" office:value="-0">
            <text:p>-0</text:p>
          </table:table-cell>
          <table:table-cell office:value-type="float" office:value="2000">
            <text:p>2000</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8165</text:p>
          </table:table-cell>
          <table:table-cell office:value-type="float" office:value="-0">
            <text:p>-0</text:p>
          </table:table-cell>
          <table:table-cell office:value-type="string">
            <text:p>Poli.Design</text:p>
          </table:table-cell>
          <table:table-cell office:value-type="string">
            <text:p>Il design per i Distretti industriali</text:p>
          </table:table-cell>
          <table:table-cell office:value-type="string">
            <text:p>Milano</text:p>
          </table:table-cell>
          <table:table-cell table:number-columns-repeated="2" office:value-type="float" office:value="-0">
            <text:p>-0</text:p>
          </table:table-cell>
          <table:table-cell office:value-type="string">
            <text:p>S. Maffei; G. Simonelli</text:p>
          </table:table-cell>
          <table:table-cell table:number-columns-repeated="2" office:value-type="float" office:value="-0">
            <text:p>-0</text:p>
          </table:table-cell>
          <table:table-cell office:value-type="float" office:value="2000">
            <text:p>2000</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55146</text:p>
          </table:table-cell>
          <table:table-cell office:value-type="float" office:value="-0">
            <text:p>-0</text:p>
          </table:table-cell>
          <table:table-cell office:value-type="string">
            <text:p>Edizioni Poli.Design</text:p>
          </table:table-cell>
          <table:table-cell office:value-type="string">
            <text:p>Un progetto pilota.DxD-Design dor District, Progetti per un distretto, Prodotto, Comunicazione strategica</text:p>
          </table:table-cell>
          <table:table-cell office:value-type="string">
            <text:p>Milano</text:p>
          </table:table-cell>
          <table:table-cell office:value-type="string">
            <text:p>eng;ita</text:p>
          </table:table-cell>
          <table:table-cell office:value-type="float" office:value="-0">
            <text:p>-0</text:p>
          </table:table-cell>
          <table:table-cell office:value-type="string">
            <text:p>F. Celaschi; L. Collina; G. Simonelli</text:p>
          </table:table-cell>
          <table:table-cell table:number-columns-repeated="2" office:value-type="float" office:value="-0">
            <text:p>-0</text:p>
          </table:table-cell>
          <table:table-cell office:value-type="float" office:value="2001">
            <text:p>2001</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70178</text:p>
          </table:table-cell>
          <table:table-cell office:value-type="float" office:value="-0">
            <text:p>-0</text:p>
          </table:table-cell>
          <table:table-cell office:value-type="string">
            <text:p>Edizioni Poli.Design</text:p>
          </table:table-cell>
          <table:table-cell office:value-type="string">
            <text:p>The themes of designing designers 2001</text:p>
          </table:table-cell>
          <table:table-cell office:value-type="string">
            <text:p>Milano</text:p>
          </table:table-cell>
          <table:table-cell office:value-type="string">
            <text:p>eng;ita</text:p>
          </table:table-cell>
          <table:table-cell office:value-type="float" office:value="-0">
            <text:p>-0</text:p>
          </table:table-cell>
          <table:table-cell office:value-type="string">
            <text:p>L. Collina; G. Simonelli</text:p>
          </table:table-cell>
          <table:table-cell table:number-columns-repeated="2" office:value-type="float" office:value="-0">
            <text:p>-0</text:p>
          </table:table-cell>
          <table:table-cell office:value-type="float" office:value="2001">
            <text:p>2001</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1513</text:p>
          </table:table-cell>
          <table:table-cell office:value-type="float" office:value="-0">
            <text:p>-0</text:p>
          </table:table-cell>
          <table:table-cell office:value-type="string">
            <text:p>Edizioni POLI.design</text:p>
          </table:table-cell>
          <table:table-cell office:value-type="string">
            <text:p>MDM. Museo design Milano: il museo in rete per la rete dei musei</text:p>
          </table:table-cell>
          <table:table-cell office:value-type="string">
            <text:p>Milano</text:p>
          </table:table-cell>
          <table:table-cell office:value-type="string">
            <text:p>ita</text:p>
          </table:table-cell>
          <table:table-cell office:value-type="float" office:value="-0">
            <text:p>-0</text:p>
          </table:table-cell>
          <table:table-cell office:value-type="string">
            <text:p>D. Moretti; J. Pallabazzer; A. Rebaglio</text:p>
          </table:table-cell>
          <table:table-cell table:number-columns-repeated="2" office:value-type="float" office:value="-0">
            <text:p>-0</text:p>
          </table:table-cell>
          <table:table-cell office:value-type="float" office:value="2001">
            <text:p>2001</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2962</text:p>
          </table:table-cell>
          <table:table-cell office:value-type="float" office:value="-0">
            <text:p>-0</text:p>
          </table:table-cell>
          <table:table-cell office:value-type="string">
            <text:p>GAI edizioni</text:p>
          </table:table-cell>
          <table:table-cell office:value-type="string">
            <text:p>Progettare il marchio. IdentitÃ  del ga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Piazza</text:p>
          </table:table-cell>
          <table:table-cell table:number-columns-repeated="2" office:value-type="float" office:value="-0">
            <text:p>-0</text:p>
          </table:table-cell>
          <table:table-cell office:value-type="float" office:value="2001">
            <text:p>2001</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242676</text:p>
          </table:table-cell>
          <table:table-cell office:value-type="float" office:value="-0">
            <text:p>-0</text:p>
          </table:table-cell>
          <table:table-cell office:value-type="string">
            <text:p>Edizioni Poli.Design</text:p>
          </table:table-cell>
          <table:table-cell office:value-type="string">
            <text:p>Il design dell'ospitalitÃ : la sala delle feste dell'Hotel Hilton Milan</text:p>
          </table:table-cell>
          <table:table-cell office:value-type="string">
            <text:p>Milano</text:p>
          </table:table-cell>
          <table:table-cell table:number-columns-repeated="2" office:value-type="float" office:value="-0">
            <text:p>-0</text:p>
          </table:table-cell>
          <table:table-cell office:value-type="string">
            <text:p>L. Collina; L. Crespi; F. Reinhart</text:p>
          </table:table-cell>
          <table:table-cell table:number-columns-repeated="2" office:value-type="float" office:value="-0">
            <text:p>-0</text:p>
          </table:table-cell>
          <table:table-cell office:value-type="float" office:value="2002">
            <text:p>2002</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64497</text:p>
          </table:table-cell>
          <table:table-cell office:value-type="float" office:value="-0">
            <text:p>-0</text:p>
          </table:table-cell>
          <table:table-cell office:value-type="string">
            <text:p>Silvana Editoriale</text:p>
          </table:table-cell>
          <table:table-cell office:value-type="string">
            <text:p>Design for working places. Environment, energy, new technologies</text:p>
          </table:table-cell>
          <table:table-cell office:value-type="string">
            <text:p>Milano</text:p>
          </table:table-cell>
          <table:table-cell office:value-type="string">
            <text:p>ita;eng</text:p>
          </table:table-cell>
          <table:table-cell office:value-type="float" office:value="-0">
            <text:p>-0</text:p>
          </table:table-cell>
          <table:table-cell office:value-type="string">
            <text:p>M. Ingaramo</text:p>
          </table:table-cell>
          <table:table-cell table:number-columns-repeated="2" office:value-type="float" office:value="-0">
            <text:p>-0</text:p>
          </table:table-cell>
          <table:table-cell office:value-type="float" office:value="2002">
            <text:p>2002</text:p>
          </table:table-cell>
          <table:table-cell office:value-type="string">
            <text:p>inter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267750</text:p>
          </table:table-cell>
          <table:table-cell office:value-type="float" office:value="-0">
            <text:p>-0</text:p>
          </table:table-cell>
          <table:table-cell office:value-type="string">
            <text:p>Edizioni Poli.Design</text:p>
          </table:table-cell>
          <table:table-cell office:value-type="string">
            <text:p>Movie Design per la comunicazione aziendale: Il Caso Mangiameli</text:p>
          </table:table-cell>
          <table:table-cell office:value-type="string">
            <text:p>Milano</text:p>
          </table:table-cell>
          <table:table-cell table:number-columns-repeated="2" office:value-type="float" office:value="-0">
            <text:p>-0</text:p>
          </table:table-cell>
          <table:table-cell office:value-type="string">
            <text:p>M. Galbiati</text:p>
          </table:table-cell>
          <table:table-cell table:number-columns-repeated="2" office:value-type="float" office:value="-0">
            <text:p>-0</text:p>
          </table:table-cell>
          <table:table-cell office:value-type="float" office:value="2002">
            <text:p>2002</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design knowledge; interfacce</text:p>
          </table:table-cell>
          <table:table-cell office:value-type="string">
            <text:p>http://hdl.handle.net/11311/504754</text:p>
          </table:table-cell>
          <table:table-cell office:value-type="float" office:value="-0">
            <text:p>-0</text:p>
          </table:table-cell>
          <table:table-cell office:value-type="string">
            <text:p>POLIdesign</text:p>
          </table:table-cell>
          <table:table-cell office:value-type="string">
            <text:p>DesignNet. Knowledge e Information Management per il design</text:p>
          </table:table-cell>
          <table:table-cell office:value-type="string">
            <text:p>MILANO</text:p>
          </table:table-cell>
          <table:table-cell office:value-type="string">
            <text:p>ita;eng</text:p>
          </table:table-cell>
          <table:table-cell office:value-type="float" office:value="-0">
            <text:p>-0</text:p>
          </table:table-cell>
          <table:table-cell office:value-type="string">
            <text:p>P. CIUCCARELLI; INNOCENTI P.</text:p>
          </table:table-cell>
          <table:table-cell table:number-columns-repeated="2" office:value-type="float" office:value="-0">
            <text:p>-0</text:p>
          </table:table-cell>
          <table:table-cell office:value-type="float" office:value="2002">
            <text:p>2002</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design per lo sviluppo locale; product design; communication design</text:p>
          </table:table-cell>
          <table:table-cell office:value-type="string">
            <text:p>http://hdl.handle.net/11311/532321</text:p>
          </table:table-cell>
          <table:table-cell office:value-type="float" office:value="-0">
            <text:p>-0</text:p>
          </table:table-cell>
          <table:table-cell office:value-type="string">
            <text:p>Edizioni Libria</text:p>
          </table:table-cell>
          <table:table-cell office:value-type="string">
            <text:p>Rinnovare la tradizione: il design per il comparto ceramico di Cerreto Sannita e San Lorenzello.</text:p>
          </table:table-cell>
          <table:table-cell office:value-type="string">
            <text:p>MELFI (PZ)</text:p>
          </table:table-cell>
          <table:table-cell office:value-type="string">
            <text:p>ita</text:p>
          </table:table-cell>
          <table:table-cell office:value-type="float" office:value="-0">
            <text:p>-0</text:p>
          </table:table-cell>
          <table:table-cell office:value-type="string">
            <text:p>V. CRISTALLO; A. MORONE; M. PARENTE</text:p>
          </table:table-cell>
          <table:table-cell table:number-columns-repeated="2" office:value-type="float" office:value="-0">
            <text:p>-0</text:p>
          </table:table-cell>
          <table:table-cell office:value-type="float" office:value="2002">
            <text:p>2002</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85</text:p>
          </table:table-cell>
          <table:table-cell office:value-type="float" office:value="-0">
            <text:p>-0</text:p>
          </table:table-cell>
          <table:table-cell office:value-type="string">
            <text:p>M&amp;B Publishing</text:p>
          </table:table-cell>
          <table:table-cell office:value-type="string">
            <text:p>Almanacco Tikkun 2002-2003</text:p>
          </table:table-cell>
          <table:table-cell office:value-type="string">
            <text:p>MILANO</text:p>
          </table:table-cell>
          <table:table-cell table:number-columns-repeated="2" office:value-type="float" office:value="-0">
            <text:p>-0</text:p>
          </table:table-cell>
          <table:table-cell office:value-type="string">
            <text:p>S. ZINGALE; BONFANTINI M.A; STOCCHI. G</text:p>
          </table:table-cell>
          <table:table-cell table:number-columns-repeated="2" office:value-type="float" office:value="-0">
            <text:p>-0</text:p>
          </table:table-cell>
          <table:table-cell office:value-type="float" office:value="2002">
            <text:p>2002</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420</text:p>
          </table:table-cell>
          <table:table-cell office:value-type="float" office:value="-0">
            <text:p>-0</text:p>
          </table:table-cell>
          <table:table-cell office:value-type="string">
            <text:p>Il Sole 24 Ore Edizioni</text:p>
          </table:table-cell>
          <table:table-cell office:value-type="string">
            <text:p>I territori del design. Made in Italy e Sistemi Produttivi Locali</text:p>
          </table:table-cell>
          <table:table-cell office:value-type="string">
            <text:p>MILANO</text:p>
          </table:table-cell>
          <table:table-cell office:value-type="string">
            <text:p>ita</text:p>
          </table:table-cell>
          <table:table-cell office:value-type="float" office:value="-0">
            <text:p>-0</text:p>
          </table:table-cell>
          <table:table-cell office:value-type="string">
            <text:p>S. MAFFEI; SIMONELLI G</text:p>
          </table:table-cell>
          <table:table-cell table:number-columns-repeated="2" office:value-type="float" office:value="-0">
            <text:p>-0</text:p>
          </table:table-cell>
          <table:table-cell office:value-type="float" office:value="2002">
            <text:p>2002</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7131</text:p>
          </table:table-cell>
          <table:table-cell office:value-type="float" office:value="-0">
            <text:p>-0</text:p>
          </table:table-cell>
          <table:table-cell office:value-type="string">
            <text:p>Il Sole 24 Ore</text:p>
          </table:table-cell>
          <table:table-cell office:value-type="string">
            <text:p>Milano distretto del Design: un sistema di luoghi, attori e relazioni al servizio dellâ€™innovazione</text:p>
          </table:table-cell>
          <table:table-cell office:value-type="string">
            <text:p>Milano</text:p>
          </table:table-cell>
          <table:table-cell table:number-columns-repeated="2" office:value-type="float" office:value="-0">
            <text:p>-0</text:p>
          </table:table-cell>
          <table:table-cell office:value-type="string">
            <text:p>P. Bertola; D. Sangiorgi; G. Simonelli</text:p>
          </table:table-cell>
          <table:table-cell table:number-columns-repeated="2" office:value-type="float" office:value="-0">
            <text:p>-0</text:p>
          </table:table-cell>
          <table:table-cell office:value-type="float" office:value="2002">
            <text:p>2002</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7135</text:p>
          </table:table-cell>
          <table:table-cell office:value-type="float" office:value="-0">
            <text:p>-0</text:p>
          </table:table-cell>
          <table:table-cell office:value-type="string">
            <text:p>Esselibri</text:p>
          </table:table-cell>
          <table:table-cell office:value-type="string">
            <text:p>Edilizia sostenibile: 44 progetti dimostrativi</text:p>
          </table:table-cell>
          <table:table-cell office:value-type="string">
            <text:p>Napoli</text:p>
          </table:table-cell>
          <table:table-cell office:value-type="string">
            <text:p>ita</text:p>
          </table:table-cell>
          <table:table-cell office:value-type="float" office:value="-0">
            <text:p>-0</text:p>
          </table:table-cell>
          <table:table-cell office:value-type="string">
            <text:p>S. Piardi; G. Scudo</text:p>
          </table:table-cell>
          <table:table-cell table:number-columns-repeated="2" office:value-type="float" office:value="-0">
            <text:p>-0</text:p>
          </table:table-cell>
          <table:table-cell office:value-type="float" office:value="2002">
            <text:p>2002</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68593</text:p>
          </table:table-cell>
          <table:table-cell office:value-type="float" office:value="-0">
            <text:p>-0</text:p>
          </table:table-cell>
          <table:table-cell office:value-type="string">
            <text:p>Soprintendenza archeologica di Pompei</text:p>
          </table:table-cell>
          <table:table-cell office:value-type="string">
            <text:p>Il design della comunicazione. L'esperienza della Soprintendenza archeologica di Pompei</text:p>
          </table:table-cell>
          <table:table-cell office:value-type="string">
            <text:p>Napoli</text:p>
          </table:table-cell>
          <table:table-cell table:number-columns-repeated="2" office:value-type="float" office:value="-0">
            <text:p>-0</text:p>
          </table:table-cell>
          <table:table-cell office:value-type="string">
            <text:p>D. Ricco'</text:p>
          </table:table-cell>
          <table:table-cell table:number-columns-repeated="2" office:value-type="float" office:value="-0">
            <text:p>-0</text:p>
          </table:table-cell>
          <table:table-cell office:value-type="float" office:value="2002">
            <text:p>2002</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3">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2920</text:p>
          </table:table-cell>
          <table:table-cell table:number-columns-repeated="2" office:value-type="float" office:value="-0">
            <text:p>-0</text:p>
          </table:table-cell>
          <table:table-cell office:value-type="string">
            <text:p>Italic 1.0</text:p>
            <text:p>Il disegno dei caratteri contemporaneo in Itali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P. Lenarduzzi; M. Piazza; S. Sfligiotti</text:p>
          </table:table-cell>
          <table:table-cell table:number-columns-repeated="2" office:value-type="float" office:value="-0">
            <text:p>-0</text:p>
          </table:table-cell>
          <table:table-cell office:value-type="float" office:value="2002">
            <text:p>2002</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89812</text:p>
          </table:table-cell>
          <table:table-cell office:value-type="float" office:value="-0">
            <text:p>-0</text:p>
          </table:table-cell>
          <table:table-cell office:value-type="string">
            <text:p>Clup</text:p>
          </table:table-cell>
          <table:table-cell office:value-type="string">
            <text:p>Diritto dâ€™Autor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Crippa, Davide; Di Prete, Barbara</text:p>
          </table:table-cell>
          <table:table-cell table:number-columns-repeated="2" office:value-type="float" office:value="-0">
            <text:p>-0</text:p>
          </table:table-cell>
          <table:table-cell office:value-type="float" office:value="2002">
            <text:p>200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42611</text:p>
          </table:table-cell>
          <table:table-cell office:value-type="float" office:value="-0">
            <text:p>-0</text:p>
          </table:table-cell>
          <table:table-cell office:value-type="string">
            <text:p>Liguori Editore</text:p>
          </table:table-cell>
          <table:table-cell office:value-type="string">
            <text:p>Nuove specie di spazi</text:p>
          </table:table-cell>
          <table:table-cell office:value-type="string">
            <text:p>Napoli</text:p>
          </table:table-cell>
          <table:table-cell office:value-type="string">
            <text:p>ita</text:p>
          </table:table-cell>
          <table:table-cell office:value-type="float" office:value="-0">
            <text:p>-0</text:p>
          </table:table-cell>
          <table:table-cell office:value-type="string">
            <text:p>I. FarÃ¨; S. Piardi</text:p>
          </table:table-cell>
          <table:table-cell table:number-columns-repeated="2" office:value-type="float" office:value="-0">
            <text:p>-0</text:p>
          </table:table-cell>
          <table:table-cell office:value-type="float" office:value="2003">
            <text:p>2003</text:p>
          </table:table-cell>
          <table:table-cell office:value-type="string">
            <text:p>internazionale</text:p>
          </table:table-cell>
          <table:table-cell office:value-type="string">
            <text:p>06 CURATELA::06.1 Curatela</text:p>
          </table:table-cell>
          <table:table-cell table:number-columns-repeated="2"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54410</text:p>
          </table:table-cell>
          <table:table-cell office:value-type="float" office:value="-0">
            <text:p>-0</text:p>
          </table:table-cell>
          <table:table-cell office:value-type="string">
            <text:p>Edizioni Poli.Design</text:p>
          </table:table-cell>
          <table:table-cell office:value-type="string">
            <text:p>DiLabb</text:p>
          </table:table-cell>
          <table:table-cell office:value-type="string">
            <text:p>Milano</text:p>
          </table:table-cell>
          <table:table-cell table:number-columns-repeated="2" office:value-type="float" office:value="-0">
            <text:p>-0</text:p>
          </table:table-cell>
          <table:table-cell office:value-type="string">
            <text:p>A. Deserti; M. Galbiati; F. Galli</text:p>
          </table:table-cell>
          <table:table-cell table:number-columns-repeated="2" office:value-type="float" office:value="-0">
            <text:p>-0</text:p>
          </table:table-cell>
          <table:table-cell office:value-type="float" office:value="2003">
            <text:p>2003</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62254</text:p>
          </table:table-cell>
          <table:table-cell office:value-type="float" office:value="-0">
            <text:p>-0</text:p>
          </table:table-cell>
          <table:table-cell office:value-type="string">
            <text:p>Libreria Clup</text:p>
          </table:table-cell>
          <table:table-cell office:value-type="string">
            <text:p>Progettare e costruire imbarcazioni da diporto</text:p>
          </table:table-cell>
          <table:table-cell office:value-type="string">
            <text:p>Milano</text:p>
          </table:table-cell>
          <table:table-cell table:number-columns-repeated="2" office:value-type="float" office:value="-0">
            <text:p>-0</text:p>
          </table:table-cell>
          <table:table-cell office:value-type="string">
            <text:p>S. Piardi; A. Ratti</text:p>
          </table:table-cell>
          <table:table-cell table:number-columns-repeated="2" office:value-type="float" office:value="-0">
            <text:p>-0</text:p>
          </table:table-cell>
          <table:table-cell office:value-type="float" office:value="2003">
            <text:p>2003</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64969</text:p>
          </table:table-cell>
          <table:table-cell office:value-type="float" office:value="-0">
            <text:p>-0</text:p>
          </table:table-cell>
          <table:table-cell office:value-type="string">
            <text:p>Edizioni Poli.Design</text:p>
          </table:table-cell>
          <table:table-cell office:value-type="string">
            <text:p>CimbalImage. Il movie design per la comunicazione d'impresa. Un progetto per il gruppo Cimbali-Faema</text:p>
          </table:table-cell>
          <table:table-cell office:value-type="string">
            <text:p>Milano</text:p>
          </table:table-cell>
          <table:table-cell table:number-columns-repeated="2" office:value-type="float" office:value="-0">
            <text:p>-0</text:p>
          </table:table-cell>
          <table:table-cell office:value-type="string">
            <text:p>M. Galbiati; A. Terranova</text:p>
          </table:table-cell>
          <table:table-cell table:number-columns-repeated="2" office:value-type="float" office:value="-0">
            <text:p>-0</text:p>
          </table:table-cell>
          <table:table-cell office:value-type="float" office:value="2003">
            <text:p>2003</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240</text:p>
          </table:table-cell>
          <table:table-cell office:value-type="float" office:value="-0">
            <text:p>-0</text:p>
          </table:table-cell>
          <table:table-cell office:value-type="string">
            <text:p>FrancoAngeli</text:p>
          </table:table-cell>
          <table:table-cell office:value-type="string">
            <text:p>La creativitÃ  diffusa. Culture e mestieri della moda oggi</text:p>
          </table:table-cell>
          <table:table-cell office:value-type="string">
            <text:p>MILANO</text:p>
          </table:table-cell>
          <table:table-cell office:value-type="string">
            <text:p>ita</text:p>
          </table:table-cell>
          <table:table-cell office:value-type="float" office:value="-0">
            <text:p>-0</text:p>
          </table:table-cell>
          <table:table-cell office:value-type="string">
            <text:p>P. VOLONTE'</text:p>
          </table:table-cell>
          <table:table-cell table:number-columns-repeated="2" office:value-type="float" office:value="-0">
            <text:p>-0</text:p>
          </table:table-cell>
          <table:table-cell office:value-type="float" office:value="2003">
            <text:p>2003</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table:number-columns-repeated="2" office:value-type="float" office:value="-0">
            <text:p>-0</text:p>
          </table:table-cell>
          <table:table-cell office:value-type="string">
            <text:p>food design; ricerca-azione; design per lo sviluppo locale</text:p>
          </table:table-cell>
          <table:table-cell office:value-type="string">
            <text:p>http://hdl.handle.net/11311/532322</text:p>
          </table:table-cell>
          <table:table-cell office:value-type="float" office:value="-0">
            <text:p>-0</text:p>
          </table:table-cell>
          <table:table-cell office:value-type="string">
            <text:p>edizioni CLEAN</text:p>
          </table:table-cell>
          <table:table-cell office:value-type="string">
            <text:p>Design e sistema-prodotto alimentare. Un'esperienza territoriale di ricerca azione.</text:p>
          </table:table-cell>
          <table:table-cell office:value-type="string">
            <text:p>NAPOLI</text:p>
          </table:table-cell>
          <table:table-cell office:value-type="string">
            <text:p>ita</text:p>
          </table:table-cell>
          <table:table-cell office:value-type="float" office:value="-0">
            <text:p>-0</text:p>
          </table:table-cell>
          <table:table-cell office:value-type="string">
            <text:p>V. CRISTALLO; E. GUIDA; A. MORONE; M. PARENTE</text:p>
          </table:table-cell>
          <table:table-cell table:number-columns-repeated="2" office:value-type="float" office:value="-0">
            <text:p>-0</text:p>
          </table:table-cell>
          <table:table-cell office:value-type="float" office:value="2003">
            <text:p>200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4">
            <text:p>4</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45</text:p>
          </table:table-cell>
          <table:table-cell office:value-type="float" office:value="-0">
            <text:p>-0</text:p>
          </table:table-cell>
          <table:table-cell office:value-type="string">
            <text:p>poli.design</text:p>
          </table:table-cell>
          <table:table-cell office:value-type="string">
            <text:p>Designing Designers: Design for a local global world</text:p>
          </table:table-cell>
          <table:table-cell office:value-type="string">
            <text:p>MILANO</text:p>
          </table:table-cell>
          <table:table-cell table:number-columns-repeated="2" office:value-type="float" office:value="-0">
            <text:p>-0</text:p>
          </table:table-cell>
          <table:table-cell office:value-type="string">
            <text:p>L. COLLINA; GIULIANO SIMONELLI</text:p>
          </table:table-cell>
          <table:table-cell table:number-columns-repeated="2" office:value-type="float" office:value="-0">
            <text:p>-0</text:p>
          </table:table-cell>
          <table:table-cell office:value-type="float" office:value="2003">
            <text:p>2003</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86</text:p>
          </table:table-cell>
          <table:table-cell office:value-type="float" office:value="-0">
            <text:p>-0</text:p>
          </table:table-cell>
          <table:table-cell office:value-type="string">
            <text:p>Moretti&amp;Vitali</text:p>
          </table:table-cell>
          <table:table-cell office:value-type="string">
            <text:p>Un edificio per il terziario. La nuova sede ABB Italia a Sesto San Giovanni</text:p>
          </table:table-cell>
          <table:table-cell office:value-type="string">
            <text:p>BERGAMO</text:p>
          </table:table-cell>
          <table:table-cell table:number-columns-repeated="2" office:value-type="float" office:value="-0">
            <text:p>-0</text:p>
          </table:table-cell>
          <table:table-cell office:value-type="string">
            <text:p>S. ZINGALE</text:p>
          </table:table-cell>
          <table:table-cell table:number-columns-repeated="2" office:value-type="float" office:value="-0">
            <text:p>-0</text:p>
          </table:table-cell>
          <table:table-cell office:value-type="float" office:value="2003">
            <text:p>2003</text:p>
          </table:table-cell>
          <table:table-cell office:value-type="string">
            <text:p>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32511</text:p>
          </table:table-cell>
          <table:table-cell office:value-type="float" office:value="-0">
            <text:p>-0</text:p>
          </table:table-cell>
          <table:table-cell office:value-type="string">
            <text:p>Polidesign</text:p>
          </table:table-cell>
          <table:table-cell office:value-type="string">
            <text:p>Ricerca design e sperimentazione per lâ€™innovazione di prodotto nel settore dellâ€™accessorio moda: il caso Mangiameli</text:p>
          </table:table-cell>
          <table:table-cell office:value-type="string">
            <text:p>MILANO</text:p>
          </table:table-cell>
          <table:table-cell office:value-type="string">
            <text:p>ita</text:p>
          </table:table-cell>
          <table:table-cell office:value-type="float" office:value="-0">
            <text:p>-0</text:p>
          </table:table-cell>
          <table:table-cell office:value-type="string">
            <text:p>P. BERTOLA</text:p>
          </table:table-cell>
          <table:table-cell table:number-columns-repeated="2" office:value-type="float" office:value="-0">
            <text:p>-0</text:p>
          </table:table-cell>
          <table:table-cell office:value-type="float" office:value="2003">
            <text:p>2003</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576</text:p>
          </table:table-cell>
          <table:table-cell office:value-type="float" office:value="-0">
            <text:p>-0</text:p>
          </table:table-cell>
          <table:table-cell office:value-type="string">
            <text:p>Clup</text:p>
          </table:table-cell>
          <table:table-cell office:value-type="string">
            <text:p>Progettare e costruire imbarcazioni da diporto</text:p>
          </table:table-cell>
          <table:table-cell office:value-type="string">
            <text:p>MILANO</text:p>
          </table:table-cell>
          <table:table-cell office:value-type="string">
            <text:p>ita</text:p>
          </table:table-cell>
          <table:table-cell office:value-type="float" office:value="-0">
            <text:p>-0</text:p>
          </table:table-cell>
          <table:table-cell office:value-type="string">
            <text:p>A. RATTI; PIARDI S</text:p>
          </table:table-cell>
          <table:table-cell table:number-columns-repeated="2" office:value-type="float" office:value="-0">
            <text:p>-0</text:p>
          </table:table-cell>
          <table:table-cell office:value-type="float" office:value="2003">
            <text:p>2003</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47790</text:p>
          </table:table-cell>
          <table:table-cell office:value-type="float" office:value="-0">
            <text:p>-0</text:p>
          </table:table-cell>
          <table:table-cell office:value-type="string">
            <text:p>Poli.design</text:p>
          </table:table-cell>
          <table:table-cell office:value-type="string">
            <text:p>STAR | Sistema Topologico Argomentativo della Ricerca | Costruire lâ€™organizzazione della conoscenza |Il caso ME.Design</text:p>
          </table:table-cell>
          <table:table-cell office:value-type="string">
            <text:p>Milano</text:p>
          </table:table-cell>
          <table:table-cell office:value-type="string">
            <text:p>ita</text:p>
          </table:table-cell>
          <table:table-cell office:value-type="float" office:value="-0">
            <text:p>-0</text:p>
          </table:table-cell>
          <table:table-cell office:value-type="string">
            <text:p>A. Castelli; B. Villari</text:p>
          </table:table-cell>
          <table:table-cell table:number-columns-repeated="2" office:value-type="float" office:value="-0">
            <text:p>-0</text:p>
          </table:table-cell>
          <table:table-cell office:value-type="float" office:value="2003">
            <text:p>200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70243</text:p>
          </table:table-cell>
          <table:table-cell office:value-type="float" office:value="-0">
            <text:p>-0</text:p>
          </table:table-cell>
          <table:table-cell office:value-type="string">
            <text:p>CHARTA</text:p>
          </table:table-cell>
          <table:table-cell office:value-type="string">
            <text:p>Acqua-da-bere</text:p>
          </table:table-cell>
          <table:table-cell office:value-type="string">
            <text:p>Milano</text:p>
          </table:table-cell>
          <table:table-cell office:value-type="string">
            <text:p>eng</text:p>
          </table:table-cell>
          <table:table-cell office:value-type="float" office:value="-0">
            <text:p>-0</text:p>
          </table:table-cell>
          <table:table-cell office:value-type="string">
            <text:p>A. BARBARA</text:p>
          </table:table-cell>
          <table:table-cell table:number-columns-repeated="2" office:value-type="float" office:value="-0">
            <text:p>-0</text:p>
          </table:table-cell>
          <table:table-cell office:value-type="float" office:value="2003">
            <text:p>2003</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66015</text:p>
          </table:table-cell>
          <table:table-cell office:value-type="float" office:value="-0">
            <text:p>-0</text:p>
          </table:table-cell>
          <table:table-cell office:value-type="string">
            <text:p>Alinea</text:p>
          </table:table-cell>
          <table:table-cell office:value-type="string">
            <text:p>16 tisaniere</text:p>
          </table:table-cell>
          <table:table-cell office:value-type="string">
            <text:p>Firenze</text:p>
          </table:table-cell>
          <table:table-cell office:value-type="string">
            <text:p>ita</text:p>
          </table:table-cell>
          <table:table-cell office:value-type="float" office:value="-0">
            <text:p>-0</text:p>
          </table:table-cell>
          <table:table-cell office:value-type="string">
            <text:p>M. C. Tonelli</text:p>
          </table:table-cell>
          <table:table-cell table:number-columns-repeated="2" office:value-type="float" office:value="-0">
            <text:p>-0</text:p>
          </table:table-cell>
          <table:table-cell office:value-type="float" office:value="2003">
            <text:p>200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arte ambientale; arte ambientata; ready made</text:p>
          </table:table-cell>
          <table:table-cell office:value-type="string">
            <text:p>http://hdl.handle.net/11311/690865</text:p>
          </table:table-cell>
          <table:table-cell office:value-type="float" office:value="-0">
            <text:p>-0</text:p>
          </table:table-cell>
          <table:table-cell office:value-type="string">
            <text:p>Gli Ori</text:p>
          </table:table-cell>
          <table:table-cell office:value-type="string">
            <text:p>Il Giardino di Daniel Spoerri</text:p>
          </table:table-cell>
          <table:table-cell office:value-type="string">
            <text:p>Prato</text:p>
          </table:table-cell>
          <table:table-cell office:value-type="string">
            <text:p>ita</text:p>
          </table:table-cell>
          <table:table-cell office:value-type="float" office:value="-0">
            <text:p>-0</text:p>
          </table:table-cell>
          <table:table-cell office:value-type="string">
            <text:p>A.Mazzanti</text:p>
          </table:table-cell>
          <table:table-cell table:number-columns-repeated="2" office:value-type="float" office:value="-0">
            <text:p>-0</text:p>
          </table:table-cell>
          <table:table-cell office:value-type="float" office:value="2003">
            <text:p>2003</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3207</text:p>
          </table:table-cell>
          <table:table-cell office:value-type="float" office:value="-0">
            <text:p>-0</text:p>
          </table:table-cell>
          <table:table-cell office:value-type="string">
            <text:p>CASVA, Centro di Alti Studi sulle Arti Visive, Comune di Milano</text:p>
          </table:table-cell>
          <table:table-cell office:value-type="string">
            <text:p>Gli archivi di architettura in Lombardia. Censimento delle fonti</text:p>
          </table:table-cell>
          <table:table-cell office:value-type="string">
            <text:p>Milano</text:p>
          </table:table-cell>
          <table:table-cell office:value-type="string">
            <text:p>ita</text:p>
          </table:table-cell>
          <table:table-cell office:value-type="float" office:value="-0">
            <text:p>-0</text:p>
          </table:table-cell>
          <table:table-cell office:value-type="string">
            <text:p>G. L. CiagÃ </text:p>
          </table:table-cell>
          <table:table-cell table:number-columns-repeated="2" office:value-type="float" office:value="-0">
            <text:p>-0</text:p>
          </table:table-cell>
          <table:table-cell office:value-type="float" office:value="2003">
            <text:p>2003</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Storia del design della comunicazione; Triennale di Milano; grafica; Milano; anni trenta; anni quaranta; anni cinquanta; anni settanta; anni ottanta; anni novanta</text:p>
          </table:table-cell>
          <table:table-cell office:value-type="string">
            <text:p>http://hdl.handle.net/11311/242853</text:p>
          </table:table-cell>
          <table:table-cell office:value-type="float" office:value="-0">
            <text:p>-0</text:p>
          </table:table-cell>
          <table:table-cell office:value-type="string">
            <text:p>Casa Editrice Charta</text:p>
          </table:table-cell>
          <table:table-cell office:value-type="string">
            <text:p>Come Comete. Annunci e messaggi nella grafica della Triennale</text:p>
          </table:table-cell>
          <table:table-cell office:value-type="string">
            <text:p>Milano</text:p>
          </table:table-cell>
          <table:table-cell office:value-type="string">
            <text:p>ita</text:p>
          </table:table-cell>
          <table:table-cell office:value-type="float" office:value="-0">
            <text:p>-0</text:p>
          </table:table-cell>
          <table:table-cell office:value-type="string">
            <text:p>S. Annicchiarico; M. Piazza</text:p>
          </table:table-cell>
          <table:table-cell office:value-type="string">
            <text:p>Come comete. Annunci e messaggi nella grafica della Triennale</text:p>
          </table:table-cell>
          <table:table-cell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44604</text:p>
          </table:table-cell>
          <table:table-cell office:value-type="float" office:value="-0">
            <text:p>-0</text:p>
          </table:table-cell>
          <table:table-cell office:value-type="string">
            <text:p>Edizioni Poli.Design</text:p>
          </table:table-cell>
          <table:table-cell office:value-type="string">
            <text:p>Design Multiverso. Appunti di Fenomenologia del Design</text:p>
          </table:table-cell>
          <table:table-cell office:value-type="string">
            <text:p>Milano</text:p>
          </table:table-cell>
          <table:table-cell table:number-columns-repeated="2" office:value-type="float" office:value="-0">
            <text:p>-0</text:p>
          </table:table-cell>
          <table:table-cell office:value-type="string">
            <text:p>P. Bertola; E. Manzini</text:p>
          </table:table-cell>
          <table:table-cell table:number-columns-repeated="2" office:value-type="float" office:value="-0">
            <text:p>-0</text:p>
          </table:table-cell>
          <table:table-cell office:value-type="float" office:value="2004">
            <text:p>2004</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247158</text:p>
          </table:table-cell>
          <table:table-cell office:value-type="float" office:value="-0">
            <text:p>-0</text:p>
          </table:table-cell>
          <table:table-cell office:value-type="string">
            <text:p>Edizioni Poli.Design</text:p>
          </table:table-cell>
          <table:table-cell office:value-type="string">
            <text:p>Design at work 2004</text:p>
          </table:table-cell>
          <table:table-cell office:value-type="string">
            <text:p>Milano</text:p>
          </table:table-cell>
          <table:table-cell office:value-type="string">
            <text:p>ita;eng</text:p>
          </table:table-cell>
          <table:table-cell office:value-type="float" office:value="-0">
            <text:p>-0</text:p>
          </table:table-cell>
          <table:table-cell office:value-type="string">
            <text:p>S. Palmieri</text:p>
          </table:table-cell>
          <table:table-cell office:value-type="string">
            <text:p>design at work 2004</text:p>
          </table:table-cell>
          <table:table-cell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50135</text:p>
          </table:table-cell>
          <table:table-cell office:value-type="float" office:value="-0">
            <text:p>-0</text:p>
          </table:table-cell>
          <table:table-cell office:value-type="string">
            <text:p>Clup</text:p>
          </table:table-cell>
          <table:table-cell office:value-type="string">
            <text:p>Costruire imbarcazioni da diporto</text:p>
          </table:table-cell>
          <table:table-cell office:value-type="string">
            <text:p>Milano</text:p>
          </table:table-cell>
          <table:table-cell table:number-columns-repeated="2" office:value-type="float" office:value="-0">
            <text:p>-0</text:p>
          </table:table-cell>
          <table:table-cell office:value-type="string">
            <text:p>S. Piardi; A. Ratti</text:p>
          </table:table-cell>
          <table:table-cell table:number-columns-repeated="2"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55226</text:p>
          </table:table-cell>
          <table:table-cell office:value-type="float" office:value="-0">
            <text:p>-0</text:p>
          </table:table-cell>
          <table:table-cell office:value-type="string">
            <text:p>Edizioni Poli.Design</text:p>
          </table:table-cell>
          <table:table-cell office:value-type="string">
            <text:p>Il corpo delle cose</text:p>
          </table:table-cell>
          <table:table-cell office:value-type="string">
            <text:p>Milano</text:p>
          </table:table-cell>
          <table:table-cell office:value-type="string">
            <text:p>ita</text:p>
          </table:table-cell>
          <table:table-cell office:value-type="float" office:value="-0">
            <text:p>-0</text:p>
          </table:table-cell>
          <table:table-cell office:value-type="string">
            <text:p>L. Collina</text:p>
          </table:table-cell>
          <table:table-cell table:number-columns-repeated="2"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UsabilitÃ ; User centred design; qualitÃ  d'uso</text:p>
          </table:table-cell>
          <table:table-cell office:value-type="string">
            <text:p>http://hdl.handle.net/11311/263492</text:p>
          </table:table-cell>
          <table:table-cell office:value-type="float" office:value="-0">
            <text:p>-0</text:p>
          </table:table-cell>
          <table:table-cell office:value-type="string">
            <text:p>Moretti&amp;Vitali</text:p>
          </table:table-cell>
          <table:table-cell office:value-type="string">
            <text:p>L'usabilitÃ  dei prodotti industriali</text:p>
          </table:table-cell>
          <table:table-cell office:value-type="string">
            <text:p>Milano</text:p>
          </table:table-cell>
          <table:table-cell office:value-type="string">
            <text:p>ita</text:p>
          </table:table-cell>
          <table:table-cell office:value-type="float" office:value="-0">
            <text:p>-0</text:p>
          </table:table-cell>
          <table:table-cell office:value-type="string">
            <text:p>L. Anselmi; F. Tosi</text:p>
          </table:table-cell>
          <table:table-cell table:number-columns-repeated="2"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32245</text:p>
          </table:table-cell>
          <table:table-cell office:value-type="float" office:value="-0">
            <text:p>-0</text:p>
          </table:table-cell>
          <table:table-cell office:value-type="string">
            <text:p>Bompiani</text:p>
          </table:table-cell>
          <table:table-cell office:value-type="string">
            <text:p>Edmund Husserl. Fenomenologia e teoria della conoscenza</text:p>
          </table:table-cell>
          <table:table-cell office:value-type="string">
            <text:p>MILANO</text:p>
          </table:table-cell>
          <table:table-cell office:value-type="string">
            <text:p>ita;ger</text:p>
          </table:table-cell>
          <table:table-cell office:value-type="float" office:value="-0">
            <text:p>-0</text:p>
          </table:table-cell>
          <table:table-cell office:value-type="string">
            <text:p>P. VOLONTE'</text:p>
          </table:table-cell>
          <table:table-cell table:number-columns-repeated="2" office:value-type="float" office:value="-0">
            <text:p>-0</text:p>
          </table:table-cell>
          <table:table-cell office:value-type="float" office:value="2004">
            <text:p>200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46</text:p>
          </table:table-cell>
          <table:table-cell office:value-type="float" office:value="-0">
            <text:p>-0</text:p>
          </table:table-cell>
          <table:table-cell office:value-type="string">
            <text:p>Cranfield University</text:p>
          </table:table-cell>
          <table:table-cell office:value-type="string">
            <text:p>Solution oriented partnership. How to design industrialised sustainable solutions</text:p>
          </table:table-cell>
          <table:table-cell table:number-columns-repeated="3" office:value-type="float" office:value="-0">
            <text:p>-0</text:p>
          </table:table-cell>
          <table:table-cell office:value-type="string">
            <text:p>EZIO MANZINI; L. COLLINA; STEVE EVANS</text:p>
          </table:table-cell>
          <table:table-cell table:number-columns-repeated="2" office:value-type="float" office:value="-0">
            <text:p>-0</text:p>
          </table:table-cell>
          <table:table-cell office:value-type="float" office:value="2004">
            <text:p>2004</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533</text:p>
          </table:table-cell>
          <table:table-cell table:number-columns-repeated="2" office:value-type="float" office:value="-0">
            <text:p>-0</text:p>
          </table:table-cell>
          <table:table-cell office:value-type="string">
            <text:p>Progetto giovane</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G. SIMONELLI; BARONI D</text:p>
          </table:table-cell>
          <table:table-cell table:number-columns-repeated="2" office:value-type="float" office:value="-0">
            <text:p>-0</text:p>
          </table:table-cell>
          <table:table-cell office:value-type="float" office:value="2004">
            <text:p>2004</text:p>
          </table:table-cell>
          <table:table-cell office:value-type="string">
            <text:p>internazionale</text:p>
          </table:table-cell>
          <table:table-cell office:value-type="string">
            <text:p>06 CURATELA::06.1 Curatela</text:p>
          </table:table-cell>
          <table:table-cell table:number-columns-repeated="2"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706</text:p>
          </table:table-cell>
          <table:table-cell office:value-type="float" office:value="-0">
            <text:p>-0</text:p>
          </table:table-cell>
          <table:table-cell office:value-type="string">
            <text:p>FrancoAngeli</text:p>
          </table:table-cell>
          <table:table-cell office:value-type="string">
            <text:p>Design della comunicazione ed esperienze di acquisto</text:p>
          </table:table-cell>
          <table:table-cell office:value-type="string">
            <text:p>MILANO</text:p>
          </table:table-cell>
          <table:table-cell office:value-type="string">
            <text:p>ita</text:p>
          </table:table-cell>
          <table:table-cell office:value-type="float" office:value="-0">
            <text:p>-0</text:p>
          </table:table-cell>
          <table:table-cell office:value-type="string">
            <text:p>V. BUCCHETTI</text:p>
          </table:table-cell>
          <table:table-cell table:number-columns-repeated="2"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54612</text:p>
          </table:table-cell>
          <table:table-cell office:value-type="float" office:value="-0">
            <text:p>-0</text:p>
          </table:table-cell>
          <table:table-cell office:value-type="string">
            <text:p>Edizioni POLI.Design</text:p>
          </table:table-cell>
          <table:table-cell office:value-type="string">
            <text:p>Sapere, immaginare, fare: il design dâ€™innovazione per lâ€™elettrodomestico. Formazione post-lauream per il design dei prodotti a media complessitÃ </text:p>
          </table:table-cell>
          <table:table-cell office:value-type="string">
            <text:p>Milano</text:p>
          </table:table-cell>
          <table:table-cell office:value-type="string">
            <text:p>ita</text:p>
          </table:table-cell>
          <table:table-cell office:value-type="float" office:value="-0">
            <text:p>-0</text:p>
          </table:table-cell>
          <table:table-cell office:value-type="string">
            <text:p>L. Rampino</text:p>
          </table:table-cell>
          <table:table-cell table:number-columns-repeated="2"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54653</text:p>
          </table:table-cell>
          <table:table-cell office:value-type="float" office:value="-0">
            <text:p>-0</text:p>
          </table:table-cell>
          <table:table-cell office:value-type="string">
            <text:p>La rivista del colore</text:p>
          </table:table-cell>
          <table:table-cell office:value-type="string">
            <text:p>Design e finitura dei compositi derivati dal legno</text:p>
          </table:table-cell>
          <table:table-cell office:value-type="string">
            <text:p>Vimercate (MI)</text:p>
          </table:table-cell>
          <table:table-cell table:number-columns-repeated="2" office:value-type="float" office:value="-0">
            <text:p>-0</text:p>
          </table:table-cell>
          <table:table-cell office:value-type="string">
            <text:p>M. Ingaramo</text:p>
          </table:table-cell>
          <table:table-cell table:number-columns-repeated="2" office:value-type="float" office:value="-0">
            <text:p>-0</text:p>
          </table:table-cell>
          <table:table-cell office:value-type="float" office:value="2004">
            <text:p>2004</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63132</text:p>
          </table:table-cell>
          <table:table-cell office:value-type="float" office:value="-0">
            <text:p>-0</text:p>
          </table:table-cell>
          <table:table-cell office:value-type="string">
            <text:p>Apogeo</text:p>
          </table:table-cell>
          <table:table-cell office:value-type="string">
            <text:p>Interaction Design</text:p>
          </table:table-cell>
          <table:table-cell office:value-type="string">
            <text:p>MILANO</text:p>
          </table:table-cell>
          <table:table-cell office:value-type="string">
            <text:p>ita</text:p>
          </table:table-cell>
          <table:table-cell office:value-type="float" office:value="-0">
            <text:p>-0</text:p>
          </table:table-cell>
          <table:table-cell office:value-type="string">
            <text:p>F. Rizzo</text:p>
          </table:table-cell>
          <table:table-cell table:number-columns-repeated="2" office:value-type="float" office:value="-0">
            <text:p>-0</text:p>
          </table:table-cell>
          <table:table-cell office:value-type="float" office:value="2004">
            <text:p>200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arte ambientale; site specific; environment art; scultura all'aperto; scultura ambientata; land art</text:p>
          </table:table-cell>
          <table:table-cell office:value-type="string">
            <text:p>http://hdl.handle.net/11311/641735</text:p>
          </table:table-cell>
          <table:table-cell office:value-type="float" office:value="-0">
            <text:p>-0</text:p>
          </table:table-cell>
          <table:table-cell office:value-type="string">
            <text:p>Maschietto Editore</text:p>
          </table:table-cell>
          <table:table-cell office:value-type="string">
            <text:p>â€œSENTIERI NELLâ€™ARTEâ€. Il contemporaneo nel paesaggio toscano</text:p>
          </table:table-cell>
          <table:table-cell office:value-type="string">
            <text:p>Firenze</text:p>
          </table:table-cell>
          <table:table-cell office:value-type="string">
            <text:p>ita</text:p>
          </table:table-cell>
          <table:table-cell office:value-type="float" office:value="-0">
            <text:p>-0</text:p>
          </table:table-cell>
          <table:table-cell office:value-type="string">
            <text:p>A.Mazzanti</text:p>
          </table:table-cell>
          <table:table-cell table:number-columns-repeated="2" office:value-type="float" office:value="-0">
            <text:p>-0</text:p>
          </table:table-cell>
          <table:table-cell office:value-type="float" office:value="2004">
            <text:p>200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243592</text:p>
          </table:table-cell>
          <table:table-cell office:value-type="float" office:value="-0">
            <text:p>-0</text:p>
          </table:table-cell>
          <table:table-cell office:value-type="string">
            <text:p>Clup Ed.</text:p>
          </table:table-cell>
          <table:table-cell office:value-type="string">
            <text:p>Gesticolando. cenni sulla diversitÃ </text:p>
          </table:table-cell>
          <table:table-cell office:value-type="string">
            <text:p>Milano</text:p>
          </table:table-cell>
          <table:table-cell office:value-type="string">
            <text:p>ita</text:p>
          </table:table-cell>
          <table:table-cell office:value-type="float" office:value="-0">
            <text:p>-0</text:p>
          </table:table-cell>
          <table:table-cell office:value-type="string">
            <text:p>Davide, Crippa; Barbara, Di Prete</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251057</text:p>
          </table:table-cell>
          <table:table-cell office:value-type="float" office:value="-0">
            <text:p>-0</text:p>
          </table:table-cell>
          <table:table-cell office:value-type="string">
            <text:p>Franco Angeli</text:p>
          </table:table-cell>
          <table:table-cell office:value-type="string">
            <text:p>Packaging design</text:p>
          </table:table-cell>
          <table:table-cell office:value-type="string">
            <text:p>Milano</text:p>
          </table:table-cell>
          <table:table-cell office:value-type="string">
            <text:p>ita</text:p>
          </table:table-cell>
          <table:table-cell office:value-type="float" office:value="-0">
            <text:p>-0</text:p>
          </table:table-cell>
          <table:table-cell office:value-type="string">
            <text:p>V. Bucchetti</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Hospitality design; OspitalitÃ </text:p>
          </table:table-cell>
          <table:table-cell office:value-type="string">
            <text:p>http://hdl.handle.net/11311/261995</text:p>
          </table:table-cell>
          <table:table-cell office:value-type="float" office:value="-0">
            <text:p>-0</text:p>
          </table:table-cell>
          <table:table-cell office:value-type="string">
            <text:p>Edizioni Poli.Design</text:p>
          </table:table-cell>
          <table:table-cell office:value-type="string">
            <text:p>Designing Designers: Designing Hospitality- Visions, scenarios, systems, services, spaces and products</text:p>
          </table:table-cell>
          <table:table-cell office:value-type="string">
            <text:p>Milano</text:p>
          </table:table-cell>
          <table:table-cell office:value-type="string">
            <text:p>eng</text:p>
          </table:table-cell>
          <table:table-cell office:value-type="float" office:value="-0">
            <text:p>-0</text:p>
          </table:table-cell>
          <table:table-cell office:value-type="string">
            <text:p>L. Collina; F. Scullica</text:p>
          </table:table-cell>
          <table:table-cell table:number-columns-repeated="2" office:value-type="float" office:value="-0">
            <text:p>-0</text:p>
          </table:table-cell>
          <table:table-cell office:value-type="float" office:value="2005">
            <text:p>2005</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66768</text:p>
          </table:table-cell>
          <table:table-cell office:value-type="float" office:value="-0">
            <text:p>-0</text:p>
          </table:table-cell>
          <table:table-cell office:value-type="string">
            <text:p>Edizioni Poli.Design</text:p>
          </table:table-cell>
          <table:table-cell office:value-type="string">
            <text:p>ManteroMood. Moviedesign for the silk concepÃ¬ store La Tessitura_Como</text:p>
          </table:table-cell>
          <table:table-cell office:value-type="string">
            <text:p>Milano</text:p>
          </table:table-cell>
          <table:table-cell table:number-columns-repeated="2" office:value-type="float" office:value="-0">
            <text:p>-0</text:p>
          </table:table-cell>
          <table:table-cell office:value-type="string">
            <text:p>M. Galbiati; F. Piredda</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68961</text:p>
          </table:table-cell>
          <table:table-cell office:value-type="float" office:value="-0">
            <text:p>-0</text:p>
          </table:table-cell>
          <table:table-cell office:value-type="string">
            <text:p>Van Gorcum</text:p>
          </table:table-cell>
          <table:table-cell office:value-type="string">
            <text:p>Methodology for Product Service System. How to develop clean, clever and competitive strategies in companies</text:p>
          </table:table-cell>
          <table:table-cell office:value-type="string">
            <text:p>Assen</text:p>
          </table:table-cell>
          <table:table-cell office:value-type="string">
            <text:p>eng</text:p>
          </table:table-cell>
          <table:table-cell office:value-type="float" office:value="-0">
            <text:p>-0</text:p>
          </table:table-cell>
          <table:table-cell office:value-type="string">
            <text:p>C. Van Halen; C. Vezzoli; R. Wimmer</text:p>
          </table:table-cell>
          <table:table-cell table:number-columns-repeated="2" office:value-type="float" office:value="-0">
            <text:p>-0</text:p>
          </table:table-cell>
          <table:table-cell office:value-type="float" office:value="2005">
            <text:p>2005</text:p>
          </table:table-cell>
          <table:table-cell office:value-type="string">
            <text:p>internazionale</text:p>
          </table:table-cell>
          <table:table-cell office:value-type="string">
            <text:p>06 CURATELA::06.1 Curatela</text:p>
          </table:table-cell>
          <table:table-cell office:value-type="float" office:value="-0">
            <text:p>-0</text:p>
          </table:table-cell>
          <table:table-cell office:value-type="string">
            <text:p>NLD</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74162</text:p>
          </table:table-cell>
          <table:table-cell office:value-type="float" office:value="-0">
            <text:p>-0</text:p>
          </table:table-cell>
          <table:table-cell office:value-type="string">
            <text:p>Edizioni Poli.Design</text:p>
          </table:table-cell>
          <table:table-cell office:value-type="string">
            <text:p>Performance. Designing for a cultural challange</text:p>
          </table:table-cell>
          <table:table-cell office:value-type="string">
            <text:p>Milano</text:p>
          </table:table-cell>
          <table:table-cell table:number-columns-repeated="2" office:value-type="float" office:value="-0">
            <text:p>-0</text:p>
          </table:table-cell>
          <table:table-cell office:value-type="string">
            <text:p>L. Crespi; G. Piccinno; A. Rebaglio</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294</text:p>
          </table:table-cell>
          <table:table-cell office:value-type="float" office:value="-0">
            <text:p>-0</text:p>
          </table:table-cell>
          <table:table-cell office:value-type="string">
            <text:p>LibreriaClup</text:p>
          </table:table-cell>
          <table:table-cell office:value-type="string">
            <text:p>Costruire imbarcazioni da diporto. Esperienze in cantiere</text:p>
          </table:table-cell>
          <table:table-cell office:value-type="string">
            <text:p>MILANO</text:p>
          </table:table-cell>
          <table:table-cell table:number-columns-repeated="2" office:value-type="float" office:value="-0">
            <text:p>-0</text:p>
          </table:table-cell>
          <table:table-cell office:value-type="string">
            <text:p>S. PIARDI; RATTI A.; MAGGIULLI F.</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16</text:p>
          </table:table-cell>
          <table:table-cell office:value-type="float" office:value="-0">
            <text:p>-0</text:p>
          </table:table-cell>
          <table:table-cell office:value-type="string">
            <text:p>CEA</text:p>
          </table:table-cell>
          <table:table-cell office:value-type="string">
            <text:p>Materiali e Design</text:p>
          </table:table-cell>
          <table:table-cell office:value-type="string">
            <text:p>MILANO</text:p>
          </table:table-cell>
          <table:table-cell office:value-type="string">
            <text:p>ita</text:p>
          </table:table-cell>
          <table:table-cell office:value-type="float" office:value="-0">
            <text:p>-0</text:p>
          </table:table-cell>
          <table:table-cell office:value-type="string">
            <text:p>V. ROGNOLI; PEDEFERRI MP; DEL CURTO B; LEVI M</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4">
            <text:p>4</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52</text:p>
          </table:table-cell>
          <table:table-cell office:value-type="float" office:value="-0">
            <text:p>-0</text:p>
          </table:table-cell>
          <table:table-cell office:value-type="string">
            <text:p>POLI.design</text:p>
          </table:table-cell>
          <table:table-cell office:value-type="string">
            <text:p>Design, imprese, distretti. Un approccio all'innovazione</text:p>
          </table:table-cell>
          <table:table-cell office:value-type="string">
            <text:p>MILANO</text:p>
          </table:table-cell>
          <table:table-cell office:value-type="string">
            <text:p>ita</text:p>
          </table:table-cell>
          <table:table-cell office:value-type="float" office:value="-0">
            <text:p>-0</text:p>
          </table:table-cell>
          <table:table-cell office:value-type="string">
            <text:p>V. ARQUILLA; A. VIGNATI; G. SIMONELLI</text:p>
          </table:table-cell>
          <table:table-cell table:number-columns-repeated="2" office:value-type="float" office:value="-0">
            <text:p>-0</text:p>
          </table:table-cell>
          <table:table-cell office:value-type="float" office:value="2005">
            <text:p>2005</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88</text:p>
          </table:table-cell>
          <table:table-cell office:value-type="float" office:value="-0">
            <text:p>-0</text:p>
          </table:table-cell>
          <table:table-cell office:value-type="string">
            <text:p>Moretti Honegger</text:p>
          </table:table-cell>
          <table:table-cell office:value-type="string">
            <text:p>La semiotica e le arti utili in undici dialoghi</text:p>
          </table:table-cell>
          <table:table-cell office:value-type="string">
            <text:p>BERGAMO</text:p>
          </table:table-cell>
          <table:table-cell table:number-columns-repeated="2" office:value-type="float" office:value="-0">
            <text:p>-0</text:p>
          </table:table-cell>
          <table:table-cell office:value-type="string">
            <text:p>S. ZINGALE</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437</text:p>
          </table:table-cell>
          <table:table-cell office:value-type="float" office:value="-0">
            <text:p>-0</text:p>
          </table:table-cell>
          <table:table-cell office:value-type="string">
            <text:p>Aracne Editrice</text:p>
          </table:table-cell>
          <table:table-cell office:value-type="string">
            <text:p>Il progetto in Biodesign. La costruzione di un percorso</text:p>
          </table:table-cell>
          <table:table-cell office:value-type="string">
            <text:p>ROMA</text:p>
          </table:table-cell>
          <table:table-cell office:value-type="string">
            <text:p>ita</text:p>
          </table:table-cell>
          <table:table-cell office:value-type="float" office:value="-0">
            <text:p>-0</text:p>
          </table:table-cell>
          <table:table-cell office:value-type="string">
            <text:p>M. CANINA; VICENTINI F</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32543</text:p>
          </table:table-cell>
          <table:table-cell table:number-columns-repeated="2" office:value-type="float" office:value="-0">
            <text:p>-0</text:p>
          </table:table-cell>
          <table:table-cell office:value-type="string">
            <text:p>KIWI, Knowledge Interaction Web Instruction</text:p>
          </table:table-cell>
          <table:table-cell table:number-columns-repeated="3" office:value-type="float" office:value="-0">
            <text:p>-0</text:p>
          </table:table-cell>
          <table:table-cell office:value-type="string">
            <text:p>A. COLORNI VITALE</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575</text:p>
          </table:table-cell>
          <table:table-cell office:value-type="float" office:value="-0">
            <text:p>-0</text:p>
          </table:table-cell>
          <table:table-cell office:value-type="string">
            <text:p>Clup</text:p>
          </table:table-cell>
          <table:table-cell office:value-type="string">
            <text:p>Costruire imbarcazioni da diporto - Esperienze in cantiere</text:p>
          </table:table-cell>
          <table:table-cell office:value-type="string">
            <text:p>MILANO</text:p>
          </table:table-cell>
          <table:table-cell office:value-type="string">
            <text:p>ita</text:p>
          </table:table-cell>
          <table:table-cell office:value-type="float" office:value="-0">
            <text:p>-0</text:p>
          </table:table-cell>
          <table:table-cell office:value-type="string">
            <text:p>S. PIARDI; A. RATTI; F. MAGGIULLI</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707</text:p>
          </table:table-cell>
          <table:table-cell office:value-type="float" office:value="-0">
            <text:p>-0</text:p>
          </table:table-cell>
          <table:table-cell office:value-type="string">
            <text:p>Silvia Editrice</text:p>
          </table:table-cell>
          <table:table-cell office:value-type="string">
            <text:p>La coda della Q. 50 marchi per la Fondazione Quarta</text:p>
          </table:table-cell>
          <table:table-cell office:value-type="string">
            <text:p>MILANO</text:p>
          </table:table-cell>
          <table:table-cell office:value-type="string">
            <text:p>ita</text:p>
          </table:table-cell>
          <table:table-cell office:value-type="float" office:value="-0">
            <text:p>-0</text:p>
          </table:table-cell>
          <table:table-cell office:value-type="string">
            <text:p>V. BUCCHETTI; <text:s/>M. MINOGGIO</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53865</text:p>
          </table:table-cell>
          <table:table-cell office:value-type="float" office:value="-0">
            <text:p>-0</text:p>
          </table:table-cell>
          <table:table-cell office:value-type="string">
            <text:p>Aracne</text:p>
          </table:table-cell>
          <table:table-cell office:value-type="string">
            <text:p>Hard Design. Il Product Design oggi, tra innovazione e creativitÃ </text:p>
          </table:table-cell>
          <table:table-cell office:value-type="string">
            <text:p>Roma</text:p>
          </table:table-cell>
          <table:table-cell table:number-columns-repeated="2" office:value-type="float" office:value="-0">
            <text:p>-0</text:p>
          </table:table-cell>
          <table:table-cell office:value-type="string">
            <text:p>M. Ingaramo</text:p>
          </table:table-cell>
          <table:table-cell table:number-columns-repeated="2" office:value-type="float" office:value="-0">
            <text:p>-0</text:p>
          </table:table-cell>
          <table:table-cell office:value-type="float" office:value="2005">
            <text:p>2005</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movie design; comunicazione d'impresa; Mantero; videoinstallazioni; strategie di comunicazione</text:p>
          </table:table-cell>
          <table:table-cell office:value-type="string">
            <text:p>http://hdl.handle.net/11311/662196</text:p>
          </table:table-cell>
          <table:table-cell office:value-type="float" office:value="-0">
            <text:p>-0</text:p>
          </table:table-cell>
          <table:table-cell office:value-type="string">
            <text:p>Polidesign</text:p>
          </table:table-cell>
          <table:table-cell office:value-type="string">
            <text:p>ManteroMood. Movie design for the silk concept La Tessitura_Como</text:p>
          </table:table-cell>
          <table:table-cell office:value-type="string">
            <text:p>Milano</text:p>
          </table:table-cell>
          <table:table-cell office:value-type="string">
            <text:p>eng;ita</text:p>
          </table:table-cell>
          <table:table-cell office:value-type="float" office:value="-0">
            <text:p>-0</text:p>
          </table:table-cell>
          <table:table-cell office:value-type="string">
            <text:p>M. Galbiati; F. Piredda</text:p>
          </table:table-cell>
          <table:table-cell table:number-columns-repeated="2" office:value-type="float" office:value="-0">
            <text:p>-0</text:p>
          </table:table-cell>
          <table:table-cell office:value-type="float" office:value="2005">
            <text:p>200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1044</text:p>
          </table:table-cell>
          <table:table-cell office:value-type="float" office:value="-0">
            <text:p>-0</text:p>
          </table:table-cell>
          <table:table-cell office:value-type="string">
            <text:p>Electa</text:p>
          </table:table-cell>
          <table:table-cell office:value-type="string">
            <text:p>Le case nella Triennale. Dal Parco al QT8</text:p>
          </table:table-cell>
          <table:table-cell office:value-type="string">
            <text:p>Milano</text:p>
          </table:table-cell>
          <table:table-cell office:value-type="string">
            <text:p>ita</text:p>
          </table:table-cell>
          <table:table-cell office:value-type="float" office:value="-0">
            <text:p>-0</text:p>
          </table:table-cell>
          <table:table-cell office:value-type="string">
            <text:p>G. L. CiagÃ ; G. Tonon</text:p>
          </table:table-cell>
          <table:table-cell table:number-columns-repeated="2" office:value-type="float" office:value="-0">
            <text:p>-0</text:p>
          </table:table-cell>
          <table:table-cell office:value-type="float" office:value="2005">
            <text:p>200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Semitica; Arti; Design; Oggetti; Architettura; Spazi; CittÃ </text:p>
          </table:table-cell>
          <table:table-cell office:value-type="string">
            <text:p>http://hdl.handle.net/11311/691292</text:p>
          </table:table-cell>
          <table:table-cell office:value-type="float" office:value="-0">
            <text:p>-0</text:p>
          </table:table-cell>
          <table:table-cell office:value-type="string">
            <text:p>Moretti&amp;Vitali</text:p>
          </table:table-cell>
          <table:table-cell office:value-type="string">
            <text:p>La semiotica e le arti utili in undici dialoghi</text:p>
          </table:table-cell>
          <table:table-cell office:value-type="string">
            <text:p>Bergamo</text:p>
          </table:table-cell>
          <table:table-cell office:value-type="string">
            <text:p>ita</text:p>
          </table:table-cell>
          <table:table-cell office:value-type="float" office:value="-0">
            <text:p>-0</text:p>
          </table:table-cell>
          <table:table-cell office:value-type="string">
            <text:p>S. ZINGALE</text:p>
          </table:table-cell>
          <table:table-cell table:number-columns-repeated="2" office:value-type="float" office:value="-0">
            <text:p>-0</text:p>
          </table:table-cell>
          <table:table-cell office:value-type="float" office:value="2005">
            <text:p>200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92782</text:p>
          </table:table-cell>
          <table:table-cell office:value-type="string">
            <text:p>Nessuno</text:p>
          </table:table-cell>
          <table:table-cell office:value-type="string">
            <text:p>CASVA, Centro di Alti Studi sulle Arti Visive, Comune di Milano</text:p>
          </table:table-cell>
          <table:table-cell office:value-type="string">
            <text:p>Luciano Baldessari e Milano. Progetti e realizzazioni in Lombardia</text:p>
          </table:table-cell>
          <table:table-cell office:value-type="string">
            <text:p>Milano</text:p>
          </table:table-cell>
          <table:table-cell office:value-type="string">
            <text:p>ita</text:p>
          </table:table-cell>
          <table:table-cell office:value-type="float" office:value="-0">
            <text:p>-0</text:p>
          </table:table-cell>
          <table:table-cell office:value-type="string">
            <text:p>G. L. CiagÃ </text:p>
          </table:table-cell>
          <table:table-cell table:number-columns-repeated="2" office:value-type="float" office:value="-0">
            <text:p>-0</text:p>
          </table:table-cell>
          <table:table-cell office:value-type="float" office:value="2005">
            <text:p>200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4273</text:p>
          </table:table-cell>
          <table:table-cell office:value-type="float" office:value="-0">
            <text:p>-0</text:p>
          </table:table-cell>
          <table:table-cell office:value-type="string">
            <text:p>CEA</text:p>
          </table:table-cell>
          <table:table-cell office:value-type="string">
            <text:p>Materiali e Design</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arinella Levi; Mariapia Pedeferri; Barbara Del Curto; Valentina Rognoli</text:p>
          </table:table-cell>
          <table:table-cell table:number-columns-repeated="2" office:value-type="float" office:value="-0">
            <text:p>-0</text:p>
          </table:table-cell>
          <table:table-cell office:value-type="float" office:value="2005">
            <text:p>200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4">
            <text:p>4</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42885</text:p>
          </table:table-cell>
          <table:table-cell office:value-type="float" office:value="-0">
            <text:p>-0</text:p>
          </table:table-cell>
          <table:table-cell office:value-type="string">
            <text:p>Aracne Editrice</text:p>
          </table:table-cell>
          <table:table-cell office:value-type="string">
            <text:p>La luce come strumento di progetto</text:p>
          </table:table-cell>
          <table:table-cell office:value-type="string">
            <text:p>Roma</text:p>
          </table:table-cell>
          <table:table-cell table:number-columns-repeated="2" office:value-type="float" office:value="-0">
            <text:p>-0</text:p>
          </table:table-cell>
          <table:table-cell office:value-type="string">
            <text:p>M. Rossi; A. Seassaro</text:p>
          </table:table-cell>
          <table:table-cell table:number-columns-repeated="2" office:value-type="float" office:value="-0">
            <text:p>-0</text:p>
          </table:table-cell>
          <table:table-cell office:value-type="float" office:value="2006">
            <text:p>2006</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269198</text:p>
          </table:table-cell>
          <table:table-cell office:value-type="float" office:value="-0">
            <text:p>-0</text:p>
          </table:table-cell>
          <table:table-cell office:value-type="string">
            <text:p>Politecnico di Milano</text:p>
          </table:table-cell>
          <table:table-cell office:value-type="string">
            <text:p>KIWI, Knowledge Interaction Web Instruction</text:p>
          </table:table-cell>
          <table:table-cell office:value-type="string">
            <text:p>Milano</text:p>
          </table:table-cell>
          <table:table-cell table:number-columns-repeated="2" office:value-type="float" office:value="-0">
            <text:p>-0</text:p>
          </table:table-cell>
          <table:table-cell office:value-type="string">
            <text:p>A. Colorni</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32241</text:p>
          </table:table-cell>
          <table:table-cell office:value-type="float" office:value="-0">
            <text:p>-0</text:p>
          </table:table-cell>
          <table:table-cell office:value-type="string">
            <text:p>FrancoAngeli</text:p>
          </table:table-cell>
          <table:table-cell office:value-type="string">
            <text:p>Comunicare le identitÃ . Percorsi della soggettivitÃ  nell'etÃ  contemporanea</text:p>
          </table:table-cell>
          <table:table-cell office:value-type="string">
            <text:p>MILANO</text:p>
          </table:table-cell>
          <table:table-cell office:value-type="string">
            <text:p>ita</text:p>
          </table:table-cell>
          <table:table-cell office:value-type="float" office:value="-0">
            <text:p>-0</text:p>
          </table:table-cell>
          <table:table-cell office:value-type="string">
            <text:p>L. BOVONE; P. VOLONTE'</text:p>
          </table:table-cell>
          <table:table-cell table:number-columns-repeated="2" office:value-type="float" office:value="-0">
            <text:p>-0</text:p>
          </table:table-cell>
          <table:table-cell office:value-type="float" office:value="2006">
            <text:p>200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273</text:p>
          </table:table-cell>
          <table:table-cell office:value-type="float" office:value="-0">
            <text:p>-0</text:p>
          </table:table-cell>
          <table:table-cell office:value-type="string">
            <text:p>Libreria Clup</text:p>
          </table:table-cell>
          <table:table-cell office:value-type="string">
            <text:p>Books. The future of reading?</text:p>
          </table:table-cell>
          <table:table-cell office:value-type="string">
            <text:p>MILANO</text:p>
          </table:table-cell>
          <table:table-cell office:value-type="string">
            <text:p>eng</text:p>
          </table:table-cell>
          <table:table-cell office:value-type="float" office:value="-0">
            <text:p>-0</text:p>
          </table:table-cell>
          <table:table-cell office:value-type="string">
            <text:p>L. CRESPI; PICCINNO G; REBAGLIO A</text:p>
          </table:table-cell>
          <table:table-cell table:number-columns-repeated="2" office:value-type="float" office:value="-0">
            <text:p>-0</text:p>
          </table:table-cell>
          <table:table-cell office:value-type="float" office:value="2006">
            <text:p>2006</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312</text:p>
          </table:table-cell>
          <table:table-cell office:value-type="float" office:value="-0">
            <text:p>-0</text:p>
          </table:table-cell>
          <table:table-cell office:value-type="string">
            <text:p>Aracne</text:p>
          </table:table-cell>
          <table:table-cell office:value-type="string">
            <text:p>ergonomia e aspetti psicosociali - nuove competenze nella prevenzione dei rischi lavorativi</text:p>
          </table:table-cell>
          <table:table-cell office:value-type="string">
            <text:p>Roma</text:p>
          </table:table-cell>
          <table:table-cell office:value-type="string">
            <text:p>ita</text:p>
          </table:table-cell>
          <table:table-cell office:value-type="float" office:value="-0">
            <text:p>-0</text:p>
          </table:table-cell>
          <table:table-cell office:value-type="string">
            <text:p>M. FIGIANI</text:p>
          </table:table-cell>
          <table:table-cell table:number-columns-repeated="2" office:value-type="float" office:value="-0">
            <text:p>-0</text:p>
          </table:table-cell>
          <table:table-cell office:value-type="float" office:value="2006">
            <text:p>2006</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design per il territorio; design per i beni culturali; design per lo sviluppo locale</text:p>
          </table:table-cell>
          <table:table-cell office:value-type="string">
            <text:p>http://hdl.handle.net/11311/532323</text:p>
          </table:table-cell>
          <table:table-cell office:value-type="float" office:value="-0">
            <text:p>-0</text:p>
          </table:table-cell>
          <table:table-cell office:value-type="string">
            <text:p>Clean</text:p>
          </table:table-cell>
          <table:table-cell office:value-type="string">
            <text:p>Design, territorio e patrimonio culturale</text:p>
          </table:table-cell>
          <table:table-cell office:value-type="string">
            <text:p>NAPOLI</text:p>
          </table:table-cell>
          <table:table-cell office:value-type="string">
            <text:p>ita</text:p>
          </table:table-cell>
          <table:table-cell office:value-type="float" office:value="-0">
            <text:p>-0</text:p>
          </table:table-cell>
          <table:table-cell office:value-type="string">
            <text:p>V. CRISTALLO; E. GUIDA; A. MORONE; M. PARENTE</text:p>
          </table:table-cell>
          <table:table-cell table:number-columns-repeated="2" office:value-type="float" office:value="-0">
            <text:p>-0</text:p>
          </table:table-cell>
          <table:table-cell office:value-type="float" office:value="2006">
            <text:p>2006</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4">
            <text:p>4</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per i beni culturali</text:p>
          </table:table-cell>
          <table:table-cell office:value-type="string">
            <text:p>http://hdl.handle.net/11311/532324</text:p>
          </table:table-cell>
          <table:table-cell office:value-type="float" office:value="-0">
            <text:p>-0</text:p>
          </table:table-cell>
          <table:table-cell office:value-type="string">
            <text:p>Poli.design</text:p>
          </table:table-cell>
          <table:table-cell office:value-type="string">
            <text:p>Il design per la valorizzazione dei beni culturali. Le premesse fondative della ricerca d.Cult</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AFFEI S; M. PARENTE; VILLARI B</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table:number-columns-repeated="3" office:value-type="float" office:value="-0">
            <text:p>-0</text:p>
          </table:table-cell>
          <table:table-cell office:value-type="string">
            <text:p>http://hdl.handle.net/11311/532349</text:p>
          </table:table-cell>
          <table:table-cell office:value-type="float" office:value="-0">
            <text:p>-0</text:p>
          </table:table-cell>
          <table:table-cell office:value-type="string">
            <text:p>POLI.design</text:p>
          </table:table-cell>
          <table:table-cell office:value-type="string">
            <text:p>Design e Imprese Artigiane. Un modello per l'innovazione.</text:p>
          </table:table-cell>
          <table:table-cell office:value-type="string">
            <text:p>MILANO</text:p>
          </table:table-cell>
          <table:table-cell office:value-type="string">
            <text:p>ita</text:p>
          </table:table-cell>
          <table:table-cell office:value-type="float" office:value="-0">
            <text:p>-0</text:p>
          </table:table-cell>
          <table:table-cell office:value-type="string">
            <text:p>V. ARQUILLA</text:p>
          </table:table-cell>
          <table:table-cell table:number-columns-repeated="2" office:value-type="float" office:value="-0">
            <text:p>-0</text:p>
          </table:table-cell>
          <table:table-cell office:value-type="float" office:value="2006">
            <text:p>2006</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418</text:p>
          </table:table-cell>
          <table:table-cell office:value-type="float" office:value="-0">
            <text:p>-0</text:p>
          </table:table-cell>
          <table:table-cell office:value-type="string">
            <text:p>Motta</text:p>
          </table:table-cell>
          <table:table-cell office:value-type="string">
            <text:p>Living room design</text:p>
          </table:table-cell>
          <table:table-cell office:value-type="string">
            <text:p>MILANO</text:p>
          </table:table-cell>
          <table:table-cell office:value-type="string">
            <text:p>ita</text:p>
          </table:table-cell>
          <table:table-cell office:value-type="float" office:value="-0">
            <text:p>-0</text:p>
          </table:table-cell>
          <table:table-cell office:value-type="string">
            <text:p>S. MAFFEI; PARINI B; ARQUILLA V</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513</text:p>
          </table:table-cell>
          <table:table-cell office:value-type="float" office:value="-0">
            <text:p>-0</text:p>
          </table:table-cell>
          <table:table-cell office:value-type="string">
            <text:p>Polidesign</text:p>
          </table:table-cell>
          <table:table-cell office:value-type="string">
            <text:p>Moda e Design. Cross fertilization per l'innovazione</text:p>
          </table:table-cell>
          <table:table-cell office:value-type="string">
            <text:p>MILANO</text:p>
          </table:table-cell>
          <table:table-cell office:value-type="string">
            <text:p>ita</text:p>
          </table:table-cell>
          <table:table-cell office:value-type="float" office:value="-0">
            <text:p>-0</text:p>
          </table:table-cell>
          <table:table-cell office:value-type="string">
            <text:p>P. BERTOLA; CONTI G</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2831</text:p>
          </table:table-cell>
          <table:table-cell office:value-type="float" office:value="-0">
            <text:p>-0</text:p>
          </table:table-cell>
          <table:table-cell office:value-type="string">
            <text:p>Franco Angeli</text:p>
          </table:table-cell>
          <table:table-cell office:value-type="string">
            <text:p>Design degli interni</text:p>
          </table:table-cell>
          <table:table-cell office:value-type="string">
            <text:p>Milano</text:p>
          </table:table-cell>
          <table:table-cell table:number-columns-repeated="2" office:value-type="float" office:value="-0">
            <text:p>-0</text:p>
          </table:table-cell>
          <table:table-cell office:value-type="string">
            <text:p>L. Guerrini</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2839</text:p>
          </table:table-cell>
          <table:table-cell office:value-type="float" office:value="-0">
            <text:p>-0</text:p>
          </table:table-cell>
          <table:table-cell office:value-type="string">
            <text:p>Clup</text:p>
          </table:table-cell>
          <table:table-cell office:value-type="string">
            <text:p>Books. The future of reading?</text:p>
          </table:table-cell>
          <table:table-cell office:value-type="string">
            <text:p>Milano</text:p>
          </table:table-cell>
          <table:table-cell table:number-columns-repeated="2" office:value-type="float" office:value="-0">
            <text:p>-0</text:p>
          </table:table-cell>
          <table:table-cell office:value-type="string">
            <text:p>L. Crespi; G. Piccinno; A. Rebaglio</text:p>
          </table:table-cell>
          <table:table-cell table:number-columns-repeated="2" office:value-type="float" office:value="-0">
            <text:p>-0</text:p>
          </table:table-cell>
          <table:table-cell office:value-type="float" office:value="2006">
            <text:p>2006</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2855</text:p>
          </table:table-cell>
          <table:table-cell office:value-type="float" office:value="-0">
            <text:p>-0</text:p>
          </table:table-cell>
          <table:table-cell office:value-type="string">
            <text:p>Moretti Honegger</text:p>
          </table:table-cell>
          <table:table-cell office:value-type="string">
            <text:p>Lâ€™inventiva. PsÃ²mega ventâ€™anni dopo</text:p>
          </table:table-cell>
          <table:table-cell office:value-type="string">
            <text:p>Bergamo</text:p>
          </table:table-cell>
          <table:table-cell table:number-columns-repeated="2" office:value-type="float" office:value="-0">
            <text:p>-0</text:p>
          </table:table-cell>
          <table:table-cell office:value-type="string">
            <text:p>S. ZINGALE; BONFANTINI M.A;</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2861</text:p>
          </table:table-cell>
          <table:table-cell office:value-type="float" office:value="-0">
            <text:p>-0</text:p>
          </table:table-cell>
          <table:table-cell office:value-type="string">
            <text:p>Actes Sud</text:p>
          </table:table-cell>
          <table:table-cell office:value-type="string">
            <text:p>Salons</text:p>
          </table:table-cell>
          <table:table-cell office:value-type="string">
            <text:p>Arles Cedex</text:p>
          </table:table-cell>
          <table:table-cell table:number-columns-repeated="2" office:value-type="float" office:value="-0">
            <text:p>-0</text:p>
          </table:table-cell>
          <table:table-cell office:value-type="string">
            <text:p>V. Arquilla; S. Maffei; B. Parini</text:p>
          </table:table-cell>
          <table:table-cell table:number-columns-repeated="2" office:value-type="float" office:value="-0">
            <text:p>-0</text:p>
          </table:table-cell>
          <table:table-cell office:value-type="float" office:value="2006">
            <text:p>2006</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2867</text:p>
          </table:table-cell>
          <table:table-cell office:value-type="float" office:value="-0">
            <text:p>-0</text:p>
          </table:table-cell>
          <table:table-cell office:value-type="string">
            <text:p>MusArc</text:p>
          </table:table-cell>
          <table:table-cell office:value-type="string">
            <text:p>Premio Biagio Rossetti 2005</text:p>
          </table:table-cell>
          <table:table-cell office:value-type="string">
            <text:p>Ferrara</text:p>
          </table:table-cell>
          <table:table-cell table:number-columns-repeated="2" office:value-type="float" office:value="-0">
            <text:p>-0</text:p>
          </table:table-cell>
          <table:table-cell office:value-type="string">
            <text:p>L. Guerrini; N. Ventura</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2868</text:p>
          </table:table-cell>
          <table:table-cell office:value-type="float" office:value="-0">
            <text:p>-0</text:p>
          </table:table-cell>
          <table:table-cell office:value-type="string">
            <text:p>Virus Edizioni</text:p>
          </table:table-cell>
          <table:table-cell office:value-type="string">
            <text:p>Advanced Living Scenarios. Contemporary Trends in European Housing</text:p>
          </table:table-cell>
          <table:table-cell office:value-type="string">
            <text:p>Milano</text:p>
          </table:table-cell>
          <table:table-cell table:number-columns-repeated="2" office:value-type="float" office:value="-0">
            <text:p>-0</text:p>
          </table:table-cell>
          <table:table-cell office:value-type="string">
            <text:p>G. Bosoni; M. Manfredini; S. Piardi</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2960</text:p>
          </table:table-cell>
          <table:table-cell office:value-type="float" office:value="-0">
            <text:p>-0</text:p>
          </table:table-cell>
          <table:table-cell office:value-type="string">
            <text:p>Federico Motta Editore</text:p>
          </table:table-cell>
          <table:table-cell office:value-type="string">
            <text:p>Salotti d'autore</text:p>
          </table:table-cell>
          <table:table-cell office:value-type="string">
            <text:p>Milano</text:p>
          </table:table-cell>
          <table:table-cell table:number-columns-repeated="2" office:value-type="float" office:value="-0">
            <text:p>-0</text:p>
          </table:table-cell>
          <table:table-cell office:value-type="string">
            <text:p>V. Arquilla; S. Maffei; B. Parini</text:p>
          </table:table-cell>
          <table:table-cell table:number-columns-repeated="2" office:value-type="float" office:value="-0">
            <text:p>-0</text:p>
          </table:table-cell>
          <table:table-cell office:value-type="float" office:value="2006">
            <text:p>2006</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string">
            <text:p>italian design; design; chinese design; design professionals scenario; east-west design relations.</text:p>
          </table:table-cell>
          <table:table-cell office:value-type="string">
            <text:p>http://hdl.handle.net/11311/640323</text:p>
          </table:table-cell>
          <table:table-cell office:value-type="float" office:value="-0">
            <text:p>-0</text:p>
          </table:table-cell>
          <table:table-cell office:value-type="string">
            <text:p>Edizioni POLI.design</text:p>
          </table:table-cell>
          <table:table-cell office:value-type="string">
            <text:p>Designing Designers: Design Evolution by east and west. New ambients, new products, new designers</text:p>
          </table:table-cell>
          <table:table-cell office:value-type="string">
            <text:p>Milano</text:p>
          </table:table-cell>
          <table:table-cell office:value-type="string">
            <text:p>ita</text:p>
          </table:table-cell>
          <table:table-cell office:value-type="float" office:value="-0">
            <text:p>-0</text:p>
          </table:table-cell>
          <table:table-cell office:value-type="string">
            <text:p>L. Collina; F. Scullica</text:p>
          </table:table-cell>
          <table:table-cell table:number-columns-repeated="2" office:value-type="float" office:value="-0">
            <text:p>-0</text:p>
          </table:table-cell>
          <table:table-cell office:value-type="float" office:value="2006">
            <text:p>200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storicismo; verismo; realismo storico; realismo; sindacali fasciste; scultura simbolista; scultura funebre; macchiaioli; arte sociale; fotografia; archivi fotografici; arte e architettura fra le due guerre; arte decorativa; riviste</text:p>
          </table:table-cell>
          <table:table-cell office:value-type="string">
            <text:p>http://hdl.handle.net/11311/642126</text:p>
          </table:table-cell>
          <table:table-cell office:value-type="float" office:value="-0">
            <text:p>-0</text:p>
          </table:table-cell>
          <table:table-cell office:value-type="string">
            <text:p>Silvana</text:p>
          </table:table-cell>
          <table:table-cell office:value-type="string">
            <text:p>Arte in Maremma nella prima metÃ  del Novecento</text:p>
          </table:table-cell>
          <table:table-cell office:value-type="string">
            <text:p>Cinisello Balsamo</text:p>
          </table:table-cell>
          <table:table-cell office:value-type="string">
            <text:p>ita</text:p>
          </table:table-cell>
          <table:table-cell office:value-type="float" office:value="-0">
            <text:p>-0</text:p>
          </table:table-cell>
          <table:table-cell office:value-type="string">
            <text:p>E.Crispolti; A.Mazzanti; L.Quattrocchi</text:p>
          </table:table-cell>
          <table:table-cell table:number-columns-repeated="2" office:value-type="float" office:value="-0">
            <text:p>-0</text:p>
          </table:table-cell>
          <table:table-cell office:value-type="float" office:value="2006">
            <text:p>2006</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string">
            <text:p>Augusto Magaghi; Mario Terzaghi; archivi del design; archivi di architettura</text:p>
          </table:table-cell>
          <table:table-cell office:value-type="string">
            <text:p>http://hdl.handle.net/11311/881657</text:p>
          </table:table-cell>
          <table:table-cell office:value-type="string">
            <text:p>Nessuno</text:p>
          </table:table-cell>
          <table:table-cell office:value-type="string">
            <text:p>CASVA - Centro di Alti Studi sulle Arti Visive, Comune di Milano</text:p>
          </table:table-cell>
          <table:table-cell office:value-type="string">
            <text:p>L'archivio dell'architetto Mario Terzaghi presso il Casva</text:p>
          </table:table-cell>
          <table:table-cell office:value-type="string">
            <text:p>Milano</text:p>
          </table:table-cell>
          <table:table-cell office:value-type="string">
            <text:p>ita</text:p>
          </table:table-cell>
          <table:table-cell office:value-type="float" office:value="-0">
            <text:p>-0</text:p>
          </table:table-cell>
          <table:table-cell office:value-type="string">
            <text:p>Feraboli M.T.</text:p>
          </table:table-cell>
          <table:table-cell table:number-columns-repeated="2" office:value-type="float" office:value="-0">
            <text:p>-0</text:p>
          </table:table-cell>
          <table:table-cell office:value-type="float" office:value="2006">
            <text:p>200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89810</text:p>
          </table:table-cell>
          <table:table-cell office:value-type="float" office:value="-0">
            <text:p>-0</text:p>
          </table:table-cell>
          <table:table-cell office:value-type="string">
            <text:p>Clup</text:p>
          </table:table-cell>
          <table:table-cell office:value-type="string">
            <text:p>Corpi arredativ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Guerriero, Alessandro; Bobbioni, Mariapia; Crippa, Davide; Di Prete, Barbara</text:p>
          </table:table-cell>
          <table:table-cell table:number-columns-repeated="2" office:value-type="float" office:value="-0">
            <text:p>-0</text:p>
          </table:table-cell>
          <table:table-cell office:value-type="float" office:value="2006">
            <text:p>200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4">
            <text:p>4</text:p>
          </table:table-cell>
        </table:table-row>
        <table:table-row table:style-name="ro1">
          <table:table-cell table:number-columns-repeated="3" office:value-type="float" office:value="-0">
            <text:p>-0</text:p>
          </table:table-cell>
          <table:table-cell office:value-type="string">
            <text:p>http://hdl.handle.net/11311/246819</text:p>
          </table:table-cell>
          <table:table-cell office:value-type="float" office:value="-0">
            <text:p>-0</text:p>
          </table:table-cell>
          <table:table-cell office:value-type="string">
            <text:p>Libreria Clup</text:p>
          </table:table-cell>
          <table:table-cell office:value-type="string">
            <text:p>Design per la sostenibilitÃ . Strumenti e strategie per la decade "Educazione per lo sviluppo sostenibile" Nazioni Unite (2005-2014)</text:p>
          </table:table-cell>
          <table:table-cell office:value-type="string">
            <text:p>Milano</text:p>
          </table:table-cell>
          <table:table-cell office:value-type="string">
            <text:p>ita</text:p>
          </table:table-cell>
          <table:table-cell office:value-type="float" office:value="-0">
            <text:p>-0</text:p>
          </table:table-cell>
          <table:table-cell office:value-type="string">
            <text:p>P. Tamborrini; C. Vezzoli</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250929</text:p>
          </table:table-cell>
          <table:table-cell office:value-type="float" office:value="-0">
            <text:p>-0</text:p>
          </table:table-cell>
          <table:table-cell office:value-type="string">
            <text:p>Arti Grafiche Meroni</text:p>
          </table:table-cell>
          <table:table-cell office:value-type="string">
            <text:p>Playing Design</text:p>
          </table:table-cell>
          <table:table-cell office:value-type="string">
            <text:p>Lissone</text:p>
          </table:table-cell>
          <table:table-cell table:number-columns-repeated="2" office:value-type="float" office:value="-0">
            <text:p>-0</text:p>
          </table:table-cell>
          <table:table-cell office:value-type="string">
            <text:p>L. Cavadini; A. Dell'Acqua Bellavitis</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251168</text:p>
          </table:table-cell>
          <table:table-cell office:value-type="float" office:value="-0">
            <text:p>-0</text:p>
          </table:table-cell>
          <table:table-cell office:value-type="string">
            <text:p>Dativo Editore</text:p>
          </table:table-cell>
          <table:table-cell office:value-type="string">
            <text:p>Packaging controverso</text:p>
          </table:table-cell>
          <table:table-cell office:value-type="string">
            <text:p>Milano</text:p>
          </table:table-cell>
          <table:table-cell office:value-type="string">
            <text:p>ita</text:p>
          </table:table-cell>
          <table:table-cell office:value-type="float" office:value="-0">
            <text:p>-0</text:p>
          </table:table-cell>
          <table:table-cell office:value-type="string">
            <text:p>V. Bucchetti</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Unbranded design</text:p>
          </table:table-cell>
          <table:table-cell office:value-type="string">
            <text:p>http://hdl.handle.net/11311/257240</text:p>
          </table:table-cell>
          <table:table-cell office:value-type="float" office:value="-0">
            <text:p>-0</text:p>
          </table:table-cell>
          <table:table-cell office:value-type="string">
            <text:p>Poli.Design</text:p>
          </table:table-cell>
          <table:table-cell office:value-type="string">
            <text:p>Designing Designers: Unbranded design for new user expectations</text:p>
          </table:table-cell>
          <table:table-cell office:value-type="string">
            <text:p>Milano</text:p>
          </table:table-cell>
          <table:table-cell office:value-type="string">
            <text:p>eng</text:p>
          </table:table-cell>
          <table:table-cell office:value-type="float" office:value="-0">
            <text:p>-0</text:p>
          </table:table-cell>
          <table:table-cell office:value-type="string">
            <text:p>L. Collina; F. Scullica</text:p>
          </table:table-cell>
          <table:table-cell office:value-type="string">
            <text:p>Designing Designers: unbranded design for new youser expectations, in east and west</text:p>
          </table:table-cell>
          <table:table-cell office:value-type="float" office:value="-0">
            <text:p>-0</text:p>
          </table:table-cell>
          <table:table-cell office:value-type="float" office:value="2007">
            <text:p>2007</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58844</text:p>
          </table:table-cell>
          <table:table-cell office:value-type="float" office:value="-0">
            <text:p>-0</text:p>
          </table:table-cell>
          <table:table-cell office:value-type="string">
            <text:p>Clup</text:p>
          </table:table-cell>
          <table:table-cell office:value-type="string">
            <text:p>Movie Design for Experience Project. Visual scenarios for Illy concept store</text:p>
          </table:table-cell>
          <table:table-cell office:value-type="string">
            <text:p>Milano</text:p>
          </table:table-cell>
          <table:table-cell table:number-columns-repeated="2" office:value-type="float" office:value="-0">
            <text:p>-0</text:p>
          </table:table-cell>
          <table:table-cell office:value-type="string">
            <text:p>M. Galbiati; F. Galli</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269762</text:p>
          </table:table-cell>
          <table:table-cell office:value-type="string">
            <text:p>Comitato scientifico</text:p>
          </table:table-cell>
          <table:table-cell office:value-type="string">
            <text:p>Gangemi</text:p>
          </table:table-cell>
          <table:table-cell office:value-type="string">
            <text:p>Sole vento acqua vegetazione e tecnologie avanzate: matrici di un nuovo approccio progettuale al territorio, architettura e design strategico.</text:p>
          </table:table-cell>
          <table:table-cell office:value-type="string">
            <text:p>Roma</text:p>
          </table:table-cell>
          <table:table-cell office:value-type="string">
            <text:p>ita</text:p>
          </table:table-cell>
          <table:table-cell office:value-type="float" office:value="-0">
            <text:p>-0</text:p>
          </table:table-cell>
          <table:table-cell office:value-type="string">
            <text:p>C. Blasi; A. Nebuloni; G. Padovano</text:p>
          </table:table-cell>
          <table:table-cell office:value-type="float" office:value="-0">
            <text:p>-0</text:p>
          </table:table-cell>
          <table:table-cell office:value-type="string">
            <text:p>STAMPA</text:p>
          </table:table-cell>
          <table:table-cell office:value-type="float" office:value="2007">
            <text:p>2007</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269994</text:p>
          </table:table-cell>
          <table:table-cell office:value-type="float" office:value="-0">
            <text:p>-0</text:p>
          </table:table-cell>
          <table:table-cell office:value-type="string">
            <text:p>Poli.Design</text:p>
          </table:table-cell>
          <table:table-cell office:value-type="string">
            <text:p>La Moda e il Design. Il trasferimento di conoscenza a servizio dell'innovazione</text:p>
          </table:table-cell>
          <table:table-cell office:value-type="string">
            <text:p>Milano</text:p>
          </table:table-cell>
          <table:table-cell office:value-type="string">
            <text:p>ita</text:p>
          </table:table-cell>
          <table:table-cell office:value-type="float" office:value="-0">
            <text:p>-0</text:p>
          </table:table-cell>
          <table:table-cell office:value-type="string">
            <text:p>P. Bertola; G. Conti</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274057</text:p>
          </table:table-cell>
          <table:table-cell office:value-type="float" office:value="-0">
            <text:p>-0</text:p>
          </table:table-cell>
          <table:table-cell office:value-type="string">
            <text:p>Poli.Design</text:p>
          </table:table-cell>
          <table:table-cell office:value-type="string">
            <text:p>Culture visive</text:p>
          </table:table-cell>
          <table:table-cell office:value-type="string">
            <text:p>Milano</text:p>
          </table:table-cell>
          <table:table-cell office:value-type="string">
            <text:p>ita</text:p>
          </table:table-cell>
          <table:table-cell office:value-type="float" office:value="-0">
            <text:p>-0</text:p>
          </table:table-cell>
          <table:table-cell office:value-type="string">
            <text:p>V. Bucchetti</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274058</text:p>
          </table:table-cell>
          <table:table-cell office:value-type="float" office:value="-0">
            <text:p>-0</text:p>
          </table:table-cell>
          <table:table-cell office:value-type="string">
            <text:p>Poli.Design</text:p>
          </table:table-cell>
          <table:table-cell office:value-type="string">
            <text:p>Packaging: tra vista e tatto</text:p>
          </table:table-cell>
          <table:table-cell office:value-type="string">
            <text:p>Milano</text:p>
          </table:table-cell>
          <table:table-cell office:value-type="string">
            <text:p>ita</text:p>
          </table:table-cell>
          <table:table-cell office:value-type="float" office:value="-0">
            <text:p>-0</text:p>
          </table:table-cell>
          <table:table-cell office:value-type="string">
            <text:p>V. Bucchetti</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4">
          <table:table-cell office:value-type="float" office:value="-0">
            <text:p>-0</text:p>
          </table:table-cell>
          <table:table-cell office:value-type="string">
            <text:p>info:eu-repo/semantics/closedAccess</text:p>
          </table:table-cell>
          <table:table-cell office:value-type="string">
            <text:p>Sustainability - Design Research</text:p>
            <text:p/>
            <text:p>Social Innovation</text:p>
            <text:p/>
            <text:p>Service Design</text:p>
          </table:table-cell>
          <table:table-cell office:value-type="string">
            <text:p>http://hdl.handle.net/11311/532286</text:p>
          </table:table-cell>
          <table:table-cell office:value-type="float" office:value="-0">
            <text:p>-0</text:p>
          </table:table-cell>
          <table:table-cell office:value-type="string">
            <text:p>Edizioni Polidesign</text:p>
          </table:table-cell>
          <table:table-cell office:value-type="string">
            <text:p>Creative Communities. People inventing sustainable ways of living.</text:p>
          </table:table-cell>
          <table:table-cell office:value-type="string">
            <text:p>MILANO</text:p>
          </table:table-cell>
          <table:table-cell office:value-type="string">
            <text:p>eng</text:p>
          </table:table-cell>
          <table:table-cell office:value-type="float" office:value="-0">
            <text:p>-0</text:p>
          </table:table-cell>
          <table:table-cell office:value-type="string">
            <text:p>A. MERONI</text:p>
          </table:table-cell>
          <table:table-cell table:number-columns-repeated="2" office:value-type="float" office:value="-0">
            <text:p>-0</text:p>
          </table:table-cell>
          <table:table-cell office:value-type="float" office:value="2007">
            <text:p>2007</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32713</text:p>
          </table:table-cell>
          <table:table-cell office:value-type="float" office:value="-0">
            <text:p>-0</text:p>
          </table:table-cell>
          <table:table-cell office:value-type="string">
            <text:p>Gangemi</text:p>
          </table:table-cell>
          <table:table-cell office:value-type="string">
            <text:p>Abitare la complessitÃ : Branson Coates, Coop Himmelblau, Daniel Libeskind, M&amp;M, Mecanoo, Naga Studio, NL Architects, ODBC, R&amp;Sie, RUR, SMAQ architects, Tomorrow, UNStudio. Serie: ComplessitÃ  e SostenibilitÃ : il territorio e l'architettura - Rivista bimestrale digitale di pianificazione e progettazione, nÂ° 01</text:p>
          </table:table-cell>
          <table:table-cell office:value-type="string">
            <text:p>ROMA</text:p>
          </table:table-cell>
          <table:table-cell office:value-type="string">
            <text:p>ita;eng</text:p>
          </table:table-cell>
          <table:table-cell office:value-type="float" office:value="-0">
            <text:p>-0</text:p>
          </table:table-cell>
          <table:table-cell office:value-type="string">
            <text:p>G. PADOVANO; C. BLASI; A. NEBULONI; I. ANASTASIO; V. ARRIGONI</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5">
            <text:p>5</text:p>
          </table:table-cell>
        </table:table-row>
        <table:table-row table:style-name="ro1">
          <table:table-cell table:number-columns-repeated="3" office:value-type="float" office:value="-0">
            <text:p>-0</text:p>
          </table:table-cell>
          <table:table-cell office:value-type="string">
            <text:p>http://hdl.handle.net/11311/532714</text:p>
          </table:table-cell>
          <table:table-cell office:value-type="float" office:value="-0">
            <text:p>-0</text:p>
          </table:table-cell>
          <table:table-cell office:value-type="string">
            <text:p>Gangemi</text:p>
          </table:table-cell>
          <table:table-cell office:value-type="string">
            <text:p>Architetture sostenibili: Behnisch &amp; Partner, Mario Cucinella, FOA, Zaha Hadid, LAB Architecture, Manfredi Nicoletti, ODBC, Petzinka-Pink, R&amp;Sie, Samyn and Partners, Synthesis &amp; Research. Serie: ComplessitÃ  e SostenibilitÃ : il territorio e l'architettura - Rivista bimestrale digitale di pianificazione e progettazione, nÂ° 02</text:p>
          </table:table-cell>
          <table:table-cell office:value-type="string">
            <text:p>ROMA</text:p>
          </table:table-cell>
          <table:table-cell office:value-type="string">
            <text:p>ita;eng</text:p>
          </table:table-cell>
          <table:table-cell office:value-type="float" office:value="-0">
            <text:p>-0</text:p>
          </table:table-cell>
          <table:table-cell office:value-type="string">
            <text:p>G. PADOVANO; C. BLASI; A. NEBULONI; I. ANASTASIO; V. ARRIGONI</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5">
            <text:p>5</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715</text:p>
          </table:table-cell>
          <table:table-cell office:value-type="float" office:value="-0">
            <text:p>-0</text:p>
          </table:table-cell>
          <table:table-cell office:value-type="string">
            <text:p>Gangemi</text:p>
          </table:table-cell>
          <table:table-cell office:value-type="string">
            <text:p>Europa, Oceania e Far-East: strategie di pianificazione per i territori. Testi di G. Padovano, J. Peyrony, L. Porsche, K. Serranos, E. Gianniris, M. Zifou, M. Carta, D. Ronsivalle, F. Vescovi, M. Vliet, J. Goedman, C. Anderton, D. Ciesielska, M. Lasocki, D. Blaganje, M. Benabent, P. McFarland, M. Gunder, R. Lizhi, X. Fei, Y. Jing, K. Moriyasu, Y. Pandya, R. Nair, L. Meng, K. Ong, K. Peng. Serie: ComplessitÃ  e SostenibilitÃ : il territorio e l'architettura - Rivista bimestrale digitale di pianificazione e progettazione, nÂ° 03-04</text:p>
          </table:table-cell>
          <table:table-cell office:value-type="string">
            <text:p>ROMA</text:p>
          </table:table-cell>
          <table:table-cell office:value-type="string">
            <text:p>eng;ita</text:p>
          </table:table-cell>
          <table:table-cell office:value-type="float" office:value="-0">
            <text:p>-0</text:p>
          </table:table-cell>
          <table:table-cell office:value-type="string">
            <text:p>G. PADOVANO; C. BLASI; A. NEBULONI; I. ANASTASIO; V. ARRIGONI</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5">
            <text:p>5</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48046</text:p>
          </table:table-cell>
          <table:table-cell office:value-type="float" office:value="-0">
            <text:p>-0</text:p>
          </table:table-cell>
          <table:table-cell office:value-type="string">
            <text:p>Edizioni POLI.design</text:p>
          </table:table-cell>
          <table:table-cell office:value-type="string">
            <text:p>Ricerca e design per il prodotto mod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Bertola <text:s/>Paola; Colombi Chiara</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51602</text:p>
          </table:table-cell>
          <table:table-cell office:value-type="float" office:value="-0">
            <text:p>-0</text:p>
          </table:table-cell>
          <table:table-cell office:value-type="string">
            <text:p>Electa</text:p>
          </table:table-cell>
          <table:table-cell office:value-type="string">
            <text:p>Leonardo. Dagli studi di proporzioni al Trattato della Pittura</text:p>
          </table:table-cell>
          <table:table-cell office:value-type="string">
            <text:p>Milano</text:p>
          </table:table-cell>
          <table:table-cell table:number-columns-repeated="2" office:value-type="float" office:value="-0">
            <text:p>-0</text:p>
          </table:table-cell>
          <table:table-cell office:value-type="string">
            <text:p>M. Fiorio; P. Marani</text:p>
          </table:table-cell>
          <table:table-cell table:number-columns-repeated="2" office:value-type="float" office:value="-0">
            <text:p>-0</text:p>
          </table:table-cell>
          <table:table-cell office:value-type="float" office:value="2007">
            <text:p>2007</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51625</text:p>
          </table:table-cell>
          <table:table-cell office:value-type="float" office:value="-0">
            <text:p>-0</text:p>
          </table:table-cell>
          <table:table-cell office:value-type="string">
            <text:p>Poli.Design</text:p>
          </table:table-cell>
          <table:table-cell office:value-type="string">
            <text:p>MuVi. Video and moving image on synesthesia and visual music</text:p>
          </table:table-cell>
          <table:table-cell office:value-type="string">
            <text:p>Milano</text:p>
          </table:table-cell>
          <table:table-cell office:value-type="string">
            <text:p>ita;spa;eng</text:p>
          </table:table-cell>
          <table:table-cell office:value-type="float" office:value="-0">
            <text:p>-0</text:p>
          </table:table-cell>
          <table:table-cell office:value-type="string">
            <text:p>M. De Cordoba; D. Ricco'</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1626</text:p>
          </table:table-cell>
          <table:table-cell office:value-type="float" office:value="-0">
            <text:p>-0</text:p>
          </table:table-cell>
          <table:table-cell office:value-type="string">
            <text:p>Poli.Design</text:p>
          </table:table-cell>
          <table:table-cell office:value-type="string">
            <text:p>Fashion Plus. Un'azione di valorizzazione guidata dal design per le PMI del territorio regionale e miliano</text:p>
          </table:table-cell>
          <table:table-cell office:value-type="string">
            <text:p>Milano</text:p>
          </table:table-cell>
          <table:table-cell office:value-type="string">
            <text:p>ita</text:p>
          </table:table-cell>
          <table:table-cell office:value-type="float" office:value="-0">
            <text:p>-0</text:p>
          </table:table-cell>
          <table:table-cell office:value-type="string">
            <text:p>P. Bertola; S. Maffei</text:p>
          </table:table-cell>
          <table:table-cell table:number-columns-repeated="2" office:value-type="float" office:value="-0">
            <text:p>-0</text:p>
          </table:table-cell>
          <table:table-cell office:value-type="float" office:value="2007">
            <text:p>2007</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1633</text:p>
          </table:table-cell>
          <table:table-cell office:value-type="float" office:value="-0">
            <text:p>-0</text:p>
          </table:table-cell>
          <table:table-cell office:value-type="string">
            <text:p>Libreria Clup</text:p>
          </table:table-cell>
          <table:table-cell office:value-type="string">
            <text:p>The new generation. The design role in the new generation world</text:p>
          </table:table-cell>
          <table:table-cell office:value-type="string">
            <text:p>MILANO</text:p>
          </table:table-cell>
          <table:table-cell table:number-columns-repeated="2" office:value-type="float" office:value="-0">
            <text:p>-0</text:p>
          </table:table-cell>
          <table:table-cell office:value-type="string">
            <text:p>L. CRESPI; PICCINNO G; REBAGLIO A</text:p>
          </table:table-cell>
          <table:table-cell table:number-columns-repeated="2" office:value-type="float" office:value="-0">
            <text:p>-0</text:p>
          </table:table-cell>
          <table:table-cell office:value-type="float" office:value="2007">
            <text:p>2007</text:p>
          </table:table-cell>
          <table:table-cell office:value-type="string">
            <text:p>inter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1919</text:p>
          </table:table-cell>
          <table:table-cell office:value-type="float" office:value="-0">
            <text:p>-0</text:p>
          </table:table-cell>
          <table:table-cell office:value-type="string">
            <text:p>Libreria Clup</text:p>
          </table:table-cell>
          <table:table-cell office:value-type="string">
            <text:p>The new generation: the design role in the new generation world</text:p>
          </table:table-cell>
          <table:table-cell office:value-type="string">
            <text:p>Milano</text:p>
          </table:table-cell>
          <table:table-cell office:value-type="string">
            <text:p>eng;ita</text:p>
          </table:table-cell>
          <table:table-cell office:value-type="float" office:value="-0">
            <text:p>-0</text:p>
          </table:table-cell>
          <table:table-cell office:value-type="string">
            <text:p>L. Crespi; G. Piccinno; A. Rebaglio</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2927</text:p>
          </table:table-cell>
          <table:table-cell office:value-type="float" office:value="-0">
            <text:p>-0</text:p>
          </table:table-cell>
          <table:table-cell office:value-type="string">
            <text:p>SKIRA</text:p>
          </table:table-cell>
          <table:table-cell office:value-type="string">
            <text:p>In pubblico. Azioni e idee degli anni settanta in Itali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Fochessati; M. Piazza; S. Solimano</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3436</text:p>
          </table:table-cell>
          <table:table-cell office:value-type="float" office:value="-0">
            <text:p>-0</text:p>
          </table:table-cell>
          <table:table-cell office:value-type="string">
            <text:p>Edizioni PoliDesign</text:p>
          </table:table-cell>
          <table:table-cell office:value-type="string">
            <text:p>Thatâ€™s Poli. Polimi at Thatâ€™s Design</text:p>
          </table:table-cell>
          <table:table-cell office:value-type="float" office:value="-0">
            <text:p>-0</text:p>
          </table:table-cell>
          <table:table-cell office:value-type="string">
            <text:p>eng;ita</text:p>
          </table:table-cell>
          <table:table-cell office:value-type="float" office:value="-0">
            <text:p>-0</text:p>
          </table:table-cell>
          <table:table-cell office:value-type="string">
            <text:p>M. Piazza; M. Pelizzari</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Renzo Piano; Architettura contemporanea</text:p>
          </table:table-cell>
          <table:table-cell office:value-type="string">
            <text:p>http://hdl.handle.net/11311/881651</text:p>
          </table:table-cell>
          <table:table-cell office:value-type="string">
            <text:p>Nessuno</text:p>
          </table:table-cell>
          <table:table-cell office:value-type="string">
            <text:p>Electa Triennale</text:p>
          </table:table-cell>
          <table:table-cell office:value-type="string">
            <text:p>Renzo Piano. Le cittÃ  visibili</text:p>
          </table:table-cell>
          <table:table-cell office:value-type="string">
            <text:p>Milano</text:p>
          </table:table-cell>
          <table:table-cell office:value-type="string">
            <text:p>ita;eng</text:p>
          </table:table-cell>
          <table:table-cell office:value-type="float" office:value="-0">
            <text:p>-0</text:p>
          </table:table-cell>
          <table:table-cell office:value-type="string">
            <text:p>Irace F.; Feraboli M.T.</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89815</text:p>
          </table:table-cell>
          <table:table-cell office:value-type="float" office:value="-0">
            <text:p>-0</text:p>
          </table:table-cell>
          <table:table-cell office:value-type="string">
            <text:p>Corraini</text:p>
          </table:table-cell>
          <table:table-cell office:value-type="string">
            <text:p>Investigations into Decor and Decus / Indagini tra Decor e Decus</text:p>
          </table:table-cell>
          <table:table-cell office:value-type="string">
            <text:p>mantova</text:p>
          </table:table-cell>
          <table:table-cell office:value-type="string">
            <text:p>eng;ita</text:p>
          </table:table-cell>
          <table:table-cell office:value-type="float" office:value="-0">
            <text:p>-0</text:p>
          </table:table-cell>
          <table:table-cell office:value-type="string">
            <text:p>Crippa, Davide; Di Prete, Barbara</text:p>
          </table:table-cell>
          <table:table-cell table:number-columns-repeated="2" office:value-type="float" office:value="-0">
            <text:p>-0</text:p>
          </table:table-cell>
          <table:table-cell office:value-type="float" office:value="2007">
            <text:p>200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242</text:p>
          </table:table-cell>
          <table:table-cell office:value-type="float" office:value="-0">
            <text:p>-0</text:p>
          </table:table-cell>
          <table:table-cell office:value-type="string">
            <text:p>Bozen-Bolzano University Press</text:p>
          </table:table-cell>
          <table:table-cell office:value-type="string">
            <text:p>La creativitÃ  nelle professioni</text:p>
          </table:table-cell>
          <table:table-cell office:value-type="string">
            <text:p>BOLZANO</text:p>
          </table:table-cell>
          <table:table-cell office:value-type="string">
            <text:p>ita;eng</text:p>
          </table:table-cell>
          <table:table-cell office:value-type="float" office:value="-0">
            <text:p>-0</text:p>
          </table:table-cell>
          <table:table-cell office:value-type="string">
            <text:p>P. VOLONTE'; M. PEDRONI</text:p>
          </table:table-cell>
          <table:table-cell table:number-columns-repeated="2" office:value-type="float" office:value="-0">
            <text:p>-0</text:p>
          </table:table-cell>
          <table:table-cell office:value-type="float" office:value="2008">
            <text:p>2008</text:p>
          </table:table-cell>
          <table:table-cell office:value-type="string">
            <text:p>nazionale</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32243</text:p>
          </table:table-cell>
          <table:table-cell office:value-type="float" office:value="-0">
            <text:p>-0</text:p>
          </table:table-cell>
          <table:table-cell office:value-type="string">
            <text:p>FrancoAngeli</text:p>
          </table:table-cell>
          <table:table-cell office:value-type="string">
            <text:p>La creativitÃ  diffusa. Culture e mestieri della moda oggi</text:p>
          </table:table-cell>
          <table:table-cell office:value-type="string">
            <text:p>MILANO</text:p>
          </table:table-cell>
          <table:table-cell office:value-type="string">
            <text:p>ita</text:p>
          </table:table-cell>
          <table:table-cell office:value-type="float" office:value="-0">
            <text:p>-0</text:p>
          </table:table-cell>
          <table:table-cell office:value-type="string">
            <text:p>P. VOLONTE'</text:p>
          </table:table-cell>
          <table:table-cell table:number-columns-repeated="2" office:value-type="float" office:value="-0">
            <text:p>-0</text:p>
          </table:table-cell>
          <table:table-cell office:value-type="float" office:value="2008">
            <text:p>2008</text:p>
          </table:table-cell>
          <table:table-cell office:value-type="string">
            <text:p>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244</text:p>
          </table:table-cell>
          <table:table-cell office:value-type="float" office:value="-0">
            <text:p>-0</text:p>
          </table:table-cell>
          <table:table-cell office:value-type="string">
            <text:p>Bompiani</text:p>
          </table:table-cell>
          <table:table-cell office:value-type="string">
            <text:p>Max Weber. La scienza come professione</text:p>
          </table:table-cell>
          <table:table-cell office:value-type="string">
            <text:p>MILANO</text:p>
          </table:table-cell>
          <table:table-cell office:value-type="string">
            <text:p>ita;ger</text:p>
          </table:table-cell>
          <table:table-cell office:value-type="float" office:value="-0">
            <text:p>-0</text:p>
          </table:table-cell>
          <table:table-cell office:value-type="string">
            <text:p>P. VOLONTE'</text:p>
          </table:table-cell>
          <table:table-cell table:number-columns-repeated="2" office:value-type="float" office:value="-0">
            <text:p>-0</text:p>
          </table:table-cell>
          <table:table-cell office:value-type="float" office:value="2008">
            <text:p>2008</text:p>
          </table:table-cell>
          <table:table-cell office:value-type="string">
            <text:p>nazionale</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416</text:p>
          </table:table-cell>
          <table:table-cell office:value-type="float" office:value="-0">
            <text:p>-0</text:p>
          </table:table-cell>
          <table:table-cell office:value-type="string">
            <text:p>Poli.design</text:p>
          </table:table-cell>
          <table:table-cell office:value-type="string">
            <text:p>Design, Research, Maps. Prospettive della ricerca universitaria in design in Italia. 2003-2007</text:p>
          </table:table-cell>
          <table:table-cell office:value-type="string">
            <text:p>MILANO</text:p>
          </table:table-cell>
          <table:table-cell office:value-type="string">
            <text:p>eng;ita</text:p>
          </table:table-cell>
          <table:table-cell office:value-type="float" office:value="-0">
            <text:p>-0</text:p>
          </table:table-cell>
          <table:table-cell office:value-type="string">
            <text:p>S. MAFFEI; BERTOLA P</text:p>
          </table:table-cell>
          <table:table-cell table:number-columns-repeated="2" office:value-type="float" office:value="-0">
            <text:p>-0</text:p>
          </table:table-cell>
          <table:table-cell office:value-type="float" office:value="2008">
            <text:p>2008</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32726</text:p>
          </table:table-cell>
          <table:table-cell office:value-type="float" office:value="-0">
            <text:p>-0</text:p>
          </table:table-cell>
          <table:table-cell office:value-type="string">
            <text:p>McGraw Hill</text:p>
          </table:table-cell>
          <table:table-cell office:value-type="string">
            <text:p>L'impresa di successo. Il Design e la competitivitÃ </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L. RAMPINO</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32782</text:p>
          </table:table-cell>
          <table:table-cell office:value-type="float" office:value="-0">
            <text:p>-0</text:p>
          </table:table-cell>
          <table:table-cell office:value-type="string">
            <text:p>Greenleaf Publishing</text:p>
          </table:table-cell>
          <table:table-cell office:value-type="string">
            <text:p>System Innovation for Sustainability 1. Perspectives on Radical Changes to Sustainable Consumption and Production</text:p>
          </table:table-cell>
          <table:table-cell office:value-type="string">
            <text:p>SHEFFIELD</text:p>
          </table:table-cell>
          <table:table-cell office:value-type="string">
            <text:p>eng</text:p>
          </table:table-cell>
          <table:table-cell office:value-type="float" office:value="-0">
            <text:p>-0</text:p>
          </table:table-cell>
          <table:table-cell office:value-type="string">
            <text:p>C. VEZZOLI; A. TUKKER; M. CHARTER; E. STÃ˜; M. M. ANDERSEN</text:p>
          </table:table-cell>
          <table:table-cell table:number-columns-repeated="2" office:value-type="float" office:value="-0">
            <text:p>-0</text:p>
          </table:table-cell>
          <table:table-cell office:value-type="float" office:value="2008">
            <text:p>2008</text:p>
          </table:table-cell>
          <table:table-cell office:value-type="string">
            <text:p>internazionale</text:p>
          </table:table-cell>
          <table:table-cell office:value-type="string">
            <text:p>06 CURATELA::06.1 Curatela</text:p>
          </table:table-cell>
          <table:table-cell office:value-type="float" office:value="-0">
            <text:p>-0</text:p>
          </table:table-cell>
          <table:table-cell office:value-type="string">
            <text:p>GBR</text:p>
          </table:table-cell>
          <table:table-cell office:value-type="float" office:value="5">
            <text:p>5</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32787</text:p>
          </table:table-cell>
          <table:table-cell office:value-type="float" office:value="-0">
            <text:p>-0</text:p>
          </table:table-cell>
          <table:table-cell office:value-type="string">
            <text:p>FrancoAngeli</text:p>
          </table:table-cell>
          <table:table-cell office:value-type="string">
            <text:p>Argomenti di ergonomia. Un glossario. Vol. I</text:p>
          </table:table-cell>
          <table:table-cell office:value-type="string">
            <text:p>MILANO</text:p>
          </table:table-cell>
          <table:table-cell office:value-type="string">
            <text:p>ita</text:p>
          </table:table-cell>
          <table:table-cell office:value-type="float" office:value="-0">
            <text:p>-0</text:p>
          </table:table-cell>
          <table:table-cell office:value-type="string">
            <text:p>S. PIZZOCARO; M. FIGIANI</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Housing; interior design; new scenarios</text:p>
          </table:table-cell>
          <table:table-cell office:value-type="string">
            <text:p>http://hdl.handle.net/11311/545230</text:p>
          </table:table-cell>
          <table:table-cell office:value-type="float" office:value="-0">
            <text:p>-0</text:p>
          </table:table-cell>
          <table:table-cell office:value-type="string">
            <text:p>China Water Power Press</text:p>
          </table:table-cell>
          <table:table-cell office:value-type="string">
            <text:p>Housing in Europe and in China</text:p>
          </table:table-cell>
          <table:table-cell office:value-type="string">
            <text:p>Beijing</text:p>
          </table:table-cell>
          <table:table-cell office:value-type="string">
            <text:p>chi;eng</text:p>
          </table:table-cell>
          <table:table-cell office:value-type="float" office:value="-0">
            <text:p>-0</text:p>
          </table:table-cell>
          <table:table-cell office:value-type="string">
            <text:p>S. Piardi; M. Manfredini; G. Bosoni</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CHN</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47653</text:p>
          </table:table-cell>
          <table:table-cell office:value-type="float" office:value="-0">
            <text:p>-0</text:p>
          </table:table-cell>
          <table:table-cell office:value-type="string">
            <text:p>Franco Angeli Editore</text:p>
          </table:table-cell>
          <table:table-cell office:value-type="string">
            <text:p>Place and Themes of Interiors, Contemporary Research Studies</text:p>
          </table:table-cell>
          <table:table-cell office:value-type="string">
            <text:p>Milano</text:p>
          </table:table-cell>
          <table:table-cell office:value-type="string">
            <text:p>eng</text:p>
          </table:table-cell>
          <table:table-cell office:value-type="float" office:value="-0">
            <text:p>-0</text:p>
          </table:table-cell>
          <table:table-cell office:value-type="string">
            <text:p>G. L. Basso Peressut; I. Forino; G. Postiglione; F. Scullica</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4">
            <text:p>4</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47668</text:p>
          </table:table-cell>
          <table:table-cell office:value-type="float" office:value="-0">
            <text:p>-0</text:p>
          </table:table-cell>
          <table:table-cell office:value-type="string">
            <text:p>Maggioli Editore</text:p>
          </table:table-cell>
          <table:table-cell office:value-type="string">
            <text:p>The Hospitable city</text:p>
          </table:table-cell>
          <table:table-cell office:value-type="string">
            <text:p>Santâ€™Arcangelo di Romagna (Rimini)</text:p>
          </table:table-cell>
          <table:table-cell office:value-type="string">
            <text:p>eng;ita</text:p>
          </table:table-cell>
          <table:table-cell office:value-type="float" office:value="-0">
            <text:p>-0</text:p>
          </table:table-cell>
          <table:table-cell office:value-type="string">
            <text:p>D. Fassi; F. Scullica</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49670</text:p>
          </table:table-cell>
          <table:table-cell office:value-type="float" office:value="-0">
            <text:p>-0</text:p>
          </table:table-cell>
          <table:table-cell office:value-type="string">
            <text:p>Silvana Editoriale</text:p>
          </table:table-cell>
          <table:table-cell office:value-type="string">
            <text:p>Bruno Munari</text:p>
          </table:table-cell>
          <table:table-cell office:value-type="string">
            <text:p>Cinisello Balsamo (MI)</text:p>
          </table:table-cell>
          <table:table-cell office:value-type="string">
            <text:p>ita</text:p>
          </table:table-cell>
          <table:table-cell office:value-type="float" office:value="-0">
            <text:p>-0</text:p>
          </table:table-cell>
          <table:table-cell office:value-type="string">
            <text:p>G. Finessi; M. Meneguzzo</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Marketing territoriale; valorizzazione beni culturali; distretti culturali; brand territoriale</text:p>
          </table:table-cell>
          <table:table-cell office:value-type="string">
            <text:p>http://hdl.handle.net/11311/549834</text:p>
          </table:table-cell>
          <table:table-cell office:value-type="float" office:value="-0">
            <text:p>-0</text:p>
          </table:table-cell>
          <table:table-cell office:value-type="string">
            <text:p>Maggioli Editore</text:p>
          </table:table-cell>
          <table:table-cell office:value-type="string">
            <text:p>Progetti per lo sviluppo del territorio. Marketing strategico dell'OltrepÃ² Mantovano</text:p>
          </table:table-cell>
          <table:table-cell office:value-type="string">
            <text:p>Rimini</text:p>
          </table:table-cell>
          <table:table-cell office:value-type="string">
            <text:p>ita</text:p>
          </table:table-cell>
          <table:table-cell office:value-type="float" office:value="-0">
            <text:p>-0</text:p>
          </table:table-cell>
          <table:table-cell office:value-type="string">
            <text:p>G. Casoni; D. Fanzini; R. Trocchianesi</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50371</text:p>
          </table:table-cell>
          <table:table-cell office:value-type="float" office:value="-0">
            <text:p>-0</text:p>
          </table:table-cell>
          <table:table-cell office:value-type="string">
            <text:p>POLIdesign</text:p>
          </table:table-cell>
          <table:table-cell office:value-type="string">
            <text:p>Brand reset. Il caso Frames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L. Collina; A. Manciaracina; U. Tolino</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string">
            <text:p>case <text:s/>prefabbricate; prefabbricazione leggera</text:p>
          </table:table-cell>
          <table:table-cell office:value-type="string">
            <text:p>http://hdl.handle.net/11311/881646</text:p>
          </table:table-cell>
          <table:table-cell office:value-type="string">
            <text:p>Nessuno</text:p>
          </table:table-cell>
          <table:table-cell office:value-type="string">
            <text:p>ELECTA MONDADORI</text:p>
          </table:table-cell>
          <table:table-cell office:value-type="string">
            <text:p>Casa per tutti. Abitare la cittÃ  globale</text:p>
          </table:table-cell>
          <table:table-cell office:value-type="string">
            <text:p>Milano</text:p>
          </table:table-cell>
          <table:table-cell office:value-type="string">
            <text:p>ita</text:p>
          </table:table-cell>
          <table:table-cell office:value-type="float" office:value="-0">
            <text:p>-0</text:p>
          </table:table-cell>
          <table:table-cell office:value-type="string">
            <text:p>Irace F.; Feraboli M.T.</text:p>
          </table:table-cell>
          <table:table-cell table:number-columns-repeated="2" office:value-type="float" office:value="-0">
            <text:p>-0</text:p>
          </table:table-cell>
          <table:table-cell office:value-type="float" office:value="2008">
            <text:p>200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2" office:value-type="float" office:value="-0">
            <text:p>-0</text:p>
          </table:table-cell>
          <table:table-cell office:value-type="string">
            <text:p>shopping; consumi.</text:p>
          </table:table-cell>
          <table:table-cell office:value-type="string">
            <text:p>http://hdl.handle.net/11311/504231</text:p>
          </table:table-cell>
          <table:table-cell office:value-type="float" office:value="-0">
            <text:p>-0</text:p>
          </table:table-cell>
          <table:table-cell office:value-type="string">
            <text:p>Franco Angeli</text:p>
          </table:table-cell>
          <table:table-cell office:value-type="string">
            <text:p>HELL PARADISE SHOPPING</text:p>
          </table:table-cell>
          <table:table-cell office:value-type="string">
            <text:p>MILANO</text:p>
          </table:table-cell>
          <table:table-cell office:value-type="string">
            <text:p>ita</text:p>
          </table:table-cell>
          <table:table-cell office:value-type="float" office:value="-0">
            <text:p>-0</text:p>
          </table:table-cell>
          <table:table-cell office:value-type="string">
            <text:p>C. CAUTELA</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2" office:value-type="float" office:value="-0">
            <text:p>-0</text:p>
          </table:table-cell>
          <table:table-cell office:value-type="string">
            <text:p>design; local development; territorial and cultural asset</text:p>
          </table:table-cell>
          <table:table-cell office:value-type="string">
            <text:p>http://hdl.handle.net/11311/532729</text:p>
          </table:table-cell>
          <table:table-cell office:value-type="float" office:value="-0">
            <text:p>-0</text:p>
          </table:table-cell>
          <table:table-cell office:value-type="string">
            <text:p>Editrice Compositori</text:p>
          </table:table-cell>
          <table:table-cell office:value-type="string">
            <text:p>Designing Connected places</text:p>
          </table:table-cell>
          <table:table-cell office:value-type="float" office:value="-0">
            <text:p>-0</text:p>
          </table:table-cell>
          <table:table-cell office:value-type="string">
            <text:p>eng;ita</text:p>
          </table:table-cell>
          <table:table-cell office:value-type="float" office:value="-0">
            <text:p>-0</text:p>
          </table:table-cell>
          <table:table-cell office:value-type="string">
            <text:p>E. Lupo; C. Campagnaro</text:p>
          </table:table-cell>
          <table:table-cell table:number-columns-repeated="2" office:value-type="float" office:value="-0">
            <text:p>-0</text:p>
          </table:table-cell>
          <table:table-cell office:value-type="float" office:value="2009">
            <text:p>2009</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materiali; design; ricerca sui materiali; sperimentazione progettuale; innovazione</text:p>
          </table:table-cell>
          <table:table-cell office:value-type="string">
            <text:p>http://hdl.handle.net/11311/544080</text:p>
          </table:table-cell>
          <table:table-cell office:value-type="float" office:value="-0">
            <text:p>-0</text:p>
          </table:table-cell>
          <table:table-cell office:value-type="string">
            <text:p>Alinea</text:p>
          </table:table-cell>
          <table:table-cell office:value-type="string">
            <text:p>Design Follows Materials</text:p>
          </table:table-cell>
          <table:table-cell office:value-type="string">
            <text:p>FIRENZE</text:p>
          </table:table-cell>
          <table:table-cell office:value-type="string">
            <text:p>ita</text:p>
          </table:table-cell>
          <table:table-cell office:value-type="float" office:value="-0">
            <text:p>-0</text:p>
          </table:table-cell>
          <table:table-cell office:value-type="string">
            <text:p>M. FERRARA; S. LUCIBELLO</text:p>
          </table:table-cell>
          <table:table-cell table:number-columns-repeated="2" office:value-type="float" office:value="-0">
            <text:p>-0</text:p>
          </table:table-cell>
          <table:table-cell office:value-type="float" office:value="2009">
            <text:p>2009</text:p>
          </table:table-cell>
          <table:table-cell office:value-type="string">
            <text:p>internazionale</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46441</text:p>
          </table:table-cell>
          <table:table-cell office:value-type="float" office:value="-0">
            <text:p>-0</text:p>
          </table:table-cell>
          <table:table-cell office:value-type="string">
            <text:p>Gangemi</text:p>
          </table:table-cell>
          <table:table-cell office:value-type="string">
            <text:p>Master in Territorio e Architettura Sostenibili: Seminari Internazionali e progetti dei gruppi di ricerca. Serie: ComplessitÃ  e SostenibilitÃ : il territorio e l'architettura - Rivista bimestrale digitale di pianificazione e progettazione, nÂ° 10</text:p>
          </table:table-cell>
          <table:table-cell office:value-type="string">
            <text:p>Roma</text:p>
          </table:table-cell>
          <table:table-cell office:value-type="string">
            <text:p>eng;ita</text:p>
          </table:table-cell>
          <table:table-cell office:value-type="float" office:value="-0">
            <text:p>-0</text:p>
          </table:table-cell>
          <table:table-cell office:value-type="string">
            <text:p>PADOVANO G; BLASI C; A. NEBULONI; ANASTASIO I; ARRIGONI V</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5">
            <text:p>5</text:p>
          </table:table-cell>
        </table:table-row>
        <table:table-row table:style-name="ro1">
          <table:table-cell table:number-columns-repeated="2" office:value-type="float" office:value="-0">
            <text:p>-0</text:p>
          </table:table-cell>
          <table:table-cell office:value-type="string">
            <text:p>biography of the objects; cultural production; cultural consumption</text:p>
          </table:table-cell>
          <table:table-cell office:value-type="string">
            <text:p>http://hdl.handle.net/11311/547903</text:p>
          </table:table-cell>
          <table:table-cell office:value-type="float" office:value="-0">
            <text:p>-0</text:p>
          </table:table-cell>
          <table:table-cell office:value-type="string">
            <text:p>Bruno Mondadori</text:p>
          </table:table-cell>
          <table:table-cell office:value-type="string">
            <text:p>Biografie di oggetti | Storie di cose</text:p>
          </table:table-cell>
          <table:table-cell office:value-type="string">
            <text:p>Milano</text:p>
          </table:table-cell>
          <table:table-cell office:value-type="string">
            <text:p>ita</text:p>
          </table:table-cell>
          <table:table-cell office:value-type="float" office:value="-0">
            <text:p>-0</text:p>
          </table:table-cell>
          <table:table-cell office:value-type="string">
            <text:p>A. Burtscher; D. Lupo; A. Mattozzi; P. Volonte'</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4">
            <text:p>4</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didattica; ricerca; sistemi produttivi locali; distretti industriali; formazione; legno arredo; tessile; disegno industriale; creativitÃ ; innovazione</text:p>
          </table:table-cell>
          <table:table-cell office:value-type="string">
            <text:p>http://hdl.handle.net/11311/561410</text:p>
          </table:table-cell>
          <table:table-cell office:value-type="float" office:value="-0">
            <text:p>-0</text:p>
          </table:table-cell>
          <table:table-cell office:value-type="string">
            <text:p>NEW PRESS EDIZIONI</text:p>
          </table:table-cell>
          <table:table-cell office:value-type="string">
            <text:p>Design a Como. L'impatto del sistema design politecnico nel distretto comasco</text:p>
          </table:table-cell>
          <table:table-cell office:value-type="string">
            <text:p>Como</text:p>
          </table:table-cell>
          <table:table-cell office:value-type="string">
            <text:p>ita</text:p>
          </table:table-cell>
          <table:table-cell office:value-type="float" office:value="-0">
            <text:p>-0</text:p>
          </table:table-cell>
          <table:table-cell office:value-type="string">
            <text:p>R. de PAOLIS</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Design; Lighting; Products</text:p>
          </table:table-cell>
          <table:table-cell office:value-type="string">
            <text:p>http://hdl.handle.net/11311/561522</text:p>
          </table:table-cell>
          <table:table-cell office:value-type="float" office:value="-0">
            <text:p>-0</text:p>
          </table:table-cell>
          <table:table-cell office:value-type="string">
            <text:p>Maggioli</text:p>
          </table:table-cell>
          <table:table-cell office:value-type="string">
            <text:p>Designing Designers: Where Does Light Move To? Lighting Design Innovation Scenarios.</text:p>
          </table:table-cell>
          <table:table-cell office:value-type="string">
            <text:p>Bologna</text:p>
          </table:table-cell>
          <table:table-cell office:value-type="string">
            <text:p>eng</text:p>
          </table:table-cell>
          <table:table-cell office:value-type="float" office:value="-0">
            <text:p>-0</text:p>
          </table:table-cell>
          <table:table-cell office:value-type="string">
            <text:p>M. Ross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2688</text:p>
          </table:table-cell>
          <table:table-cell office:value-type="float" office:value="-0">
            <text:p>-0</text:p>
          </table:table-cell>
          <table:table-cell office:value-type="string">
            <text:p>edizioni Poli.design</text:p>
          </table:table-cell>
          <table:table-cell office:value-type="string">
            <text:p>Il Sistema Design Italia per la valorizzazione dei beni culturali</text:p>
          </table:table-cell>
          <table:table-cell office:value-type="string">
            <text:p>Milano</text:p>
          </table:table-cell>
          <table:table-cell office:value-type="string">
            <text:p>ita</text:p>
          </table:table-cell>
          <table:table-cell office:value-type="float" office:value="-0">
            <text:p>-0</text:p>
          </table:table-cell>
          <table:table-cell office:value-type="string">
            <text:p>M. Parente; E. Lupo</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Design e Ricerca; Innovazione; Nuovo Made in Italy; PhD Design; Design</text:p>
          </table:table-cell>
          <table:table-cell office:value-type="string">
            <text:p>http://hdl.handle.net/11311/562762</text:p>
          </table:table-cell>
          <table:table-cell office:value-type="float" office:value="-0">
            <text:p>-0</text:p>
          </table:table-cell>
          <table:table-cell office:value-type="string">
            <text:p>Maggioli</text:p>
          </table:table-cell>
          <table:table-cell office:value-type="string">
            <text:p>Design Research Maps. Prospettive della ricerca universitaria in design in Italia</text:p>
          </table:table-cell>
          <table:table-cell office:value-type="string">
            <text:p>Rimini</text:p>
          </table:table-cell>
          <table:table-cell office:value-type="string">
            <text:p>ita</text:p>
          </table:table-cell>
          <table:table-cell office:value-type="float" office:value="-0">
            <text:p>-0</text:p>
          </table:table-cell>
          <table:table-cell office:value-type="string">
            <text:p>P. BERTOLA; S. MAFFE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DESIGN; PMI; CONTINUITA' COMPETITIVA; PASSAGGIO GENERAZIONALE; STRATEGIA; SCENARI; NUOVO MADE IN ITALY; TRAIETTORIE DI INNOVAZIONE</text:p>
          </table:table-cell>
          <table:table-cell office:value-type="string">
            <text:p>http://hdl.handle.net/11311/563222</text:p>
          </table:table-cell>
          <table:table-cell office:value-type="float" office:value="-0">
            <text:p>-0</text:p>
          </table:table-cell>
          <table:table-cell office:value-type="string">
            <text:p>MAGGIOLI EDITORE</text:p>
          </table:table-cell>
          <table:table-cell office:value-type="string">
            <text:p>DESIGN E CONTINUITA' COMPETITIVA. CreativitÃ  e strategia per affrontare il passaggio generazionale</text:p>
          </table:table-cell>
          <table:table-cell office:value-type="string">
            <text:p>SANTARCANGELO DI ROMAGNA (RN)</text:p>
          </table:table-cell>
          <table:table-cell office:value-type="string">
            <text:p>ita</text:p>
          </table:table-cell>
          <table:table-cell office:value-type="float" office:value="-0">
            <text:p>-0</text:p>
          </table:table-cell>
          <table:table-cell office:value-type="string">
            <text:p>ARIANNA VIGNAT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563400</text:p>
          </table:table-cell>
          <table:table-cell office:value-type="string">
            <text:p>Comitato scientifico</text:p>
          </table:table-cell>
          <table:table-cell office:value-type="string">
            <text:p>Alinea Edizioni</text:p>
          </table:table-cell>
          <table:table-cell office:value-type="string">
            <text:p>Pratiche sostenibili. Itinerari del design nella ricerca italiana</text:p>
          </table:table-cell>
          <table:table-cell office:value-type="string">
            <text:p>Firenze</text:p>
          </table:table-cell>
          <table:table-cell office:value-type="string">
            <text:p>ita</text:p>
          </table:table-cell>
          <table:table-cell office:value-type="float" office:value="-0">
            <text:p>-0</text:p>
          </table:table-cell>
          <table:table-cell office:value-type="string">
            <text:p>Vezzoli C.; Veneziano R.</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3448</text:p>
          </table:table-cell>
          <table:table-cell office:value-type="float" office:value="-0">
            <text:p>-0</text:p>
          </table:table-cell>
          <table:table-cell office:value-type="string">
            <text:p>Designpress</text:p>
          </table:table-cell>
          <table:table-cell office:value-type="string">
            <text:p>Another Med_Another Design</text:p>
          </table:table-cell>
          <table:table-cell office:value-type="string">
            <text:p>Roma</text:p>
          </table:table-cell>
          <table:table-cell office:value-type="string">
            <text:p>ita;eng</text:p>
          </table:table-cell>
          <table:table-cell office:value-type="float" office:value="-0">
            <text:p>-0</text:p>
          </table:table-cell>
          <table:table-cell office:value-type="string">
            <text:p>A. Can Ozcan; M. Ferrara</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3652</text:p>
          </table:table-cell>
          <table:table-cell office:value-type="float" office:value="-0">
            <text:p>-0</text:p>
          </table:table-cell>
          <table:table-cell office:value-type="string">
            <text:p>Maggioli</text:p>
          </table:table-cell>
          <table:table-cell office:value-type="string">
            <text:p>Sustainable mobility</text:p>
          </table:table-cell>
          <table:table-cell office:value-type="string">
            <text:p>Milano</text:p>
          </table:table-cell>
          <table:table-cell office:value-type="string">
            <text:p>eng;ita</text:p>
          </table:table-cell>
          <table:table-cell office:value-type="float" office:value="-0">
            <text:p>-0</text:p>
          </table:table-cell>
          <table:table-cell office:value-type="string">
            <text:p>D. Fassi; E. Giunta; A. Rebaglio</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string">
            <text:p>Didattica del disegno; Disegno; Design; Dipartimento INDACO; Corsi di Studio; FacoltÃ  del Design; UniversitÃ .</text:p>
          </table:table-cell>
          <table:table-cell office:value-type="string">
            <text:p>info:eu-repo/semantics/closedAccess</text:p>
          </table:table-cell>
          <table:table-cell office:value-type="float" office:value="-0">
            <text:p>-0</text:p>
          </table:table-cell>
          <table:table-cell office:value-type="string">
            <text:p>http://hdl.handle.net/11311/563656</text:p>
          </table:table-cell>
          <table:table-cell office:value-type="string">
            <text:p>SÃ¬, ma tipo non specificato</text:p>
          </table:table-cell>
          <table:table-cell office:value-type="string">
            <text:p>Maggioli</text:p>
          </table:table-cell>
          <table:table-cell office:value-type="string">
            <text:p>La didattica del disegno nei corsi di laurea in design. Giornata di studio. 27 maggio 2009.</text:p>
          </table:table-cell>
          <table:table-cell office:value-type="string">
            <text:p>Milano</text:p>
          </table:table-cell>
          <table:table-cell office:value-type="string">
            <text:p>ita</text:p>
          </table:table-cell>
          <table:table-cell office:value-type="float" office:value="-0">
            <text:p>-0</text:p>
          </table:table-cell>
          <table:table-cell office:value-type="string">
            <text:p>Amoruso, Giuseppe; Bistagnino, Enrica; Brevi, Fausto; Ceconello, MAURO ATTILIO; Cocchiarella, Luigi; Guidi, Gabriele; Pierluisi, Gabriele; Rossi, Michela</text:p>
          </table:table-cell>
          <table:table-cell office:value-type="float" office:value="-0">
            <text:p>-0</text:p>
          </table:table-cell>
          <table:table-cell office:value-type="string">
            <text:p>STAMPA</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8">
            <text:p>8</text:p>
          </table:table-cell>
        </table:table-row>
        <table:table-row table:style-name="ro1">
          <table:table-cell table:number-columns-repeated="3" office:value-type="float" office:value="-0">
            <text:p>-0</text:p>
          </table:table-cell>
          <table:table-cell office:value-type="string">
            <text:p>http://hdl.handle.net/11311/563672</text:p>
          </table:table-cell>
          <table:table-cell office:value-type="float" office:value="-0">
            <text:p>-0</text:p>
          </table:table-cell>
          <table:table-cell office:value-type="string">
            <text:p>Polipress - Politecnico di Milano</text:p>
          </table:table-cell>
          <table:table-cell office:value-type="string">
            <text:p>AD HONOREM</text:p>
          </table:table-cell>
          <table:table-cell office:value-type="string">
            <text:p>Milano</text:p>
          </table:table-cell>
          <table:table-cell office:value-type="string">
            <text:p>ita</text:p>
          </table:table-cell>
          <table:table-cell office:value-type="float" office:value="-0">
            <text:p>-0</text:p>
          </table:table-cell>
          <table:table-cell office:value-type="string">
            <text:p>M. GALBIAT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2" office:value-type="float" office:value="-0">
            <text:p>-0</text:p>
          </table:table-cell>
          <table:table-cell office:value-type="string">
            <text:p>arte ambientale; parchi di scultura; arte e bambini; arte e paesaggio</text:p>
          </table:table-cell>
          <table:table-cell office:value-type="string">
            <text:p>http://hdl.handle.net/11311/563711</text:p>
          </table:table-cell>
          <table:table-cell office:value-type="float" office:value="-0">
            <text:p>-0</text:p>
          </table:table-cell>
          <table:table-cell office:value-type="string">
            <text:p>Chartusia</text:p>
          </table:table-cell>
          <table:table-cell office:value-type="string">
            <text:p>Giardino comanda color</text:p>
          </table:table-cell>
          <table:table-cell office:value-type="string">
            <text:p>Milano</text:p>
          </table:table-cell>
          <table:table-cell office:value-type="string">
            <text:p>ita</text:p>
          </table:table-cell>
          <table:table-cell office:value-type="float" office:value="-0">
            <text:p>-0</text:p>
          </table:table-cell>
          <table:table-cell office:value-type="string">
            <text:p>A. Mazzant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3723</text:p>
          </table:table-cell>
          <table:table-cell office:value-type="float" office:value="-0">
            <text:p>-0</text:p>
          </table:table-cell>
          <table:table-cell office:value-type="string">
            <text:p>Grafiche Sigem srl</text:p>
          </table:table-cell>
          <table:table-cell office:value-type="string">
            <text:p>Mobili e Collaborativi. Telefoni mobili, servizi digitali, e dinamizzazione socioculturale.</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E. Manzini; M. Pillan; T. Buganza; G. Ferri; M. Bianchin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4">
            <text:p>4</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3857</text:p>
          </table:table-cell>
          <table:table-cell office:value-type="float" office:value="-0">
            <text:p>-0</text:p>
          </table:table-cell>
          <table:table-cell office:value-type="string">
            <text:p>edizioni Polidesign</text:p>
          </table:table-cell>
          <table:table-cell office:value-type="string">
            <text:p>Designing Designers: Office and <text:s/>Workplaces for Knowledge workers</text:p>
          </table:table-cell>
          <table:table-cell office:value-type="string">
            <text:p>Milano</text:p>
          </table:table-cell>
          <table:table-cell office:value-type="string">
            <text:p>eng</text:p>
          </table:table-cell>
          <table:table-cell office:value-type="float" office:value="-0">
            <text:p>-0</text:p>
          </table:table-cell>
          <table:table-cell office:value-type="string">
            <text:p>F. Scullica; A. Schoonbrodt</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4066</text:p>
          </table:table-cell>
          <table:table-cell office:value-type="float" office:value="-0">
            <text:p>-0</text:p>
          </table:table-cell>
          <table:table-cell office:value-type="string">
            <text:p>Edizioni POLI.design</text:p>
          </table:table-cell>
          <table:table-cell office:value-type="string">
            <text:p>Opening Soon</text:p>
          </table:table-cell>
          <table:table-cell office:value-type="string">
            <text:p>Milano</text:p>
          </table:table-cell>
          <table:table-cell office:value-type="string">
            <text:p>ita;eng</text:p>
          </table:table-cell>
          <table:table-cell office:value-type="float" office:value="-0">
            <text:p>-0</text:p>
          </table:table-cell>
          <table:table-cell office:value-type="string">
            <text:p>L. Collina; L. Pollin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Design; italian design; furniture design; Gio Ponti; transatlantici; Carlo De Carli; Vico Magistretti; Gianfranco Frattini; Ico Parisi; Mario Bellini; Gaetano Pesce; Philippe Starck; Paolo Deganello..</text:p>
          </table:table-cell>
          <table:table-cell office:value-type="string">
            <text:p>http://hdl.handle.net/11311/564221</text:p>
          </table:table-cell>
          <table:table-cell office:value-type="float" office:value="-0">
            <text:p>-0</text:p>
          </table:table-cell>
          <table:table-cell office:value-type="string">
            <text:p>Skira editore</text:p>
          </table:table-cell>
          <table:table-cell office:value-type="string">
            <text:p>Made in Cassina (ed. fr.)</text:p>
          </table:table-cell>
          <table:table-cell office:value-type="string">
            <text:p>Milano - Ginevra</text:p>
          </table:table-cell>
          <table:table-cell office:value-type="string">
            <text:p>fra</text:p>
          </table:table-cell>
          <table:table-cell office:value-type="float" office:value="-0">
            <text:p>-0</text:p>
          </table:table-cell>
          <table:table-cell office:value-type="string">
            <text:p>G. Boson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64563</text:p>
          </table:table-cell>
          <table:table-cell office:value-type="float" office:value="-0">
            <text:p>-0</text:p>
          </table:table-cell>
          <table:table-cell office:value-type="string">
            <text:p>AIAP</text:p>
          </table:table-cell>
          <table:table-cell office:value-type="string">
            <text:p>Nullaosta. Grafica, confini, relazioni</text:p>
          </table:table-cell>
          <table:table-cell office:value-type="string">
            <text:p>Milano</text:p>
          </table:table-cell>
          <table:table-cell office:value-type="string">
            <text:p>ita</text:p>
          </table:table-cell>
          <table:table-cell office:value-type="float" office:value="-0">
            <text:p>-0</text:p>
          </table:table-cell>
          <table:table-cell office:value-type="string">
            <text:p>F. E. GUIDA; G. CHIA; L. ROSCINI; M. SIGNORILE</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4">
            <text:p>4</text:p>
          </table:table-cell>
        </table:table-row>
        <table:table-row table:style-name="ro1">
          <table:table-cell table:number-columns-repeated="3" office:value-type="float" office:value="-0">
            <text:p>-0</text:p>
          </table:table-cell>
          <table:table-cell office:value-type="string">
            <text:p>http://hdl.handle.net/11311/568386</text:p>
          </table:table-cell>
          <table:table-cell office:value-type="float" office:value="-0">
            <text:p>-0</text:p>
          </table:table-cell>
          <table:table-cell office:value-type="string">
            <text:p>Corraini</text:p>
          </table:table-cell>
          <table:table-cell office:value-type="string">
            <text:p>Mendini</text:p>
          </table:table-cell>
          <table:table-cell office:value-type="string">
            <text:p>Mantova</text:p>
          </table:table-cell>
          <table:table-cell office:value-type="string">
            <text:p>ita;eng</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68390</text:p>
          </table:table-cell>
          <table:table-cell office:value-type="float" office:value="-0">
            <text:p>-0</text:p>
          </table:table-cell>
          <table:table-cell office:value-type="string">
            <text:p>Corraini</text:p>
          </table:table-cell>
          <table:table-cell office:value-type="string">
            <text:p>Angelo Mangiarotti. Scolpire/Costruire</text:p>
          </table:table-cell>
          <table:table-cell office:value-type="string">
            <text:p>Mantova</text:p>
          </table:table-cell>
          <table:table-cell office:value-type="string">
            <text:p>ita;eng</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Synesthesia; Perception; Creativity; Neuroscience</text:p>
          </table:table-cell>
          <table:table-cell office:value-type="string">
            <text:p>http://hdl.handle.net/11311/691257</text:p>
          </table:table-cell>
          <table:table-cell office:value-type="float" office:value="-0">
            <text:p>-0</text:p>
          </table:table-cell>
          <table:table-cell office:value-type="string">
            <text:p>Ediciones FundaciÃ³n Internacional ArtecittÃ </text:p>
          </table:table-cell>
          <table:table-cell office:value-type="string">
            <text:p>III Congreso Internacional de Sinestesia, Ciencia y Arte</text:p>
          </table:table-cell>
          <table:table-cell office:value-type="string">
            <text:p>Granada</text:p>
          </table:table-cell>
          <table:table-cell office:value-type="string">
            <text:p>eng;spa</text:p>
          </table:table-cell>
          <table:table-cell office:value-type="float" office:value="-0">
            <text:p>-0</text:p>
          </table:table-cell>
          <table:table-cell office:value-type="string">
            <text:p>M.J.De CÃ³rdoba; E.M. Hubbard; D. Ricco'; S.A Day</text:p>
          </table:table-cell>
          <table:table-cell table:number-columns-repeated="2" office:value-type="float" office:value="-0">
            <text:p>-0</text:p>
          </table:table-cell>
          <table:table-cell office:value-type="float" office:value="2009">
            <text:p>2009</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ESP</text:p>
          </table:table-cell>
          <table:table-cell office:value-type="float" office:value="4">
            <text:p>4</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63379</text:p>
          </table:table-cell>
          <table:table-cell office:value-type="float" office:value="-0">
            <text:p>-0</text:p>
          </table:table-cell>
          <table:table-cell office:value-type="string">
            <text:p>FrancoAngeli</text:p>
          </table:table-cell>
          <table:table-cell office:value-type="string">
            <text:p>IndossaME. Il design e le tecnologie indossabili</text:p>
          </table:table-cell>
          <table:table-cell office:value-type="string">
            <text:p>Milano</text:p>
          </table:table-cell>
          <table:table-cell office:value-type="string">
            <text:p>ita</text:p>
          </table:table-cell>
          <table:table-cell office:value-type="float" office:value="-0">
            <text:p>-0</text:p>
          </table:table-cell>
          <table:table-cell office:value-type="string">
            <text:p>Canina, MARIA RITA</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3 LIBRO::03.1 Monografia o trattato scientifico</text:p>
          </table:table-cell>
          <table:table-cell office:value-type="string">
            <text:p>03.1 Monografia o trattato scientifico</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Studi sull'utente; Studi di ergonomia; Design antropo-centrico</text:p>
          </table:table-cell>
          <table:table-cell office:value-type="string">
            <text:p>http://hdl.handle.net/11311/573359</text:p>
          </table:table-cell>
          <table:table-cell office:value-type="float" office:value="-0">
            <text:p>-0</text:p>
          </table:table-cell>
          <table:table-cell office:value-type="string">
            <text:p>FrancoAngeli</text:p>
          </table:table-cell>
          <table:table-cell office:value-type="string">
            <text:p>Argomenti di ergonomia. Un glossario (Vol. 2)</text:p>
          </table:table-cell>
          <table:table-cell office:value-type="string">
            <text:p>Milano</text:p>
          </table:table-cell>
          <table:table-cell office:value-type="string">
            <text:p>ita</text:p>
          </table:table-cell>
          <table:table-cell office:value-type="float" office:value="-0">
            <text:p>-0</text:p>
          </table:table-cell>
          <table:table-cell office:value-type="string">
            <text:p>S. Pizzocaro; M. Figian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74067</text:p>
          </table:table-cell>
          <table:table-cell office:value-type="float" office:value="-0">
            <text:p>-0</text:p>
          </table:table-cell>
          <table:table-cell office:value-type="string">
            <text:p>Mc. Graw Hill</text:p>
          </table:table-cell>
          <table:table-cell office:value-type="string">
            <text:p>AdvanceDesign. Visioni, percorsi e strumenti per predisporsi all'innovazione continua.</text:p>
          </table:table-cell>
          <table:table-cell office:value-type="string">
            <text:p>Milano</text:p>
          </table:table-cell>
          <table:table-cell office:value-type="string">
            <text:p>ita</text:p>
          </table:table-cell>
          <table:table-cell office:value-type="float" office:value="-0">
            <text:p>-0</text:p>
          </table:table-cell>
          <table:table-cell office:value-type="string">
            <text:p>M. Cel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74885</text:p>
          </table:table-cell>
          <table:table-cell office:value-type="float" office:value="-0">
            <text:p>-0</text:p>
          </table:table-cell>
          <table:table-cell office:value-type="string">
            <text:p>Maggioli Editore</text:p>
          </table:table-cell>
          <table:table-cell office:value-type="string">
            <text:p>MetaModa. Percorsi di ricerca per il design del prodotto moda</text:p>
          </table:table-cell>
          <table:table-cell office:value-type="string">
            <text:p>Sant'Arcangelo di Romagna (RN)</text:p>
          </table:table-cell>
          <table:table-cell office:value-type="string">
            <text:p>ita</text:p>
          </table:table-cell>
          <table:table-cell office:value-type="float" office:value="-0">
            <text:p>-0</text:p>
          </table:table-cell>
          <table:table-cell office:value-type="string">
            <text:p>P. Bertola; C. Colomb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Research</text:p>
          </table:table-cell>
          <table:table-cell office:value-type="string">
            <text:p>http://hdl.handle.net/11311/574951</text:p>
          </table:table-cell>
          <table:table-cell office:value-type="float" office:value="-0">
            <text:p>-0</text:p>
          </table:table-cell>
          <table:table-cell office:value-type="string">
            <text:p>Franco Angeli</text:p>
          </table:table-cell>
          <table:table-cell office:value-type="string">
            <text:p>Notes on Doctoral Research in Design. Contributions from the Politecnico di Milano</text:p>
          </table:table-cell>
          <table:table-cell office:value-type="string">
            <text:p>Milano</text:p>
          </table:table-cell>
          <table:table-cell office:value-type="string">
            <text:p>eng</text:p>
          </table:table-cell>
          <table:table-cell office:value-type="float" office:value="-0">
            <text:p>-0</text:p>
          </table:table-cell>
          <table:table-cell office:value-type="string">
            <text:p>Luca Guerrin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Leonardo da Vinci; disegni; tecnologia; architettura; macchine</text:p>
          </table:table-cell>
          <table:table-cell office:value-type="string">
            <text:p>http://hdl.handle.net/11311/575286</text:p>
          </table:table-cell>
          <table:table-cell office:value-type="float" office:value="-0">
            <text:p>-0</text:p>
          </table:table-cell>
          <table:table-cell office:value-type="string">
            <text:p>De Agostini</text:p>
          </table:table-cell>
          <table:table-cell office:value-type="string">
            <text:p>Codex Atlanticus. Macchine per l'architettura e il territorio. Disegni di Leonardo dal Codice Atlantico</text:p>
          </table:table-cell>
          <table:table-cell office:value-type="string">
            <text:p>Novara</text:p>
          </table:table-cell>
          <table:table-cell office:value-type="string">
            <text:p>eng;ita</text:p>
          </table:table-cell>
          <table:table-cell office:value-type="float" office:value="-0">
            <text:p>-0</text:p>
          </table:table-cell>
          <table:table-cell office:value-type="string">
            <text:p>P.C.MARANI; P.CORDERA</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2" office:value-type="float" office:value="-0">
            <text:p>-0</text:p>
          </table:table-cell>
          <table:table-cell office:value-type="string">
            <text:p>Leonardo; dipinti; Ambrosiana; musica</text:p>
          </table:table-cell>
          <table:table-cell office:value-type="string">
            <text:p>http://hdl.handle.net/11311/575288</text:p>
          </table:table-cell>
          <table:table-cell office:value-type="float" office:value="-0">
            <text:p>-0</text:p>
          </table:table-cell>
          <table:table-cell office:value-type="string">
            <text:p>Silvana Editoriale-Amilcare Pizzi</text:p>
          </table:table-cell>
          <table:table-cell office:value-type="string">
            <text:p>Leonardo da Vinci. Il Musico</text:p>
          </table:table-cell>
          <table:table-cell office:value-type="string">
            <text:p>Cinisello Balsamo-Milano</text:p>
          </table:table-cell>
          <table:table-cell office:value-type="string">
            <text:p>ita</text:p>
          </table:table-cell>
          <table:table-cell office:value-type="float" office:value="-0">
            <text:p>-0</text:p>
          </table:table-cell>
          <table:table-cell office:value-type="string">
            <text:p>P.C.MARAN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78005</text:p>
          </table:table-cell>
          <table:table-cell office:value-type="string">
            <text:p>Esperti anonimi</text:p>
          </table:table-cell>
          <table:table-cell office:value-type="string">
            <text:p>Greenleaf Publishing</text:p>
          </table:table-cell>
          <table:table-cell office:value-type="string">
            <text:p>Sustainability in design: now! Challenges and opportunities for design research, education and practice in the XXI century.</text:p>
          </table:table-cell>
          <table:table-cell office:value-type="string">
            <text:p>Sheffield</text:p>
          </table:table-cell>
          <table:table-cell office:value-type="string">
            <text:p>eng</text:p>
          </table:table-cell>
          <table:table-cell office:value-type="float" office:value="-0">
            <text:p>-0</text:p>
          </table:table-cell>
          <table:table-cell office:value-type="string">
            <text:p>F. Ceschin; C. Vezzoli; J. Zhang</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GBR</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78301</text:p>
          </table:table-cell>
          <table:table-cell office:value-type="float" office:value="-0">
            <text:p>-0</text:p>
          </table:table-cell>
          <table:table-cell office:value-type="string">
            <text:p>Maggioli</text:p>
          </table:table-cell>
          <table:table-cell office:value-type="string">
            <text:p>Colore e colorimetria contributi multidisciplinari Vol V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Ross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78522</text:p>
          </table:table-cell>
          <table:table-cell office:value-type="float" office:value="-0">
            <text:p>-0</text:p>
          </table:table-cell>
          <table:table-cell office:value-type="string">
            <text:p>IDC Colour Centre</text:p>
          </table:table-cell>
          <table:table-cell office:value-type="string">
            <text:p>Colore. quaderni di cultura e progetto del colore / notes on colour culture and design</text:p>
          </table:table-cell>
          <table:table-cell office:value-type="string">
            <text:p>Milano</text:p>
          </table:table-cell>
          <table:table-cell office:value-type="string">
            <text:p>eng</text:p>
          </table:table-cell>
          <table:table-cell office:value-type="float" office:value="-0">
            <text:p>-0</text:p>
          </table:table-cell>
          <table:table-cell office:value-type="string">
            <text:p>C. Boer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79241</text:p>
          </table:table-cell>
          <table:table-cell office:value-type="float" office:value="-0">
            <text:p>-0</text:p>
          </table:table-cell>
          <table:table-cell office:value-type="string">
            <text:p>Edizioni Dativo</text:p>
          </table:table-cell>
          <table:table-cell office:value-type="string">
            <text:p>Innovazione nel packaging design. Riflessioni e strumenti.</text:p>
          </table:table-cell>
          <table:table-cell office:value-type="string">
            <text:p>Milano</text:p>
          </table:table-cell>
          <table:table-cell office:value-type="string">
            <text:p>ita;eng</text:p>
          </table:table-cell>
          <table:table-cell office:value-type="float" office:value="-0">
            <text:p>-0</text:p>
          </table:table-cell>
          <table:table-cell office:value-type="string">
            <text:p>V.Bucchetti; E.Ciravegna</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80803</text:p>
          </table:table-cell>
          <table:table-cell office:value-type="float" office:value="-0">
            <text:p>-0</text:p>
          </table:table-cell>
          <table:table-cell office:value-type="string">
            <text:p>De Pedrini</text:p>
          </table:table-cell>
          <table:table-cell office:value-type="string">
            <text:p>Latitudine 45Â°40'80'' - Longitudine 9Â°15'20''. Milanofiori Nord</text:p>
          </table:table-cell>
          <table:table-cell office:value-type="string">
            <text:p>Milano</text:p>
          </table:table-cell>
          <table:table-cell office:value-type="string">
            <text:p>ita</text:p>
          </table:table-cell>
          <table:table-cell office:value-type="float" office:value="-0">
            <text:p>-0</text:p>
          </table:table-cell>
          <table:table-cell office:value-type="string">
            <text:p>A. Barbara, S. Galateo; L. Molinar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string">
            <text:p>Architettura contemporanea; Luigi Ferrario</text:p>
          </table:table-cell>
          <table:table-cell office:value-type="string">
            <text:p>info:eu-repo/semantics/closedAccess</text:p>
          </table:table-cell>
          <table:table-cell office:value-type="float" office:value="-0">
            <text:p>-0</text:p>
          </table:table-cell>
          <table:table-cell office:value-type="string">
            <text:p>http://hdl.handle.net/11311/582065</text:p>
          </table:table-cell>
          <table:table-cell office:value-type="float" office:value="-0">
            <text:p>-0</text:p>
          </table:table-cell>
          <table:table-cell office:value-type="string">
            <text:p>Silvana Editoriale</text:p>
          </table:table-cell>
          <table:table-cell office:value-type="string">
            <text:p>Luigi Ferrario. Paesaggi costruiti</text:p>
          </table:table-cell>
          <table:table-cell office:value-type="string">
            <text:p>Cinisello Balsamo</text:p>
          </table:table-cell>
          <table:table-cell office:value-type="string">
            <text:p>eng;ita</text:p>
          </table:table-cell>
          <table:table-cell office:value-type="float" office:value="-0">
            <text:p>-0</text:p>
          </table:table-cell>
          <table:table-cell office:value-type="string">
            <text:p>Ciaga', GRAZIELLA LEYLA; Feraboli, MARIA TERESA</text:p>
          </table:table-cell>
          <table:table-cell office:value-type="float" office:value="-0">
            <text:p>-0</text:p>
          </table:table-cell>
          <table:table-cell office:value-type="string">
            <text:p>STAMPA</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582693</text:p>
          </table:table-cell>
          <table:table-cell office:value-type="float" office:value="-0">
            <text:p>-0</text:p>
          </table:table-cell>
          <table:table-cell office:value-type="string">
            <text:p>Franco Angeli</text:p>
          </table:table-cell>
          <table:table-cell office:value-type="string">
            <text:p>La semiotica e il progetto 2. Spazi, oggetti, interfacce</text:p>
          </table:table-cell>
          <table:table-cell office:value-type="string">
            <text:p>Milano</text:p>
          </table:table-cell>
          <table:table-cell office:value-type="string">
            <text:p>ita</text:p>
          </table:table-cell>
          <table:table-cell office:value-type="float" office:value="-0">
            <text:p>-0</text:p>
          </table:table-cell>
          <table:table-cell office:value-type="string">
            <text:p>C. Bianchi; F. Montanari; S. Zingale;</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table:number-columns-repeated="3" office:value-type="float" office:value="-0">
            <text:p>-0</text:p>
          </table:table-cell>
          <table:table-cell office:value-type="string">
            <text:p>http://hdl.handle.net/11311/583474</text:p>
          </table:table-cell>
          <table:table-cell office:value-type="float" office:value="-0">
            <text:p>-0</text:p>
          </table:table-cell>
          <table:table-cell office:value-type="string">
            <text:p>Pagliai</text:p>
          </table:table-cell>
          <table:table-cell office:value-type="string">
            <text:p>Novecento Sedotto, il fascino del Seicento fra le due guerre</text:p>
          </table:table-cell>
          <table:table-cell office:value-type="string">
            <text:p>Firenze</text:p>
          </table:table-cell>
          <table:table-cell office:value-type="string">
            <text:p>ita</text:p>
          </table:table-cell>
          <table:table-cell office:value-type="float" office:value="-0">
            <text:p>-0</text:p>
          </table:table-cell>
          <table:table-cell office:value-type="string">
            <text:p>A.Mazzanti; L.Mannini; V.Gensin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83494</text:p>
          </table:table-cell>
          <table:table-cell office:value-type="float" office:value="-0">
            <text:p>-0</text:p>
          </table:table-cell>
          <table:table-cell office:value-type="string">
            <text:p>Corraini Edizioni</text:p>
          </table:table-cell>
          <table:table-cell office:value-type="string">
            <text:p>Ospiti Inaspettati. Case di ieri, design di oggi</text:p>
          </table:table-cell>
          <table:table-cell office:value-type="float" office:value="-0">
            <text:p>-0</text:p>
          </table:table-cell>
          <table:table-cell office:value-type="string">
            <text:p>ita;eng</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583495</text:p>
          </table:table-cell>
          <table:table-cell office:value-type="float" office:value="-0">
            <text:p>-0</text:p>
          </table:table-cell>
          <table:table-cell office:value-type="string">
            <text:p>Corraini Edizioni</text:p>
          </table:table-cell>
          <table:table-cell office:value-type="string">
            <text:p>Inventario 01</text:p>
          </table:table-cell>
          <table:table-cell office:value-type="float" office:value="-0">
            <text:p>-0</text:p>
          </table:table-cell>
          <table:table-cell office:value-type="string">
            <text:p>eng;ita</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92776</text:p>
          </table:table-cell>
          <table:table-cell office:value-type="float" office:value="-0">
            <text:p>-0</text:p>
          </table:table-cell>
          <table:table-cell office:value-type="string">
            <text:p>Silvana Editoriale</text:p>
          </table:table-cell>
          <table:table-cell office:value-type="string">
            <text:p>Luigi Ferrario. Paesaggi costruiti</text:p>
          </table:table-cell>
          <table:table-cell office:value-type="string">
            <text:p>Cinisello Balsamo</text:p>
          </table:table-cell>
          <table:table-cell office:value-type="string">
            <text:p>ita;eng</text:p>
          </table:table-cell>
          <table:table-cell office:value-type="float" office:value="-0">
            <text:p>-0</text:p>
          </table:table-cell>
          <table:table-cell office:value-type="string">
            <text:p>G. L. CiagÃ ; M. T. Feraboli</text:p>
          </table:table-cell>
          <table:table-cell office:value-type="float" office:value="-0">
            <text:p>-0</text:p>
          </table:table-cell>
          <table:table-cell office:value-type="string">
            <text:p>STAMPA</text:p>
          </table:table-cell>
          <table:table-cell office:value-type="float" office:value="2010">
            <text:p>2010</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Service Design; Design for Services; Design for Sustainability; Strategic Design; Product Service System Design</text:p>
          </table:table-cell>
          <table:table-cell office:value-type="string">
            <text:p>http://hdl.handle.net/11311/572638</text:p>
          </table:table-cell>
          <table:table-cell office:value-type="string">
            <text:p>Comitato scientifico</text:p>
          </table:table-cell>
          <table:table-cell office:value-type="string">
            <text:p>Gower Publishing Limited</text:p>
          </table:table-cell>
          <table:table-cell office:value-type="string">
            <text:p>Design for Service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Meroni, Anna; Sangiorgi, Daniela</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GBR</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della comunicazione; progetto grafico; identitÃ  visiva; editoria.</text:p>
          </table:table-cell>
          <table:table-cell office:value-type="string">
            <text:p>http://hdl.handle.net/11311/576680</text:p>
          </table:table-cell>
          <table:table-cell office:value-type="float" office:value="-0">
            <text:p>-0</text:p>
          </table:table-cell>
          <table:table-cell office:value-type="string">
            <text:p>Aiap Edizioni</text:p>
          </table:table-cell>
          <table:table-cell office:value-type="string">
            <text:p>On the road. Bob Noorda, il grafico del viaggio (titolo inglese "On the road. Bob Noorda: travelling with a graphic designer").</text:p>
          </table:table-cell>
          <table:table-cell office:value-type="string">
            <text:p>Milano</text:p>
          </table:table-cell>
          <table:table-cell office:value-type="string">
            <text:p>ita;eng</text:p>
          </table:table-cell>
          <table:table-cell office:value-type="float" office:value="-0">
            <text:p>-0</text:p>
          </table:table-cell>
          <table:table-cell office:value-type="string">
            <text:p>Francesco E. Guida; Cinzia Ferrara</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isegno; Rappresentazione; Design del Prodotto; Design della Moda; Design della Comunicazione; Design degli Interni; Design dei Beni culturali</text:p>
          </table:table-cell>
          <table:table-cell office:value-type="string">
            <text:p>http://hdl.handle.net/11311/579322</text:p>
          </table:table-cell>
          <table:table-cell office:value-type="float" office:value="-0">
            <text:p>-0</text:p>
          </table:table-cell>
          <table:table-cell office:value-type="string">
            <text:p>Maggioli Editore</text:p>
          </table:table-cell>
          <table:table-cell office:value-type="string">
            <text:p>La ricerca nel disegno di design. giornata di studio 20 ottobre 2010</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G. Amoruso; E. Bistagnino; F. Brevi; M. Ceconello; G. Guidi; G. Pierluisi; M. Rossi; M. Russo</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8">
            <text:p>8</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80903</text:p>
          </table:table-cell>
          <table:table-cell office:value-type="float" office:value="-0">
            <text:p>-0</text:p>
          </table:table-cell>
          <table:table-cell office:value-type="string">
            <text:p>Aiap Edizioni</text:p>
          </table:table-cell>
          <table:table-cell office:value-type="string">
            <text:p>Il segno continuo. Simonetta Ferrante.Grafica tra arte, calligrafia e design</text:p>
          </table:table-cell>
          <table:table-cell office:value-type="string">
            <text:p>Milano</text:p>
          </table:table-cell>
          <table:table-cell office:value-type="string">
            <text:p>ita;eng</text:p>
          </table:table-cell>
          <table:table-cell office:value-type="float" office:value="-0">
            <text:p>-0</text:p>
          </table:table-cell>
          <table:table-cell office:value-type="string">
            <text:p>Francesco E. Guida; Lorenzo Grazzan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80905</text:p>
          </table:table-cell>
          <table:table-cell office:value-type="float" office:value="-0">
            <text:p>-0</text:p>
          </table:table-cell>
          <table:table-cell office:value-type="string">
            <text:p>Franco Angeli</text:p>
          </table:table-cell>
          <table:table-cell office:value-type="string">
            <text:p>Type Design. Esperienze progettuali tra teoria e prassi.</text:p>
          </table:table-cell>
          <table:table-cell office:value-type="string">
            <text:p>Milano</text:p>
          </table:table-cell>
          <table:table-cell office:value-type="string">
            <text:p>ita</text:p>
          </table:table-cell>
          <table:table-cell office:value-type="float" office:value="-0">
            <text:p>-0</text:p>
          </table:table-cell>
          <table:table-cell office:value-type="string">
            <text:p>Francesco E. Guida; Giancarlo Iliprand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583875</text:p>
          </table:table-cell>
          <table:table-cell office:value-type="float" office:value="-0">
            <text:p>-0</text:p>
          </table:table-cell>
          <table:table-cell office:value-type="string">
            <text:p>Franco Angeli</text:p>
          </table:table-cell>
          <table:table-cell office:value-type="string">
            <text:p>Comunicazione a misura d'uomo</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Pillan</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modello; modellazione digitale; modelli del colore; disegno; reverse modeling; virtual prototyping</text:p>
          </table:table-cell>
          <table:table-cell office:value-type="string">
            <text:p>http://hdl.handle.net/11311/604685</text:p>
          </table:table-cell>
          <table:table-cell office:value-type="float" office:value="-0">
            <text:p>-0</text:p>
          </table:table-cell>
          <table:table-cell office:value-type="string">
            <text:p>Maggioli</text:p>
          </table:table-cell>
          <table:table-cell office:value-type="string">
            <text:p>RealtÃ , simulazione e progetto. Il ruolo del modello</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Giuseppe Amoruso; Enica Bistagnino; Fausto Brevi; Mauro Cecconello; Gabriele Pierluisi; Michela Rossi; Michele Russo</text:p>
          </table:table-cell>
          <table:table-cell office:value-type="float" office:value="-0">
            <text:p>-0</text:p>
          </table:table-cell>
          <table:table-cell office:value-type="string">
            <text:p>STAMPA</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7">
            <text:p>7</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isegno; modello; design.</text:p>
          </table:table-cell>
          <table:table-cell office:value-type="string">
            <text:p>http://hdl.handle.net/11311/605680</text:p>
          </table:table-cell>
          <table:table-cell office:value-type="float" office:value="-0">
            <text:p>-0</text:p>
          </table:table-cell>
          <table:table-cell office:value-type="string">
            <text:p>Maggioli Editore</text:p>
          </table:table-cell>
          <table:table-cell office:value-type="string">
            <text:p>RealtÃ , simulazione e progetto. Il ruolo del modello</text:p>
          </table:table-cell>
          <table:table-cell office:value-type="string">
            <text:p>Milano</text:p>
          </table:table-cell>
          <table:table-cell office:value-type="string">
            <text:p>ita</text:p>
          </table:table-cell>
          <table:table-cell office:value-type="float" office:value="-0">
            <text:p>-0</text:p>
          </table:table-cell>
          <table:table-cell office:value-type="string">
            <text:p>Giuseppe Amoruso; Enica Bistagnino; Fausto Brevi; Mauro Cecconello; Gabriele Pierluisi; Michela Rossi; Michele Russo</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7">
            <text:p>7</text:p>
          </table:table-cell>
        </table:table-row>
        <table:table-row table:style-name="ro1">
          <table:table-cell office:value-type="float" office:value="-0">
            <text:p>-0</text:p>
          </table:table-cell>
          <table:table-cell office:value-type="string">
            <text:p>info:eu-repo/semantics/closedAccess</text:p>
          </table:table-cell>
          <table:table-cell office:value-type="string">
            <text:p>Albini; design; interior design; mobili; architettura d'interni; Helg; Cassina; Poggi; Arflex</text:p>
          </table:table-cell>
          <table:table-cell office:value-type="string">
            <text:p>http://hdl.handle.net/11311/608307</text:p>
          </table:table-cell>
          <table:table-cell office:value-type="float" office:value="-0">
            <text:p>-0</text:p>
          </table:table-cell>
          <table:table-cell office:value-type="string">
            <text:p>24 ore Cultura</text:p>
          </table:table-cell>
          <table:table-cell office:value-type="string">
            <text:p>Franco Albini</text:p>
          </table:table-cell>
          <table:table-cell office:value-type="string">
            <text:p>Milano</text:p>
          </table:table-cell>
          <table:table-cell office:value-type="string">
            <text:p>ita</text:p>
          </table:table-cell>
          <table:table-cell office:value-type="float" office:value="-0">
            <text:p>-0</text:p>
          </table:table-cell>
          <table:table-cell office:value-type="string">
            <text:p>G. Boson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08399</text:p>
          </table:table-cell>
          <table:table-cell office:value-type="float" office:value="-0">
            <text:p>-0</text:p>
          </table:table-cell>
          <table:table-cell office:value-type="string">
            <text:p>Maggioli</text:p>
          </table:table-cell>
          <table:table-cell office:value-type="string">
            <text:p>Color and Colorimetry Multidisciplinary Contribution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M. Ross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08400</text:p>
          </table:table-cell>
          <table:table-cell office:value-type="float" office:value="-0">
            <text:p>-0</text:p>
          </table:table-cell>
          <table:table-cell office:value-type="string">
            <text:p>Maggoli</text:p>
          </table:table-cell>
          <table:table-cell office:value-type="string">
            <text:p>Colore e colorimetria contributi multidisciplinar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Ross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09276</text:p>
          </table:table-cell>
          <table:table-cell office:value-type="float" office:value="-0">
            <text:p>-0</text:p>
          </table:table-cell>
          <table:table-cell office:value-type="string">
            <text:p>Corraini Edizioni</text:p>
          </table:table-cell>
          <table:table-cell office:value-type="string">
            <text:p>Cruciale</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09277</text:p>
          </table:table-cell>
          <table:table-cell office:value-type="float" office:value="-0">
            <text:p>-0</text:p>
          </table:table-cell>
          <table:table-cell office:value-type="string">
            <text:p>Corraini Edizioni</text:p>
          </table:table-cell>
          <table:table-cell office:value-type="string">
            <text:p>Di vaso in fiore</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09278</text:p>
          </table:table-cell>
          <table:table-cell office:value-type="float" office:value="-0">
            <text:p>-0</text:p>
          </table:table-cell>
          <table:table-cell office:value-type="string">
            <text:p>Corraini Edizioni</text:p>
          </table:table-cell>
          <table:table-cell office:value-type="string">
            <text:p>Inventario 02</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09279</text:p>
          </table:table-cell>
          <table:table-cell office:value-type="float" office:value="-0">
            <text:p>-0</text:p>
          </table:table-cell>
          <table:table-cell office:value-type="string">
            <text:p>Corraini Edizioni</text:p>
          </table:table-cell>
          <table:table-cell office:value-type="string">
            <text:p>Inventario 03</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Esposizioni; Milano; 1906</text:p>
          </table:table-cell>
          <table:table-cell office:value-type="string">
            <text:p>http://hdl.handle.net/11311/614714</text:p>
          </table:table-cell>
          <table:table-cell office:value-type="float" office:value="-0">
            <text:p>-0</text:p>
          </table:table-cell>
          <table:table-cell office:value-type="string">
            <text:p>Comune di Milano, CASVA, Biblioteca d'Arte</text:p>
          </table:table-cell>
          <table:table-cell office:value-type="string">
            <text:p>Per lâ€™esposizione, mi raccomandoâ€¦!Milano e lâ€™Esposizione internazionale del Sempione del 1906 nei documenti del Castello Sforzesco.</text:p>
          </table:table-cell>
          <table:table-cell office:value-type="string">
            <text:p>Milano</text:p>
          </table:table-cell>
          <table:table-cell office:value-type="string">
            <text:p>ita</text:p>
          </table:table-cell>
          <table:table-cell office:value-type="float" office:value="-0">
            <text:p>-0</text:p>
          </table:table-cell>
          <table:table-cell office:value-type="string">
            <text:p>G. Ricci; P. Cordera</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2" office:value-type="float" office:value="-0">
            <text:p>-0</text:p>
          </table:table-cell>
          <table:table-cell office:value-type="string">
            <text:p>Leonardo; Mito; Disegni; Pittura; Fortuna</text:p>
          </table:table-cell>
          <table:table-cell office:value-type="string">
            <text:p>http://hdl.handle.net/11311/630994</text:p>
          </table:table-cell>
          <table:table-cell office:value-type="float" office:value="-0">
            <text:p>-0</text:p>
          </table:table-cell>
          <table:table-cell office:value-type="string">
            <text:p>Silvana Editoriale</text:p>
          </table:table-cell>
          <table:table-cell office:value-type="string">
            <text:p>Leonardo: il Genio il Mito</text:p>
          </table:table-cell>
          <table:table-cell office:value-type="string">
            <text:p>Cinisello Balsamo Milano</text:p>
          </table:table-cell>
          <table:table-cell office:value-type="string">
            <text:p>ita</text:p>
          </table:table-cell>
          <table:table-cell office:value-type="float" office:value="-0">
            <text:p>-0</text:p>
          </table:table-cell>
          <table:table-cell office:value-type="string">
            <text:p>MARANI, P.; PEDRETTI, C.; SALVI, P. ; VITULO, C.; BARILLI, R.</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5">
            <text:p>5</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35446</text:p>
          </table:table-cell>
          <table:table-cell office:value-type="float" office:value="-0">
            <text:p>-0</text:p>
          </table:table-cell>
          <table:table-cell office:value-type="string">
            <text:p>FrancoAngeli</text:p>
          </table:table-cell>
          <table:table-cell office:value-type="string">
            <text:p>Altre figure. Intorno alle figure di argomentazione</text:p>
          </table:table-cell>
          <table:table-cell office:value-type="string">
            <text:p>Milano</text:p>
          </table:table-cell>
          <table:table-cell office:value-type="string">
            <text:p>ita</text:p>
          </table:table-cell>
          <table:table-cell office:value-type="float" office:value="-0">
            <text:p>-0</text:p>
          </table:table-cell>
          <table:table-cell office:value-type="string">
            <text:p>V. Bucchett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oggetto; ready made; oggettori; riuso; estetica dell'oggetto; object trouvÃ©</text:p>
          </table:table-cell>
          <table:table-cell office:value-type="string">
            <text:p>http://hdl.handle.net/11311/639706</text:p>
          </table:table-cell>
          <table:table-cell office:value-type="float" office:value="-0">
            <text:p>-0</text:p>
          </table:table-cell>
          <table:table-cell office:value-type="string">
            <text:p>Liguori</text:p>
          </table:table-cell>
          <table:table-cell office:value-type="string">
            <text:p>Lâ€™oggetto nellâ€™arte contemporanea. Uso e riuso</text:p>
          </table:table-cell>
          <table:table-cell office:value-type="string">
            <text:p>Napoli</text:p>
          </table:table-cell>
          <table:table-cell office:value-type="string">
            <text:p>ita</text:p>
          </table:table-cell>
          <table:table-cell office:value-type="float" office:value="-0">
            <text:p>-0</text:p>
          </table:table-cell>
          <table:table-cell office:value-type="string">
            <text:p>E.Crispolti; A.Mazzant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42133</text:p>
          </table:table-cell>
          <table:table-cell office:value-type="float" office:value="-0">
            <text:p>-0</text:p>
          </table:table-cell>
          <table:table-cell office:value-type="string">
            <text:p>MAGGIOLI EDITORE</text:p>
          </table:table-cell>
          <table:table-cell office:value-type="string">
            <text:p>PROGETTARE UN GIOCO NON E' UN GIOCO</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LUCA FOIS; ARIANNA VIGNAT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43730</text:p>
          </table:table-cell>
          <table:table-cell office:value-type="string">
            <text:p>Comitato scientifico</text:p>
          </table:table-cell>
          <table:table-cell office:value-type="string">
            <text:p>SKIRA EDITORE SPA</text:p>
          </table:table-cell>
          <table:table-cell office:value-type="string">
            <text:p>COMUNICARE IN MOVIMENTO, COMMUNICATION IN MOTION</text:p>
          </table:table-cell>
          <table:table-cell office:value-type="string">
            <text:p>MILANO</text:p>
          </table:table-cell>
          <table:table-cell office:value-type="string">
            <text:p>eng;ita</text:p>
          </table:table-cell>
          <table:table-cell office:value-type="float" office:value="-0">
            <text:p>-0</text:p>
          </table:table-cell>
          <table:table-cell office:value-type="string">
            <text:p>D. BRUNO</text:p>
          </table:table-cell>
          <table:table-cell office:value-type="float" office:value="-0">
            <text:p>-0</text:p>
          </table:table-cell>
          <table:table-cell office:value-type="string">
            <text:p>STAMPA</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45146</text:p>
          </table:table-cell>
          <table:table-cell office:value-type="float" office:value="-0">
            <text:p>-0</text:p>
          </table:table-cell>
          <table:table-cell office:value-type="string">
            <text:p>Rizzoli</text:p>
          </table:table-cell>
          <table:table-cell office:value-type="string">
            <text:p>Abitare. 50 anni di design: case, architetture, oggetti, fotografie, mode, design, viaggi â€“ 1961-2011</text:p>
          </table:table-cell>
          <table:table-cell office:value-type="string">
            <text:p>Milano</text:p>
          </table:table-cell>
          <table:table-cell office:value-type="string">
            <text:p>ita</text:p>
          </table:table-cell>
          <table:table-cell office:value-type="float" office:value="-0">
            <text:p>-0</text:p>
          </table:table-cell>
          <table:table-cell office:value-type="string">
            <text:p>Piazza Mario</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5">
          <table:table-cell office:value-type="float" office:value="-0">
            <text:p>-0</text:p>
          </table:table-cell>
          <table:table-cell office:value-type="string">
            <text:p>info:eu-repo/semantics/closedAccess</text:p>
          </table:table-cell>
          <table:table-cell office:value-type="string">
            <text:p>Disegno; modello; progetto; colore; rappresentazione</text:p>
          </table:table-cell>
          <table:table-cell office:value-type="string">
            <text:p>http://hdl.handle.net/11311/662385</text:p>
          </table:table-cell>
          <table:table-cell office:value-type="float" office:value="-0">
            <text:p>-0</text:p>
          </table:table-cell>
          <table:table-cell office:value-type="string">
            <text:p>Maggioli Editore</text:p>
          </table:table-cell>
          <table:table-cell office:value-type="string">
            <text:p>RealtÃ , simulazione e progetto. Il ruolo del modello</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G. Amoruso; E. Bistagnino; F. Brevi; M.</text:p>
            <text:p/>
            <text:p>Ceconello; G. Pierluisi; M. Rossi; M. Russo</text:p>
          </table:table-cell>
          <table:table-cell office:value-type="float" office:value="-0">
            <text:p>-0</text:p>
          </table:table-cell>
          <table:table-cell office:value-type="string">
            <text:p>STAMPA</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7">
            <text:p>7</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66304</text:p>
          </table:table-cell>
          <table:table-cell office:value-type="float" office:value="-0">
            <text:p>-0</text:p>
          </table:table-cell>
          <table:table-cell office:value-type="string">
            <text:p>Corraini Edizioni</text:p>
          </table:table-cell>
          <table:table-cell office:value-type="string">
            <text:p>Inventario 04</text:p>
          </table:table-cell>
          <table:table-cell office:value-type="string">
            <text:p>Mantova</text:p>
          </table:table-cell>
          <table:table-cell office:value-type="string">
            <text:p>eng;ita</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GIDE; design; communities; innovazione; internazionale</text:p>
          </table:table-cell>
          <table:table-cell office:value-type="string">
            <text:p>http://hdl.handle.net/11311/688715</text:p>
          </table:table-cell>
          <table:table-cell office:value-type="float" office:value="-0">
            <text:p>-0</text:p>
          </table:table-cell>
          <table:table-cell office:value-type="string">
            <text:p>Maggioli Editore</text:p>
          </table:table-cell>
          <table:table-cell office:value-type="string">
            <text:p>Design for innovative communities</text:p>
          </table:table-cell>
          <table:table-cell office:value-type="string">
            <text:p>Sant'Arcangelo di Romagna (RN)</text:p>
          </table:table-cell>
          <table:table-cell office:value-type="string">
            <text:p>ita;eng</text:p>
          </table:table-cell>
          <table:table-cell office:value-type="float" office:value="-0">
            <text:p>-0</text:p>
          </table:table-cell>
          <table:table-cell office:value-type="string">
            <text:p>D.Fassi; A.Rebaglio</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2" office:value-type="float" office:value="-0">
            <text:p>-0</text:p>
          </table:table-cell>
          <table:table-cell office:value-type="string">
            <text:p>Catalogo della mostra al Museo Nacional <text:s/>de Arte Reina Sofia; Madrid; dicembre 2011</text:p>
          </table:table-cell>
          <table:table-cell office:value-type="string">
            <text:p>http://hdl.handle.net/11311/731991</text:p>
          </table:table-cell>
          <table:table-cell office:value-type="string">
            <text:p>Nessuno</text:p>
          </table:table-cell>
          <table:table-cell office:value-type="string">
            <text:p>Museo Reina Sofia</text:p>
          </table:table-cell>
          <table:table-cell office:value-type="string">
            <text:p>Emilio Ambasz.Invenciones: arquitectura y Diseno</text:p>
          </table:table-cell>
          <table:table-cell office:value-type="string">
            <text:p>Madrid</text:p>
          </table:table-cell>
          <table:table-cell office:value-type="string">
            <text:p>spa</text:p>
          </table:table-cell>
          <table:table-cell office:value-type="float" office:value="-0">
            <text:p>-0</text:p>
          </table:table-cell>
          <table:table-cell office:value-type="string">
            <text:p>F. Irace</text:p>
          </table:table-cell>
          <table:table-cell table:number-columns-repeated="2" office:value-type="float" office:value="-0">
            <text:p>-0</text:p>
          </table:table-cell>
          <table:table-cell office:value-type="float" office:value="2011">
            <text:p>2011</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ESP</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32812</text:p>
          </table:table-cell>
          <table:table-cell office:value-type="float" office:value="-0">
            <text:p>-0</text:p>
          </table:table-cell>
          <table:table-cell office:value-type="string">
            <text:p>Ediciones FundaciÃ³n Internacional ArtecittÃ </text:p>
          </table:table-cell>
          <table:table-cell office:value-type="string">
            <text:p>MuVi3. Video and moving image on synesthesia and visual music / MuVi3. VÃ­deo e imagen en movimiento sobre sinestesia y mÃºsica visual</text:p>
          </table:table-cell>
          <table:table-cell office:value-type="string">
            <text:p>Granada</text:p>
          </table:table-cell>
          <table:table-cell office:value-type="string">
            <text:p>spa;eng;ita</text:p>
          </table:table-cell>
          <table:table-cell office:value-type="float" office:value="-0">
            <text:p>-0</text:p>
          </table:table-cell>
          <table:table-cell office:value-type="string">
            <text:p>D. Ricco'; M.J. De CÃ³rdoba</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ESP</text:p>
          </table:table-cell>
          <table:table-cell office:value-type="float" office:value="2">
            <text:p>2</text:p>
          </table:table-cell>
        </table:table-row>
        <table:table-row table:style-name="ro4">
          <table:table-cell office:value-type="float" office:value="-0">
            <text:p>-0</text:p>
          </table:table-cell>
          <table:table-cell office:value-type="string">
            <text:p>info:eu-repo/semantics/closedAccess</text:p>
          </table:table-cell>
          <table:table-cell office:value-type="string">
            <text:p>Architettura e matematica; architecture and mathematics</text:p>
            <text:p/>
            <text:p>disegno; drawing</text:p>
            <text:p/>
            <text:p>proporzioni; proportions</text:p>
          </table:table-cell>
          <table:table-cell office:value-type="string">
            <text:p>http://hdl.handle.net/11311/657540</text:p>
          </table:table-cell>
          <table:table-cell office:value-type="float" office:value="-0">
            <text:p>-0</text:p>
          </table:table-cell>
          <table:table-cell office:value-type="string">
            <text:p>Maggioli Editore</text:p>
          </table:table-cell>
          <table:table-cell office:value-type="string">
            <text:p>Milano Maths in the city. A mathematical tour of Milanese Architecture - itinerario matematico dell'architettura milanese.</text:p>
          </table:table-cell>
          <table:table-cell office:value-type="string">
            <text:p>Santarcangelo di Romagna</text:p>
          </table:table-cell>
          <table:table-cell office:value-type="string">
            <text:p>eng;ita</text:p>
          </table:table-cell>
          <table:table-cell office:value-type="float" office:value="-0">
            <text:p>-0</text:p>
          </table:table-cell>
          <table:table-cell office:value-type="string">
            <text:p>Michela Rossi; Sylvie Duvernoy; Giampiero Mele</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and mathematics; design theory and analysis; design grammars; Harmony and Architecture; parametric design; digital models; archeoastronomy</text:p>
          </table:table-cell>
          <table:table-cell office:value-type="string">
            <text:p>http://hdl.handle.net/11311/657544</text:p>
          </table:table-cell>
          <table:table-cell office:value-type="float" office:value="-0">
            <text:p>-0</text:p>
          </table:table-cell>
          <table:table-cell office:value-type="string">
            <text:p>McGraw-Hill Education</text:p>
          </table:table-cell>
          <table:table-cell office:value-type="string">
            <text:p>Nexus Ph.D. Day. Relationschip between Architecture and Mathematics</text:p>
          </table:table-cell>
          <table:table-cell office:value-type="string">
            <text:p>Milano</text:p>
          </table:table-cell>
          <table:table-cell office:value-type="string">
            <text:p>eng</text:p>
          </table:table-cell>
          <table:table-cell office:value-type="float" office:value="-0">
            <text:p>-0</text:p>
          </table:table-cell>
          <table:table-cell office:value-type="string">
            <text:p>Michela Ross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62224</text:p>
          </table:table-cell>
          <table:table-cell office:value-type="float" office:value="-0">
            <text:p>-0</text:p>
          </table:table-cell>
          <table:table-cell office:value-type="string">
            <text:p>ACM</text:p>
          </table:table-cell>
          <table:table-cell office:value-type="string">
            <text:p>DPPI11. Designing Pleasurable Products and Interfaces. Proceedings</text:p>
          </table:table-cell>
          <table:table-cell office:value-type="string">
            <text:p>New York</text:p>
          </table:table-cell>
          <table:table-cell office:value-type="string">
            <text:p>eng</text:p>
          </table:table-cell>
          <table:table-cell office:value-type="float" office:value="-0">
            <text:p>-0</text:p>
          </table:table-cell>
          <table:table-cell office:value-type="string">
            <text:p>Cabirio Cautela; Alessandro Deserti; Francesca Rizzo; Francesco Zurlo</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USA</text:p>
          </table:table-cell>
          <table:table-cell office:value-type="float" office:value="4">
            <text:p>4</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64557</text:p>
          </table:table-cell>
          <table:table-cell office:value-type="string">
            <text:p>Comitato scientifico</text:p>
          </table:table-cell>
          <table:table-cell office:value-type="string">
            <text:p>FrancoAngeli</text:p>
          </table:table-cell>
          <table:table-cell office:value-type="string">
            <text:p>Moda e arte</text:p>
          </table:table-cell>
          <table:table-cell office:value-type="string">
            <text:p>Milano</text:p>
          </table:table-cell>
          <table:table-cell office:value-type="string">
            <text:p>ita</text:p>
          </table:table-cell>
          <table:table-cell office:value-type="float" office:value="-0">
            <text:p>-0</text:p>
          </table:table-cell>
          <table:table-cell office:value-type="string">
            <text:p>M. Pedroni; P. Volonte'</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66284</text:p>
          </table:table-cell>
          <table:table-cell office:value-type="string">
            <text:p>Nessuno</text:p>
          </table:table-cell>
          <table:table-cell office:value-type="string">
            <text:p>Maggioli</text:p>
          </table:table-cell>
          <table:table-cell office:value-type="string">
            <text:p>Color and colorimetry Multidisciplinary contribution - Vol VIIIb</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M. Ross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66288</text:p>
          </table:table-cell>
          <table:table-cell office:value-type="string">
            <text:p>Nessuno</text:p>
          </table:table-cell>
          <table:table-cell office:value-type="string">
            <text:p>Maggioli</text:p>
          </table:table-cell>
          <table:table-cell office:value-type="string">
            <text:p>Colore e colorimetria Contributi Multidisciplinari Vol VIII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Rossi; A. Siniscalco</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table:number-columns-repeated="2" office:value-type="float" office:value="-0">
            <text:p>-0</text:p>
          </table:table-cell>
          <table:table-cell office:value-type="string">
            <text:p>Candela; Arte; Design</text:p>
          </table:table-cell>
          <table:table-cell office:value-type="string">
            <text:p>http://hdl.handle.net/11311/666945</text:p>
          </table:table-cell>
          <table:table-cell office:value-type="float" office:value="-0">
            <text:p>-0</text:p>
          </table:table-cell>
          <table:table-cell office:value-type="string">
            <text:p>Corraini Edizioni</text:p>
          </table:table-cell>
          <table:table-cell office:value-type="string">
            <text:p>Fare Lume</text:p>
          </table:table-cell>
          <table:table-cell office:value-type="string">
            <text:p>Mantova</text:p>
          </table:table-cell>
          <table:table-cell office:value-type="string">
            <text:p>eng;ita</text:p>
          </table:table-cell>
          <table:table-cell office:value-type="float" office:value="-0">
            <text:p>-0</text:p>
          </table:table-cell>
          <table:table-cell office:value-type="string">
            <text:p>G.Finess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68544</text:p>
          </table:table-cell>
          <table:table-cell office:value-type="float" office:value="-0">
            <text:p>-0</text:p>
          </table:table-cell>
          <table:table-cell office:value-type="string">
            <text:p>Editore Franco Angeli</text:p>
          </table:table-cell>
          <table:table-cell office:value-type="string">
            <text:p>Design Research: Between Scientific Method and Project Praxis. Notes on Doctoral Research in Design 2012</text:p>
          </table:table-cell>
          <table:table-cell office:value-type="string">
            <text:p>Milano</text:p>
          </table:table-cell>
          <table:table-cell office:value-type="string">
            <text:p>eng</text:p>
          </table:table-cell>
          <table:table-cell office:value-type="float" office:value="-0">
            <text:p>-0</text:p>
          </table:table-cell>
          <table:table-cell office:value-type="string">
            <text:p>L. Rampino</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85510</text:p>
          </table:table-cell>
          <table:table-cell office:value-type="float" office:value="-0">
            <text:p>-0</text:p>
          </table:table-cell>
          <table:table-cell office:value-type="string">
            <text:p>Corraini</text:p>
          </table:table-cell>
          <table:table-cell office:value-type="string">
            <text:p>Inventario 05</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86839</text:p>
          </table:table-cell>
          <table:table-cell office:value-type="string">
            <text:p>Nessuno</text:p>
          </table:table-cell>
          <table:table-cell office:value-type="string">
            <text:p>FrancoAngeli</text:p>
          </table:table-cell>
          <table:table-cell office:value-type="string">
            <text:p>Giulio Iaccheti Research Experiences in Design</text:p>
          </table:table-cell>
          <table:table-cell office:value-type="string">
            <text:p>milano</text:p>
          </table:table-cell>
          <table:table-cell office:value-type="string">
            <text:p>eng;ita</text:p>
          </table:table-cell>
          <table:table-cell office:value-type="float" office:value="-0">
            <text:p>-0</text:p>
          </table:table-cell>
          <table:table-cell office:value-type="string">
            <text:p>A. Biamont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86857</text:p>
          </table:table-cell>
          <table:table-cell office:value-type="float" office:value="-0">
            <text:p>-0</text:p>
          </table:table-cell>
          <table:table-cell office:value-type="string">
            <text:p>MAGGIOLI EDITORE</text:p>
          </table:table-cell>
          <table:table-cell office:value-type="string">
            <text:p>Exhibit</text:p>
          </table:table-cell>
          <table:table-cell office:value-type="string">
            <text:p>Sant'Arcangelo di Romagna (RN)</text:p>
          </table:table-cell>
          <table:table-cell office:value-type="string">
            <text:p>eng</text:p>
          </table:table-cell>
          <table:table-cell office:value-type="float" office:value="-0">
            <text:p>-0</text:p>
          </table:table-cell>
          <table:table-cell office:value-type="string">
            <text:p>D.Fassi; A. Rebaglio; I. Vegn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string">
            <text:p>jewellery; design; technology; rfid; innovation; fashion design</text:p>
          </table:table-cell>
          <table:table-cell office:value-type="string">
            <text:p>http://hdl.handle.net/11311/686921</text:p>
          </table:table-cell>
          <table:table-cell office:value-type="float" office:value="-0">
            <text:p>-0</text:p>
          </table:table-cell>
          <table:table-cell office:value-type="string">
            <text:p>Mondadori Education</text:p>
          </table:table-cell>
          <table:table-cell office:value-type="string">
            <text:p>Il gioiello utile:Ornamenti RFID le nuove frontiere dell'ornamento</text:p>
          </table:table-cell>
          <table:table-cell office:value-type="string">
            <text:p>MILANO</text:p>
          </table:table-cell>
          <table:table-cell office:value-type="string">
            <text:p>ita;eng</text:p>
          </table:table-cell>
          <table:table-cell office:value-type="float" office:value="-0">
            <text:p>-0</text:p>
          </table:table-cell>
          <table:table-cell office:value-type="string">
            <text:p>A. Cappellieri; L.Tenuta; V. Vecch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5">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86977</text:p>
          </table:table-cell>
          <table:table-cell office:value-type="float" office:value="-0">
            <text:p>-0</text:p>
          </table:table-cell>
          <table:table-cell office:value-type="string">
            <text:p>McGraw-Hill</text:p>
          </table:table-cell>
          <table:table-cell office:value-type="string">
            <text:p>Descriptive Geometry and Digital Rrepresentation: </text:p>
            <text:p/>
            <text:p>Memory and Innovation</text:p>
          </table:table-cell>
          <table:table-cell office:value-type="string">
            <text:p>Milano</text:p>
          </table:table-cell>
          <table:table-cell office:value-type="string">
            <text:p>eng</text:p>
          </table:table-cell>
          <table:table-cell office:value-type="float" office:value="-0">
            <text:p>-0</text:p>
          </table:table-cell>
          <table:table-cell office:value-type="string">
            <text:p>Michela Ross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US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688067</text:p>
          </table:table-cell>
          <table:table-cell office:value-type="float" office:value="-0">
            <text:p>-0</text:p>
          </table:table-cell>
          <table:table-cell office:value-type="string">
            <text:p>Mondadori UniversitÃ </text:p>
          </table:table-cell>
          <table:table-cell office:value-type="string">
            <text:p>Design della Maglieria. Appunti su metodi progettuali e lavorazion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G.Cont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Museum technologies, Design for Cultural Heritage</text:p>
          </table:table-cell>
          <table:table-cell office:value-type="string">
            <text:p>http://hdl.handle.net/11311/690076</text:p>
          </table:table-cell>
          <table:table-cell office:value-type="float" office:value="-0">
            <text:p>-0</text:p>
          </table:table-cell>
          <table:table-cell office:value-type="string">
            <text:p>DPA Politecnico di Milano</text:p>
          </table:table-cell>
          <table:table-cell office:value-type="string">
            <text:p>Representing Museum Technologies</text:p>
          </table:table-cell>
          <table:table-cell office:value-type="string">
            <text:p>Milano</text:p>
          </table:table-cell>
          <table:table-cell office:value-type="string">
            <text:p>eng</text:p>
          </table:table-cell>
          <table:table-cell office:value-type="float" office:value="-0">
            <text:p>-0</text:p>
          </table:table-cell>
          <table:table-cell office:value-type="string">
            <text:p>J. Allen; E. Lupo</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string">
            <text:p>stereotipi comunicativi; progetto; culture di genere; design critico</text:p>
          </table:table-cell>
          <table:table-cell office:value-type="string">
            <text:p>http://hdl.handle.net/11311/690135</text:p>
          </table:table-cell>
          <table:table-cell office:value-type="float" office:value="-0">
            <text:p>-0</text:p>
          </table:table-cell>
          <table:table-cell office:value-type="string">
            <text:p>Franco Angeli</text:p>
          </table:table-cell>
          <table:table-cell office:value-type="string">
            <text:p>Anticorpi comunicativi.Progettare per la comunicazione di genere</text:p>
          </table:table-cell>
          <table:table-cell office:value-type="string">
            <text:p>Milano</text:p>
          </table:table-cell>
          <table:table-cell office:value-type="string">
            <text:p>ita</text:p>
          </table:table-cell>
          <table:table-cell office:value-type="float" office:value="-0">
            <text:p>-0</text:p>
          </table:table-cell>
          <table:table-cell office:value-type="string">
            <text:p>G. Baule; V. Bucchett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Archivi di architettura e design; Storia dell'architettura e del design; Archivi; fondi; collezioni; raccolte; Censimento; Italia/Lombardia</text:p>
          </table:table-cell>
          <table:table-cell office:value-type="string">
            <text:p>http://hdl.handle.net/11311/690713</text:p>
          </table:table-cell>
          <table:table-cell office:value-type="string">
            <text:p>Comitato scientifico</text:p>
          </table:table-cell>
          <table:table-cell office:value-type="string">
            <text:p>CASVA, Centro di Alti Studi sulle Arti Visive, Comune di Milano</text:p>
          </table:table-cell>
          <table:table-cell office:value-type="string">
            <text:p>Gli archivi di architettura, design e grafica in Lombardia. Censimento delle fonti</text:p>
          </table:table-cell>
          <table:table-cell office:value-type="string">
            <text:p>Milano</text:p>
          </table:table-cell>
          <table:table-cell office:value-type="string">
            <text:p>ita</text:p>
          </table:table-cell>
          <table:table-cell office:value-type="float" office:value="-0">
            <text:p>-0</text:p>
          </table:table-cell>
          <table:table-cell office:value-type="string">
            <text:p>G. L. CiagÃ </text:p>
          </table:table-cell>
          <table:table-cell office:value-type="float" office:value="-0">
            <text:p>-0</text:p>
          </table:table-cell>
          <table:table-cell office:value-type="string">
            <text:p>STAMPA</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2932</text:p>
          </table:table-cell>
          <table:table-cell office:value-type="float" office:value="-0">
            <text:p>-0</text:p>
          </table:table-cell>
          <table:table-cell office:value-type="string">
            <text:p>Aiap Edizioni</text:p>
          </table:table-cell>
          <table:table-cell office:value-type="string">
            <text:p>Grafica del made in Italy / Made in Italy graphic design</text:p>
          </table:table-cell>
          <table:table-cell office:value-type="float" office:value="-0">
            <text:p>-0</text:p>
          </table:table-cell>
          <table:table-cell office:value-type="string">
            <text:p>ita;eng</text:p>
          </table:table-cell>
          <table:table-cell office:value-type="float" office:value="-0">
            <text:p>-0</text:p>
          </table:table-cell>
          <table:table-cell office:value-type="string">
            <text:p>M. Piazza</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2937</text:p>
          </table:table-cell>
          <table:table-cell office:value-type="float" office:value="-0">
            <text:p>-0</text:p>
          </table:table-cell>
          <table:table-cell office:value-type="string">
            <text:p>Corraini Edizioni</text:p>
          </table:table-cell>
          <table:table-cell office:value-type="string">
            <text:p>TDM 5: Grafica italiana</text:p>
          </table:table-cell>
          <table:table-cell office:value-type="float" office:value="-0">
            <text:p>-0</text:p>
          </table:table-cell>
          <table:table-cell office:value-type="string">
            <text:p>ita;eng</text:p>
          </table:table-cell>
          <table:table-cell office:value-type="float" office:value="-0">
            <text:p>-0</text:p>
          </table:table-cell>
          <table:table-cell office:value-type="string">
            <text:p>G. Camuffo; M. Piazza; C. Vint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3">
            <text:p>3</text:p>
          </table:table-cell>
        </table:table-row>
        <table:table-row table:style-name="ro3">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2964</text:p>
          </table:table-cell>
          <table:table-cell office:value-type="float" office:value="-0">
            <text:p>-0</text:p>
          </table:table-cell>
          <table:table-cell office:value-type="string">
            <text:p>Rizzoli</text:p>
          </table:table-cell>
          <table:table-cell office:value-type="string">
            <text:p>Poltrona Frau.</text:p>
            <text:p>L'intelligenza delle man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Piazza</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92966</text:p>
          </table:table-cell>
          <table:table-cell office:value-type="float" office:value="-0">
            <text:p>-0</text:p>
          </table:table-cell>
          <table:table-cell office:value-type="string">
            <text:p>Rizzoli International</text:p>
          </table:table-cell>
          <table:table-cell office:value-type="string">
            <text:p>Poltrona Frau: Intelligence in Our Hand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M. Piazza</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694018</text:p>
          </table:table-cell>
          <table:table-cell office:value-type="float" office:value="-0">
            <text:p>-0</text:p>
          </table:table-cell>
          <table:table-cell office:value-type="string">
            <text:p>Abitare</text:p>
          </table:table-cell>
          <table:table-cell office:value-type="string">
            <text:p>The Contemporary Interior Landscape</text:p>
          </table:table-cell>
          <table:table-cell office:value-type="string">
            <text:p>Milano</text:p>
          </table:table-cell>
          <table:table-cell office:value-type="string">
            <text:p>eng</text:p>
          </table:table-cell>
          <table:table-cell office:value-type="float" office:value="-0">
            <text:p>-0</text:p>
          </table:table-cell>
          <table:table-cell office:value-type="string">
            <text:p>G. Bosoni; A. Rebaglio; F. Scullica</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694021</text:p>
          </table:table-cell>
          <table:table-cell office:value-type="float" office:value="-0">
            <text:p>-0</text:p>
          </table:table-cell>
          <table:table-cell office:value-type="string">
            <text:p>Abitare</text:p>
          </table:table-cell>
          <table:table-cell office:value-type="string">
            <text:p>The Contemporary Interior Landscape</text:p>
          </table:table-cell>
          <table:table-cell office:value-type="string">
            <text:p>Milano</text:p>
          </table:table-cell>
          <table:table-cell office:value-type="string">
            <text:p>ita;eng</text:p>
          </table:table-cell>
          <table:table-cell office:value-type="float" office:value="-0">
            <text:p>-0</text:p>
          </table:table-cell>
          <table:table-cell office:value-type="string">
            <text:p>G. Bosoni; A. Rebaglio; F. Scullica</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32594</text:p>
          </table:table-cell>
          <table:table-cell office:value-type="string">
            <text:p>Nessuno</text:p>
          </table:table-cell>
          <table:table-cell office:value-type="string">
            <text:p>Edizioni Dativo</text:p>
          </table:table-cell>
          <table:table-cell office:value-type="string">
            <text:p>Packaging design e pubblica utilitÃ . Sperimentazioni in cartone per comunicare la sicurezza domestica</text:p>
          </table:table-cell>
          <table:table-cell office:value-type="string">
            <text:p>Milano</text:p>
          </table:table-cell>
          <table:table-cell office:value-type="string">
            <text:p>ita</text:p>
          </table:table-cell>
          <table:table-cell office:value-type="float" office:value="-0">
            <text:p>-0</text:p>
          </table:table-cell>
          <table:table-cell office:value-type="string">
            <text:p>E. Ciravegna; U. Tolino</text:p>
          </table:table-cell>
          <table:table-cell office:value-type="float" office:value="-0">
            <text:p>-0</text:p>
          </table:table-cell>
          <table:table-cell office:value-type="string">
            <text:p>STAMPA</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768889</text:p>
          </table:table-cell>
          <table:table-cell office:value-type="string">
            <text:p>Nessuno</text:p>
          </table:table-cell>
          <table:table-cell office:value-type="string">
            <text:p>Corraini Edizioni</text:p>
          </table:table-cell>
          <table:table-cell office:value-type="string">
            <text:p>Inventario 06</text:p>
          </table:table-cell>
          <table:table-cell office:value-type="string">
            <text:p>Mantova</text:p>
          </table:table-cell>
          <table:table-cell office:value-type="string">
            <text:p>ita;eng</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2">
            <text:p>2012</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colore, design, environmental</text:p>
          </table:table-cell>
          <table:table-cell office:value-type="string">
            <text:p>http://hdl.handle.net/11311/1054875</text:p>
          </table:table-cell>
          <table:table-cell office:value-type="string">
            <text:p>Nessuno</text:p>
          </table:table-cell>
          <table:table-cell office:value-type="string">
            <text:p>Maggioli Editore</text:p>
          </table:table-cell>
          <table:table-cell office:value-type="string">
            <text:p>Esperienza e formazione</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Bisson, Mario</text:p>
          </table:table-cell>
          <table:table-cell office:value-type="float" office:value="-0">
            <text:p>-0</text:p>
          </table:table-cell>
          <table:table-cell office:value-type="string">
            <text:p>STAMPA</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isegno digitale; rendering; progetto</text:p>
          </table:table-cell>
          <table:table-cell office:value-type="string">
            <text:p>http://hdl.handle.net/11311/720345</text:p>
          </table:table-cell>
          <table:table-cell office:value-type="float" office:value="-0">
            <text:p>-0</text:p>
          </table:table-cell>
          <table:table-cell office:value-type="string">
            <text:p>Maggioli editore</text:p>
          </table:table-cell>
          <table:table-cell office:value-type="string">
            <text:p>Verso l'era postdigitale. Disegnare il progetto tra design e architettura.</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UdRD Design Representation; Giuseppe Amoruso; Fausto Brevi; Mauro Ceconello; Gabriele Pierluisi; Michela Rossi; Michele Russo</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7">
            <text:p>7</text:p>
          </table:table-cell>
        </table:table-row>
        <table:table-row table:style-name="ro1">
          <table:table-cell office:value-type="float" office:value="-0">
            <text:p>-0</text:p>
          </table:table-cell>
          <table:table-cell office:value-type="string">
            <text:p>info:eu-repo/semantics/closedAccess</text:p>
          </table:table-cell>
          <table:table-cell office:value-type="string">
            <text:p>colore; rappresentazione; progetto</text:p>
          </table:table-cell>
          <table:table-cell office:value-type="string">
            <text:p>http://hdl.handle.net/11311/720347</text:p>
          </table:table-cell>
          <table:table-cell office:value-type="float" office:value="-0">
            <text:p>-0</text:p>
          </table:table-cell>
          <table:table-cell office:value-type="string">
            <text:p>Maggioli Editore</text:p>
          </table:table-cell>
          <table:table-cell office:value-type="string">
            <text:p>Geometria, spazio, colore. Ricerche per la rappresentazione e il progetto</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Michela Ross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39371</text:p>
          </table:table-cell>
          <table:table-cell office:value-type="string">
            <text:p>Nessuno</text:p>
          </table:table-cell>
          <table:table-cell office:value-type="string">
            <text:p>Maggioli</text:p>
          </table:table-cell>
          <table:table-cell office:value-type="string">
            <text:p>Colour and Colorimetry Multidisciplinary Contributions Vol. IXb</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M. Ross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39372</text:p>
          </table:table-cell>
          <table:table-cell office:value-type="string">
            <text:p>Nessuno</text:p>
          </table:table-cell>
          <table:table-cell office:value-type="string">
            <text:p>Maggioli</text:p>
          </table:table-cell>
          <table:table-cell office:value-type="string">
            <text:p>Colore e colorimetria contributi multidisciplinari Vol IX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 Rossi; A. Siniscalco</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51616</text:p>
          </table:table-cell>
          <table:table-cell office:value-type="float" office:value="-0">
            <text:p>-0</text:p>
          </table:table-cell>
          <table:table-cell office:value-type="string">
            <text:p>Corraini</text:p>
          </table:table-cell>
          <table:table-cell office:value-type="string">
            <text:p>Made in slums. Mathare Nairobi</text:p>
          </table:table-cell>
          <table:table-cell office:value-type="string">
            <text:p>Mantova</text:p>
          </table:table-cell>
          <table:table-cell office:value-type="string">
            <text:p>ita;eng</text:p>
          </table:table-cell>
          <table:table-cell office:value-type="float" office:value="-0">
            <text:p>-0</text:p>
          </table:table-cell>
          <table:table-cell office:value-type="string">
            <text:p>Irace F</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enterprises; creativity; spatial; interior</text:p>
          </table:table-cell>
          <table:table-cell office:value-type="string">
            <text:p>http://hdl.handle.net/11311/758444</text:p>
          </table:table-cell>
          <table:table-cell office:value-type="float" office:value="-0">
            <text:p>-0</text:p>
          </table:table-cell>
          <table:table-cell office:value-type="string">
            <text:p>Maggioli editore</text:p>
          </table:table-cell>
          <table:table-cell office:value-type="string">
            <text:p>Creativity for local enterprises</text:p>
          </table:table-cell>
          <table:table-cell office:value-type="string">
            <text:p>Sant'Arcangelo di Romagna</text:p>
          </table:table-cell>
          <table:table-cell office:value-type="string">
            <text:p>eng</text:p>
          </table:table-cell>
          <table:table-cell office:value-type="float" office:value="-0">
            <text:p>-0</text:p>
          </table:table-cell>
          <table:table-cell office:value-type="string">
            <text:p>D. FASSI; A.REBAGLIO</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e metanarrazioni; design e narrazioni tangibili; design e comunitÃ  testuali</text:p>
          </table:table-cell>
          <table:table-cell office:value-type="string">
            <text:p>http://hdl.handle.net/11311/758930</text:p>
          </table:table-cell>
          <table:table-cell office:value-type="string">
            <text:p>Comitato scientifico</text:p>
          </table:table-cell>
          <table:table-cell office:value-type="string">
            <text:p>Mimesis Edizioni</text:p>
          </table:table-cell>
          <table:table-cell office:value-type="string">
            <text:p>E' il design una narrazione? Design e narrazioni</text:p>
          </table:table-cell>
          <table:table-cell office:value-type="string">
            <text:p>Milano</text:p>
          </table:table-cell>
          <table:table-cell office:value-type="string">
            <text:p>ita</text:p>
          </table:table-cell>
          <table:table-cell office:value-type="float" office:value="-0">
            <text:p>-0</text:p>
          </table:table-cell>
          <table:table-cell office:value-type="string">
            <text:p>A. Penat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narrazioni visive; innovazione</text:p>
          </table:table-cell>
          <table:table-cell office:value-type="string">
            <text:p>http://hdl.handle.net/11311/758932</text:p>
          </table:table-cell>
          <table:table-cell office:value-type="string">
            <text:p>Comitato scientifico</text:p>
          </table:table-cell>
          <table:table-cell office:value-type="string">
            <text:p>Mimesis Edizioni</text:p>
          </table:table-cell>
          <table:table-cell office:value-type="string">
            <text:p>Il design costruisce mondi. Design e narrazioni</text:p>
          </table:table-cell>
          <table:table-cell office:value-type="string">
            <text:p>Milano</text:p>
          </table:table-cell>
          <table:table-cell office:value-type="string">
            <text:p>ita</text:p>
          </table:table-cell>
          <table:table-cell office:value-type="float" office:value="-0">
            <text:p>-0</text:p>
          </table:table-cell>
          <table:table-cell office:value-type="string">
            <text:p>A. Penat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narrazioni; oggetti; cultura materiale</text:p>
          </table:table-cell>
          <table:table-cell office:value-type="string">
            <text:p>http://hdl.handle.net/11311/758933</text:p>
          </table:table-cell>
          <table:table-cell office:value-type="string">
            <text:p>Comitato scientifico</text:p>
          </table:table-cell>
          <table:table-cell office:value-type="string">
            <text:p>Mimesis Edizioni</text:p>
          </table:table-cell>
          <table:table-cell office:value-type="string">
            <text:p>Il design vive di oggetti-discorso. Design e narrazioni.</text:p>
          </table:table-cell>
          <table:table-cell office:value-type="string">
            <text:p>Milano</text:p>
          </table:table-cell>
          <table:table-cell office:value-type="string">
            <text:p>ita</text:p>
          </table:table-cell>
          <table:table-cell office:value-type="float" office:value="-0">
            <text:p>-0</text:p>
          </table:table-cell>
          <table:table-cell office:value-type="string">
            <text:p>A. Penat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64761</text:p>
          </table:table-cell>
          <table:table-cell office:value-type="string">
            <text:p>Nessuno</text:p>
          </table:table-cell>
          <table:table-cell office:value-type="string">
            <text:p>ELECTA</text:p>
          </table:table-cell>
          <table:table-cell office:value-type="string">
            <text:p>Design &amp; Cultural Heritage. Archivio animato</text:p>
          </table:table-cell>
          <table:table-cell office:value-type="string">
            <text:p>Milano</text:p>
          </table:table-cell>
          <table:table-cell office:value-type="string">
            <text:p>eng;ita</text:p>
          </table:table-cell>
          <table:table-cell office:value-type="float" office:value="-0">
            <text:p>-0</text:p>
          </table:table-cell>
          <table:table-cell office:value-type="string">
            <text:p>F. Irace; G.L. CiagÃ </text:p>
          </table:table-cell>
          <table:table-cell office:value-type="float" office:value="-0">
            <text:p>-0</text:p>
          </table:table-cell>
          <table:table-cell office:value-type="string">
            <text:p>STAMPA</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68890</text:p>
          </table:table-cell>
          <table:table-cell office:value-type="string">
            <text:p>Nessuno</text:p>
          </table:table-cell>
          <table:table-cell office:value-type="string">
            <text:p>Corraini Edizioni</text:p>
          </table:table-cell>
          <table:table-cell office:value-type="string">
            <text:p>Inventario 07</text:p>
          </table:table-cell>
          <table:table-cell office:value-type="string">
            <text:p>Mantova</text:p>
          </table:table-cell>
          <table:table-cell office:value-type="string">
            <text:p>ita;eng</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68891</text:p>
          </table:table-cell>
          <table:table-cell office:value-type="string">
            <text:p>Nessuno</text:p>
          </table:table-cell>
          <table:table-cell office:value-type="string">
            <text:p>Corraini edizioni</text:p>
          </table:table-cell>
          <table:table-cell office:value-type="string">
            <text:p>Inventario 08</text:p>
          </table:table-cell>
          <table:table-cell office:value-type="string">
            <text:p>Mantova</text:p>
          </table:table-cell>
          <table:table-cell office:value-type="string">
            <text:p>ita;eng</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table:number-columns-repeated="3" office:value-type="float" office:value="-0">
            <text:p>-0</text:p>
          </table:table-cell>
          <table:table-cell office:value-type="string">
            <text:p>http://hdl.handle.net/11311/769058</text:p>
          </table:table-cell>
          <table:table-cell office:value-type="string">
            <text:p>Nessuno</text:p>
          </table:table-cell>
          <table:table-cell office:value-type="string">
            <text:p>ELECTA</text:p>
          </table:table-cell>
          <table:table-cell office:value-type="string">
            <text:p>Progetto Cibo. La Forma del Gusto</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769060</text:p>
          </table:table-cell>
          <table:table-cell office:value-type="string">
            <text:p>Nessuno</text:p>
          </table:table-cell>
          <table:table-cell office:value-type="string">
            <text:p>Corraini Edizioni</text:p>
          </table:table-cell>
          <table:table-cell office:value-type="string">
            <text:p>Intorno al libro</text:p>
          </table:table-cell>
          <table:table-cell office:value-type="float" office:value="-0">
            <text:p>-0</text:p>
          </table:table-cell>
          <table:table-cell office:value-type="string">
            <text:p>ita;eng</text:p>
          </table:table-cell>
          <table:table-cell office:value-type="float" office:value="-0">
            <text:p>-0</text:p>
          </table:table-cell>
          <table:table-cell office:value-type="string">
            <text:p>G. Finess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3">
          <table:table-cell table:number-columns-repeated="2" office:value-type="float" office:value="-0">
            <text:p>-0</text:p>
          </table:table-cell>
          <table:table-cell office:value-type="string">
            <text:p>Cultural design; temporaneo; allestimento; digital heritage</text:p>
          </table:table-cell>
          <table:table-cell office:value-type="string">
            <text:p>http://hdl.handle.net/11311/804936</text:p>
          </table:table-cell>
          <table:table-cell office:value-type="string">
            <text:p>SÃ¬, ma tipo non specificato</text:p>
          </table:table-cell>
          <table:table-cell office:value-type="string">
            <text:p>ELECTA</text:p>
          </table:table-cell>
          <table:table-cell office:value-type="string">
            <text:p>Design e memoria del Temporaneo/Design </text:p>
            <text:p>and memory of the Ephemeral</text:p>
          </table:table-cell>
          <table:table-cell office:value-type="string">
            <text:p>Milano</text:p>
          </table:table-cell>
          <table:table-cell office:value-type="string">
            <text:p>ita;eng</text:p>
          </table:table-cell>
          <table:table-cell office:value-type="float" office:value="-0">
            <text:p>-0</text:p>
          </table:table-cell>
          <table:table-cell office:value-type="string">
            <text:p>E. Lupo; R. Trocchianesi</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archivio; heritage materiale e immateriale</text:p>
          </table:table-cell>
          <table:table-cell office:value-type="string">
            <text:p>http://hdl.handle.net/11311/861818</text:p>
          </table:table-cell>
          <table:table-cell office:value-type="string">
            <text:p>Nessuno</text:p>
          </table:table-cell>
          <table:table-cell office:value-type="string">
            <text:p>ELECTA MONDADORI</text:p>
          </table:table-cell>
          <table:table-cell office:value-type="string">
            <text:p>Immateriale, virtuale, interattivo</text:p>
          </table:table-cell>
          <table:table-cell office:value-type="string">
            <text:p>Milano</text:p>
          </table:table-cell>
          <table:table-cell office:value-type="string">
            <text:p>ita;eng</text:p>
          </table:table-cell>
          <table:table-cell office:value-type="float" office:value="-0">
            <text:p>-0</text:p>
          </table:table-cell>
          <table:table-cell office:value-type="string">
            <text:p>Irace F</text:p>
          </table:table-cell>
          <table:table-cell office:value-type="float" office:value="-0">
            <text:p>-0</text:p>
          </table:table-cell>
          <table:table-cell office:value-type="string">
            <text:p>STAMPA</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for Cultural Heritage, Craft, Cultural intensive artefact</text:p>
          </table:table-cell>
          <table:table-cell office:value-type="string">
            <text:p>http://hdl.handle.net/11311/974893</text:p>
          </table:table-cell>
          <table:table-cell office:value-type="float" office:value="-0">
            <text:p>-0</text:p>
          </table:table-cell>
          <table:table-cell office:value-type="string">
            <text:p>Maggioli Editore</text:p>
          </table:table-cell>
          <table:table-cell office:value-type="string">
            <text:p>Autentico Contemporaneo. Design e Attivazione dei saperi tipici e maestri artigiani milanesi</text:p>
          </table:table-cell>
          <table:table-cell office:value-type="string">
            <text:p>Milano</text:p>
          </table:table-cell>
          <table:table-cell office:value-type="string">
            <text:p>ita</text:p>
          </table:table-cell>
          <table:table-cell office:value-type="float" office:value="-0">
            <text:p>-0</text:p>
          </table:table-cell>
          <table:table-cell office:value-type="string">
            <text:p>Eleonora, Lupo</text:p>
          </table:table-cell>
          <table:table-cell office:value-type="float" office:value="-0">
            <text:p>-0</text:p>
          </table:table-cell>
          <table:table-cell office:value-type="string">
            <text:p>STAMPA</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89802</text:p>
          </table:table-cell>
          <table:table-cell office:value-type="float" office:value="-0">
            <text:p>-0</text:p>
          </table:table-cell>
          <table:table-cell office:value-type="string">
            <text:p>Corraini</text:p>
          </table:table-cell>
          <table:table-cell office:value-type="string">
            <text:p>(1:13). The thirteen chairs that were never painted in Leonardo's Last Supper / (1:13). Le tredici sedie mai dipinte nellÂ´Ultima cena di Leonardo</text:p>
          </table:table-cell>
          <table:table-cell office:value-type="string">
            <text:p>Mantova</text:p>
          </table:table-cell>
          <table:table-cell office:value-type="string">
            <text:p>eng;ita</text:p>
          </table:table-cell>
          <table:table-cell office:value-type="float" office:value="-0">
            <text:p>-0</text:p>
          </table:table-cell>
          <table:table-cell office:value-type="string">
            <text:p>Crippa, Davide; Di Prete, Barbara</text:p>
          </table:table-cell>
          <table:table-cell table:number-columns-repeated="2" office:value-type="float" office:value="-0">
            <text:p>-0</text:p>
          </table:table-cell>
          <table:table-cell office:value-type="float" office:value="2013">
            <text:p>2013</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29970</text:p>
          </table:table-cell>
          <table:table-cell office:value-type="string">
            <text:p>Comitato scientifico</text:p>
          </table:table-cell>
          <table:table-cell office:value-type="string">
            <text:p>FrancoAngeli</text:p>
          </table:table-cell>
          <table:table-cell office:value-type="string">
            <text:p>Overfashion. Nuove prospettive per la moda nella societÃ  che ingrass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Canina, MARIA RITA; Volonte', PAOLO GAETANO</text:p>
          </table:table-cell>
          <table:table-cell office:value-type="float" office:value="-0">
            <text:p>-0</text:p>
          </table:table-cell>
          <table:table-cell office:value-type="string">
            <text:p>STAMPA</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796926</text:p>
          </table:table-cell>
          <table:table-cell office:value-type="string">
            <text:p>Nessuno</text:p>
          </table:table-cell>
          <table:table-cell office:value-type="string">
            <text:p>Corraini Edizioni</text:p>
          </table:table-cell>
          <table:table-cell office:value-type="string">
            <text:p>Il Design Italiano Oltre le Crisi</text:p>
          </table:table-cell>
          <table:table-cell office:value-type="string">
            <text:p>Mantova</text:p>
          </table:table-cell>
          <table:table-cell office:value-type="string">
            <text:p>eng;ita</text:p>
          </table:table-cell>
          <table:table-cell office:value-type="float" office:value="-0">
            <text:p>-0</text:p>
          </table:table-cell>
          <table:table-cell office:value-type="string">
            <text:p>Finessi, G.</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string">
            <text:p>arte contemporanea</text:p>
          </table:table-cell>
          <table:table-cell office:value-type="string">
            <text:p>http://hdl.handle.net/11311/815123</text:p>
          </table:table-cell>
          <table:table-cell office:value-type="string">
            <text:p>Nessuno</text:p>
          </table:table-cell>
          <table:table-cell office:value-type="string">
            <text:p>SILVANA EDITORIALE</text:p>
          </table:table-cell>
          <table:table-cell office:value-type="string">
            <text:p>Agostino Arrivabene. Vesperbild</text:p>
          </table:table-cell>
          <table:table-cell office:value-type="string">
            <text:p>Cinisello Balsamo</text:p>
          </table:table-cell>
          <table:table-cell office:value-type="string">
            <text:p>eng;ita</text:p>
          </table:table-cell>
          <table:table-cell office:value-type="float" office:value="-0">
            <text:p>-0</text:p>
          </table:table-cell>
          <table:table-cell office:value-type="string">
            <text:p>Pietro, Marani</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openAccess</text:p>
          </table:table-cell>
          <table:table-cell office:value-type="string">
            <text:p>progettazione digitale; digital prototyping; dynamic response</text:p>
          </table:table-cell>
          <table:table-cell office:value-type="string">
            <text:p>http://hdl.handle.net/11311/848734</text:p>
          </table:table-cell>
          <table:table-cell office:value-type="string">
            <text:p>Esperti anonimi</text:p>
          </table:table-cell>
          <table:table-cell office:value-type="string">
            <text:p>Maggioli</text:p>
          </table:table-cell>
          <table:table-cell office:value-type="string">
            <text:p>Ripensare il disegno/rethinking design (introduzione).</text:p>
          </table:table-cell>
          <table:table-cell office:value-type="string">
            <text:p>Santarcangelo di Romagna</text:p>
          </table:table-cell>
          <table:table-cell office:value-type="string">
            <text:p>eng;ita</text:p>
          </table:table-cell>
          <table:table-cell office:value-type="float" office:value="-0">
            <text:p>-0</text:p>
          </table:table-cell>
          <table:table-cell office:value-type="string">
            <text:p>Michela Rossi; Andrea Casale; a cura di</text:p>
          </table:table-cell>
          <table:table-cell office:value-type="float" office:value="-0">
            <text:p>-0</text:p>
          </table:table-cell>
          <table:table-cell office:value-type="string">
            <text:p>STAMPA</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0">
            <text:p>-0</text:p>
          </table:table-cell>
        </table:table-row>
        <table:table-row table:style-name="ro1">
          <table:table-cell office:value-type="float" office:value="-0">
            <text:p>-0</text:p>
          </table:table-cell>
          <table:table-cell office:value-type="string">
            <text:p>info:eu-repo/semantics/closedAccess</text:p>
          </table:table-cell>
          <table:table-cell office:value-type="string">
            <text:p>interior design; exhibition design</text:p>
          </table:table-cell>
          <table:table-cell office:value-type="string">
            <text:p>http://hdl.handle.net/11311/862572</text:p>
          </table:table-cell>
          <table:table-cell office:value-type="string">
            <text:p>Nessuno</text:p>
          </table:table-cell>
          <table:table-cell office:value-type="string">
            <text:p>Corraini</text:p>
          </table:table-cell>
          <table:table-cell office:value-type="string">
            <text:p>Dove vivono gli architetti</text:p>
          </table:table-cell>
          <table:table-cell office:value-type="string">
            <text:p>Mantova</text:p>
          </table:table-cell>
          <table:table-cell office:value-type="string">
            <text:p>eng;ita</text:p>
          </table:table-cell>
          <table:table-cell office:value-type="float" office:value="-0">
            <text:p>-0</text:p>
          </table:table-cell>
          <table:table-cell office:value-type="string">
            <text:p>Irace F.; Molteni F; Pizzigoni D.</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3">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869980</text:p>
          </table:table-cell>
          <table:table-cell office:value-type="string">
            <text:p>Nessuno</text:p>
          </table:table-cell>
          <table:table-cell office:value-type="string">
            <text:p>Butterworth-Heinemann: Elsevier</text:p>
          </table:table-cell>
          <table:table-cell office:value-type="string">
            <text:p>Materials Experience: Fundamentals of</text:p>
            <text:p>Materials and Design</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Elvin Karana; Owain Pegley; Valentina Rognoli</text:p>
          </table:table-cell>
          <table:table-cell office:value-type="float" office:value="-0">
            <text:p>-0</text:p>
          </table:table-cell>
          <table:table-cell office:value-type="string">
            <text:p>STAMPA</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3">
            <text:p>3</text:p>
          </table:table-cell>
        </table:table-row>
        <table:table-row table:style-name="ro1">
          <table:table-cell table:number-columns-repeated="3" office:value-type="float" office:value="-0">
            <text:p>-0</text:p>
          </table:table-cell>
          <table:table-cell office:value-type="string">
            <text:p>http://hdl.handle.net/11311/872756</text:p>
          </table:table-cell>
          <table:table-cell office:value-type="string">
            <text:p>Nessuno</text:p>
          </table:table-cell>
          <table:table-cell office:value-type="string">
            <text:p>Corraini edizioni</text:p>
          </table:table-cell>
          <table:table-cell office:value-type="string">
            <text:p>INVENTARIO 09</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office:value-type="float" office:value="-0">
            <text:p>-0</text:p>
          </table:table-cell>
          <table:table-cell office:value-type="string">
            <text:p>STAMPA</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5">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880557</text:p>
          </table:table-cell>
          <table:table-cell office:value-type="string">
            <text:p>Nessuno</text:p>
          </table:table-cell>
          <table:table-cell office:value-type="string">
            <text:p>Silvana Editoriale</text:p>
          </table:table-cell>
          <table:table-cell office:value-type="string">
            <text:p>TEXTILE VIVANT.</text:p>
            <text:p>Percorsi, esperienze e ricerche del textile design.</text:p>
            <text:p>Tracks, experiences and Researches in textile design</text:p>
          </table:table-cell>
          <table:table-cell office:value-type="string">
            <text:p>Milano</text:p>
          </table:table-cell>
          <table:table-cell office:value-type="string">
            <text:p>ita;eng</text:p>
          </table:table-cell>
          <table:table-cell office:value-type="float" office:value="-0">
            <text:p>-0</text:p>
          </table:table-cell>
          <table:table-cell office:value-type="string">
            <text:p>Giovanni Maria Conti; Barbara Del Curto; Eleonora Fiorani; Maria Grazia Soldati</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4">
            <text:p>4</text:p>
          </table:table-cell>
        </table:table-row>
        <table:table-row table:style-name="ro3">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924155</text:p>
          </table:table-cell>
          <table:table-cell office:value-type="string">
            <text:p>Esperti anonimi</text:p>
          </table:table-cell>
          <table:table-cell office:value-type="string">
            <text:p>STS Italia Publishing</text:p>
          </table:table-cell>
          <table:table-cell office:value-type="string">
            <text:p>A Matter of Design: Making Society trough Science and Technology</text:p>
            <text:p>Proceedings of the 5th STS Italia Conference</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C. Coletta; S. Colombo; P. Magaudda; A. Mattozzi; L. Parolin; L. Rampino</text:p>
          </table:table-cell>
          <table:table-cell office:value-type="float" office:value="-0">
            <text:p>-0</text:p>
          </table:table-cell>
          <table:table-cell office:value-type="string">
            <text:p>ELETTRONICO</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6">
            <text:p>6</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35762</text:p>
          </table:table-cell>
          <table:table-cell office:value-type="string">
            <text:p>Esperti anonimi</text:p>
          </table:table-cell>
          <table:table-cell office:value-type="string">
            <text:p>Franco Angeli</text:p>
          </table:table-cell>
          <table:table-cell office:value-type="string">
            <text:p>Overfashion. Nuove prospettive per la moda nella societÃ  che ingrassa</text:p>
          </table:table-cell>
          <table:table-cell office:value-type="string">
            <text:p>milano</text:p>
          </table:table-cell>
          <table:table-cell office:value-type="string">
            <text:p>ita</text:p>
          </table:table-cell>
          <table:table-cell office:value-type="float" office:value="-0">
            <text:p>-0</text:p>
          </table:table-cell>
          <table:table-cell office:value-type="string">
            <text:p>Marita Canina; Paolo VolontÃ©</text:p>
          </table:table-cell>
          <table:table-cell office:value-type="float" office:value="-0">
            <text:p>-0</text:p>
          </table:table-cell>
          <table:table-cell office:value-type="string">
            <text:p>STAMPA</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table:number-columns-repeated="3" office:value-type="float" office:value="-0">
            <text:p>-0</text:p>
          </table:table-cell>
          <table:table-cell office:value-type="string">
            <text:p>http://hdl.handle.net/11311/935991</text:p>
          </table:table-cell>
          <table:table-cell office:value-type="string">
            <text:p>Nessuno</text:p>
          </table:table-cell>
          <table:table-cell office:value-type="string">
            <text:p>Corraini Edizioni</text:p>
          </table:table-cell>
          <table:table-cell office:value-type="string">
            <text:p>INVENTARIO 10</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office:value-type="float" office:value="-0">
            <text:p>-0</text:p>
          </table:table-cell>
          <table:table-cell office:value-type="string">
            <text:p>STAMPA</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41559</text:p>
          </table:table-cell>
          <table:table-cell office:value-type="string">
            <text:p>Comitato scientifico</text:p>
          </table:table-cell>
          <table:table-cell office:value-type="string">
            <text:p>"MAGGIOLI EDITORE", Gruppo del colore</text:p>
          </table:table-cell>
          <table:table-cell office:value-type="string">
            <text:p>Colore e colorimetria contributi multidisciplinari Vol Xa</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Maurizio Rossi; Veronica Marchiafava</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42187</text:p>
          </table:table-cell>
          <table:table-cell office:value-type="string">
            <text:p>Nessuno</text:p>
          </table:table-cell>
          <table:table-cell office:value-type="string">
            <text:p>"MAGGIOLI EDITORE", Gruppo del colore</text:p>
          </table:table-cell>
          <table:table-cell office:value-type="string">
            <text:p>Colour and Colorimetry Multidisciplinary Contributions Vol. Xb</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Maurizio Rossi</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56158</text:p>
          </table:table-cell>
          <table:table-cell office:value-type="string">
            <text:p>Comitato scientifico</text:p>
          </table:table-cell>
          <table:table-cell office:value-type="string">
            <text:p>Bloomsbury Publishing Plc (now Taylor and Francis)</text:p>
          </table:table-cell>
          <table:table-cell office:value-type="string">
            <text:p>Fashion Made in Italy. Special Issue</text:p>
          </table:table-cell>
          <table:table-cell office:value-type="string">
            <text:p>London</text:p>
          </table:table-cell>
          <table:table-cell office:value-type="string">
            <text:p>eng</text:p>
          </table:table-cell>
          <table:table-cell office:value-type="float" office:value="-0">
            <text:p>-0</text:p>
          </table:table-cell>
          <table:table-cell office:value-type="string">
            <text:p>Bertola P.; Colombi C.</text:p>
          </table:table-cell>
          <table:table-cell office:value-type="float" office:value="-0">
            <text:p>-0</text:p>
          </table:table-cell>
          <table:table-cell office:value-type="string">
            <text:p>STAMPA</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GBR</text:p>
          </table:table-cell>
          <table:table-cell office:value-type="float" office:value="2">
            <text:p>2</text:p>
          </table:table-cell>
        </table:table-row>
        <table:table-row table:style-name="ro5">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956761</text:p>
          </table:table-cell>
          <table:table-cell office:value-type="string">
            <text:p>Nessuno</text:p>
          </table:table-cell>
          <table:table-cell office:value-type="string">
            <text:p>Politecnico di Milano</text:p>
          </table:table-cell>
          <table:table-cell office:value-type="string">
            <text:p>CIMODE 2014</text:p>
            <text:p>2Â° Congresso internazionale di Moda e Design</text:p>
            <text:p>2Â° International Fashion and Design Congress</text:p>
          </table:table-cell>
          <table:table-cell office:value-type="float" office:value="-0">
            <text:p>-0</text:p>
          </table:table-cell>
          <table:table-cell office:value-type="string">
            <text:p>por;ita;eng;spa</text:p>
          </table:table-cell>
          <table:table-cell office:value-type="float" office:value="-0">
            <text:p>-0</text:p>
          </table:table-cell>
          <table:table-cell office:value-type="string">
            <text:p>R.Gaddi; A.Cappellieri; A.Dell'Acqua</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965932</text:p>
          </table:table-cell>
          <table:table-cell office:value-type="float" office:value="-0">
            <text:p>-0</text:p>
          </table:table-cell>
          <table:table-cell office:value-type="string">
            <text:p>Lancaster University</text:p>
          </table:table-cell>
          <table:table-cell office:value-type="string">
            <text:p>SERVICE DESIGN RESEARCH UK NETWORK Mapping and developing Service Design Research in the UK</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Sangiorgi, Daniela; Prendiville, Alison; Ricketts, Amy</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GBR</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965937</text:p>
          </table:table-cell>
          <table:table-cell office:value-type="string">
            <text:p>Esperti anonimi</text:p>
          </table:table-cell>
          <table:table-cell office:value-type="string">
            <text:p>LinkÃ¶ping Electronic Conference Proceedings</text:p>
          </table:table-cell>
          <table:table-cell office:value-type="string">
            <text:p>ServDes.2014 Service Future, Proceedings of the fourth Service Design and Service Innovation Conference</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Sangiorgi, Daniela; Murphy, Emma; Hands, David</text:p>
          </table:table-cell>
          <table:table-cell office:value-type="float" office:value="-0">
            <text:p>-0</text:p>
          </table:table-cell>
          <table:table-cell office:value-type="string">
            <text:p>ELETTRONICO</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SWE</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openAccess</text:p>
          </table:table-cell>
          <table:table-cell office:value-type="string">
            <text:p>design culture, design driven innovation, Design history, Italian Culture of Materials Design, material, technological innovation</text:p>
          </table:table-cell>
          <table:table-cell office:value-type="string">
            <text:p>http://hdl.handle.net/11311/970615</text:p>
          </table:table-cell>
          <table:table-cell office:value-type="float" office:value="-0">
            <text:p>-0</text:p>
          </table:table-cell>
          <table:table-cell office:value-type="string">
            <text:p>Associazione italiana storici del design</text:p>
          </table:table-cell>
          <table:table-cell office:value-type="string">
            <text:p>Italian material design: imparando dalla storia</text:p>
          </table:table-cell>
          <table:table-cell office:value-type="string">
            <text:p>Milano</text:p>
          </table:table-cell>
          <table:table-cell office:value-type="string">
            <text:p>eng;ita</text:p>
          </table:table-cell>
          <table:table-cell office:value-type="float" office:value="-0">
            <text:p>-0</text:p>
          </table:table-cell>
          <table:table-cell office:value-type="string">
            <text:p>Bosoni, Giampiero; Ferrara, Maria Rita</text:p>
          </table:table-cell>
          <table:table-cell office:value-type="float" office:value="-0">
            <text:p>-0</text:p>
          </table:table-cell>
          <table:table-cell office:value-type="string">
            <text:p>ELETTRONICO</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75705</text:p>
          </table:table-cell>
          <table:table-cell office:value-type="float" office:value="-0">
            <text:p>-0</text:p>
          </table:table-cell>
          <table:table-cell office:value-type="string">
            <text:p>Spurbuchverlag</text:p>
          </table:table-cell>
          <table:table-cell office:value-type="string">
            <text:p>Design research on temporary homes</text:p>
          </table:table-cell>
          <table:table-cell office:value-type="string">
            <text:p>Baunach</text:p>
          </table:table-cell>
          <table:table-cell office:value-type="string">
            <text:p>eng</text:p>
          </table:table-cell>
          <table:table-cell office:value-type="float" office:value="-0">
            <text:p>-0</text:p>
          </table:table-cell>
          <table:table-cell office:value-type="string">
            <text:p>Giunta, Elena; Rebaglio, Agnese</text:p>
          </table:table-cell>
          <table:table-cell table:number-columns-repeated="2" office:value-type="float" office:value="-0">
            <text:p>-0</text:p>
          </table:table-cell>
          <table:table-cell office:value-type="float" office:value="2014">
            <text:p>2014</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DEU</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18215</text:p>
          </table:table-cell>
          <table:table-cell office:value-type="string">
            <text:p>Comitato scientifico</text:p>
          </table:table-cell>
          <table:table-cell office:value-type="string">
            <text:p>Gruppo del Colore â€“ Associazione Italiana Colore</text:p>
          </table:table-cell>
          <table:table-cell office:value-type="string">
            <text:p>Colour and Colorimetry Multidisciplinary Contributions Vol. XIb</text:p>
          </table:table-cell>
          <table:table-cell office:value-type="string">
            <text:p>MILANO</text:p>
          </table:table-cell>
          <table:table-cell office:value-type="string">
            <text:p>eng</text:p>
          </table:table-cell>
          <table:table-cell office:value-type="float" office:value="-0">
            <text:p>-0</text:p>
          </table:table-cell>
          <table:table-cell office:value-type="string">
            <text:p>Rossi, Maurizio; Casciani, Daria</text:p>
          </table:table-cell>
          <table:table-cell office:value-type="float" office:value="-0">
            <text:p>-0</text:p>
          </table:table-cell>
          <table:table-cell office:value-type="string">
            <text:p>ELETTRONICO</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openAccess</text:p>
          </table:table-cell>
          <table:table-cell office:value-type="string">
            <text:p>Colore, illuminazione, percezione visiva, design, comunicazione</text:p>
          </table:table-cell>
          <table:table-cell office:value-type="string">
            <text:p>http://hdl.handle.net/11311/1018276</text:p>
          </table:table-cell>
          <table:table-cell office:value-type="string">
            <text:p>Comitato scientifico</text:p>
          </table:table-cell>
          <table:table-cell office:value-type="string">
            <text:p>Gruppo del Colore â€“ Associazione Italiana Colore, Milano</text:p>
          </table:table-cell>
          <table:table-cell office:value-type="string">
            <text:p>Colore e colorimetria contributi multidisciplinari Vol XIa</text:p>
          </table:table-cell>
          <table:table-cell office:value-type="string">
            <text:p>Milano</text:p>
          </table:table-cell>
          <table:table-cell office:value-type="string">
            <text:p>ita</text:p>
          </table:table-cell>
          <table:table-cell office:value-type="float" office:value="-0">
            <text:p>-0</text:p>
          </table:table-cell>
          <table:table-cell office:value-type="string">
            <text:p>Rossi, Maurizio; Marchiafava, Veronica</text:p>
          </table:table-cell>
          <table:table-cell office:value-type="float" office:value="-0">
            <text:p>-0</text:p>
          </table:table-cell>
          <table:table-cell office:value-type="string">
            <text:p>ELETTRONICO</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string">
            <text:p>arte sacra, simbolismo, classicismo, arte del XIX secolo, arte del XX secolo</text:p>
          </table:table-cell>
          <table:table-cell table:number-columns-repeated="2" office:value-type="float" office:value="-0">
            <text:p>-0</text:p>
          </table:table-cell>
          <table:table-cell office:value-type="string">
            <text:p>http://hdl.handle.net/11311/1019707</text:p>
          </table:table-cell>
          <table:table-cell office:value-type="string">
            <text:p>Comitato scientifico</text:p>
          </table:table-cell>
          <table:table-cell office:value-type="string">
            <text:p>Marsilio</text:p>
          </table:table-cell>
          <table:table-cell office:value-type="string">
            <text:p>Bellezza divina. Fra Van Gogh, Chagall e Fontana</text:p>
          </table:table-cell>
          <table:table-cell office:value-type="string">
            <text:p>Venezia</text:p>
          </table:table-cell>
          <table:table-cell office:value-type="string">
            <text:p>eng;ita</text:p>
          </table:table-cell>
          <table:table-cell office:value-type="float" office:value="-0">
            <text:p>-0</text:p>
          </table:table-cell>
          <table:table-cell office:value-type="string">
            <text:p>Mazzanti, Anna; Mannini, Lucia; Sisi, Carlo; Sebregondi, Ludovica</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4">
            <text:p>4</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930955</text:p>
          </table:table-cell>
          <table:table-cell office:value-type="string">
            <text:p>Nessuno</text:p>
          </table:table-cell>
          <table:table-cell office:value-type="string">
            <text:p>Maggioli Editore</text:p>
          </table:table-cell>
          <table:table-cell office:value-type="string">
            <text:p>ColtivAzioni Sociali Urbane. Innovazione sociale di quartiere</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B. VILLARI</text:p>
          </table:table-cell>
          <table:table-cell table:number-columns-repeated="2" office:value-type="float" office:value="-0">
            <text:p>-0</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935990</text:p>
          </table:table-cell>
          <table:table-cell office:value-type="string">
            <text:p>Nessuno</text:p>
          </table:table-cell>
          <table:table-cell office:value-type="string">
            <text:p>Corraini edizioni</text:p>
          </table:table-cell>
          <table:table-cell office:value-type="string">
            <text:p>GEOGRAFIE</text:p>
          </table:table-cell>
          <table:table-cell office:value-type="string">
            <text:p>Mantova</text:p>
          </table:table-cell>
          <table:table-cell office:value-type="string">
            <text:p>ita;eng</text:p>
          </table:table-cell>
          <table:table-cell office:value-type="float" office:value="-0">
            <text:p>-0</text:p>
          </table:table-cell>
          <table:table-cell office:value-type="string">
            <text:p>Beppe Finessi</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modelli di design; modelli di architettura; De Pas - D'Urbino - Lomazzi; Vittorio Gregotti; Luciano Baldessari; Francesco Gnecchi-Ruscone; Giovanni Sacchi</text:p>
          </table:table-cell>
          <table:table-cell office:value-type="string">
            <text:p>http://hdl.handle.net/11311/943765</text:p>
          </table:table-cell>
          <table:table-cell office:value-type="string">
            <text:p>Comitato scientifico</text:p>
          </table:table-cell>
          <table:table-cell office:value-type="string">
            <text:p>CASVA, Comune di Milano</text:p>
          </table:table-cell>
          <table:table-cell office:value-type="string">
            <text:p>Cose d'archivio. I modelli di design e architettura presso il CASVA</text:p>
          </table:table-cell>
          <table:table-cell office:value-type="string">
            <text:p>Milano</text:p>
          </table:table-cell>
          <table:table-cell office:value-type="string">
            <text:p>ita</text:p>
          </table:table-cell>
          <table:table-cell office:value-type="float" office:value="-0">
            <text:p>-0</text:p>
          </table:table-cell>
          <table:table-cell office:value-type="string">
            <text:p>Feraboli M.T.</text:p>
          </table:table-cell>
          <table:table-cell table:number-columns-repeated="2" office:value-type="float" office:value="-0">
            <text:p>-0</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943785</text:p>
          </table:table-cell>
          <table:table-cell office:value-type="string">
            <text:p>Comitato scientifico</text:p>
          </table:table-cell>
          <table:table-cell office:value-type="string">
            <text:p>24Ore Cultura</text:p>
          </table:table-cell>
          <table:table-cell office:value-type="string">
            <text:p>Mondi a Milano</text:p>
          </table:table-cell>
          <table:table-cell office:value-type="string">
            <text:p>Milano</text:p>
          </table:table-cell>
          <table:table-cell office:value-type="string">
            <text:p>ita</text:p>
          </table:table-cell>
          <table:table-cell office:value-type="float" office:value="-0">
            <text:p>-0</text:p>
          </table:table-cell>
          <table:table-cell office:value-type="string">
            <text:p>Irace F.; Mazzanti A.; Negri A.; Orsini C.; Pugliese M.; Selvafolta O.</text:p>
          </table:table-cell>
          <table:table-cell table:number-columns-repeated="2" office:value-type="float" office:value="-0">
            <text:p>-0</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6">
            <text:p>6</text:p>
          </table:table-cell>
        </table:table-row>
        <table:table-row table:style-name="ro1">
          <table:table-cell office:value-type="float" office:value="-0">
            <text:p>-0</text:p>
          </table:table-cell>
          <table:table-cell office:value-type="string">
            <text:p>info:eu-repo/semantics/closedAccess</text:p>
          </table:table-cell>
          <table:table-cell office:value-type="string">
            <text:p>Advanced Design; design driven innovation; design research; product design</text:p>
          </table:table-cell>
          <table:table-cell office:value-type="string">
            <text:p>http://hdl.handle.net/11311/958189</text:p>
          </table:table-cell>
          <table:table-cell office:value-type="string">
            <text:p>Esperti anonimi</text:p>
          </table:table-cell>
          <table:table-cell office:value-type="string">
            <text:p>Springer international publishing</text:p>
          </table:table-cell>
          <table:table-cell office:value-type="string">
            <text:p>Advanced Design Culture, Long-Term Perspective and Continuous Innovation</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Celi, Manuela</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CHE</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orientalismo; esposizioni; arte coloniale; esotismo</text:p>
          </table:table-cell>
          <table:table-cell office:value-type="string">
            <text:p>http://hdl.handle.net/11311/960392</text:p>
          </table:table-cell>
          <table:table-cell office:value-type="string">
            <text:p>Nessuno</text:p>
          </table:table-cell>
          <table:table-cell office:value-type="string">
            <text:p>24Ore Cultura</text:p>
          </table:table-cell>
          <table:table-cell office:value-type="string">
            <text:p>Mondi a Milano</text:p>
          </table:table-cell>
          <table:table-cell office:value-type="string">
            <text:p>Milano</text:p>
          </table:table-cell>
          <table:table-cell office:value-type="string">
            <text:p>eng;ita</text:p>
          </table:table-cell>
          <table:table-cell office:value-type="float" office:value="-0">
            <text:p>-0</text:p>
          </table:table-cell>
          <table:table-cell office:value-type="string">
            <text:p>F.Irace; A.Mazzanti; M.G.Messina; C.Orsini; O.Selvafolta</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5">
            <text:p>5</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71299</text:p>
          </table:table-cell>
          <table:table-cell office:value-type="float" office:value="-0">
            <text:p>-0</text:p>
          </table:table-cell>
          <table:table-cell office:value-type="string">
            <text:p>Lupetti Editore</text:p>
          </table:table-cell>
          <table:table-cell office:value-type="string">
            <text:p>Textile Vivant. Scenari dell'innovazione del tessile</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Conti, Giovanni Maria; Del Curto, Barbara; Fiorani, Eleonora; Gaddi, Rossana; Soldati, Maria Grazia</text:p>
          </table:table-cell>
          <table:table-cell table:number-columns-repeated="2" office:value-type="float" office:value="-0">
            <text:p>-0</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5">
            <text:p>5</text:p>
          </table:table-cell>
        </table:table-row>
        <table:table-row table:style-name="ro1">
          <table:table-cell office:value-type="float" office:value="-0">
            <text:p>-0</text:p>
          </table:table-cell>
          <table:table-cell office:value-type="string">
            <text:p>info:eu-repo/semantics/closedAccess</text:p>
          </table:table-cell>
          <table:table-cell office:value-type="string">
            <text:p>Design Culture; Design Experimentation.</text:p>
          </table:table-cell>
          <table:table-cell office:value-type="string">
            <text:p>http://hdl.handle.net/11311/971911</text:p>
          </table:table-cell>
          <table:table-cell office:value-type="float" office:value="-0">
            <text:p>-0</text:p>
          </table:table-cell>
          <table:table-cell office:value-type="string">
            <text:p>McGraw-Hill Education</text:p>
          </table:table-cell>
          <table:table-cell office:value-type="string">
            <text:p>Proceedings of the Cumulus Milano 2015 Conference â€“ The Virtuous Circle. Design Culture and Experimentation</text:p>
          </table:table-cell>
          <table:table-cell office:value-type="string">
            <text:p>Milano</text:p>
          </table:table-cell>
          <table:table-cell office:value-type="string">
            <text:p>eng</text:p>
          </table:table-cell>
          <table:table-cell office:value-type="float" office:value="-0">
            <text:p>-0</text:p>
          </table:table-cell>
          <table:table-cell office:value-type="string">
            <text:p>Luisa, Collina; Laura, Galluzzo; Anna, Meroni</text:p>
          </table:table-cell>
          <table:table-cell office:value-type="float" office:value="-0">
            <text:p>-0</text:p>
          </table:table-cell>
          <table:table-cell office:value-type="string">
            <text:p>ELETTRONICO</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string">
            <text:p>Synesthesia, Visual Music, Motion graphics</text:p>
          </table:table-cell>
          <table:table-cell office:value-type="string">
            <text:p>http://hdl.handle.net/11311/971930</text:p>
          </table:table-cell>
          <table:table-cell office:value-type="string">
            <text:p>Comitato scientifico</text:p>
          </table:table-cell>
          <table:table-cell office:value-type="string">
            <text:p>FundaciÃ³n Internacional ArtecittÃ </text:p>
          </table:table-cell>
          <table:table-cell office:value-type="string">
            <text:p>MuVi4. Video and moving image on synesthesia and visual music / MuVi4. VÃ­deo e imagen en movimiento sobre sinestesia y mÃºsica visual</text:p>
          </table:table-cell>
          <table:table-cell office:value-type="float" office:value="-0">
            <text:p>-0</text:p>
          </table:table-cell>
          <table:table-cell office:value-type="string">
            <text:p>eng;ita;spa</text:p>
          </table:table-cell>
          <table:table-cell office:value-type="float" office:value="-0">
            <text:p>-0</text:p>
          </table:table-cell>
          <table:table-cell office:value-type="string">
            <text:p>Dina, Ricco', MarÃ­a JosÃ© de CÃ³rdoba</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ESP</text:p>
          </table:table-cell>
          <table:table-cell office:value-type="float" office:value="45">
            <text:p>45</text:p>
          </table:table-cell>
        </table:table-row>
        <table:table-row table:style-name="ro1">
          <table:table-cell office:value-type="float" office:value="-0">
            <text:p>-0</text:p>
          </table:table-cell>
          <table:table-cell office:value-type="string">
            <text:p>info:eu-repo/semantics/closedAccess</text:p>
          </table:table-cell>
          <table:table-cell office:value-type="string">
            <text:p>Sinestesia, Arte, Scienza</text:p>
          </table:table-cell>
          <table:table-cell office:value-type="string">
            <text:p>http://hdl.handle.net/11311/971931</text:p>
          </table:table-cell>
          <table:table-cell office:value-type="string">
            <text:p>Comitato scientifico</text:p>
          </table:table-cell>
          <table:table-cell office:value-type="string">
            <text:p>Instituto de Estudio Giennenses</text:p>
          </table:table-cell>
          <table:table-cell office:value-type="string">
            <text:p>Actas V Congreso Internacional de Sinestesia: Ciencia y Arte</text:p>
          </table:table-cell>
          <table:table-cell office:value-type="float" office:value="-0">
            <text:p>-0</text:p>
          </table:table-cell>
          <table:table-cell office:value-type="string">
            <text:p>eng;spa</text:p>
          </table:table-cell>
          <table:table-cell office:value-type="float" office:value="-0">
            <text:p>-0</text:p>
          </table:table-cell>
          <table:table-cell office:value-type="string">
            <text:p>Dina, Ricco', M. JosÃ© De CÃ³rdoba Serrano, Sean A. Day, Julia LÃ³pez de la Torre, Joerg Jewansky</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ESP</text:p>
          </table:table-cell>
          <table:table-cell office:value-type="float" office:value="63">
            <text:p>63</text:p>
          </table:table-cell>
        </table:table-row>
        <table:table-row table:style-name="ro1">
          <table:table-cell office:value-type="float" office:value="-0">
            <text:p>-0</text:p>
          </table:table-cell>
          <table:table-cell office:value-type="string">
            <text:p>info:eu-repo/semantics/closedAccess</text:p>
          </table:table-cell>
          <table:table-cell office:value-type="string">
            <text:p>OspitalitÃ , case di accoglienza, turismo sanitario, mobilitÃ  sanitaria, interior design, ospedali, case di cura, poli di ricerca medico-scientifica, progettazione accessibile, design for all</text:p>
          </table:table-cell>
          <table:table-cell office:value-type="string">
            <text:p>http://hdl.handle.net/11311/972804</text:p>
          </table:table-cell>
          <table:table-cell office:value-type="string">
            <text:p>Esperti anonimi</text:p>
          </table:table-cell>
          <table:table-cell office:value-type="string">
            <text:p>Franco Angeli editore</text:p>
          </table:table-cell>
          <table:table-cell office:value-type="string">
            <text:p>Curarsi Lontano da Casa</text:p>
          </table:table-cell>
          <table:table-cell office:value-type="string">
            <text:p>Milano</text:p>
          </table:table-cell>
          <table:table-cell office:value-type="string">
            <text:p>ita</text:p>
          </table:table-cell>
          <table:table-cell office:value-type="float" office:value="-0">
            <text:p>-0</text:p>
          </table:table-cell>
          <table:table-cell office:value-type="string">
            <text:p>Francesco Scullica, Giovanni Del Zanna, Roberta Co</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973605</text:p>
          </table:table-cell>
          <table:table-cell office:value-type="float" office:value="-0">
            <text:p>-0</text:p>
          </table:table-cell>
          <table:table-cell office:value-type="string">
            <text:p>Poliscript - Politecnico di Milano</text:p>
          </table:table-cell>
          <table:table-cell office:value-type="string">
            <text:p>DeSForM 2015 â€“ Aesthetics of Interaction: Dynamic, Multisensory, Wise</text:p>
          </table:table-cell>
          <table:table-cell office:value-type="string">
            <text:p>Milano</text:p>
          </table:table-cell>
          <table:table-cell office:value-type="string">
            <text:p>eng</text:p>
          </table:table-cell>
          <table:table-cell office:value-type="float" office:value="-0">
            <text:p>-0</text:p>
          </table:table-cell>
          <table:table-cell office:value-type="string">
            <text:p>Chen, L.; Djajadiningrat, T.; Feijs, L.; Hu, J.; Kyffin, S.; Rampino, L.; Rodriguez, E.; Steffen, D.</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8">
            <text:p>8</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79647</text:p>
          </table:table-cell>
          <table:table-cell office:value-type="float" office:value="-0">
            <text:p>-0</text:p>
          </table:table-cell>
          <table:table-cell office:value-type="string">
            <text:p>Mandragora</text:p>
          </table:table-cell>
          <table:table-cell office:value-type="string">
            <text:p>Il Nuovo vocabolario della moda italiana</text:p>
          </table:table-cell>
          <table:table-cell office:value-type="string">
            <text:p>Firenze</text:p>
          </table:table-cell>
          <table:table-cell office:value-type="string">
            <text:p>ita</text:p>
          </table:table-cell>
          <table:table-cell office:value-type="float" office:value="-0">
            <text:p>-0</text:p>
          </table:table-cell>
          <table:table-cell office:value-type="string">
            <text:p>Bertola, Paola; Linfante, Vittorio</text:p>
          </table:table-cell>
          <table:table-cell table:number-columns-repeated="2" office:value-type="float" office:value="-0">
            <text:p>-0</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abitare moderno; abitare contemporaneo</text:p>
          </table:table-cell>
          <table:table-cell office:value-type="string">
            <text:p>http://hdl.handle.net/11311/980210</text:p>
          </table:table-cell>
          <table:table-cell office:value-type="float" office:value="-0">
            <text:p>-0</text:p>
          </table:table-cell>
          <table:table-cell office:value-type="string">
            <text:p>Carocci</text:p>
          </table:table-cell>
          <table:table-cell office:value-type="string">
            <text:p>Storie di interni. L'architettura dello spazio domestico moderno</text:p>
          </table:table-cell>
          <table:table-cell office:value-type="string">
            <text:p>Roma</text:p>
          </table:table-cell>
          <table:table-cell office:value-type="string">
            <text:p>ita</text:p>
          </table:table-cell>
          <table:table-cell office:value-type="float" office:value="-0">
            <text:p>-0</text:p>
          </table:table-cell>
          <table:table-cell office:value-type="string">
            <text:p>Irace, Fulvio</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openAccess</text:p>
          </table:table-cell>
          <table:table-cell office:value-type="string">
            <text:p>education, ecology, industry, survivalism, marginality, communication, body, failure, community, theory, construction, technology, handcraft</text:p>
          </table:table-cell>
          <table:table-cell office:value-type="string">
            <text:p>http://hdl.handle.net/11311/984690</text:p>
          </table:table-cell>
          <table:table-cell office:value-type="string">
            <text:p>Comitato scientifico</text:p>
          </table:table-cell>
          <table:table-cell office:value-type="string">
            <text:p>SALT</text:p>
          </table:table-cell>
          <table:table-cell office:value-type="string">
            <text:p>Global Tools 1973-1975</text:p>
          </table:table-cell>
          <table:table-cell office:value-type="string">
            <text:p>Istanbul</text:p>
          </table:table-cell>
          <table:table-cell office:value-type="string">
            <text:p>eng</text:p>
          </table:table-cell>
          <table:table-cell office:value-type="float" office:value="-0">
            <text:p>-0</text:p>
          </table:table-cell>
          <table:table-cell office:value-type="string">
            <text:p>Silvia Franceschini, Valerio Borgonuovo</text:p>
          </table:table-cell>
          <table:table-cell office:value-type="float" office:value="-0">
            <text:p>-0</text:p>
          </table:table-cell>
          <table:table-cell office:value-type="string">
            <text:p>ELETTRONICO</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TUR</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openAccess</text:p>
          </table:table-cell>
          <table:table-cell office:value-type="string">
            <text:p>Transmedia Literacy, Media Studies, Cultural Studies</text:p>
          </table:table-cell>
          <table:table-cell office:value-type="string">
            <text:p>http://hdl.handle.net/11311/985756</text:p>
          </table:table-cell>
          <table:table-cell office:value-type="string">
            <text:p>Esperti anonimi</text:p>
          </table:table-cell>
          <table:table-cell office:value-type="string">
            <text:p>LED edizioni universitarie</text:p>
          </table:table-cell>
          <table:table-cell office:value-type="string">
            <text:p>From Storytelling to Intercreativity in the Era of Distributed Authorship</text:p>
          </table:table-cell>
          <table:table-cell office:value-type="string">
            <text:p>Milano</text:p>
          </table:table-cell>
          <table:table-cell office:value-type="string">
            <text:p>eng</text:p>
          </table:table-cell>
          <table:table-cell office:value-type="string">
            <text:p>INTERNATIONAL JOURNAL OF TRANSMEDIA LITERACY</text:p>
          </table:table-cell>
          <table:table-cell office:value-type="string">
            <text:p>Ciastellardi, Matteo; Di Rosario, Giovanna</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Liberty, Varese, bellezza, itinerari, cibo</text:p>
          </table:table-cell>
          <table:table-cell office:value-type="string">
            <text:p>http://hdl.handle.net/11311/986587</text:p>
          </table:table-cell>
          <table:table-cell office:value-type="float" office:value="-0">
            <text:p>-0</text:p>
          </table:table-cell>
          <table:table-cell office:value-type="string">
            <text:p>Maggioli Editore</text:p>
          </table:table-cell>
          <table:table-cell office:value-type="string">
            <text:p>Nutrendo Anima e corpo. Itinerari di delizia tra le Ville Del Sacro Monte Sopra Varese/Feeding body and soul. Delightful journeys among villas in Sacro Monte above Varese</text:p>
          </table:table-cell>
          <table:table-cell office:value-type="float" office:value="-0">
            <text:p>-0</text:p>
          </table:table-cell>
          <table:table-cell office:value-type="string">
            <text:p>eng;ita</text:p>
          </table:table-cell>
          <table:table-cell office:value-type="float" office:value="-0">
            <text:p>-0</text:p>
          </table:table-cell>
          <table:table-cell office:value-type="string">
            <text:p>Baila, Angela; Anzani, Anna; Caramel, Claudia</text:p>
          </table:table-cell>
          <table:table-cell office:value-type="float" office:value="-0">
            <text:p>-0</text:p>
          </table:table-cell>
          <table:table-cell office:value-type="string">
            <text:p>STAMPA</text:p>
          </table:table-cell>
          <table:table-cell office:value-type="float" office:value="2015">
            <text:p>2015</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1001967</text:p>
          </table:table-cell>
          <table:table-cell office:value-type="float" office:value="-0">
            <text:p>-0</text:p>
          </table:table-cell>
          <table:table-cell office:value-type="string">
            <text:p>Maggioli</text:p>
          </table:table-cell>
          <table:table-cell office:value-type="string">
            <text:p>Interni inclusivi. Dialoghi trasversali</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Barbara, A., Ceresoli, J., Chiodo, S.</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17992</text:p>
          </table:table-cell>
          <table:table-cell office:value-type="float" office:value="-0">
            <text:p>-0</text:p>
          </table:table-cell>
          <table:table-cell office:value-type="string">
            <text:p>maggioli editore</text:p>
          </table:table-cell>
          <table:table-cell office:value-type="string">
            <text:p>Interni Inclusivi. Dialoghi trasversal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Chiodo, Simona; Barbara, Anna; Ceresoli, Jacqueine</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18728</text:p>
          </table:table-cell>
          <table:table-cell office:value-type="string">
            <text:p>Esperti anonimi</text:p>
          </table:table-cell>
          <table:table-cell office:value-type="string">
            <text:p>LetteraVentidue Edizioni S.r.l.</text:p>
          </table:table-cell>
          <table:table-cell office:value-type="string">
            <text:p>Pad#13 Design for Territories</text:p>
          </table:table-cell>
          <table:table-cell office:value-type="float" office:value="-0">
            <text:p>-0</text:p>
          </table:table-cell>
          <table:table-cell office:value-type="string">
            <text:p>eng</text:p>
          </table:table-cell>
          <table:table-cell office:value-type="string">
            <text:p>PAD</text:p>
          </table:table-cell>
          <table:table-cell office:value-type="string">
            <text:p>Parente, Marina; Sedini, Carla</text:p>
          </table:table-cell>
          <table:table-cell office:value-type="float" office:value="-0">
            <text:p>-0</text:p>
          </table:table-cell>
          <table:table-cell office:value-type="string">
            <text:p>ELETTRONICO</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1020345</text:p>
          </table:table-cell>
          <table:table-cell office:value-type="string">
            <text:p>Esperti anonimi</text:p>
          </table:table-cell>
          <table:table-cell office:value-type="string">
            <text:p>Springer</text:p>
          </table:table-cell>
          <table:table-cell office:value-type="string">
            <text:p>Human Smart Cities. Rethinking the interplay between Design and Planning</text:p>
          </table:table-cell>
          <table:table-cell office:value-type="string">
            <text:p>Heidelberg</text:p>
          </table:table-cell>
          <table:table-cell office:value-type="string">
            <text:p>eng</text:p>
          </table:table-cell>
          <table:table-cell office:value-type="float" office:value="-0">
            <text:p>-0</text:p>
          </table:table-cell>
          <table:table-cell office:value-type="string">
            <text:p>Grazia, Concilio; Francesca Rizzo</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22046</text:p>
          </table:table-cell>
          <table:table-cell office:value-type="float" office:value="-0">
            <text:p>-0</text:p>
          </table:table-cell>
          <table:table-cell office:value-type="string">
            <text:p>Corraini Edizioni</text:p>
          </table:table-cell>
          <table:table-cell office:value-type="string">
            <text:p>INVENTARIO 12</text:p>
          </table:table-cell>
          <table:table-cell office:value-type="float" office:value="-0">
            <text:p>-0</text:p>
          </table:table-cell>
          <table:table-cell office:value-type="string">
            <text:p>eng;ita</text:p>
          </table:table-cell>
          <table:table-cell office:value-type="float" office:value="-0">
            <text:p>-0</text:p>
          </table:table-cell>
          <table:table-cell office:value-type="string">
            <text:p>Beppe Finessi</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22052</text:p>
          </table:table-cell>
          <table:table-cell office:value-type="float" office:value="-0">
            <text:p>-0</text:p>
          </table:table-cell>
          <table:table-cell office:value-type="string">
            <text:p>Istituto Italiano di Cultura di Bruxelles</text:p>
          </table:table-cell>
          <table:table-cell office:value-type="string">
            <text:p>Cartaditalia n.2. Il design italiano. UnitÃ  e pluralitÃ </text:p>
          </table:table-cell>
          <table:table-cell office:value-type="string">
            <text:p>Bruxelles</text:p>
          </table:table-cell>
          <table:table-cell office:value-type="string">
            <text:p>eng;fra;ita;nld</text:p>
          </table:table-cell>
          <table:table-cell office:value-type="string">
            <text:p>CARTADITALIA</text:p>
          </table:table-cell>
          <table:table-cell office:value-type="string">
            <text:p>Beppe Finessi</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BEL</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22056</text:p>
          </table:table-cell>
          <table:table-cell office:value-type="float" office:value="-0">
            <text:p>-0</text:p>
          </table:table-cell>
          <table:table-cell office:value-type="string">
            <text:p>Corraini Edizioni</text:p>
          </table:table-cell>
          <table:table-cell office:value-type="string">
            <text:p>Quasi segreti</text:p>
          </table:table-cell>
          <table:table-cell office:value-type="string">
            <text:p>Mantova</text:p>
          </table:table-cell>
          <table:table-cell office:value-type="string">
            <text:p>eng;ita</text:p>
          </table:table-cell>
          <table:table-cell office:value-type="float" office:value="-0">
            <text:p>-0</text:p>
          </table:table-cell>
          <table:table-cell office:value-type="string">
            <text:p>Beppe Finessi</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22206</text:p>
          </table:table-cell>
          <table:table-cell office:value-type="float" office:value="-0">
            <text:p>-0</text:p>
          </table:table-cell>
          <table:table-cell office:value-type="string">
            <text:p>Marsilio</text:p>
          </table:table-cell>
          <table:table-cell office:value-type="string">
            <text:p>Stanze. Altre filosofie dell'abitare - Rooms. Novel Living Concepts</text:p>
          </table:table-cell>
          <table:table-cell office:value-type="string">
            <text:p>Venezia</text:p>
          </table:table-cell>
          <table:table-cell office:value-type="string">
            <text:p>eng;ita</text:p>
          </table:table-cell>
          <table:table-cell office:value-type="float" office:value="-0">
            <text:p>-0</text:p>
          </table:table-cell>
          <table:table-cell office:value-type="string">
            <text:p>Beppe Finessi</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string">
            <text:p>Gregotti Associati, Gregotti-Meneghetti-Stoppino</text:p>
          </table:table-cell>
          <table:table-cell office:value-type="string">
            <text:p>info:eu-repo/semantics/closedAccess</text:p>
          </table:table-cell>
          <table:table-cell office:value-type="float" office:value="-0">
            <text:p>-0</text:p>
          </table:table-cell>
          <table:table-cell office:value-type="string">
            <text:p>http://hdl.handle.net/11311/1027333</text:p>
          </table:table-cell>
          <table:table-cell office:value-type="string">
            <text:p>Comitato scientifico</text:p>
          </table:table-cell>
          <table:table-cell office:value-type="string">
            <text:p>Quinlan-CASVA, Comune di Milano</text:p>
          </table:table-cell>
          <table:table-cell office:value-type="string">
            <text:p>Umanesimo contemporaneo. Gli archivi di Gregotti-Meneghetti-Stoppino e della societÃ  Gregotti Associati conservati presso il CASVA</text:p>
          </table:table-cell>
          <table:table-cell office:value-type="string">
            <text:p>Milano</text:p>
          </table:table-cell>
          <table:table-cell office:value-type="string">
            <text:p>ita</text:p>
          </table:table-cell>
          <table:table-cell office:value-type="float" office:value="-0">
            <text:p>-0</text:p>
          </table:table-cell>
          <table:table-cell office:value-type="string">
            <text:p>FERABOLI M.T.</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34524</text:p>
          </table:table-cell>
          <table:table-cell office:value-type="string">
            <text:p>Comitato scientifico</text:p>
          </table:table-cell>
          <table:table-cell office:value-type="string">
            <text:p>Mandragora</text:p>
          </table:table-cell>
          <table:table-cell office:value-type="string">
            <text:p>INTERDISCIPLINARY RESEARCH AND EDUCATION AGENDA. A DESIGN DRIVEN PERSPECTIVE</text:p>
          </table:table-cell>
          <table:table-cell office:value-type="string">
            <text:p>Firenze</text:p>
          </table:table-cell>
          <table:table-cell office:value-type="string">
            <text:p>eng;heb</text:p>
          </table:table-cell>
          <table:table-cell office:value-type="float" office:value="-0">
            <text:p>-0</text:p>
          </table:table-cell>
          <table:table-cell office:value-type="string">
            <text:p>Vacca, Federica; Warshavski, T.</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36271</text:p>
          </table:table-cell>
          <table:table-cell office:value-type="string">
            <text:p>SÃ¬, ma tipo non specificato</text:p>
          </table:table-cell>
          <table:table-cell office:value-type="string">
            <text:p>Politecnico di Milano, Department of Design</text:p>
          </table:table-cell>
          <table:table-cell office:value-type="string">
            <text:p>DESIGNING MULTIVOCAL MUSEUMS. Intercultural Practices at Museo Diocesano, Milano</text:p>
          </table:table-cell>
          <table:table-cell office:value-type="string">
            <text:p>Milano</text:p>
          </table:table-cell>
          <table:table-cell office:value-type="string">
            <text:p>eng</text:p>
          </table:table-cell>
          <table:table-cell office:value-type="float" office:value="-0">
            <text:p>-0</text:p>
          </table:table-cell>
          <table:table-cell office:value-type="string">
            <text:p>Capurro, Rita; Lupo, Eleonora</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39135</text:p>
          </table:table-cell>
          <table:table-cell office:value-type="float" office:value="-0">
            <text:p>-0</text:p>
          </table:table-cell>
          <table:table-cell office:value-type="string">
            <text:p>Zanichelli Editore spa</text:p>
          </table:table-cell>
          <table:table-cell office:value-type="string">
            <text:p>Design management. Gestire strategie, processi e implementazione</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Zurlo, F.</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string">
            <text:p>Boardgame</text:p>
          </table:table-cell>
          <table:table-cell office:value-type="string">
            <text:p>info:eu-repo/semantics/closedAccess</text:p>
          </table:table-cell>
          <table:table-cell office:value-type="string">
            <text:p>Interior design</text:p>
          </table:table-cell>
          <table:table-cell office:value-type="string">
            <text:p>http://hdl.handle.net/11311/1041528</text:p>
          </table:table-cell>
          <table:table-cell office:value-type="float" office:value="-0">
            <text:p>-0</text:p>
          </table:table-cell>
          <table:table-cell office:value-type="string">
            <text:p>FrancoAngeli</text:p>
          </table:table-cell>
          <table:table-cell office:value-type="string">
            <text:p>Boardgame Interior Design. Ricerca, progetto e comunicazione per lo spazio del gioco nella contemporaneitÃ </text:p>
          </table:table-cell>
          <table:table-cell office:value-type="string">
            <text:p>Milano</text:p>
          </table:table-cell>
          <table:table-cell office:value-type="string">
            <text:p>ita</text:p>
          </table:table-cell>
          <table:table-cell office:value-type="float" office:value="-0">
            <text:p>-0</text:p>
          </table:table-cell>
          <table:table-cell office:value-type="string">
            <text:p>Zamporri, R.; Scullica, F.; Bertolo, M.</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50659</text:p>
          </table:table-cell>
          <table:table-cell office:value-type="float" office:value="-0">
            <text:p>-0</text:p>
          </table:table-cell>
          <table:table-cell office:value-type="string">
            <text:p>MCGraw-Hill Editore</text:p>
          </table:table-cell>
          <table:table-cell office:value-type="string">
            <text:p>La gestione delle risorse, dei cantieri e degli immobili</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Bonechi, Massimo; Bruno, DAVIDE MARIA; Cartone, Masimo</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78765</text:p>
          </table:table-cell>
          <table:table-cell office:value-type="float" office:value="-0">
            <text:p>-0</text:p>
          </table:table-cell>
          <table:table-cell office:value-type="string">
            <text:p>Silvana Editoriale</text:p>
          </table:table-cell>
          <table:table-cell office:value-type="string">
            <text:p>Maglieria Made in Italy. Knitwear stories and knit talks</text:p>
          </table:table-cell>
          <table:table-cell office:value-type="float" office:value="-0">
            <text:p>-0</text:p>
          </table:table-cell>
          <table:table-cell office:value-type="string">
            <text:p>eng;ita</text:p>
          </table:table-cell>
          <table:table-cell office:value-type="float" office:value="-0">
            <text:p>-0</text:p>
          </table:table-cell>
          <table:table-cell office:value-type="string">
            <text:p>Conti, Giovanni Maria; Poletti, Federico; Rinaldi, Costanza</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string">
            <text:p>design, artefatti, teoria del design</text:p>
          </table:table-cell>
          <table:table-cell office:value-type="string">
            <text:p>info:eu-repo/semantics/closedAccess</text:p>
          </table:table-cell>
          <table:table-cell office:value-type="float" office:value="-0">
            <text:p>-0</text:p>
          </table:table-cell>
          <table:table-cell office:value-type="string">
            <text:p>http://hdl.handle.net/11311/994993</text:p>
          </table:table-cell>
          <table:table-cell office:value-type="float" office:value="-0">
            <text:p>-0</text:p>
          </table:table-cell>
          <table:table-cell office:value-type="string">
            <text:p>Edizioni UNICOPLI srl</text:p>
          </table:table-cell>
          <table:table-cell office:value-type="string">
            <text:p>Artefatti concreti. Temi di fondamento per il design di prodotto</text:p>
          </table:table-cell>
          <table:table-cell office:value-type="string">
            <text:p>Milano</text:p>
          </table:table-cell>
          <table:table-cell office:value-type="string">
            <text:p>ita</text:p>
          </table:table-cell>
          <table:table-cell office:value-type="float" office:value="-0">
            <text:p>-0</text:p>
          </table:table-cell>
          <table:table-cell office:value-type="string">
            <text:p>Pizzocaro, SILVIA LUISA</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Leonardo da Vinci / Arte / Scienza/ Tecnica</text:p>
          </table:table-cell>
          <table:table-cell office:value-type="string">
            <text:p>http://hdl.handle.net/11311/995591</text:p>
          </table:table-cell>
          <table:table-cell office:value-type="float" office:value="-0">
            <text:p>-0</text:p>
          </table:table-cell>
          <table:table-cell office:value-type="string">
            <text:p>Nomos</text:p>
          </table:table-cell>
          <table:table-cell office:value-type="string">
            <text:p>Leonardo da Vinci. Metodi e tecniche per la costruzione della conoscenza</text:p>
          </table:table-cell>
          <table:table-cell office:value-type="string">
            <text:p>Busto Arsizio</text:p>
          </table:table-cell>
          <table:table-cell office:value-type="string">
            <text:p>eng;fra;ita</text:p>
          </table:table-cell>
          <table:table-cell office:value-type="float" office:value="-0">
            <text:p>-0</text:p>
          </table:table-cell>
          <table:table-cell office:value-type="string">
            <text:p>Marani, P. ; Maffeis, R.</text:p>
          </table:table-cell>
          <table:table-cell table:number-columns-repeated="2" office:value-type="float" office:value="-0">
            <text:p>-0</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999106</text:p>
          </table:table-cell>
          <table:table-cell office:value-type="float" office:value="-0">
            <text:p>-0</text:p>
          </table:table-cell>
          <table:table-cell office:value-type="string">
            <text:p>Franco Angeli</text:p>
          </table:table-cell>
          <table:table-cell office:value-type="string">
            <text:p>Design Ã¨ traduzione. Il paradigma traduttivo per la cultura del progetto</text:p>
          </table:table-cell>
          <table:table-cell office:value-type="string">
            <text:p>Milano</text:p>
          </table:table-cell>
          <table:table-cell office:value-type="string">
            <text:p>ita</text:p>
          </table:table-cell>
          <table:table-cell office:value-type="float" office:value="-0">
            <text:p>-0</text:p>
          </table:table-cell>
          <table:table-cell office:value-type="string">
            <text:p>Baule, Giovanni; Caratti, Elena</text:p>
          </table:table-cell>
          <table:table-cell office:value-type="float" office:value="-0">
            <text:p>-0</text:p>
          </table:table-cell>
          <table:table-cell office:value-type="string">
            <text:p>STAMPA</text:p>
          </table:table-cell>
          <table:table-cell office:value-type="float" office:value="2016">
            <text:p>2016</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10369</text:p>
          </table:table-cell>
          <table:table-cell office:value-type="float" office:value="-0">
            <text:p>-0</text:p>
          </table:table-cell>
          <table:table-cell office:value-type="string">
            <text:p>Franco Angeli</text:p>
          </table:table-cell>
          <table:table-cell office:value-type="string">
            <text:p>Polimi Design PhD_017</text:p>
          </table:table-cell>
          <table:table-cell office:value-type="string">
            <text:p>Milano</text:p>
          </table:table-cell>
          <table:table-cell office:value-type="string">
            <text:p>eng</text:p>
          </table:table-cell>
          <table:table-cell office:value-type="float" office:value="-0">
            <text:p>-0</text:p>
          </table:table-cell>
          <table:table-cell office:value-type="string">
            <text:p>Biamonti, A.; Guerrini, L.</text:p>
          </table:table-cell>
          <table:table-cell office:value-type="float" office:value="-0">
            <text:p>-0</text:p>
          </table:table-cell>
          <table:table-cell office:value-type="string">
            <text:p>ELETTRONICO</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string">
            <text:p>Leonardo, Ultima Cena, Copie, Incisioni, Fotografie</text:p>
          </table:table-cell>
          <table:table-cell office:value-type="string">
            <text:p>info:eu-repo/semantics/closedAccess</text:p>
          </table:table-cell>
          <table:table-cell office:value-type="float" office:value="-0">
            <text:p>-0</text:p>
          </table:table-cell>
          <table:table-cell office:value-type="string">
            <text:p>http://hdl.handle.net/11311/1014755</text:p>
          </table:table-cell>
          <table:table-cell office:value-type="float" office:value="-0">
            <text:p>-0</text:p>
          </table:table-cell>
          <table:table-cell office:value-type="string">
            <text:p>Silvana Editoriale</text:p>
          </table:table-cell>
          <table:table-cell office:value-type="string">
            <text:p>Archeologia del Cenacolo. Ricostruzioni e fortuna dell'icona leonardesca: disegni, incisioni, fotografie</text:p>
          </table:table-cell>
          <table:table-cell office:value-type="string">
            <text:p>Cinisello Balsamo, Milano</text:p>
          </table:table-cell>
          <table:table-cell office:value-type="string">
            <text:p>ita</text:p>
          </table:table-cell>
          <table:table-cell office:value-type="float" office:value="-0">
            <text:p>-0</text:p>
          </table:table-cell>
          <table:table-cell office:value-type="string">
            <text:p>Marani, P.; Mori, G.</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1022049</text:p>
          </table:table-cell>
          <table:table-cell office:value-type="float" office:value="-0">
            <text:p>-0</text:p>
          </table:table-cell>
          <table:table-cell office:value-type="string">
            <text:p>Corraini Edizioni</text:p>
          </table:table-cell>
          <table:table-cell office:value-type="string">
            <text:p>Fare Luce</text:p>
          </table:table-cell>
          <table:table-cell office:value-type="string">
            <text:p>Mantova</text:p>
          </table:table-cell>
          <table:table-cell office:value-type="string">
            <text:p>eng;ita</text:p>
          </table:table-cell>
          <table:table-cell office:value-type="float" office:value="-0">
            <text:p>-0</text:p>
          </table:table-cell>
          <table:table-cell office:value-type="string">
            <text:p>Beppe Finessi</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float" office:value="-0">
            <text:p>-0</text:p>
          </table:table-cell>
          <table:table-cell office:value-type="string">
            <text:p>ITA</text:p>
          </table:table-cell>
          <table:table-cell office:value-type="float" office:value="1">
            <text:p>1</text:p>
          </table:table-cell>
        </table:table-row>
        <table:table-row table:style-name="ro1">
          <table:table-cell office:value-type="string">
            <text:p>culture del design</text:p>
          </table:table-cell>
          <table:table-cell office:value-type="string">
            <text:p>info:eu-repo/semantics/closedAccess</text:p>
          </table:table-cell>
          <table:table-cell office:value-type="float" office:value="-0">
            <text:p>-0</text:p>
          </table:table-cell>
          <table:table-cell office:value-type="string">
            <text:p>http://hdl.handle.net/11311/1025426</text:p>
          </table:table-cell>
          <table:table-cell office:value-type="float" office:value="-0">
            <text:p>-0</text:p>
          </table:table-cell>
          <table:table-cell office:value-type="string">
            <text:p>Edizioni UNICOPLI</text:p>
          </table:table-cell>
          <table:table-cell office:value-type="string">
            <text:p>Eccedenze. Tra innovazione e culture del design</text:p>
          </table:table-cell>
          <table:table-cell office:value-type="string">
            <text:p>Milano</text:p>
          </table:table-cell>
          <table:table-cell office:value-type="string">
            <text:p>ita</text:p>
          </table:table-cell>
          <table:table-cell office:value-type="float" office:value="-0">
            <text:p>-0</text:p>
          </table:table-cell>
          <table:table-cell office:value-type="string">
            <text:p>Pizzocaro, Silvia</text:p>
          </table:table-cell>
          <table:table-cell office:value-type="float" office:value="-0">
            <text:p>-0</text:p>
          </table:table-cell>
          <table:table-cell office:value-type="string">
            <text:p>STAMPA</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29039</text:p>
          </table:table-cell>
          <table:table-cell office:value-type="string">
            <text:p>Comitato scientifico</text:p>
          </table:table-cell>
          <table:table-cell office:value-type="string">
            <text:p>Franco Angeli</text:p>
          </table:table-cell>
          <table:table-cell office:value-type="string">
            <text:p>Design is translation. The translation paradigm for design culture. "Design and translation": a Manifesto</text:p>
          </table:table-cell>
          <table:table-cell office:value-type="string">
            <text:p>Milano</text:p>
          </table:table-cell>
          <table:table-cell office:value-type="string">
            <text:p>eng</text:p>
          </table:table-cell>
          <table:table-cell office:value-type="float" office:value="-0">
            <text:p>-0</text:p>
          </table:table-cell>
          <table:table-cell office:value-type="string">
            <text:p>Baule, Giovanni; Caratti, Elena</text:p>
          </table:table-cell>
          <table:table-cell office:value-type="float" office:value="-0">
            <text:p>-0</text:p>
          </table:table-cell>
          <table:table-cell office:value-type="string">
            <text:p>ELETTRONICO</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2">
            <text:p>2</text:p>
          </table:table-cell>
        </table:table-row>
        <table:table-row table:style-name="ro1">
          <table:table-cell office:value-type="string">
            <text:p>Design per i Territori</text:p>
          </table:table-cell>
          <table:table-cell office:value-type="string">
            <text:p>info:eu-repo/semantics/openAccess</text:p>
          </table:table-cell>
          <table:table-cell office:value-type="float" office:value="-0">
            <text:p>-0</text:p>
          </table:table-cell>
          <table:table-cell office:value-type="string">
            <text:p>http://hdl.handle.net/11311/1029705</text:p>
          </table:table-cell>
          <table:table-cell office:value-type="float" office:value="-0">
            <text:p>-0</text:p>
          </table:table-cell>
          <table:table-cell office:value-type="string">
            <text:p>D4T Design for Territories - Dipartimento di Design, Politecnico di Milano</text:p>
          </table:table-cell>
          <table:table-cell office:value-type="string">
            <text:p>Teoria/Pratica. Dialoghi sul Design per i Territori 01</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Parente, Marina; Lupo, Eleonora; Sedini, Carla</text:p>
          </table:table-cell>
          <table:table-cell office:value-type="float" office:value="-0">
            <text:p>-0</text:p>
          </table:table-cell>
          <table:table-cell office:value-type="string">
            <text:p>ELETTRONICO</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string">
            <text:p>Tempo, bellezza, psiche, luoghi, spazio, memoria</text:p>
          </table:table-cell>
          <table:table-cell office:value-type="string">
            <text:p>info:eu-repo/semantics/closedAccess</text:p>
          </table:table-cell>
          <table:table-cell office:value-type="float" office:value="-0">
            <text:p>-0</text:p>
          </table:table-cell>
          <table:table-cell office:value-type="string">
            <text:p>http://hdl.handle.net/11311/1030921</text:p>
          </table:table-cell>
          <table:table-cell office:value-type="float" office:value="-0">
            <text:p>-0</text:p>
          </table:table-cell>
          <table:table-cell office:value-type="string">
            <text:p>MAGGIOLI EDITORE</text:p>
          </table:table-cell>
          <table:table-cell office:value-type="string">
            <text:p>Memoria, Bellezza e TransdisciplinaritÃ  - riflessioni sullâ€™attualitÃ  di Roberto Pane</text:p>
          </table:table-cell>
          <table:table-cell office:value-type="string">
            <text:p>Santarcangelo di Romagna</text:p>
          </table:table-cell>
          <table:table-cell office:value-type="string">
            <text:p>ita</text:p>
          </table:table-cell>
          <table:table-cell office:value-type="float" office:value="-0">
            <text:p>-0</text:p>
          </table:table-cell>
          <table:table-cell office:value-type="string">
            <text:p>Anna Anzani, Eugenio Guglielmi</text:p>
          </table:table-cell>
          <table:table-cell office:value-type="float" office:value="-0">
            <text:p>-0</text:p>
          </table:table-cell>
          <table:table-cell office:value-type="string">
            <text:p>STAMPA</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string">
            <text:p>scultura fra le due guerre, Etruschi, etruschi del Novecento, pop art</text:p>
          </table:table-cell>
          <table:table-cell office:value-type="string">
            <text:p>info:eu-repo/semantics/closedAccess</text:p>
          </table:table-cell>
          <table:table-cell office:value-type="float" office:value="-0">
            <text:p>-0</text:p>
          </table:table-cell>
          <table:table-cell office:value-type="string">
            <text:p>http://hdl.handle.net/11311/1032566</text:p>
          </table:table-cell>
          <table:table-cell office:value-type="string">
            <text:p>Nessuno</text:p>
          </table:table-cell>
          <table:table-cell office:value-type="string">
            <text:p>Polistampa</text:p>
          </table:table-cell>
          <table:table-cell office:value-type="string">
            <text:p>Una chimera del Novecento Il leone di Monterosso di Arturo Martini</text:p>
          </table:table-cell>
          <table:table-cell office:value-type="string">
            <text:p>Firenze</text:p>
          </table:table-cell>
          <table:table-cell office:value-type="string">
            <text:p>ita</text:p>
          </table:table-cell>
          <table:table-cell office:value-type="float" office:value="-0">
            <text:p>-0</text:p>
          </table:table-cell>
          <table:table-cell office:value-type="string">
            <text:p>Mazzanti, A.; Mannini, L.; Lucchesi, S.; Gensini, V.</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4">
            <text:p>4</text:p>
          </table:table-cell>
        </table:table-row>
        <table:table-row table:style-name="ro1">
          <table:table-cell office:value-type="string">
            <text:p>video arte, performance, body arte, arte concettuale, sperimentazione, poesia visiva, video installazione</text:p>
          </table:table-cell>
          <table:table-cell office:value-type="string">
            <text:p>info:eu-repo/semantics/closedAccess</text:p>
          </table:table-cell>
          <table:table-cell office:value-type="float" office:value="-0">
            <text:p>-0</text:p>
          </table:table-cell>
          <table:table-cell office:value-type="string">
            <text:p>http://hdl.handle.net/11311/1032568</text:p>
          </table:table-cell>
          <table:table-cell office:value-type="string">
            <text:p>Comitato scientifico</text:p>
          </table:table-cell>
          <table:table-cell office:value-type="string">
            <text:p>Silvana Editoriale</text:p>
          </table:table-cell>
          <table:table-cell office:value-type="string">
            <text:p>art/tapes/22 Le origini della videoarte</text:p>
          </table:table-cell>
          <table:table-cell office:value-type="string">
            <text:p>Cinisello Balsamo</text:p>
          </table:table-cell>
          <table:table-cell office:value-type="string">
            <text:p>ita</text:p>
          </table:table-cell>
          <table:table-cell office:value-type="float" office:value="-0">
            <text:p>-0</text:p>
          </table:table-cell>
          <table:table-cell office:value-type="string">
            <text:p>Mazzanti, A.</text:p>
          </table:table-cell>
          <table:table-cell office:value-type="float" office:value="-0">
            <text:p>-0</text:p>
          </table:table-cell>
          <table:table-cell office:value-type="string">
            <text:p>STAMPA</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string">
            <text:p>vari</text:p>
          </table:table-cell>
        </table:table-row>
        <table:table-row table:style-name="ro1">
          <table:table-cell office:value-type="string">
            <text:p>Architettura lombarda, scultura, pittura, restauro</text:p>
          </table:table-cell>
          <table:table-cell office:value-type="string">
            <text:p>info:eu-repo/semantics/closedAccess</text:p>
          </table:table-cell>
          <table:table-cell office:value-type="float" office:value="-0">
            <text:p>-0</text:p>
          </table:table-cell>
          <table:table-cell office:value-type="string">
            <text:p>http://hdl.handle.net/11311/1034704</text:p>
          </table:table-cell>
          <table:table-cell office:value-type="string">
            <text:p>Comitato scientifico</text:p>
          </table:table-cell>
          <table:table-cell office:value-type="string">
            <text:p>NOMOS</text:p>
          </table:table-cell>
          <table:table-cell office:value-type="string">
            <text:p>Santa Maria di Piazza in Busto Arsizio. "Chiesa di moltissima divotione, et fabrica non meno bella che vaga"</text:p>
          </table:table-cell>
          <table:table-cell office:value-type="string">
            <text:p>Busto Arsizio</text:p>
          </table:table-cell>
          <table:table-cell office:value-type="string">
            <text:p>ita</text:p>
          </table:table-cell>
          <table:table-cell office:value-type="float" office:value="-0">
            <text:p>-0</text:p>
          </table:table-cell>
          <table:table-cell office:value-type="string">
            <text:p>Marani, PIETRO CESARE</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string">
            <text:p>Neighbourhood, Urban Activation, Temporary Reuse, Spatial Design</text:p>
          </table:table-cell>
          <table:table-cell office:value-type="string">
            <text:p>http://hdl.handle.net/11311/1037549</text:p>
          </table:table-cell>
          <table:table-cell office:value-type="string">
            <text:p>Esperti anonimi</text:p>
          </table:table-cell>
          <table:table-cell office:value-type="string">
            <text:p>Franco Angeli</text:p>
          </table:table-cell>
          <table:table-cell office:value-type="string">
            <text:p>In the neighbourhood. Spatial Design and Urban Activation</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Camocini, Barbara; Fassi, Davide</text:p>
          </table:table-cell>
          <table:table-cell office:value-type="float" office:value="-0">
            <text:p>-0</text:p>
          </table:table-cell>
          <table:table-cell office:value-type="string">
            <text:p>ELETTRONICO</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38612</text:p>
          </table:table-cell>
          <table:table-cell office:value-type="string">
            <text:p>Esperti anonimi</text:p>
          </table:table-cell>
          <table:table-cell office:value-type="string">
            <text:p>Springer Nature</text:p>
          </table:table-cell>
          <table:table-cell office:value-type="string">
            <text:p>Computational Morphologies. Design Rules between Organic Models and Responsive Architecture</text:p>
          </table:table-cell>
          <table:table-cell office:value-type="string">
            <text:p>Cham</text:p>
          </table:table-cell>
          <table:table-cell office:value-type="string">
            <text:p>eng</text:p>
          </table:table-cell>
          <table:table-cell office:value-type="float" office:value="-0">
            <text:p>-0</text:p>
          </table:table-cell>
          <table:table-cell office:value-type="string">
            <text:p>Rossi, M.; Buratti, G.</text:p>
          </table:table-cell>
          <table:table-cell office:value-type="float" office:value="-0">
            <text:p>-0</text:p>
          </table:table-cell>
          <table:table-cell office:value-type="string">
            <text:p>ELETTRONICO</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CHE</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43448</text:p>
          </table:table-cell>
          <table:table-cell office:value-type="float" office:value="-0">
            <text:p>-0</text:p>
          </table:table-cell>
          <table:table-cell office:value-type="string">
            <text:p>Egea</text:p>
          </table:table-cell>
          <table:table-cell office:value-type="string">
            <text:p>Un nuovo individualismo? Individualizzazione, soggettivitÃ  e legame sociale</text:p>
          </table:table-cell>
          <table:table-cell office:value-type="string">
            <text:p>Milano</text:p>
          </table:table-cell>
          <table:table-cell office:value-type="string">
            <text:p>ita</text:p>
          </table:table-cell>
          <table:table-cell office:value-type="float" office:value="-0">
            <text:p>-0</text:p>
          </table:table-cell>
          <table:table-cell office:value-type="string">
            <text:p>Volonte, P.; Leccardi, C.</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44119</text:p>
          </table:table-cell>
          <table:table-cell office:value-type="string">
            <text:p>Comitato scientifico</text:p>
          </table:table-cell>
          <table:table-cell office:value-type="string">
            <text:p>Sts Italia Publishing</text:p>
          </table:table-cell>
          <table:table-cell office:value-type="string">
            <text:p>Sociotechnical Environments: Proceedings of the 6th STS ITALIA CONFERENCE</text:p>
          </table:table-cell>
          <table:table-cell office:value-type="string">
            <text:p>Milano</text:p>
          </table:table-cell>
          <table:table-cell office:value-type="string">
            <text:p>eng</text:p>
          </table:table-cell>
          <table:table-cell office:value-type="float" office:value="-0">
            <text:p>-0</text:p>
          </table:table-cell>
          <table:table-cell office:value-type="string">
            <text:p>Crabu, S.; Giardullo, P.; Miele, F.; Turrini, M.</text:p>
          </table:table-cell>
          <table:table-cell office:value-type="float" office:value="-0">
            <text:p>-0</text:p>
          </table:table-cell>
          <table:table-cell office:value-type="string">
            <text:p>ELETTRONICO</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4">
            <text:p>4</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44733</text:p>
          </table:table-cell>
          <table:table-cell office:value-type="float" office:value="-0">
            <text:p>-0</text:p>
          </table:table-cell>
          <table:table-cell office:value-type="string">
            <text:p>Edizioni Poli.design</text:p>
          </table:table-cell>
          <table:table-cell office:value-type="string">
            <text:p>NAUTICA +++. Additive Manufacturing in campo Navale e Nautico</text:p>
          </table:table-cell>
          <table:table-cell office:value-type="string">
            <text:p>Milano</text:p>
          </table:table-cell>
          <table:table-cell office:value-type="string">
            <text:p>ita</text:p>
          </table:table-cell>
          <table:table-cell office:value-type="float" office:value="-0">
            <text:p>-0</text:p>
          </table:table-cell>
          <table:table-cell office:value-type="string">
            <text:p>Bionda, A.; Ratti, A.</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string">
            <text:p>ENVIRONMENTAL, DESIGN</text:p>
          </table:table-cell>
          <table:table-cell office:value-type="string">
            <text:p>http://hdl.handle.net/11311/1045991</text:p>
          </table:table-cell>
          <table:table-cell office:value-type="string">
            <text:p>Esperti anonimi</text:p>
          </table:table-cell>
          <table:table-cell office:value-type="string">
            <text:p>DELETTERA PUBLISHER</text:p>
          </table:table-cell>
          <table:table-cell office:value-type="string">
            <text:p>ENVIRONMENTAL DESIGN - 2^ <text:s/>International Conference on Environmental Design</text:p>
          </table:table-cell>
          <table:table-cell office:value-type="string">
            <text:p>MILANO</text:p>
          </table:table-cell>
          <table:table-cell office:value-type="string">
            <text:p>eng;ita</text:p>
          </table:table-cell>
          <table:table-cell office:value-type="float" office:value="-0">
            <text:p>-0</text:p>
          </table:table-cell>
          <table:table-cell office:value-type="string">
            <text:p>Bisson, M.</text:p>
          </table:table-cell>
          <table:table-cell office:value-type="float" office:value="-0">
            <text:p>-0</text:p>
          </table:table-cell>
          <table:table-cell office:value-type="string">
            <text:p>STAMPA</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47664</text:p>
          </table:table-cell>
          <table:table-cell office:value-type="string">
            <text:p>Esperti anonimi</text:p>
          </table:table-cell>
          <table:table-cell office:value-type="string">
            <text:p>Bloomsbury Publishing Plc</text:p>
          </table:table-cell>
          <table:table-cell office:value-type="string">
            <text:p>Designing for Service. Key Issues and New Directions</text:p>
          </table:table-cell>
          <table:table-cell office:value-type="string">
            <text:p>London</text:p>
          </table:table-cell>
          <table:table-cell office:value-type="string">
            <text:p>eng</text:p>
          </table:table-cell>
          <table:table-cell office:value-type="float" office:value="-0">
            <text:p>-0</text:p>
          </table:table-cell>
          <table:table-cell office:value-type="string">
            <text:p>Sangiorgi, Daniela; Prendiville, Alison</text:p>
          </table:table-cell>
          <table:table-cell office:value-type="float" office:value="-0">
            <text:p>-0</text:p>
          </table:table-cell>
          <table:table-cell office:value-type="string">
            <text:p>STAMPA</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GBR</text:p>
          </table:table-cell>
          <table:table-cell office:value-type="float" office:value="2">
            <text:p>2</text:p>
          </table:table-cell>
        </table:table-row>
        <table:table-row table:style-name="ro1">
          <table:table-cell office:value-type="string">
            <text:p>Design per I territori</text:p>
          </table:table-cell>
          <table:table-cell office:value-type="string">
            <text:p>info:eu-repo/semantics/openAccess</text:p>
          </table:table-cell>
          <table:table-cell office:value-type="float" office:value="-0">
            <text:p>-0</text:p>
          </table:table-cell>
          <table:table-cell office:value-type="string">
            <text:p>http://hdl.handle.net/11311/1050387</text:p>
          </table:table-cell>
          <table:table-cell office:value-type="float" office:value="-0">
            <text:p>-0</text:p>
          </table:table-cell>
          <table:table-cell office:value-type="string">
            <text:p>D4T Design for Territories - Dipartimento di Design, Politecnico di Milano</text:p>
          </table:table-cell>
          <table:table-cell office:value-type="string">
            <text:p>Tangibile/Intangibile. Dialoghi sul Design per i Territori 02</text:p>
          </table:table-cell>
          <table:table-cell office:value-type="float" office:value="-0">
            <text:p>-0</text:p>
          </table:table-cell>
          <table:table-cell office:value-type="string">
            <text:p>ita</text:p>
          </table:table-cell>
          <table:table-cell office:value-type="float" office:value="-0">
            <text:p>-0</text:p>
          </table:table-cell>
          <table:table-cell office:value-type="string">
            <text:p>Parente, M.; Lupo, E.; Sedini, C.</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50922</text:p>
          </table:table-cell>
          <table:table-cell office:value-type="float" office:value="-0">
            <text:p>-0</text:p>
          </table:table-cell>
          <table:table-cell office:value-type="string">
            <text:p>Springer</text:p>
          </table:table-cell>
          <table:table-cell office:value-type="string">
            <text:p>Electric Vehicle Sharing Services for Smarter Citie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Bignami, D. F.; Colorni, A.; Lue, A.; Nocerino, R.; Rossi, M.; Savaresi, S. M.</text:p>
          </table:table-cell>
          <table:table-cell table:number-columns-repeated="2" office:value-type="float" office:value="-0">
            <text:p>-0</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6">
            <text:p>6</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51658</text:p>
          </table:table-cell>
          <table:table-cell office:value-type="string">
            <text:p>Esperti anonimi</text:p>
          </table:table-cell>
          <table:table-cell office:value-type="string">
            <text:p>Springer</text:p>
          </table:table-cell>
          <table:table-cell office:value-type="string">
            <text:p>Wireless Mobile Communication and Healthcare. 6.th International Conference, MobiHealth 2016 Milan, Italy, November 14â€“16, 2016 Proceeding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Perego, P.; Andreoni, G.; Rizzo, G.</text:p>
          </table:table-cell>
          <table:table-cell office:value-type="float" office:value="-0">
            <text:p>-0</text:p>
          </table:table-cell>
          <table:table-cell office:value-type="string">
            <text:p>STAMPA</text:p>
          </table:table-cell>
          <table:table-cell office:value-type="float" office:value="2017">
            <text:p>2017</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closedAccess</text:p>
          </table:table-cell>
          <table:table-cell office:value-type="string">
            <text:p>Fashion, Method, Luxury; University; Milano Fashion Institute, Politecnico di Milano; Design</text:p>
          </table:table-cell>
          <table:table-cell office:value-type="string">
            <text:p>http://hdl.handle.net/11311/1047158</text:p>
          </table:table-cell>
          <table:table-cell office:value-type="string">
            <text:p>Nessuno</text:p>
          </table:table-cell>
          <table:table-cell office:value-type="string">
            <text:p>EGEA SPA</text:p>
          </table:table-cell>
          <table:table-cell office:value-type="string">
            <text:p>WHAT'S FASHION IT'S METHOD</text:p>
          </table:table-cell>
          <table:table-cell office:value-type="string">
            <text:p>Milano</text:p>
          </table:table-cell>
          <table:table-cell office:value-type="string">
            <text:p>eng</text:p>
          </table:table-cell>
          <table:table-cell office:value-type="float" office:value="-0">
            <text:p>-0</text:p>
          </table:table-cell>
          <table:table-cell office:value-type="string">
            <text:p>Lunghi, C.; Rinaldi, F. R.; Turinetto, M.</text:p>
          </table:table-cell>
          <table:table-cell office:value-type="float" office:value="-0">
            <text:p>-0</text:p>
          </table:table-cell>
          <table:table-cell office:value-type="string">
            <text:p>STAMPA</text:p>
          </table:table-cell>
          <table:table-cell office:value-type="float" office:value="2018">
            <text:p>201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none</text:p>
          </table:table-cell>
          <table:table-cell office:value-type="float" office:value="-0">
            <text:p>-0</text:p>
          </table:table-cell>
          <table:table-cell office:value-type="string">
            <text:p>http://hdl.handle.net/11311/1049919</text:p>
          </table:table-cell>
          <table:table-cell office:value-type="string">
            <text:p>SÃ¬, ma tipo non specificato</text:p>
          </table:table-cell>
          <table:table-cell office:value-type="string">
            <text:p>Springer</text:p>
          </table:table-cell>
          <table:table-cell office:value-type="string">
            <text:p>Multidisciplinary Design of Sharing Services</text:p>
          </table:table-cell>
          <table:table-cell office:value-type="float" office:value="-0">
            <text:p>-0</text:p>
          </table:table-cell>
          <table:table-cell office:value-type="string">
            <text:p>eng</text:p>
          </table:table-cell>
          <table:table-cell office:value-type="float" office:value="-0">
            <text:p>-0</text:p>
          </table:table-cell>
          <table:table-cell office:value-type="string">
            <text:p>Bruglieri, M.</text:p>
          </table:table-cell>
          <table:table-cell table:number-columns-repeated="2" office:value-type="float" office:value="-0">
            <text:p>-0</text:p>
          </table:table-cell>
          <table:table-cell office:value-type="float" office:value="2018">
            <text:p>2018</text:p>
          </table:table-cell>
          <table:table-cell office:value-type="float" office:value="-0">
            <text:p>-0</text:p>
          </table:table-cell>
          <table:table-cell office:value-type="string">
            <text:p>06 CURATELA::06.1 Curatela</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50322</text:p>
          </table:table-cell>
          <table:table-cell office:value-type="string">
            <text:p>Comitato scientifico</text:p>
          </table:table-cell>
          <table:table-cell office:value-type="string">
            <text:p>International Foundation ArtecittÃ  Publishing</text:p>
          </table:table-cell>
          <table:table-cell office:value-type="string">
            <text:p>MuVi5. Video and moving image on synesthesia and visual music / MuVi5. VÃ­deo e imagen en movimiento sobre sinestesia y mÃºsica visual</text:p>
          </table:table-cell>
          <table:table-cell office:value-type="string">
            <text:p>Granada</text:p>
          </table:table-cell>
          <table:table-cell office:value-type="string">
            <text:p>eng;ita;spa</text:p>
          </table:table-cell>
          <table:table-cell office:value-type="float" office:value="-0">
            <text:p>-0</text:p>
          </table:table-cell>
          <table:table-cell office:value-type="string">
            <text:p>RiccÃ², Dina; De CÃ³rdoba, MarÃ­a JosÃ©</text:p>
          </table:table-cell>
          <table:table-cell office:value-type="float" office:value="-0">
            <text:p>-0</text:p>
          </table:table-cell>
          <table:table-cell office:value-type="string">
            <text:p>ELETTRONICO</text:p>
          </table:table-cell>
          <table:table-cell office:value-type="float" office:value="2018">
            <text:p>201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ESP</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52991</text:p>
          </table:table-cell>
          <table:table-cell office:value-type="float" office:value="-0">
            <text:p>-0</text:p>
          </table:table-cell>
          <table:table-cell office:value-type="string">
            <text:p>Silvana Editoriale</text:p>
          </table:table-cell>
          <table:table-cell office:value-type="string">
            <text:p>Maglia, punto. Quarant'anni di tesori nascosti nell'archivio MF1</text:p>
          </table:table-cell>
          <table:table-cell office:value-type="float" office:value="-0">
            <text:p>-0</text:p>
          </table:table-cell>
          <table:table-cell office:value-type="string">
            <text:p>eng;ita</text:p>
          </table:table-cell>
          <table:table-cell office:value-type="float" office:value="-0">
            <text:p>-0</text:p>
          </table:table-cell>
          <table:table-cell office:value-type="string">
            <text:p>Conti, Giovanni Maria</text:p>
          </table:table-cell>
          <table:table-cell table:number-columns-repeated="2" office:value-type="float" office:value="-0">
            <text:p>-0</text:p>
          </table:table-cell>
          <table:table-cell office:value-type="float" office:value="2018">
            <text:p>201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float" office:value="-0">
            <text:p>-0</text:p>
          </table:table-cell>
          <table:table-cell office:value-type="float" office:value="1">
            <text:p>1</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60909</text:p>
          </table:table-cell>
          <table:table-cell office:value-type="string">
            <text:p>Esperti anonimi</text:p>
          </table:table-cell>
          <table:table-cell office:value-type="string">
            <text:p>Franco Angeli</text:p>
          </table:table-cell>
          <table:table-cell office:value-type="string">
            <text:p>Polimi Design PhD_018. 9 PhD Theses on Design as we do in Polimi</text:p>
          </table:table-cell>
          <table:table-cell office:value-type="string">
            <text:p>Milano</text:p>
          </table:table-cell>
          <table:table-cell office:value-type="string">
            <text:p>eng</text:p>
          </table:table-cell>
          <table:table-cell office:value-type="float" office:value="-0">
            <text:p>-0</text:p>
          </table:table-cell>
          <table:table-cell office:value-type="string">
            <text:p>Biamonti, A.; Guerrini, L.; Mariani, I.</text:p>
          </table:table-cell>
          <table:table-cell office:value-type="float" office:value="-0">
            <text:p>-0</text:p>
          </table:table-cell>
          <table:table-cell office:value-type="string">
            <text:p>ELETTRONICO</text:p>
          </table:table-cell>
          <table:table-cell office:value-type="float" office:value="2018">
            <text:p>201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3">
            <text:p>3</text:p>
          </table:table-cell>
        </table:table-row>
        <table:table-row table:style-name="ro1">
          <table:table-cell office:value-type="float" office:value="-0">
            <text:p>-0</text:p>
          </table:table-cell>
          <table:table-cell office:value-type="string">
            <text:p>info:eu-repo/semantics/openAccess</text:p>
          </table:table-cell>
          <table:table-cell office:value-type="float" office:value="-0">
            <text:p>-0</text:p>
          </table:table-cell>
          <table:table-cell office:value-type="string">
            <text:p>http://hdl.handle.net/11311/1063176</text:p>
          </table:table-cell>
          <table:table-cell office:value-type="string">
            <text:p>Esperti anonimi</text:p>
          </table:table-cell>
          <table:table-cell office:value-type="string">
            <text:p>FrancoAngeli</text:p>
          </table:table-cell>
          <table:table-cell office:value-type="string">
            <text:p>Dialogues on Design. Notes on Doctoral Research in Design 2018</text:p>
          </table:table-cell>
          <table:table-cell office:value-type="string">
            <text:p>Milano</text:p>
          </table:table-cell>
          <table:table-cell office:value-type="string">
            <text:p>eng</text:p>
          </table:table-cell>
          <table:table-cell office:value-type="float" office:value="-0">
            <text:p>-0</text:p>
          </table:table-cell>
          <table:table-cell office:value-type="string">
            <text:p>Guerrini, L.; VolontÃ©, P.</text:p>
          </table:table-cell>
          <table:table-cell office:value-type="float" office:value="-0">
            <text:p>-0</text:p>
          </table:table-cell>
          <table:table-cell office:value-type="string">
            <text:p>ELETTRONICO</text:p>
          </table:table-cell>
          <table:table-cell office:value-type="float" office:value="2018">
            <text:p>201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row table:style-name="ro1">
          <table:table-cell office:value-type="float" office:value="-0">
            <text:p>-0</text:p>
          </table:table-cell>
          <table:table-cell office:value-type="string">
            <text:p>info:eu-repo/semantics/closedAccess</text:p>
          </table:table-cell>
          <table:table-cell office:value-type="float" office:value="-0">
            <text:p>-0</text:p>
          </table:table-cell>
          <table:table-cell office:value-type="string">
            <text:p>http://hdl.handle.net/11311/1065156</text:p>
          </table:table-cell>
          <table:table-cell office:value-type="string">
            <text:p>Comitato scientifico</text:p>
          </table:table-cell>
          <table:table-cell office:value-type="string">
            <text:p>MCGraw-Hill Editore 2018.</text:p>
          </table:table-cell>
          <table:table-cell office:value-type="string">
            <text:p>Sharing design sustainable. Innovazione sociale: il flusso dei mezzi di trasporto sostenibile nelle aree metropolitane del futuro.</text:p>
          </table:table-cell>
          <table:table-cell office:value-type="string">
            <text:p>Milano</text:p>
          </table:table-cell>
          <table:table-cell office:value-type="string">
            <text:p>ita</text:p>
          </table:table-cell>
          <table:table-cell office:value-type="float" office:value="-0">
            <text:p>-0</text:p>
          </table:table-cell>
          <table:table-cell office:value-type="string">
            <text:p>Bruno, D.; Crivellaro, G.</text:p>
          </table:table-cell>
          <table:table-cell office:value-type="float" office:value="-0">
            <text:p>-0</text:p>
          </table:table-cell>
          <table:table-cell office:value-type="string">
            <text:p>STAMPA</text:p>
          </table:table-cell>
          <table:table-cell office:value-type="float" office:value="2018">
            <text:p>2018</text:p>
          </table:table-cell>
          <table:table-cell office:value-type="float" office:value="-0">
            <text:p>-0</text:p>
          </table:table-cell>
          <table:table-cell office:value-type="string">
            <text:p>06 CURATELA::06.1 Curatela</text:p>
          </table:table-cell>
          <table:table-cell office:value-type="string">
            <text:p>06.1 Curatela</text:p>
          </table:table-cell>
          <table:table-cell office:value-type="string">
            <text:p>ITA</text:p>
          </table:table-cell>
          <table:table-cell office:value-type="float" office:value="2">
            <text:p>2</text:p>
          </table:table-cell>
        </table:table-row>
      </table:table>
      <table:database-ranges>
        <table:database-range table:target-range-address="risultati.I4:risultati.J14" table:contains-header="false">
          <table:sort>
            <table:sort-by table:field-number="1" table:order="descending" table:data-type="automatic"/>
          </table:sort>
        </table:database-range>
      </table:database-ranges>
      <table:data-pilot-tables>
        <table:data-pilot-table table:name="Pivot1" table:application-data="" table:target-range-address="mid.A342:mid.B389" table:buttons="mid.A342">
          <table:source-cell-range table:cell-range-address="mid.B1:mid.B340"/>
          <table:data-pilot-field table:source-field-name="dc.publisher.place" table:orientation="row" table:used-hierarchy="0" table:function="auto">
            <table:data-pilot-level table:show-empty="false">
              <table:data-pilot-members>
                <table:data-pilot-member table:name="-0" table:display="true" table:show-details="true"/>
                <table:data-pilot-member table:name="Arles Cedex" table:display="true" table:show-details="true"/>
                <table:data-pilot-member table:name="Assen" table:display="true" table:show-details="true"/>
                <table:data-pilot-member table:name="Baunach" table:display="true" table:show-details="true"/>
                <table:data-pilot-member table:name="Beijing" table:display="true" table:show-details="true"/>
                <table:data-pilot-member table:name="BERGAMO" table:display="true" table:show-details="true"/>
                <table:data-pilot-member table:name="Bologna" table:display="true" table:show-details="true"/>
                <table:data-pilot-member table:name="BOLZANO" table:display="true" table:show-details="true"/>
                <table:data-pilot-member table:name="Bruxelles" table:display="true" table:show-details="true"/>
                <table:data-pilot-member table:name="Busto Arsizio" table:display="true" table:show-details="true"/>
                <table:data-pilot-member table:name="Cham" table:display="true" table:show-details="true"/>
                <table:data-pilot-member table:name="Cinisello Balsamo" table:display="true" table:show-details="true"/>
                <table:data-pilot-member table:name="Cinisello Balsamo (MI)" table:display="true" table:show-details="true"/>
                <table:data-pilot-member table:name="Cinisello Balsamo Milano" table:display="true" table:show-details="true"/>
                <table:data-pilot-member table:name="Cinisello Balsamo-Milano" table:display="true" table:show-details="true"/>
                <table:data-pilot-member table:name="Cinisello Balsamo, Milano" table:display="true" table:show-details="true"/>
                <table:data-pilot-member table:name="Como" table:display="true" table:show-details="true"/>
                <table:data-pilot-member table:name="Ferrara" table:display="true" table:show-details="true"/>
                <table:data-pilot-member table:name="Firenze" table:display="true" table:show-details="true"/>
                <table:data-pilot-member table:name="Granada" table:display="true" table:show-details="true"/>
                <table:data-pilot-member table:name="Heidelberg" table:display="true" table:show-details="true"/>
                <table:data-pilot-member table:name="Istanbul" table:display="true" table:show-details="true"/>
                <table:data-pilot-member table:name="Lissone" table:display="true" table:show-details="true"/>
                <table:data-pilot-member table:name="London" table:display="true" table:show-details="true"/>
                <table:data-pilot-member table:name="Madrid" table:display="true" table:show-details="true"/>
                <table:data-pilot-member table:name="mantova" table:display="true" table:show-details="true"/>
                <table:data-pilot-member table:name="MELFI (PZ)" table:display="true" table:show-details="true"/>
                <table:data-pilot-member table:name="Milano" table:display="true" table:show-details="true"/>
                <table:data-pilot-member table:name="Milano - Ginevra" table:display="true" table:show-details="true"/>
                <table:data-pilot-member table:name="NAPOLI" table:display="true" table:show-details="true"/>
                <table:data-pilot-member table:name="New York" table:display="true" table:show-details="true"/>
                <table:data-pilot-member table:name="Novara" table:display="true" table:show-details="true"/>
                <table:data-pilot-member table:name="Prato" table:display="true" table:show-details="true"/>
                <table:data-pilot-member table:name="Rimini" table:display="true" table:show-details="true"/>
                <table:data-pilot-member table:name="ROMA" table:display="true" table:show-details="true"/>
                <table:data-pilot-member table:name="Sant'Arcangelo di Romagna" table:display="true" table:show-details="true"/>
                <table:data-pilot-member table:name="Sant'Arcangelo di Romagna (RN)" table:display="true" table:show-details="true"/>
                <table:data-pilot-member table:name="Santâ€™Arcangelo di Romagna (Rimini)" table:display="true" table:show-details="true"/>
                <table:data-pilot-member table:name="Santarcangelo di Romagna" table:display="true" table:show-details="true"/>
                <table:data-pilot-member table:name="SANTARCANGELO DI ROMAGNA (RN)" table:display="true" table:show-details="true"/>
                <table:data-pilot-member table:name="SCANDICCI" table:display="true" table:show-details="true"/>
                <table:data-pilot-member table:name="SHEFFIELD" table:display="true" table:show-details="true"/>
                <table:data-pilot-member table:name="Venezia" table:display="true" table:show-details="true"/>
                <table:data-pilot-member table:name="Vimercate (MI)"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c.publisher.place" table:orientation="data" table:used-hierarchy="-1" table:function="count">
            <table:data-pilot-level>
              <table:data-pilot-members>
                <table:data-pilot-member table:name="-0" table:display="true" table:show-details="true"/>
                <table:data-pilot-member table:name="Arles Cedex" table:display="true" table:show-details="true"/>
                <table:data-pilot-member table:name="Assen" table:display="true" table:show-details="true"/>
                <table:data-pilot-member table:name="Baunach" table:display="true" table:show-details="true"/>
                <table:data-pilot-member table:name="Beijing" table:display="true" table:show-details="true"/>
                <table:data-pilot-member table:name="BERGAMO" table:display="true" table:show-details="true"/>
                <table:data-pilot-member table:name="Bologna" table:display="true" table:show-details="true"/>
                <table:data-pilot-member table:name="BOLZANO" table:display="true" table:show-details="true"/>
                <table:data-pilot-member table:name="Bruxelles" table:display="true" table:show-details="true"/>
                <table:data-pilot-member table:name="Busto Arsizio" table:display="true" table:show-details="true"/>
                <table:data-pilot-member table:name="Cham" table:display="true" table:show-details="true"/>
                <table:data-pilot-member table:name="Cinisello Balsamo" table:display="true" table:show-details="true"/>
                <table:data-pilot-member table:name="Cinisello Balsamo (MI)" table:display="true" table:show-details="true"/>
                <table:data-pilot-member table:name="Cinisello Balsamo Milano" table:display="true" table:show-details="true"/>
                <table:data-pilot-member table:name="Cinisello Balsamo-Milano" table:display="true" table:show-details="true"/>
                <table:data-pilot-member table:name="Cinisello Balsamo, Milano" table:display="true" table:show-details="true"/>
                <table:data-pilot-member table:name="Como" table:display="true" table:show-details="true"/>
                <table:data-pilot-member table:name="Ferrara" table:display="true" table:show-details="true"/>
                <table:data-pilot-member table:name="Firenze" table:display="true" table:show-details="true"/>
                <table:data-pilot-member table:name="Granada" table:display="true" table:show-details="true"/>
                <table:data-pilot-member table:name="Heidelberg" table:display="true" table:show-details="true"/>
                <table:data-pilot-member table:name="Istanbul" table:display="true" table:show-details="true"/>
                <table:data-pilot-member table:name="Lissone" table:display="true" table:show-details="true"/>
                <table:data-pilot-member table:name="London" table:display="true" table:show-details="true"/>
                <table:data-pilot-member table:name="Madrid" table:display="true" table:show-details="true"/>
                <table:data-pilot-member table:name="mantova" table:display="true" table:show-details="true"/>
                <table:data-pilot-member table:name="MELFI (PZ)" table:display="true" table:show-details="true"/>
                <table:data-pilot-member table:name="Milano" table:display="true" table:show-details="true"/>
                <table:data-pilot-member table:name="Milano - Ginevra" table:display="true" table:show-details="true"/>
                <table:data-pilot-member table:name="NAPOLI" table:display="true" table:show-details="true"/>
                <table:data-pilot-member table:name="New York" table:display="true" table:show-details="true"/>
                <table:data-pilot-member table:name="Novara" table:display="true" table:show-details="true"/>
                <table:data-pilot-member table:name="Prato" table:display="true" table:show-details="true"/>
                <table:data-pilot-member table:name="Rimini" table:display="true" table:show-details="true"/>
                <table:data-pilot-member table:name="ROMA" table:display="true" table:show-details="true"/>
                <table:data-pilot-member table:name="Sant'Arcangelo di Romagna" table:display="true" table:show-details="true"/>
                <table:data-pilot-member table:name="Sant'Arcangelo di Romagna (RN)" table:display="true" table:show-details="true"/>
                <table:data-pilot-member table:name="Santâ€™Arcangelo di Romagna (Rimini)" table:display="true" table:show-details="true"/>
                <table:data-pilot-member table:name="Santarcangelo di Romagna" table:display="true" table:show-details="true"/>
                <table:data-pilot-member table:name="SANTARCANGELO DI ROMAGNA (RN)" table:display="true" table:show-details="true"/>
                <table:data-pilot-member table:name="SCANDICCI" table:display="true" table:show-details="true"/>
                <table:data-pilot-member table:name="SHEFFIELD" table:display="true" table:show-details="true"/>
                <table:data-pilot-member table:name="Venezia" table:display="true" table:show-details="true"/>
                <table:data-pilot-member table:name="Vimercate (MI)" table:display="true" table:show-details="true"/>
              </table:data-pilot-members>
            </table:data-pilot-level>
          </table:data-pilot-field>
        </table:data-pilot-table>
        <table:data-pilot-table table:name="Pivot2" table:application-data="" table:target-range-address="mid.C344:mid.D351" table:buttons="mid.C344">
          <table:source-cell-range table:cell-range-address="mid.D1:mid.D344"/>
          <table:data-pilot-field table:source-field-name="dc.type.circulation" table:orientation="row" table:used-hierarchy="0" table:function="auto">
            <table:data-pilot-level table:show-empty="false">
              <table:data-pilot-members>
                <table:data-pilot-member table:name="-0" table:display="true" table:show-details="true"/>
                <table:data-pilot-member table:name="" table:display="true" table:show-details="true"/>
                <table:data-pilot-member table:name="internazionale" table:display="true" table:show-details="true"/>
                <table:data-pilot-member table:name="nazional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c.type.circulation" table:orientation="data" table:used-hierarchy="-1" table:function="count">
            <table:data-pilot-level/>
          </table:data-pilot-field>
        </table:data-pilot-table>
        <table:data-pilot-table table:name="Pivot3" table:application-data="" table:target-range-address="mid.E346:mid.F362" table:buttons="mid.E346">
          <table:source-cell-range table:cell-range-address="mid.E1:mid.E344"/>
          <table:data-pilot-field table:source-field-name="dc.publisher.country" table:orientation="row" table:used-hierarchy="0" table:function="auto">
            <table:data-pilot-level table:show-empty="false">
              <table:data-pilot-members>
                <table:data-pilot-member table:name="-0" table:display="true" table:show-details="true"/>
                <table:data-pilot-member table:name="" table:display="true" table:show-details="true"/>
                <table:data-pilot-member table:name="BEL" table:display="true" table:show-details="true"/>
                <table:data-pilot-member table:name="CHE" table:display="true" table:show-details="true"/>
                <table:data-pilot-member table:name="CHN" table:display="true" table:show-details="true"/>
                <table:data-pilot-member table:name="DEU" table:display="true" table:show-details="true"/>
                <table:data-pilot-member table:name="ESP" table:display="true" table:show-details="true"/>
                <table:data-pilot-member table:name="GBR" table:display="true" table:show-details="true"/>
                <table:data-pilot-member table:name="ITA" table:display="true" table:show-details="true"/>
                <table:data-pilot-member table:name="NLD" table:display="true" table:show-details="true"/>
                <table:data-pilot-member table:name="SWE" table:display="true" table:show-details="true"/>
                <table:data-pilot-member table:name="TUR" table:display="true" table:show-details="true"/>
                <table:data-pilot-member table:name="USA"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c.publisher.country"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1">21/10/2019</text:date>, <text:time>03:1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1T03:16:01.98</dc:date>
    <dc:creator>Matteo Testa</dc:creator>
    <meta:generator>OpenOffice/4.1.7$Win32 OpenOffice.org_project/417m1$Build-9800</meta:generator>
    <meta:editing-duration>PT13M13S</meta:editing-duration>
    <meta:editing-cycles>11</meta:editing-cycles>
    <meta:document-statistic meta:table-count="3" meta:cell-count="8317"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8.846cm" xlink:href=".." xlink:type="simple" chart:class="chart:bar" chart:style-name="ch1">
        <chart:title svg:x="6.62cm" svg:y="0.312cm" chart:style-name="ch2">
          <text:p>diritti curatele</text:p>
        </chart:title>
        <chart:legend chart:legend-position="end" svg:x="13.075cm" svg:y="3.587cm" style:legend-expansion="high" chart:style-name="ch3"/>
        <chart:plot-area chart:style-name="ch4" table:cell-range-address="risultati.A3:risultati.B5" chart:data-source-has-labels="column" svg:x="0.77cm" svg:y="1.619cm" svg:width="11.665cm" svg:height="6.631cm">
          <chartooo:coordinate-region svg:x="1.577cm" svg:y="1.831cm" svg:width="10.858cm" svg:height="6.207cm"/>
          <chart:axis chart:dimension="x" chart:name="primary-x" chart:style-name="ch5"/>
          <chart:axis chart:dimension="y" chart:name="primary-y" chart:style-name="ch6">
            <chart:grid chart:style-name="ch7" chart:class="major"/>
          </chart:axis>
          <chart:series chart:style-name="ch8" chart:values-cell-range-address="risultati.B3:risultati.B3" chart:label-cell-address="risultati.A3:risultati.A3" chart:class="chart:bar">
            <chart:data-point/>
          </chart:series>
          <chart:series chart:style-name="ch9" chart:values-cell-range-address="risultati.B4:risultati.B4" chart:label-cell-address="risultati.A4:risultati.A4" chart:class="chart:bar">
            <chart:data-point/>
          </chart:series>
          <chart:series chart:style-name="ch10" chart:values-cell-range-address="risultati.B5:risultati.B5" chart:label-cell-address="risultati.A5:risultati.A5" chart:class="chart:bar">
            <chart:data-point/>
          </chart:series>
          <chart:wall chart:style-name="ch11"/>
          <chart:floor chart:style-name="ch12"/>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closedAccess</text:p>
                <draw:g>
                  <svg:desc>risultati.A3:risultati.A3</svg:desc>
                </draw:g>
              </table:table-cell>
              <table:table-cell office:value-type="float" office:value="130">
                <text:p>130</text:p>
                <draw:g>
                  <svg:desc>risultati.B3:risultati.B3</svg:desc>
                </draw:g>
              </table:table-cell>
            </table:table-row>
            <table:table-row>
              <table:table-cell office:value-type="string">
                <text:p>openAccess</text:p>
                <draw:g>
                  <svg:desc>risultati.A4:risultati.A4</svg:desc>
                </draw:g>
              </table:table-cell>
              <table:table-cell office:value-type="float" office:value="20">
                <text:p>20</text:p>
                <draw:g>
                  <svg:desc>risultati.B4:risultati.B4</svg:desc>
                </draw:g>
              </table:table-cell>
            </table:table-row>
            <table:table-row>
              <table:table-cell office:value-type="string">
                <text:p>none</text:p>
                <draw:g>
                  <svg:desc>risultati.A5:risultati.A5</svg:desc>
                </draw:g>
              </table:table-cell>
              <table:table-cell office:value-type="float" office:value="133">
                <text:p>133</text:p>
                <draw:g>
                  <svg:desc>risultati.B5:risultati.B5</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cm" svg:height="8.845cm" xlink:href=".." xlink:type="simple" chart:class="chart:bar" chart:style-name="ch1">
        <chart:title svg:x="6.144cm" svg:y="0.312cm" chart:style-name="ch2">
          <text:p>città pubb curatele</text:p>
        </chart:title>
        <chart:legend chart:legend-position="end" svg:x="7.132cm" svg:y="1.49cm" style:legend-expansion="high" chart:style-name="ch3"/>
        <chart:plot-area chart:style-name="ch4" table:cell-range-address="risultati.C2:risultati.D23" chart:data-source-has-labels="column" svg:x="0.77cm" svg:y="1.619cm" svg:width="5.722cm" svg:height="6.63cm">
          <chartooo:coordinate-region svg:x="1.577cm" svg:y="1.832cm" svg:width="4.915cm" svg:height="6.205cm"/>
          <chart:axis chart:dimension="x" chart:name="primary-x" chart:style-name="ch5"/>
          <chart:axis chart:dimension="y" chart:name="primary-y" chart:style-name="ch6">
            <chart:grid chart:style-name="ch7" chart:class="major"/>
          </chart:axis>
          <chart:series chart:style-name="ch8" chart:values-cell-range-address="risultati.D2:risultati.D2" chart:label-cell-address="risultati.C2:risultati.C2" chart:class="chart:bar">
            <chart:data-point/>
          </chart:series>
          <chart:series chart:style-name="ch9" chart:values-cell-range-address="risultati.D3:risultati.D3" chart:label-cell-address="risultati.C3:risultati.C3" chart:class="chart:bar">
            <chart:data-point/>
          </chart:series>
          <chart:series chart:style-name="ch10" chart:values-cell-range-address="risultati.D4:risultati.D4" chart:label-cell-address="risultati.C4:risultati.C4" chart:class="chart:bar">
            <chart:data-point/>
          </chart:series>
          <chart:series chart:style-name="ch11" chart:values-cell-range-address="risultati.D5:risultati.D5" chart:label-cell-address="risultati.C5:risultati.C5" chart:class="chart:bar">
            <chart:data-point/>
          </chart:series>
          <chart:series chart:style-name="ch12" chart:values-cell-range-address="risultati.D6:risultati.D6" chart:label-cell-address="risultati.C6:risultati.C6" chart:class="chart:bar">
            <chart:data-point/>
          </chart:series>
          <chart:series chart:style-name="ch13" chart:values-cell-range-address="risultati.D7:risultati.D7" chart:label-cell-address="risultati.C7:risultati.C7" chart:class="chart:bar">
            <chart:data-point/>
          </chart:series>
          <chart:series chart:style-name="ch14" chart:values-cell-range-address="risultati.D8:risultati.D8" chart:label-cell-address="risultati.C8:risultati.C8" chart:class="chart:bar">
            <chart:data-point/>
          </chart:series>
          <chart:series chart:style-name="ch15" chart:values-cell-range-address="risultati.D9:risultati.D9" chart:label-cell-address="risultati.C9:risultati.C9" chart:class="chart:bar">
            <chart:data-point/>
          </chart:series>
          <chart:series chart:style-name="ch16" chart:values-cell-range-address="risultati.D10:risultati.D10" chart:label-cell-address="risultati.C10:risultati.C10" chart:class="chart:bar">
            <chart:data-point/>
          </chart:series>
          <chart:series chart:style-name="ch17" chart:values-cell-range-address="risultati.D11:risultati.D11" chart:label-cell-address="risultati.C11:risultati.C11" chart:class="chart:bar">
            <chart:data-point/>
          </chart:series>
          <chart:series chart:style-name="ch18" chart:values-cell-range-address="risultati.D12:risultati.D12" chart:label-cell-address="risultati.C12:risultati.C12" chart:class="chart:bar">
            <chart:data-point/>
          </chart:series>
          <chart:series chart:style-name="ch19" chart:values-cell-range-address="risultati.D13:risultati.D13" chart:label-cell-address="risultati.C13:risultati.C13" chart:class="chart:bar">
            <chart:data-point/>
          </chart:series>
          <chart:series chart:style-name="ch8" chart:values-cell-range-address="risultati.D14:risultati.D14" chart:label-cell-address="risultati.C14:risultati.C14" chart:class="chart:bar">
            <chart:data-point/>
          </chart:series>
          <chart:series chart:style-name="ch9" chart:values-cell-range-address="risultati.D15:risultati.D15" chart:label-cell-address="risultati.C15:risultati.C15" chart:class="chart:bar">
            <chart:data-point/>
          </chart:series>
          <chart:series chart:style-name="ch10" chart:values-cell-range-address="risultati.D16:risultati.D16" chart:label-cell-address="risultati.C16:risultati.C16" chart:class="chart:bar">
            <chart:data-point/>
          </chart:series>
          <chart:series chart:style-name="ch11" chart:values-cell-range-address="risultati.D17:risultati.D17" chart:label-cell-address="risultati.C17:risultati.C17" chart:class="chart:bar">
            <chart:data-point/>
          </chart:series>
          <chart:series chart:style-name="ch12" chart:values-cell-range-address="risultati.D18:risultati.D18" chart:label-cell-address="risultati.C18:risultati.C18" chart:class="chart:bar">
            <chart:data-point/>
          </chart:series>
          <chart:series chart:style-name="ch13" chart:values-cell-range-address="risultati.D19:risultati.D19" chart:label-cell-address="risultati.C19:risultati.C19" chart:class="chart:bar">
            <chart:data-point/>
          </chart:series>
          <chart:series chart:style-name="ch14" chart:values-cell-range-address="risultati.D20:risultati.D20" chart:label-cell-address="risultati.C20:risultati.C20" chart:class="chart:bar">
            <chart:data-point/>
          </chart:series>
          <chart:series chart:style-name="ch15" chart:values-cell-range-address="risultati.D21:risultati.D21" chart:label-cell-address="risultati.C21:risultati.C21" chart:class="chart:bar">
            <chart:data-point/>
          </chart:series>
          <chart:series chart:style-name="ch16" chart:values-cell-range-address="risultati.D22:risultati.D22" chart:label-cell-address="risultati.C22:risultati.C22" chart:class="chart:bar">
            <chart:data-point/>
          </chart:series>
          <chart:series chart:style-name="ch17" chart:values-cell-range-address="risultati.D23:risultati.D23" chart:label-cell-address="risultati.C23:risultati.C23" chart:class="chart:bar">
            <chart:data-point/>
          </chart:series>
          <chart:wall chart:style-name="ch20"/>
          <chart:floor chart:style-name="ch21"/>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Milano</text:p>
                <draw:g>
                  <svg:desc>risultati.C2:risultati.C2</svg:desc>
                </draw:g>
              </table:table-cell>
              <table:table-cell office:value-type="float" office:value="164">
                <text:p>164</text:p>
                <draw:g>
                  <svg:desc>risultati.D2:risultati.D2</svg:desc>
                </draw:g>
              </table:table-cell>
            </table:table-row>
            <table:table-row>
              <table:table-cell office:value-type="string">
                <text:p>mantova</text:p>
                <draw:g>
                  <svg:desc>risultati.C3:risultati.C3</svg:desc>
                </draw:g>
              </table:table-cell>
              <table:table-cell office:value-type="float" office:value="22">
                <text:p>22</text:p>
                <draw:g>
                  <svg:desc>risultati.D3:risultati.D3</svg:desc>
                </draw:g>
              </table:table-cell>
            </table:table-row>
            <table:table-row>
              <table:table-cell office:value-type="string">
                <text:p>Santarcangelo di Romagna</text:p>
                <draw:g>
                  <svg:desc>risultati.C4:risultati.C4</svg:desc>
                </draw:g>
              </table:table-cell>
              <table:table-cell office:value-type="float" office:value="14">
                <text:p>14</text:p>
                <draw:g>
                  <svg:desc>risultati.D4:risultati.D4</svg:desc>
                </draw:g>
              </table:table-cell>
            </table:table-row>
            <table:table-row>
              <table:table-cell office:value-type="string">
                <text:p>ROMA</text:p>
                <draw:g>
                  <svg:desc>risultati.C5:risultati.C5</svg:desc>
                </draw:g>
              </table:table-cell>
              <table:table-cell office:value-type="float" office:value="11">
                <text:p>11</text:p>
                <draw:g>
                  <svg:desc>risultati.D5:risultati.D5</svg:desc>
                </draw:g>
              </table:table-cell>
            </table:table-row>
            <table:table-row>
              <table:table-cell office:value-type="string">
                <text:p>Firenze</text:p>
                <draw:g>
                  <svg:desc>risultati.C6:risultati.C6</svg:desc>
                </draw:g>
              </table:table-cell>
              <table:table-cell office:value-type="float" office:value="8">
                <text:p>8</text:p>
                <draw:g>
                  <svg:desc>risultati.D6:risultati.D6</svg:desc>
                </draw:g>
              </table:table-cell>
            </table:table-row>
            <table:table-row>
              <table:table-cell office:value-type="string">
                <text:p>NAPOLI</text:p>
                <draw:g>
                  <svg:desc>risultati.C7:risultati.C7</svg:desc>
                </draw:g>
              </table:table-cell>
              <table:table-cell office:value-type="float" office:value="7">
                <text:p>7</text:p>
                <draw:g>
                  <svg:desc>risultati.D7:risultati.D7</svg:desc>
                </draw:g>
              </table:table-cell>
            </table:table-row>
            <table:table-row>
              <table:table-cell office:value-type="string">
                <text:p>BERGAMO</text:p>
                <draw:g>
                  <svg:desc>risultati.C8:risultati.C8</svg:desc>
                </draw:g>
              </table:table-cell>
              <table:table-cell office:value-type="float" office:value="5">
                <text:p>5</text:p>
                <draw:g>
                  <svg:desc>risultati.D8:risultati.D8</svg:desc>
                </draw:g>
              </table:table-cell>
            </table:table-row>
            <table:table-row>
              <table:table-cell office:value-type="string">
                <text:p>Cinisello Balsamo (MI)</text:p>
                <draw:g>
                  <svg:desc>risultati.C9:risultati.C9</svg:desc>
                </draw:g>
              </table:table-cell>
              <table:table-cell office:value-type="float" office:value="5">
                <text:p>5</text:p>
                <draw:g>
                  <svg:desc>risultati.D9:risultati.D9</svg:desc>
                </draw:g>
              </table:table-cell>
            </table:table-row>
            <table:table-row>
              <table:table-cell office:value-type="string">
                <text:p>Granada</text:p>
                <draw:g>
                  <svg:desc>risultati.C10:risultati.C10</svg:desc>
                </draw:g>
              </table:table-cell>
              <table:table-cell office:value-type="float" office:value="3">
                <text:p>3</text:p>
                <draw:g>
                  <svg:desc>risultati.D10:risultati.D10</svg:desc>
                </draw:g>
              </table:table-cell>
            </table:table-row>
            <table:table-row>
              <table:table-cell office:value-type="string">
                <text:p>Busto Arsizio</text:p>
                <draw:g>
                  <svg:desc>risultati.C11:risultati.C11</svg:desc>
                </draw:g>
              </table:table-cell>
              <table:table-cell office:value-type="float" office:value="2">
                <text:p>2</text:p>
                <draw:g>
                  <svg:desc>risultati.D11:risultati.D11</svg:desc>
                </draw:g>
              </table:table-cell>
            </table:table-row>
            <table:table-row>
              <table:table-cell office:value-type="string">
                <text:p>London</text:p>
                <draw:g>
                  <svg:desc>risultati.C12:risultati.C12</svg:desc>
                </draw:g>
              </table:table-cell>
              <table:table-cell office:value-type="float" office:value="2">
                <text:p>2</text:p>
                <draw:g>
                  <svg:desc>risultati.D12:risultati.D12</svg:desc>
                </draw:g>
              </table:table-cell>
            </table:table-row>
            <table:table-row>
              <table:table-cell office:value-type="string">
                <text:p>Rimini</text:p>
                <draw:g>
                  <svg:desc>risultati.C13:risultati.C13</svg:desc>
                </draw:g>
              </table:table-cell>
              <table:table-cell office:value-type="float" office:value="2">
                <text:p>2</text:p>
                <draw:g>
                  <svg:desc>risultati.D13:risultati.D13</svg:desc>
                </draw:g>
              </table:table-cell>
            </table:table-row>
            <table:table-row>
              <table:table-cell office:value-type="string">
                <text:p>SHEFFIELD</text:p>
                <draw:g>
                  <svg:desc>risultati.C14:risultati.C14</svg:desc>
                </draw:g>
              </table:table-cell>
              <table:table-cell office:value-type="float" office:value="2">
                <text:p>2</text:p>
                <draw:g>
                  <svg:desc>risultati.D14:risultati.D14</svg:desc>
                </draw:g>
              </table:table-cell>
            </table:table-row>
            <table:table-row>
              <table:table-cell office:value-type="string">
                <text:p>Venezia</text:p>
                <draw:g>
                  <svg:desc>risultati.C15:risultati.C15</svg:desc>
                </draw:g>
              </table:table-cell>
              <table:table-cell office:value-type="float" office:value="2">
                <text:p>2</text:p>
                <draw:g>
                  <svg:desc>risultati.D15:risultati.D15</svg:desc>
                </draw:g>
              </table:table-cell>
            </table:table-row>
            <table:table-row>
              <table:table-cell office:value-type="string">
                <text:p>Arles Cedex</text:p>
                <draw:g>
                  <svg:desc>risultati.C16:risultati.C16</svg:desc>
                </draw:g>
              </table:table-cell>
              <table:table-cell office:value-type="float" office:value="1">
                <text:p>1</text:p>
                <draw:g>
                  <svg:desc>risultati.D16:risultati.D16</svg:desc>
                </draw:g>
              </table:table-cell>
            </table:table-row>
            <table:table-row>
              <table:table-cell office:value-type="string">
                <text:p>Assen</text:p>
                <draw:g>
                  <svg:desc>risultati.C17:risultati.C17</svg:desc>
                </draw:g>
              </table:table-cell>
              <table:table-cell office:value-type="float" office:value="1">
                <text:p>1</text:p>
                <draw:g>
                  <svg:desc>risultati.D17:risultati.D17</svg:desc>
                </draw:g>
              </table:table-cell>
            </table:table-row>
            <table:table-row>
              <table:table-cell office:value-type="string">
                <text:p>Baunach</text:p>
                <draw:g>
                  <svg:desc>risultati.C18:risultati.C18</svg:desc>
                </draw:g>
              </table:table-cell>
              <table:table-cell office:value-type="float" office:value="1">
                <text:p>1</text:p>
                <draw:g>
                  <svg:desc>risultati.D18:risultati.D18</svg:desc>
                </draw:g>
              </table:table-cell>
            </table:table-row>
            <table:table-row>
              <table:table-cell office:value-type="string">
                <text:p>Beijing</text:p>
                <draw:g>
                  <svg:desc>risultati.C19:risultati.C19</svg:desc>
                </draw:g>
              </table:table-cell>
              <table:table-cell office:value-type="float" office:value="1">
                <text:p>1</text:p>
                <draw:g>
                  <svg:desc>risultati.D19:risultati.D19</svg:desc>
                </draw:g>
              </table:table-cell>
            </table:table-row>
            <table:table-row>
              <table:table-cell office:value-type="string">
                <text:p>Bologna</text:p>
                <draw:g>
                  <svg:desc>risultati.C20:risultati.C20</svg:desc>
                </draw:g>
              </table:table-cell>
              <table:table-cell office:value-type="float" office:value="1">
                <text:p>1</text:p>
                <draw:g>
                  <svg:desc>risultati.D20:risultati.D20</svg:desc>
                </draw:g>
              </table:table-cell>
            </table:table-row>
            <table:table-row>
              <table:table-cell office:value-type="string">
                <text:p>BOLZANO</text:p>
                <draw:g>
                  <svg:desc>risultati.C21:risultati.C21</svg:desc>
                </draw:g>
              </table:table-cell>
              <table:table-cell office:value-type="float" office:value="1">
                <text:p>1</text:p>
                <draw:g>
                  <svg:desc>risultati.D21:risultati.D21</svg:desc>
                </draw:g>
              </table:table-cell>
            </table:table-row>
            <table:table-row>
              <table:table-cell office:value-type="string">
                <text:p>Bruxelles</text:p>
                <draw:g>
                  <svg:desc>risultati.C22:risultati.C22</svg:desc>
                </draw:g>
              </table:table-cell>
              <table:table-cell office:value-type="float" office:value="1">
                <text:p>1</text:p>
                <draw:g>
                  <svg:desc>risultati.D22:risultati.D22</svg:desc>
                </draw:g>
              </table:table-cell>
            </table:table-row>
            <table:table-row>
              <table:table-cell office:value-type="string">
                <text:p>Cham</text:p>
                <draw:g>
                  <svg:desc>risultati.C23:risultati.C23</svg:desc>
                </draw:g>
              </table:table-cell>
              <table:table-cell office:value-type="float" office:value="1">
                <text:p>1</text:p>
                <draw:g>
                  <svg:desc>risultati.D23:risultati.D23</svg:desc>
                </draw:g>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6cm" svg:height="9.22cm" xlink:href=".." xlink:type="simple" chart:class="chart:bar" chart:style-name="ch1">
        <chart:title svg:x="6.514cm" svg:y="0.32cm" chart:style-name="ch2">
          <text:p>lingue curatele</text:p>
        </chart:title>
        <chart:legend chart:legend-position="end" svg:x="14.663cm" svg:y="1.94cm" style:legend-expansion="high" chart:style-name="ch3"/>
        <chart:plot-area chart:style-name="ch4" table:cell-range-address="risultati.E26:risultati.F35" chart:data-source-has-labels="column" svg:x="0.629cm" svg:y="1.707cm" svg:width="13.252cm" svg:height="6.917cm">
          <chartooo:coordinate-region svg:x="1.436cm" svg:y="1.919cm" svg:width="12.445cm" svg:height="6.493cm"/>
          <chart:axis chart:dimension="x" chart:name="primary-x" chart:style-name="ch5"/>
          <chart:axis chart:dimension="y" chart:name="primary-y" chart:style-name="ch6">
            <chart:grid chart:style-name="ch7" chart:class="major"/>
          </chart:axis>
          <chart:series chart:style-name="ch8" chart:values-cell-range-address="risultati.F26:risultati.F26" chart:label-cell-address="risultati.E26:risultati.E26" chart:class="chart:bar">
            <chart:data-point/>
          </chart:series>
          <chart:series chart:style-name="ch9" chart:values-cell-range-address="risultati.F27:risultati.F27" chart:label-cell-address="risultati.E27:risultati.E27" chart:class="chart:bar">
            <chart:data-point/>
          </chart:series>
          <chart:series chart:style-name="ch10" chart:values-cell-range-address="risultati.F28:risultati.F28" chart:label-cell-address="risultati.E28:risultati.E28" chart:class="chart:bar">
            <chart:data-point/>
          </chart:series>
          <chart:series chart:style-name="ch11" chart:values-cell-range-address="risultati.F29:risultati.F29" chart:label-cell-address="risultati.E29:risultati.E29" chart:class="chart:bar">
            <chart:data-point/>
          </chart:series>
          <chart:series chart:style-name="ch12" chart:values-cell-range-address="risultati.F30:risultati.F30" chart:label-cell-address="risultati.E30:risultati.E30" chart:class="chart:bar">
            <chart:data-point/>
          </chart:series>
          <chart:series chart:style-name="ch13" chart:values-cell-range-address="risultati.F31:risultati.F31" chart:label-cell-address="risultati.E31:risultati.E31" chart:class="chart:bar">
            <chart:data-point/>
          </chart:series>
          <chart:series chart:style-name="ch14" chart:values-cell-range-address="risultati.F32:risultati.F32" chart:label-cell-address="risultati.E32:risultati.E32" chart:class="chart:bar">
            <chart:data-point/>
          </chart:series>
          <chart:series chart:style-name="ch15" chart:values-cell-range-address="risultati.F33:risultati.F33" chart:label-cell-address="risultati.E33:risultati.E33" chart:class="chart:bar">
            <chart:data-point/>
          </chart:series>
          <chart:series chart:style-name="ch16" chart:values-cell-range-address="risultati.F34:risultati.F34" chart:label-cell-address="risultati.E34:risultati.E34" chart:class="chart:bar">
            <chart:data-point/>
          </chart:series>
          <chart:series chart:style-name="ch17" chart:values-cell-range-address="risultati.F35:risultati.F35" chart:label-cell-address="risultati.E35:risultati.E35" chart:class="chart:bar">
            <chart:data-point/>
          </chart:series>
          <chart:wall chart:style-name="ch18"/>
          <chart:floor chart:style-name="ch19"/>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ita</text:p>
                <draw:g>
                  <svg:desc>risultati.E26:risultati.E26</svg:desc>
                </draw:g>
              </table:table-cell>
              <table:table-cell office:value-type="float" office:value="239">
                <text:p>239</text:p>
                <draw:g>
                  <svg:desc>risultati.F26:risultati.F26</svg:desc>
                </draw:g>
              </table:table-cell>
            </table:table-row>
            <table:table-row>
              <table:table-cell office:value-type="string">
                <text:p>eng</text:p>
                <draw:g>
                  <svg:desc>risultati.E27:risultati.E27</svg:desc>
                </draw:g>
              </table:table-cell>
              <table:table-cell office:value-type="float" office:value="141">
                <text:p>141</text:p>
                <draw:g>
                  <svg:desc>risultati.F27:risultati.F27</svg:desc>
                </draw:g>
              </table:table-cell>
            </table:table-row>
            <table:table-row>
              <table:table-cell office:value-type="string">
                <text:p>spa</text:p>
                <draw:g>
                  <svg:desc>risultati.E28:risultati.E28</svg:desc>
                </draw:g>
              </table:table-cell>
              <table:table-cell office:value-type="float" office:value="8">
                <text:p>8</text:p>
                <draw:g>
                  <svg:desc>risultati.F28:risultati.F28</svg:desc>
                </draw:g>
              </table:table-cell>
            </table:table-row>
            <table:table-row>
              <table:table-cell office:value-type="string">
                <text:p>ger</text:p>
                <draw:g>
                  <svg:desc>risultati.E29:risultati.E29</svg:desc>
                </draw:g>
              </table:table-cell>
              <table:table-cell office:value-type="float" office:value="2">
                <text:p>2</text:p>
                <draw:g>
                  <svg:desc>risultati.F29:risultati.F29</svg:desc>
                </draw:g>
              </table:table-cell>
            </table:table-row>
            <table:table-row>
              <table:table-cell office:value-type="string">
                <text:p>arp</text:p>
                <draw:g>
                  <svg:desc>risultati.E30:risultati.E30</svg:desc>
                </draw:g>
              </table:table-cell>
              <table:table-cell office:value-type="float" office:value="1">
                <text:p>1</text:p>
                <draw:g>
                  <svg:desc>risultati.F30:risultati.F30</svg:desc>
                </draw:g>
              </table:table-cell>
            </table:table-row>
            <table:table-row>
              <table:table-cell office:value-type="string">
                <text:p>chi </text:p>
                <draw:g>
                  <svg:desc>risultati.E31:risultati.E31</svg:desc>
                </draw:g>
              </table:table-cell>
              <table:table-cell office:value-type="float" office:value="1">
                <text:p>1</text:p>
                <draw:g>
                  <svg:desc>risultati.F31:risultati.F31</svg:desc>
                </draw:g>
              </table:table-cell>
            </table:table-row>
            <table:table-row>
              <table:table-cell office:value-type="string">
                <text:p>fra</text:p>
                <draw:g>
                  <svg:desc>risultati.E32:risultati.E32</svg:desc>
                </draw:g>
              </table:table-cell>
              <table:table-cell office:value-type="float" office:value="2">
                <text:p>2</text:p>
                <draw:g>
                  <svg:desc>risultati.F32:risultati.F32</svg:desc>
                </draw:g>
              </table:table-cell>
            </table:table-row>
            <table:table-row>
              <table:table-cell office:value-type="string">
                <text:p>nld</text:p>
                <draw:g>
                  <svg:desc>risultati.E33:risultati.E33</svg:desc>
                </draw:g>
              </table:table-cell>
              <table:table-cell office:value-type="float" office:value="1">
                <text:p>1</text:p>
                <draw:g>
                  <svg:desc>risultati.F33:risultati.F33</svg:desc>
                </draw:g>
              </table:table-cell>
            </table:table-row>
            <table:table-row>
              <table:table-cell office:value-type="string">
                <text:p>heb</text:p>
                <draw:g>
                  <svg:desc>risultati.E34:risultati.E34</svg:desc>
                </draw:g>
              </table:table-cell>
              <table:table-cell office:value-type="float" office:value="1">
                <text:p>1</text:p>
                <draw:g>
                  <svg:desc>risultati.F34:risultati.F34</svg:desc>
                </draw:g>
              </table:table-cell>
            </table:table-row>
            <table:table-row>
              <table:table-cell office:value-type="string">
                <text:p>por </text:p>
                <draw:g>
                  <svg:desc>risultati.E35:risultati.E35</svg:desc>
                </draw:g>
              </table:table-cell>
              <table:table-cell office:value-type="float" office:value="1">
                <text:p>1</text:p>
                <draw:g>
                  <svg:desc>risultati.F35:risultati.F35</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213cm" xlink:href=".." xlink:type="simple" chart:class="chart:bar" chart:style-name="ch1">
        <chart:title svg:x="5.919cm" svg:y="0.32cm" chart:style-name="ch2">
          <text:p>circolazione curatele</text:p>
        </chart:title>
        <chart:legend chart:legend-position="end" svg:x="13.128cm" svg:y="4.032cm" style:legend-expansion="high" chart:style-name="ch3"/>
        <chart:plot-area chart:style-name="ch4" table:cell-range-address="risultati.G4:risultati.H5" chart:data-source-has-labels="column" svg:x="0.77cm" svg:y="1.651cm" svg:width="11.718cm" svg:height="6.958cm">
          <chartooo:coordinate-region svg:x="1.391cm" svg:y="1.863cm" svg:width="11.097cm" svg:height="6.534cm"/>
          <chart:axis chart:dimension="x" chart:name="primary-x" chart:style-name="ch5"/>
          <chart:axis chart:dimension="y" chart:name="primary-y" chart:style-name="ch6">
            <chart:grid chart:style-name="ch7" chart:class="major"/>
          </chart:axis>
          <chart:series chart:style-name="ch8" chart:values-cell-range-address="risultati.H4:risultati.H4" chart:label-cell-address="risultati.G4:risultati.G4" chart:class="chart:bar">
            <chart:data-point/>
          </chart:series>
          <chart:series chart:style-name="ch9" chart:values-cell-range-address="risultati.H5:risultati.H5" chart:label-cell-address="risultati.G5:risultati.G5" chart:class="chart:bar">
            <chart:data-point/>
          </chart:series>
          <chart:wall chart:style-name="ch10"/>
          <chart:floor chart:style-name="ch11"/>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internazionale</text:p>
                <draw:g>
                  <svg:desc>risultati.G4:risultati.G4</svg:desc>
                </draw:g>
              </table:table-cell>
              <table:table-cell office:value-type="float" office:value="31">
                <text:p>31</text:p>
                <draw:g>
                  <svg:desc>risultati.H4:risultati.H4</svg:desc>
                </draw:g>
              </table:table-cell>
            </table:table-row>
            <table:table-row>
              <table:table-cell office:value-type="string">
                <text:p>nazionale</text:p>
                <draw:g>
                  <svg:desc>risultati.G5:risultati.G5</svg:desc>
                </draw:g>
              </table:table-cell>
              <table:table-cell office:value-type="float" office:value="58">
                <text:p>58</text:p>
                <draw:g>
                  <svg:desc>risultati.H5:risultati.H5</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bar" chart:style-name="ch1">
        <chart:title svg:x="6.025cm" svg:y="0.316cm" chart:style-name="ch2">
          <text:p>paesi pubb curatele</text:p>
        </chart:title>
        <chart:legend chart:legend-position="end" svg:x="14.425cm" svg:y="1.568cm" style:legend-expansion="high" chart:style-name="ch3"/>
        <chart:plot-area chart:style-name="ch4" table:cell-range-address="risultati.I4:risultati.J14" chart:data-source-has-labels="column" svg:x="0.77cm" svg:y="1.635cm" svg:width="13.015cm" svg:height="6.765cm">
          <chartooo:coordinate-region svg:x="1.577cm" svg:y="1.847cm" svg:width="12.208cm" svg:height="6.341cm"/>
          <chart:axis chart:dimension="x" chart:name="primary-x" chart:style-name="ch5"/>
          <chart:axis chart:dimension="y" chart:name="primary-y" chart:style-name="ch6">
            <chart:grid chart:style-name="ch7" chart:class="major"/>
          </chart:axis>
          <chart:series chart:style-name="ch8" chart:values-cell-range-address="risultati.J4:risultati.J4" chart:label-cell-address="risultati.I4:risultati.I4" chart:class="chart:bar">
            <chart:data-point/>
          </chart:series>
          <chart:series chart:style-name="ch9" chart:values-cell-range-address="risultati.J5:risultati.J5" chart:label-cell-address="risultati.I5:risultati.I5" chart:class="chart:bar">
            <chart:data-point/>
          </chart:series>
          <chart:series chart:style-name="ch10" chart:values-cell-range-address="risultati.J6:risultati.J6" chart:label-cell-address="risultati.I6:risultati.I6" chart:class="chart:bar">
            <chart:data-point/>
          </chart:series>
          <chart:series chart:style-name="ch11" chart:values-cell-range-address="risultati.J7:risultati.J7" chart:label-cell-address="risultati.I7:risultati.I7" chart:class="chart:bar">
            <chart:data-point/>
          </chart:series>
          <chart:series chart:style-name="ch12" chart:values-cell-range-address="risultati.J8:risultati.J8" chart:label-cell-address="risultati.I8:risultati.I8" chart:class="chart:bar">
            <chart:data-point/>
          </chart:series>
          <chart:series chart:style-name="ch13" chart:values-cell-range-address="risultati.J9:risultati.J9" chart:label-cell-address="risultati.I9:risultati.I9" chart:class="chart:bar">
            <chart:data-point/>
          </chart:series>
          <chart:series chart:style-name="ch14" chart:values-cell-range-address="risultati.J10:risultati.J10" chart:label-cell-address="risultati.I10:risultati.I10" chart:class="chart:bar">
            <chart:data-point/>
          </chart:series>
          <chart:series chart:style-name="ch15" chart:values-cell-range-address="risultati.J11:risultati.J11" chart:label-cell-address="risultati.I11:risultati.I11" chart:class="chart:bar">
            <chart:data-point/>
          </chart:series>
          <chart:series chart:style-name="ch16" chart:values-cell-range-address="risultati.J12:risultati.J12" chart:label-cell-address="risultati.I12:risultati.I12" chart:class="chart:bar">
            <chart:data-point/>
          </chart:series>
          <chart:series chart:style-name="ch17" chart:values-cell-range-address="risultati.J13:risultati.J13" chart:label-cell-address="risultati.I13:risultati.I13" chart:class="chart:bar">
            <chart:data-point/>
          </chart:series>
          <chart:series chart:style-name="ch18" chart:values-cell-range-address="risultati.J14:risultati.J14" chart:label-cell-address="risultati.I14:risultati.I14" chart:class="chart:bar">
            <chart:data-point/>
          </chart:series>
          <chart:wall chart:style-name="ch19"/>
          <chart:floor chart:style-name="ch20"/>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ITA</text:p>
                <draw:g>
                  <svg:desc>risultati.I4:risultati.I4</svg:desc>
                </draw:g>
              </table:table-cell>
              <table:table-cell office:value-type="float" office:value="180">
                <text:p>180</text:p>
                <draw:g>
                  <svg:desc>risultati.J4:risultati.J4</svg:desc>
                </draw:g>
              </table:table-cell>
            </table:table-row>
            <table:table-row>
              <table:table-cell office:value-type="string">
                <text:p>ESP</text:p>
                <draw:g>
                  <svg:desc>risultati.I5:risultati.I5</svg:desc>
                </draw:g>
              </table:table-cell>
              <table:table-cell office:value-type="float" office:value="6">
                <text:p>6</text:p>
                <draw:g>
                  <svg:desc>risultati.J5:risultati.J5</svg:desc>
                </draw:g>
              </table:table-cell>
            </table:table-row>
            <table:table-row>
              <table:table-cell office:value-type="string">
                <text:p>GBR</text:p>
                <draw:g>
                  <svg:desc>risultati.I6:risultati.I6</svg:desc>
                </draw:g>
              </table:table-cell>
              <table:table-cell office:value-type="float" office:value="6">
                <text:p>6</text:p>
                <draw:g>
                  <svg:desc>risultati.J6:risultati.J6</svg:desc>
                </draw:g>
              </table:table-cell>
            </table:table-row>
            <table:table-row>
              <table:table-cell office:value-type="string">
                <text:p>CHE</text:p>
                <draw:g>
                  <svg:desc>risultati.I7:risultati.I7</svg:desc>
                </draw:g>
              </table:table-cell>
              <table:table-cell office:value-type="float" office:value="2">
                <text:p>2</text:p>
                <draw:g>
                  <svg:desc>risultati.J7:risultati.J7</svg:desc>
                </draw:g>
              </table:table-cell>
            </table:table-row>
            <table:table-row>
              <table:table-cell office:value-type="string">
                <text:p>USA</text:p>
                <draw:g>
                  <svg:desc>risultati.I8:risultati.I8</svg:desc>
                </draw:g>
              </table:table-cell>
              <table:table-cell office:value-type="float" office:value="2">
                <text:p>2</text:p>
                <draw:g>
                  <svg:desc>risultati.J8:risultati.J8</svg:desc>
                </draw:g>
              </table:table-cell>
            </table:table-row>
            <table:table-row>
              <table:table-cell office:value-type="string">
                <text:p>BEL</text:p>
                <draw:g>
                  <svg:desc>risultati.I9:risultati.I9</svg:desc>
                </draw:g>
              </table:table-cell>
              <table:table-cell office:value-type="float" office:value="1">
                <text:p>1</text:p>
                <draw:g>
                  <svg:desc>risultati.J9:risultati.J9</svg:desc>
                </draw:g>
              </table:table-cell>
            </table:table-row>
            <table:table-row>
              <table:table-cell office:value-type="string">
                <text:p>CHN</text:p>
                <draw:g>
                  <svg:desc>risultati.I10:risultati.I10</svg:desc>
                </draw:g>
              </table:table-cell>
              <table:table-cell office:value-type="float" office:value="1">
                <text:p>1</text:p>
                <draw:g>
                  <svg:desc>risultati.J10:risultati.J10</svg:desc>
                </draw:g>
              </table:table-cell>
            </table:table-row>
            <table:table-row>
              <table:table-cell office:value-type="string">
                <text:p>DEU</text:p>
                <draw:g>
                  <svg:desc>risultati.I11:risultati.I11</svg:desc>
                </draw:g>
              </table:table-cell>
              <table:table-cell office:value-type="float" office:value="1">
                <text:p>1</text:p>
                <draw:g>
                  <svg:desc>risultati.J11:risultati.J11</svg:desc>
                </draw:g>
              </table:table-cell>
            </table:table-row>
            <table:table-row>
              <table:table-cell office:value-type="string">
                <text:p>NLD</text:p>
                <draw:g>
                  <svg:desc>risultati.I12:risultati.I12</svg:desc>
                </draw:g>
              </table:table-cell>
              <table:table-cell office:value-type="float" office:value="1">
                <text:p>1</text:p>
                <draw:g>
                  <svg:desc>risultati.J12:risultati.J12</svg:desc>
                </draw:g>
              </table:table-cell>
            </table:table-row>
            <table:table-row>
              <table:table-cell office:value-type="string">
                <text:p>SWE</text:p>
                <draw:g>
                  <svg:desc>risultati.I13:risultati.I13</svg:desc>
                </draw:g>
              </table:table-cell>
              <table:table-cell office:value-type="float" office:value="1">
                <text:p>1</text:p>
                <draw:g>
                  <svg:desc>risultati.J13:risultati.J13</svg:desc>
                </draw:g>
              </table:table-cell>
            </table:table-row>
            <table:table-row>
              <table:table-cell office:value-type="string">
                <text:p>TUR</text:p>
                <draw:g>
                  <svg:desc>risultati.I14:risultati.I14</svg:desc>
                </draw:g>
              </table:table-cell>
              <table:table-cell office:value-type="float" office:value="1">
                <text:p>1</text:p>
                <draw:g>
                  <svg:desc>risultati.J14:risultati.J14</svg:desc>
                </draw:g>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